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69.9pt"/>
    </style:style>
    <style:style style:name="co7" style:family="table-column">
      <style:table-column-properties fo:break-before="auto" style:column-width="11.91pt"/>
    </style:style>
    <style:style style:name="co8" style:family="table-column">
      <style:table-column-properties fo:break-before="auto" style:column-width="69.1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2_1208_room27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2 12:08:18</text:p>
          </table:table-cell>
          <table:table-cell office:value-type="float" office:value="27.03034" calcext:value-type="float">
            <text:p>27.03034</text:p>
          </table:table-cell>
          <table:table-cell office:value-type="float" office:value="0.8344389" calcext:value-type="float">
            <text:p>0.8344389</text:p>
          </table:table-cell>
          <table:table-cell office:value-type="float" office:value="0.649951178" calcext:value-type="float">
            <text:p>0.649951178</text:p>
          </table:table-cell>
          <table:table-cell office:value-type="float" office:value="0.633145646" calcext:value-type="float">
            <text:p>0.633145646</text:p>
          </table:table-cell>
          <table:table-cell/>
          <table:table-cell office:value-type="float" office:value="0.006817311" calcext:value-type="float">
            <text:p>0.006817311</text:p>
          </table:table-cell>
          <table:table-cell office:value-type="float" office:value="0.005310059" calcext:value-type="float">
            <text:p>0.005310059</text:p>
          </table:table-cell>
          <table:table-cell office:value-type="float" office:value="0.005172759" calcext:value-type="float">
            <text:p>0.005172759</text:p>
          </table:table-cell>
          <table:table-cell/>
          <table:table-cell office:value-type="float" office:value="-0.003078522" calcext:value-type="float">
            <text:p>-0.003078522</text:p>
          </table:table-cell>
          <table:table-cell office:value-type="float" office:value="-0.004585775" calcext:value-type="float">
            <text:p>-0.004585775</text:p>
          </table:table-cell>
          <table:table-cell office:value-type="float" office:value="-0.004723075" calcext:value-type="float">
            <text:p>-0.004723075</text:p>
          </table:table-cell>
          <table:table-cell/>
          <table:table-cell office:value-type="float" office:value="26.954496049" calcext:value-type="float">
            <text:p>26.954496049</text:p>
          </table:table-cell>
          <table:table-cell office:value-type="float" office:value="26.917359879" calcext:value-type="float">
            <text:p>26.917359879</text:p>
          </table:table-cell>
          <table:table-cell office:value-type="float" office:value="26.913976975" calcext:value-type="float">
            <text:p>26.913976975</text:p>
          </table:table-cell>
          <table:table-cell/>
          <table:table-cell office:value-type="float" office:value="-0.078039444" calcext:value-type="float">
            <text:p>-0.078039444</text:p>
          </table:table-cell>
          <table:table-cell office:value-type="float" office:value="-0.116250432" calcext:value-type="float">
            <text:p>-0.116250432</text:p>
          </table:table-cell>
          <table:table-cell office:value-type="float" office:value="-0.119731271" calcext:value-type="float">
            <text:p>-0.1197312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2 12:08:20</text:p>
          </table:table-cell>
          <table:table-cell office:value-type="float" office:value="27.0354" calcext:value-type="float">
            <text:p>27.0354</text:p>
          </table:table-cell>
          <table:table-cell office:value-type="float" office:value="0.840603213" calcext:value-type="float">
            <text:p>0.840603213</text:p>
          </table:table-cell>
          <table:table-cell office:value-type="float" office:value="0.651078898" calcext:value-type="float">
            <text:p>0.651078898</text:p>
          </table:table-cell>
          <table:table-cell office:value-type="float" office:value="0.604239178" calcext:value-type="float">
            <text:p>0.604239178</text:p>
          </table:table-cell>
          <table:table-cell/>
          <table:table-cell office:value-type="float" office:value="0.006867673" calcext:value-type="float">
            <text:p>0.006867673</text:p>
          </table:table-cell>
          <table:table-cell office:value-type="float" office:value="0.005319272" calcext:value-type="float">
            <text:p>0.005319272</text:p>
          </table:table-cell>
          <table:table-cell office:value-type="float" office:value="0.004936595" calcext:value-type="float">
            <text:p>0.004936595</text:p>
          </table:table-cell>
          <table:table-cell/>
          <table:table-cell office:value-type="float" office:value="-0.00302816" calcext:value-type="float">
            <text:p>-0.00302816</text:p>
          </table:table-cell>
          <table:table-cell office:value-type="float" office:value="-0.004576561" calcext:value-type="float">
            <text:p>-0.004576561</text:p>
          </table:table-cell>
          <table:table-cell office:value-type="float" office:value="-0.004959239" calcext:value-type="float">
            <text:p>-0.004959239</text:p>
          </table:table-cell>
          <table:table-cell/>
          <table:table-cell office:value-type="float" office:value="26.960791316" calcext:value-type="float">
            <text:p>26.960791316</text:p>
          </table:table-cell>
          <table:table-cell office:value-type="float" office:value="26.922641505" calcext:value-type="float">
            <text:p>26.922641505</text:p>
          </table:table-cell>
          <table:table-cell office:value-type="float" office:value="26.913212828" calcext:value-type="float">
            <text:p>26.913212828</text:p>
          </table:table-cell>
          <table:table-cell/>
          <table:table-cell office:value-type="float" office:value="-0.076762726" calcext:value-type="float">
            <text:p>-0.076762726</text:p>
          </table:table-cell>
          <table:table-cell office:value-type="float" office:value="-0.116016854" calcext:value-type="float">
            <text:p>-0.116016854</text:p>
          </table:table-cell>
          <table:table-cell office:value-type="float" office:value="-0.125718546" calcext:value-type="float">
            <text:p>-0.1257185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2 12:08:21</text:p>
          </table:table-cell>
          <table:table-cell office:value-type="float" office:value="27.04045" calcext:value-type="float">
            <text:p>27.04045</text:p>
          </table:table-cell>
          <table:table-cell office:value-type="float" office:value="0.66701897" calcext:value-type="float">
            <text:p>0.66701897</text:p>
          </table:table-cell>
          <table:table-cell office:value-type="float" office:value="0.710838522" calcext:value-type="float">
            <text:p>0.710838522</text:p>
          </table:table-cell>
          <table:table-cell office:value-type="float" office:value="0.698134982" calcext:value-type="float">
            <text:p>0.698134982</text:p>
          </table:table-cell>
          <table:table-cell/>
          <table:table-cell office:value-type="float" office:value="0.005449501" calcext:value-type="float">
            <text:p>0.005449501</text:p>
          </table:table-cell>
          <table:table-cell office:value-type="float" office:value="0.005807504" calcext:value-type="float">
            <text:p>0.005807504</text:p>
          </table:table-cell>
          <table:table-cell office:value-type="float" office:value="0.005703717" calcext:value-type="float">
            <text:p>0.005703717</text:p>
          </table:table-cell>
          <table:table-cell/>
          <table:table-cell office:value-type="float" office:value="-0.004446332" calcext:value-type="float">
            <text:p>-0.004446332</text:p>
          </table:table-cell>
          <table:table-cell office:value-type="float" office:value="-0.004088329" calcext:value-type="float">
            <text:p>-0.004088329</text:p>
          </table:table-cell>
          <table:table-cell office:value-type="float" office:value="-0.004192116" calcext:value-type="float">
            <text:p>-0.004192116</text:p>
          </table:table-cell>
          <table:table-cell/>
          <table:table-cell office:value-type="float" office:value="26.930904775" calcext:value-type="float">
            <text:p>26.930904775</text:p>
          </table:table-cell>
          <table:table-cell office:value-type="float" office:value="26.939725369" calcext:value-type="float">
            <text:p>26.939725369</text:p>
          </table:table-cell>
          <table:table-cell office:value-type="float" office:value="26.937168235" calcext:value-type="float">
            <text:p>26.937168235</text:p>
          </table:table-cell>
          <table:table-cell/>
          <table:table-cell office:value-type="float" office:value="-0.112715288" calcext:value-type="float">
            <text:p>-0.112715288</text:p>
          </table:table-cell>
          <table:table-cell office:value-type="float" office:value="-0.103639288" calcext:value-type="float">
            <text:p>-0.103639288</text:p>
          </table:table-cell>
          <table:table-cell office:value-type="float" office:value="-0.106270462" calcext:value-type="float">
            <text:p>-0.1062704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2 12:08:22</text:p>
          </table:table-cell>
          <table:table-cell office:value-type="float" office:value="27.0354" calcext:value-type="float">
            <text:p>27.0354</text:p>
          </table:table-cell>
          <table:table-cell office:value-type="float" office:value="0.677340111" calcext:value-type="float">
            <text:p>0.677340111</text:p>
          </table:table-cell>
          <table:table-cell office:value-type="float" office:value="0.727976051" calcext:value-type="float">
            <text:p>0.727976051</text:p>
          </table:table-cell>
          <table:table-cell office:value-type="float" office:value="0.706895078" calcext:value-type="float">
            <text:p>0.706895078</text:p>
          </table:table-cell>
          <table:table-cell/>
          <table:table-cell office:value-type="float" office:value="0.005533824" calcext:value-type="float">
            <text:p>0.005533824</text:p>
          </table:table-cell>
          <table:table-cell office:value-type="float" office:value="0.005947517" calcext:value-type="float">
            <text:p>0.005947517</text:p>
          </table:table-cell>
          <table:table-cell office:value-type="float" office:value="0.005775287" calcext:value-type="float">
            <text:p>0.005775287</text:p>
          </table:table-cell>
          <table:table-cell/>
          <table:table-cell office:value-type="float" office:value="-0.004362009" calcext:value-type="float">
            <text:p>-0.004362009</text:p>
          </table:table-cell>
          <table:table-cell office:value-type="float" office:value="-0.003948317" calcext:value-type="float">
            <text:p>-0.003948317</text:p>
          </table:table-cell>
          <table:table-cell office:value-type="float" office:value="-0.004120547" calcext:value-type="float">
            <text:p>-0.004120547</text:p>
          </table:table-cell>
          <table:table-cell/>
          <table:table-cell office:value-type="float" office:value="26.927927764" calcext:value-type="float">
            <text:p>26.927927764</text:p>
          </table:table-cell>
          <table:table-cell office:value-type="float" office:value="26.938120473" calcext:value-type="float">
            <text:p>26.938120473</text:p>
          </table:table-cell>
          <table:table-cell office:value-type="float" office:value="26.933877011" calcext:value-type="float">
            <text:p>26.933877011</text:p>
          </table:table-cell>
          <table:table-cell/>
          <table:table-cell office:value-type="float" office:value="-0.110577542" calcext:value-type="float">
            <text:p>-0.110577542</text:p>
          </table:table-cell>
          <table:table-cell office:value-type="float" office:value="-0.100089753" calcext:value-type="float">
            <text:p>-0.100089753</text:p>
          </table:table-cell>
          <table:table-cell office:value-type="float" office:value="-0.104456058" calcext:value-type="float">
            <text:p>-0.1044560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2 12:08:23</text:p>
          </table:table-cell>
          <table:table-cell office:value-type="float" office:value="27.03034" calcext:value-type="float">
            <text:p>27.03034</text:p>
          </table:table-cell>
          <table:table-cell office:value-type="float" office:value="0.848974091" calcext:value-type="float">
            <text:p>0.848974091</text:p>
          </table:table-cell>
          <table:table-cell office:value-type="float" office:value="0.651533085" calcext:value-type="float">
            <text:p>0.651533085</text:p>
          </table:table-cell>
          <table:table-cell office:value-type="float" office:value="0.618123486" calcext:value-type="float">
            <text:p>0.618123486</text:p>
          </table:table-cell>
          <table:table-cell/>
          <table:table-cell office:value-type="float" office:value="0.006936063" calcext:value-type="float">
            <text:p>0.006936063</text:p>
          </table:table-cell>
          <table:table-cell office:value-type="float" office:value="0.005322983" calcext:value-type="float">
            <text:p>0.005322983</text:p>
          </table:table-cell>
          <table:table-cell office:value-type="float" office:value="0.005050028" calcext:value-type="float">
            <text:p>0.005050028</text:p>
          </table:table-cell>
          <table:table-cell/>
          <table:table-cell office:value-type="float" office:value="-0.002959771" calcext:value-type="float">
            <text:p>-0.002959771</text:p>
          </table:table-cell>
          <table:table-cell office:value-type="float" office:value="-0.004572851" calcext:value-type="float">
            <text:p>-0.004572851</text:p>
          </table:table-cell>
          <table:table-cell office:value-type="float" office:value="-0.004845805" calcext:value-type="float">
            <text:p>-0.004845805</text:p>
          </table:table-cell>
          <table:table-cell/>
          <table:table-cell office:value-type="float" office:value="26.957421837" calcext:value-type="float">
            <text:p>26.957421837</text:p>
          </table:table-cell>
          <table:table-cell office:value-type="float" office:value="26.917678311" calcext:value-type="float">
            <text:p>26.917678311</text:p>
          </table:table-cell>
          <table:table-cell office:value-type="float" office:value="26.910953051" calcext:value-type="float">
            <text:p>26.910953051</text:p>
          </table:table-cell>
          <table:table-cell/>
          <table:table-cell office:value-type="float" office:value="-0.075028999" calcext:value-type="float">
            <text:p>-0.075028999</text:p>
          </table:table-cell>
          <table:table-cell office:value-type="float" office:value="-0.115922781" calcext:value-type="float">
            <text:p>-0.115922781</text:p>
          </table:table-cell>
          <table:table-cell office:value-type="float" office:value="-0.122842743" calcext:value-type="float">
            <text:p>-0.1228427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2 12:08:25</text:p>
          </table:table-cell>
          <table:table-cell office:value-type="float" office:value="27.03034" calcext:value-type="float">
            <text:p>27.03034</text:p>
          </table:table-cell>
          <table:table-cell office:value-type="float" office:value="0.698472345" calcext:value-type="float">
            <text:p>0.698472345</text:p>
          </table:table-cell>
          <table:table-cell office:value-type="float" office:value="0.765444132" calcext:value-type="float">
            <text:p>0.765444132</text:p>
          </table:table-cell>
          <table:table-cell office:value-type="float" office:value="0.648034292" calcext:value-type="float">
            <text:p>0.648034292</text:p>
          </table:table-cell>
          <table:table-cell/>
          <table:table-cell office:value-type="float" office:value="0.005706473" calcext:value-type="float">
            <text:p>0.005706473</text:p>
          </table:table-cell>
          <table:table-cell office:value-type="float" office:value="0.006253629" calcext:value-type="float">
            <text:p>0.006253629</text:p>
          </table:table-cell>
          <table:table-cell office:value-type="float" office:value="0.005294398" calcext:value-type="float">
            <text:p>0.005294398</text:p>
          </table:table-cell>
          <table:table-cell/>
          <table:table-cell office:value-type="float" office:value="-0.00418936" calcext:value-type="float">
            <text:p>-0.00418936</text:p>
          </table:table-cell>
          <table:table-cell office:value-type="float" office:value="-0.003642205" calcext:value-type="float">
            <text:p>-0.003642205</text:p>
          </table:table-cell>
          <table:table-cell office:value-type="float" office:value="-0.004601436" calcext:value-type="float">
            <text:p>-0.004601436</text:p>
          </table:table-cell>
          <table:table-cell/>
          <table:table-cell office:value-type="float" office:value="26.927126988" calcext:value-type="float">
            <text:p>26.927126988</text:p>
          </table:table-cell>
          <table:table-cell office:value-type="float" office:value="26.940607995" calcext:value-type="float">
            <text:p>26.940607995</text:p>
          </table:table-cell>
          <table:table-cell office:value-type="float" office:value="26.916974016" calcext:value-type="float">
            <text:p>26.916974016</text:p>
          </table:table-cell>
          <table:table-cell/>
          <table:table-cell office:value-type="float" office:value="-0.106200587" calcext:value-type="float">
            <text:p>-0.106200587</text:p>
          </table:table-cell>
          <table:table-cell office:value-type="float" office:value="-0.092329395" calcext:value-type="float">
            <text:p>-0.092329395</text:p>
          </table:table-cell>
          <table:table-cell office:value-type="float" office:value="-0.116647466" calcext:value-type="float">
            <text:p>-0.1166474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2 12:08:26</text:p>
          </table:table-cell>
          <table:table-cell office:value-type="float" office:value="27.03034" calcext:value-type="float">
            <text:p>27.03034</text:p>
          </table:table-cell>
          <table:table-cell office:value-type="float" office:value="0.841155749" calcext:value-type="float">
            <text:p>0.841155749</text:p>
          </table:table-cell>
          <table:table-cell office:value-type="float" office:value="0.651250559" calcext:value-type="float">
            <text:p>0.651250559</text:p>
          </table:table-cell>
          <table:table-cell office:value-type="float" office:value="0.629847721" calcext:value-type="float">
            <text:p>0.629847721</text:p>
          </table:table-cell>
          <table:table-cell/>
          <table:table-cell office:value-type="float" office:value="0.006872187" calcext:value-type="float">
            <text:p>0.006872187</text:p>
          </table:table-cell>
          <table:table-cell office:value-type="float" office:value="0.005320675" calcext:value-type="float">
            <text:p>0.005320675</text:p>
          </table:table-cell>
          <table:table-cell office:value-type="float" office:value="0.005145815" calcext:value-type="float">
            <text:p>0.005145815</text:p>
          </table:table-cell>
          <table:table-cell/>
          <table:table-cell office:value-type="float" office:value="-0.003023646" calcext:value-type="float">
            <text:p>-0.003023646</text:p>
          </table:table-cell>
          <table:table-cell office:value-type="float" office:value="-0.004575159" calcext:value-type="float">
            <text:p>-0.004575159</text:p>
          </table:table-cell>
          <table:table-cell office:value-type="float" office:value="-0.004750019" calcext:value-type="float">
            <text:p>-0.004750019</text:p>
          </table:table-cell>
          <table:table-cell/>
          <table:table-cell office:value-type="float" office:value="26.955848084" calcext:value-type="float">
            <text:p>26.955848084</text:p>
          </table:table-cell>
          <table:table-cell office:value-type="float" office:value="26.91762144" calcext:value-type="float">
            <text:p>26.91762144</text:p>
          </table:table-cell>
          <table:table-cell office:value-type="float" office:value="26.913313112" calcext:value-type="float">
            <text:p>26.913313112</text:p>
          </table:table-cell>
          <table:table-cell/>
          <table:table-cell office:value-type="float" office:value="-0.076648288" calcext:value-type="float">
            <text:p>-0.076648288</text:p>
          </table:table-cell>
          <table:table-cell office:value-type="float" office:value="-0.115981299" calcext:value-type="float">
            <text:p>-0.115981299</text:p>
          </table:table-cell>
          <table:table-cell office:value-type="float" office:value="-0.120414355" calcext:value-type="float">
            <text:p>-0.1204143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2 12:08:27</text:p>
          </table:table-cell>
          <table:table-cell office:value-type="float" office:value="27.0354" calcext:value-type="float">
            <text:p>27.0354</text:p>
          </table:table-cell>
          <table:table-cell office:value-type="float" office:value="0.694691622" calcext:value-type="float">
            <text:p>0.694691622</text:p>
          </table:table-cell>
          <table:table-cell office:value-type="float" office:value="0.672918042" calcext:value-type="float">
            <text:p>0.672918042</text:p>
          </table:table-cell>
          <table:table-cell office:value-type="float" office:value="0.679935298" calcext:value-type="float">
            <text:p>0.679935298</text:p>
          </table:table-cell>
          <table:table-cell/>
          <table:table-cell office:value-type="float" office:value="0.005675585" calcext:value-type="float">
            <text:p>0.005675585</text:p>
          </table:table-cell>
          <table:table-cell office:value-type="float" office:value="0.005497696" calcext:value-type="float">
            <text:p>0.005497696</text:p>
          </table:table-cell>
          <table:table-cell office:value-type="float" office:value="0.005555027" calcext:value-type="float">
            <text:p>0.005555027</text:p>
          </table:table-cell>
          <table:table-cell/>
          <table:table-cell office:value-type="float" office:value="-0.004220248" calcext:value-type="float">
            <text:p>-0.004220248</text:p>
          </table:table-cell>
          <table:table-cell office:value-type="float" office:value="-0.004398137" calcext:value-type="float">
            <text:p>-0.004398137</text:p>
          </table:table-cell>
          <table:table-cell office:value-type="float" office:value="-0.004340806" calcext:value-type="float">
            <text:p>-0.004340806</text:p>
          </table:table-cell>
          <table:table-cell/>
          <table:table-cell office:value-type="float" office:value="26.931420528" calcext:value-type="float">
            <text:p>26.931420528</text:p>
          </table:table-cell>
          <table:table-cell office:value-type="float" office:value="26.927037624" calcext:value-type="float">
            <text:p>26.927037624</text:p>
          </table:table-cell>
          <table:table-cell office:value-type="float" office:value="26.928450161" calcext:value-type="float">
            <text:p>26.928450161</text:p>
          </table:table-cell>
          <table:table-cell/>
          <table:table-cell office:value-type="float" office:value="-0.106983657" calcext:value-type="float">
            <text:p>-0.106983657</text:p>
          </table:table-cell>
          <table:table-cell office:value-type="float" office:value="-0.111493453" calcext:value-type="float">
            <text:p>-0.111493453</text:p>
          </table:table-cell>
          <table:table-cell office:value-type="float" office:value="-0.11004002" calcext:value-type="float">
            <text:p>-0.110040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2 12:08:28</text:p>
          </table:table-cell>
          <table:table-cell office:value-type="float" office:value="27.03034" calcext:value-type="float">
            <text:p>27.03034</text:p>
          </table:table-cell>
          <table:table-cell office:value-type="float" office:value="0.831351975" calcext:value-type="float">
            <text:p>0.831351975</text:p>
          </table:table-cell>
          <table:table-cell office:value-type="float" office:value="0.648185092" calcext:value-type="float">
            <text:p>0.648185092</text:p>
          </table:table-cell>
          <table:table-cell office:value-type="float" office:value="0.64392932" calcext:value-type="float">
            <text:p>0.64392932</text:p>
          </table:table-cell>
          <table:table-cell/>
          <table:table-cell office:value-type="float" office:value="0.006792091" calcext:value-type="float">
            <text:p>0.006792091</text:p>
          </table:table-cell>
          <table:table-cell office:value-type="float" office:value="0.00529563" calcext:value-type="float">
            <text:p>0.00529563</text:p>
          </table:table-cell>
          <table:table-cell office:value-type="float" office:value="0.00526086" calcext:value-type="float">
            <text:p>0.00526086</text:p>
          </table:table-cell>
          <table:table-cell/>
          <table:table-cell office:value-type="float" office:value="-0.003103742" calcext:value-type="float">
            <text:p>-0.003103742</text:p>
          </table:table-cell>
          <table:table-cell office:value-type="float" office:value="-0.004600203" calcext:value-type="float">
            <text:p>-0.004600203</text:p>
          </table:table-cell>
          <table:table-cell office:value-type="float" office:value="-0.004634973" calcext:value-type="float">
            <text:p>-0.004634973</text:p>
          </table:table-cell>
          <table:table-cell/>
          <table:table-cell office:value-type="float" office:value="26.953874681" calcext:value-type="float">
            <text:p>26.953874681</text:p>
          </table:table-cell>
          <table:table-cell office:value-type="float" office:value="26.917004371" calcext:value-type="float">
            <text:p>26.917004371</text:p>
          </table:table-cell>
          <table:table-cell office:value-type="float" office:value="26.916147698" calcext:value-type="float">
            <text:p>26.916147698</text:p>
          </table:table-cell>
          <table:table-cell/>
          <table:table-cell office:value-type="float" office:value="-0.078678792" calcext:value-type="float">
            <text:p>-0.078678792</text:p>
          </table:table-cell>
          <table:table-cell office:value-type="float" office:value="-0.116616232" calcext:value-type="float">
            <text:p>-0.116616232</text:p>
          </table:table-cell>
          <table:table-cell office:value-type="float" office:value="-0.117497706" calcext:value-type="float">
            <text:p>-0.1174977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2 12:08:30</text:p>
          </table:table-cell>
          <table:table-cell office:value-type="float" office:value="27.0354" calcext:value-type="float">
            <text:p>27.0354</text:p>
          </table:table-cell>
          <table:table-cell office:value-type="float" office:value="0.796569085" calcext:value-type="float">
            <text:p>0.796569085</text:p>
          </table:table-cell>
          <table:table-cell office:value-type="float" office:value="0.770704242" calcext:value-type="float">
            <text:p>0.770704242</text:p>
          </table:table-cell>
          <table:table-cell office:value-type="float" office:value="0.56008882" calcext:value-type="float">
            <text:p>0.56008882</text:p>
          </table:table-cell>
          <table:table-cell/>
          <table:table-cell office:value-type="float" office:value="0.006507917" calcext:value-type="float">
            <text:p>0.006507917</text:p>
          </table:table-cell>
          <table:table-cell office:value-type="float" office:value="0.006296603" calcext:value-type="float">
            <text:p>0.006296603</text:p>
          </table:table-cell>
          <table:table-cell office:value-type="float" office:value="0.004575889" calcext:value-type="float">
            <text:p>0.004575889</text:p>
          </table:table-cell>
          <table:table-cell/>
          <table:table-cell office:value-type="float" office:value="-0.003387916" calcext:value-type="float">
            <text:p>-0.003387916</text:p>
          </table:table-cell>
          <table:table-cell office:value-type="float" office:value="-0.00359923" calcext:value-type="float">
            <text:p>-0.00359923</text:p>
          </table:table-cell>
          <table:table-cell office:value-type="float" office:value="-0.005319944" calcext:value-type="float">
            <text:p>-0.005319944</text:p>
          </table:table-cell>
          <table:table-cell/>
          <table:table-cell office:value-type="float" office:value="26.951927692" calcext:value-type="float">
            <text:p>26.951927692</text:p>
          </table:table-cell>
          <table:table-cell office:value-type="float" office:value="26.946721329" calcext:value-type="float">
            <text:p>26.946721329</text:p>
          </table:table-cell>
          <table:table-cell office:value-type="float" office:value="26.90432544" calcext:value-type="float">
            <text:p>26.90432544</text:p>
          </table:table-cell>
          <table:table-cell/>
          <table:table-cell office:value-type="float" office:value="-0.085882875" calcext:value-type="float">
            <text:p>-0.085882875</text:p>
          </table:table-cell>
          <table:table-cell office:value-type="float" office:value="-0.091239931" calcext:value-type="float">
            <text:p>-0.091239931</text:p>
          </table:table-cell>
          <table:table-cell office:value-type="float" office:value="-0.134863307" calcext:value-type="float">
            <text:p>-0.1348633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2 12:08:31</text:p>
          </table:table-cell>
          <table:table-cell office:value-type="float" office:value="27.0354" calcext:value-type="float">
            <text:p>27.0354</text:p>
          </table:table-cell>
          <table:table-cell office:value-type="float" office:value="0.687752448" calcext:value-type="float">
            <text:p>0.687752448</text:p>
          </table:table-cell>
          <table:table-cell office:value-type="float" office:value="0.758614631" calcext:value-type="float">
            <text:p>0.758614631</text:p>
          </table:table-cell>
          <table:table-cell office:value-type="float" office:value="0.662407358" calcext:value-type="float">
            <text:p>0.662407358</text:p>
          </table:table-cell>
          <table:table-cell/>
          <table:table-cell office:value-type="float" office:value="0.005618893" calcext:value-type="float">
            <text:p>0.005618893</text:p>
          </table:table-cell>
          <table:table-cell office:value-type="float" office:value="0.006197832" calcext:value-type="float">
            <text:p>0.006197832</text:p>
          </table:table-cell>
          <table:table-cell office:value-type="float" office:value="0.005411825" calcext:value-type="float">
            <text:p>0.005411825</text:p>
          </table:table-cell>
          <table:table-cell/>
          <table:table-cell office:value-type="float" office:value="-0.004276941" calcext:value-type="float">
            <text:p>-0.004276941</text:p>
          </table:table-cell>
          <table:table-cell office:value-type="float" office:value="-0.003698001" calcext:value-type="float">
            <text:p>-0.003698001</text:p>
          </table:table-cell>
          <table:table-cell office:value-type="float" office:value="-0.004484009" calcext:value-type="float">
            <text:p>-0.004484009</text:p>
          </table:table-cell>
          <table:table-cell/>
          <table:table-cell office:value-type="float" office:value="26.930023712" calcext:value-type="float">
            <text:p>26.930023712</text:p>
          </table:table-cell>
          <table:table-cell office:value-type="float" office:value="26.94428779" calcext:value-type="float">
            <text:p>26.94428779</text:p>
          </table:table-cell>
          <table:table-cell office:value-type="float" office:value="26.924921874" calcext:value-type="float">
            <text:p>26.924921874</text:p>
          </table:table-cell>
          <table:table-cell/>
          <table:table-cell office:value-type="float" office:value="-0.108420913" calcext:value-type="float">
            <text:p>-0.108420913</text:p>
          </table:table-cell>
          <table:table-cell office:value-type="float" office:value="-0.09374391" calcext:value-type="float">
            <text:p>-0.09374391</text:p>
          </table:table-cell>
          <table:table-cell office:value-type="float" office:value="-0.11367046" calcext:value-type="float">
            <text:p>-0.1136704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2 12:08:32</text:p>
          </table:table-cell>
          <table:table-cell office:value-type="float" office:value="27.03034" calcext:value-type="float">
            <text:p>27.03034</text:p>
          </table:table-cell>
          <table:table-cell office:value-type="float" office:value="0.719087806" calcext:value-type="float">
            <text:p>0.719087806</text:p>
          </table:table-cell>
          <table:table-cell office:value-type="float" office:value="0.791063999" calcext:value-type="float">
            <text:p>0.791063999</text:p>
          </table:table-cell>
          <table:table-cell office:value-type="float" office:value="0.56979365" calcext:value-type="float">
            <text:p>0.56979365</text:p>
          </table:table-cell>
          <table:table-cell/>
          <table:table-cell office:value-type="float" office:value="0.0058749" calcext:value-type="float">
            <text:p>0.0058749</text:p>
          </table:table-cell>
          <table:table-cell office:value-type="float" office:value="0.006462941" calcext:value-type="float">
            <text:p>0.006462941</text:p>
          </table:table-cell>
          <table:table-cell office:value-type="float" office:value="0.004655177" calcext:value-type="float">
            <text:p>0.004655177</text:p>
          </table:table-cell>
          <table:table-cell/>
          <table:table-cell office:value-type="float" office:value="-0.004020933" calcext:value-type="float">
            <text:p>-0.004020933</text:p>
          </table:table-cell>
          <table:table-cell office:value-type="float" office:value="-0.003432892" calcext:value-type="float">
            <text:p>-0.003432892</text:p>
          </table:table-cell>
          <table:table-cell office:value-type="float" office:value="-0.005240656" calcext:value-type="float">
            <text:p>-0.005240656</text:p>
          </table:table-cell>
          <table:table-cell/>
          <table:table-cell office:value-type="float" office:value="26.93127677" calcext:value-type="float">
            <text:p>26.93127677</text:p>
          </table:table-cell>
          <table:table-cell office:value-type="float" office:value="26.945765074" calcext:value-type="float">
            <text:p>26.945765074</text:p>
          </table:table-cell>
          <table:table-cell office:value-type="float" office:value="26.901224319" calcext:value-type="float">
            <text:p>26.901224319</text:p>
          </table:table-cell>
          <table:table-cell/>
          <table:table-cell office:value-type="float" office:value="-0.101930689" calcext:value-type="float">
            <text:p>-0.101930689</text:p>
          </table:table-cell>
          <table:table-cell office:value-type="float" office:value="-0.087023071" calcext:value-type="float">
            <text:p>-0.087023071</text:p>
          </table:table-cell>
          <table:table-cell office:value-type="float" office:value="-0.13285316" calcext:value-type="float">
            <text:p>-0.132853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2 12:08:33</text:p>
          </table:table-cell>
          <table:table-cell office:value-type="float" office:value="27.02529" calcext:value-type="float">
            <text:p>27.02529</text:p>
          </table:table-cell>
          <table:table-cell office:value-type="float" office:value="0.740243881" calcext:value-type="float">
            <text:p>0.740243881</text:p>
          </table:table-cell>
          <table:table-cell office:value-type="float" office:value="0.654524643" calcext:value-type="float">
            <text:p>0.654524643</text:p>
          </table:table-cell>
          <table:table-cell office:value-type="float" office:value="0.667544087" calcext:value-type="float">
            <text:p>0.667544087</text:p>
          </table:table-cell>
          <table:table-cell/>
          <table:table-cell office:value-type="float" office:value="0.006047744" calcext:value-type="float">
            <text:p>0.006047744</text:p>
          </table:table-cell>
          <table:table-cell office:value-type="float" office:value="0.005347424" calcext:value-type="float">
            <text:p>0.005347424</text:p>
          </table:table-cell>
          <table:table-cell office:value-type="float" office:value="0.005453792" calcext:value-type="float">
            <text:p>0.005453792</text:p>
          </table:table-cell>
          <table:table-cell/>
          <table:table-cell office:value-type="float" office:value="-0.003848089" calcext:value-type="float">
            <text:p>-0.003848089</text:p>
          </table:table-cell>
          <table:table-cell office:value-type="float" office:value="-0.00454841" calcext:value-type="float">
            <text:p>-0.00454841</text:p>
          </table:table-cell>
          <table:table-cell office:value-type="float" office:value="-0.004442042" calcext:value-type="float">
            <text:p>-0.004442042</text:p>
          </table:table-cell>
          <table:table-cell/>
          <table:table-cell office:value-type="float" office:value="26.930480818" calcext:value-type="float">
            <text:p>26.930480818</text:p>
          </table:table-cell>
          <table:table-cell office:value-type="float" office:value="26.913225885" calcext:value-type="float">
            <text:p>26.913225885</text:p>
          </table:table-cell>
          <table:table-cell office:value-type="float" office:value="26.915846663" calcext:value-type="float">
            <text:p>26.915846663</text:p>
          </table:table-cell>
          <table:table-cell/>
          <table:table-cell office:value-type="float" office:value="-0.097548842" calcext:value-type="float">
            <text:p>-0.097548842</text:p>
          </table:table-cell>
          <table:table-cell office:value-type="float" office:value="-0.115303158" calcext:value-type="float">
            <text:p>-0.115303158</text:p>
          </table:table-cell>
          <table:table-cell office:value-type="float" office:value="-0.112606524" calcext:value-type="float">
            <text:p>-0.1126065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2 12:08:35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824374059" calcext:value-type="float">
            <text:p>0.824374059</text:p>
          </table:table-cell>
          <table:table-cell office:value-type="float" office:value="0.689789139" calcext:value-type="float">
            <text:p>0.689789139</text:p>
          </table:table-cell>
          <table:table-cell office:value-type="float" office:value="0.565970011" calcext:value-type="float">
            <text:p>0.565970011</text:p>
          </table:table-cell>
          <table:table-cell/>
          <table:table-cell office:value-type="float" office:value="0.006735082" calcext:value-type="float">
            <text:p>0.006735082</text:p>
          </table:table-cell>
          <table:table-cell office:value-type="float" office:value="0.005635532" calcext:value-type="float">
            <text:p>0.005635532</text:p>
          </table:table-cell>
          <table:table-cell office:value-type="float" office:value="0.004623938" calcext:value-type="float">
            <text:p>0.004623938</text:p>
          </table:table-cell>
          <table:table-cell/>
          <table:table-cell office:value-type="float" office:value="-0.003160751" calcext:value-type="float">
            <text:p>-0.003160751</text:p>
          </table:table-cell>
          <table:table-cell office:value-type="float" office:value="-0.004260301" calcext:value-type="float">
            <text:p>-0.004260301</text:p>
          </table:table-cell>
          <table:table-cell office:value-type="float" office:value="-0.005271895" calcext:value-type="float">
            <text:p>-0.005271895</text:p>
          </table:table-cell>
          <table:table-cell/>
          <table:table-cell office:value-type="float" office:value="26.937306697" calcext:value-type="float">
            <text:p>26.937306697</text:p>
          </table:table-cell>
          <table:table-cell office:value-type="float" office:value="26.910215347" calcext:value-type="float">
            <text:p>26.910215347</text:p>
          </table:table-cell>
          <table:table-cell office:value-type="float" office:value="26.885290538" calcext:value-type="float">
            <text:p>26.885290538</text:p>
          </table:table-cell>
          <table:table-cell/>
          <table:table-cell office:value-type="float" office:value="-0.080124023" calcext:value-type="float">
            <text:p>-0.080124023</text:p>
          </table:table-cell>
          <table:table-cell office:value-type="float" office:value="-0.107999069" calcext:value-type="float">
            <text:p>-0.107999069</text:p>
          </table:table-cell>
          <table:table-cell office:value-type="float" office:value="-0.133645144" calcext:value-type="float">
            <text:p>-0.1336451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2 12:08:36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703882063" calcext:value-type="float">
            <text:p>0.703882063</text:p>
          </table:table-cell>
          <table:table-cell office:value-type="float" office:value="0.771644803" calcext:value-type="float">
            <text:p>0.771644803</text:p>
          </table:table-cell>
          <table:table-cell office:value-type="float" office:value="0.60443647" calcext:value-type="float">
            <text:p>0.60443647</text:p>
          </table:table-cell>
          <table:table-cell/>
          <table:table-cell office:value-type="float" office:value="0.00575067" calcext:value-type="float">
            <text:p>0.00575067</text:p>
          </table:table-cell>
          <table:table-cell office:value-type="float" office:value="0.006304288" calcext:value-type="float">
            <text:p>0.006304288</text:p>
          </table:table-cell>
          <table:table-cell office:value-type="float" office:value="0.004938206" calcext:value-type="float">
            <text:p>0.004938206</text:p>
          </table:table-cell>
          <table:table-cell/>
          <table:table-cell office:value-type="float" office:value="-0.004145163" calcext:value-type="float">
            <text:p>-0.004145163</text:p>
          </table:table-cell>
          <table:table-cell office:value-type="float" office:value="-0.003591546" calcext:value-type="float">
            <text:p>-0.003591546</text:p>
          </table:table-cell>
          <table:table-cell office:value-type="float" office:value="-0.004957627" calcext:value-type="float">
            <text:p>-0.004957627</text:p>
          </table:table-cell>
          <table:table-cell/>
          <table:table-cell office:value-type="float" office:value="26.918106792" calcext:value-type="float">
            <text:p>26.918106792</text:p>
          </table:table-cell>
          <table:table-cell office:value-type="float" office:value="26.931747119" calcext:value-type="float">
            <text:p>26.931747119</text:p>
          </table:table-cell>
          <table:table-cell office:value-type="float" office:value="26.89808856" calcext:value-type="float">
            <text:p>26.89808856</text:p>
          </table:table-cell>
          <table:table-cell/>
          <table:table-cell office:value-type="float" office:value="-0.105080118" calcext:value-type="float">
            <text:p>-0.105080118</text:p>
          </table:table-cell>
          <table:table-cell office:value-type="float" office:value="-0.091045124" calcext:value-type="float">
            <text:p>-0.091045124</text:p>
          </table:table-cell>
          <table:table-cell office:value-type="float" office:value="-0.125677682" calcext:value-type="float">
            <text:p>-0.1256776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2 12:08:37</text:p>
          </table:table-cell>
          <table:table-cell office:value-type="float" office:value="27.02529" calcext:value-type="float">
            <text:p>27.02529</text:p>
          </table:table-cell>
          <table:table-cell office:value-type="float" office:value="0.67735084" calcext:value-type="float">
            <text:p>0.67735084</text:p>
          </table:table-cell>
          <table:table-cell office:value-type="float" office:value="0.720590439" calcext:value-type="float">
            <text:p>0.720590439</text:p>
          </table:table-cell>
          <table:table-cell office:value-type="float" office:value="0.707310522" calcext:value-type="float">
            <text:p>0.707310522</text:p>
          </table:table-cell>
          <table:table-cell/>
          <table:table-cell office:value-type="float" office:value="0.005533912" calcext:value-type="float">
            <text:p>0.005533912</text:p>
          </table:table-cell>
          <table:table-cell office:value-type="float" office:value="0.005887177" calcext:value-type="float">
            <text:p>0.005887177</text:p>
          </table:table-cell>
          <table:table-cell office:value-type="float" office:value="0.005778681" calcext:value-type="float">
            <text:p>0.005778681</text:p>
          </table:table-cell>
          <table:table-cell/>
          <table:table-cell office:value-type="float" office:value="-0.004361921" calcext:value-type="float">
            <text:p>-0.004361921</text:p>
          </table:table-cell>
          <table:table-cell office:value-type="float" office:value="-0.004008657" calcext:value-type="float">
            <text:p>-0.004008657</text:p>
          </table:table-cell>
          <table:table-cell office:value-type="float" office:value="-0.004117153" calcext:value-type="float">
            <text:p>-0.004117153</text:p>
          </table:table-cell>
          <table:table-cell/>
          <table:table-cell office:value-type="float" office:value="26.917820731" calcext:value-type="float">
            <text:p>26.917820731</text:p>
          </table:table-cell>
          <table:table-cell office:value-type="float" office:value="26.926524684" calcext:value-type="float">
            <text:p>26.926524684</text:p>
          </table:table-cell>
          <table:table-cell office:value-type="float" office:value="26.923851498" calcext:value-type="float">
            <text:p>26.923851498</text:p>
          </table:table-cell>
          <table:table-cell/>
          <table:table-cell office:value-type="float" office:value="-0.11057532" calcext:value-type="float">
            <text:p>-0.11057532</text:p>
          </table:table-cell>
          <table:table-cell office:value-type="float" office:value="-0.101619463" calcext:value-type="float">
            <text:p>-0.101619463</text:p>
          </table:table-cell>
          <table:table-cell office:value-type="float" office:value="-0.104370011" calcext:value-type="float">
            <text:p>-0.1043700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2 12:08:38</text:p>
          </table:table-cell>
          <table:table-cell office:value-type="float" office:value="27.02529" calcext:value-type="float">
            <text:p>27.02529</text:p>
          </table:table-cell>
          <table:table-cell office:value-type="float" office:value="0.728206125" calcext:value-type="float">
            <text:p>0.728206125</text:p>
          </table:table-cell>
          <table:table-cell office:value-type="float" office:value="0.77649543" calcext:value-type="float">
            <text:p>0.77649543</text:p>
          </table:table-cell>
          <table:table-cell office:value-type="float" office:value="0.590393614" calcext:value-type="float">
            <text:p>0.590393614</text:p>
          </table:table-cell>
          <table:table-cell/>
          <table:table-cell office:value-type="float" office:value="0.005949396" calcext:value-type="float">
            <text:p>0.005949396</text:p>
          </table:table-cell>
          <table:table-cell office:value-type="float" office:value="0.006343917" calcext:value-type="float">
            <text:p>0.006343917</text:p>
          </table:table-cell>
          <table:table-cell office:value-type="float" office:value="0.004823477" calcext:value-type="float">
            <text:p>0.004823477</text:p>
          </table:table-cell>
          <table:table-cell/>
          <table:table-cell office:value-type="float" office:value="-0.003946437" calcext:value-type="float">
            <text:p>-0.003946437</text:p>
          </table:table-cell>
          <table:table-cell office:value-type="float" office:value="-0.003551916" calcext:value-type="float">
            <text:p>-0.003551916</text:p>
          </table:table-cell>
          <table:table-cell office:value-type="float" office:value="-0.005072356" calcext:value-type="float">
            <text:p>-0.005072356</text:p>
          </table:table-cell>
          <table:table-cell/>
          <table:table-cell office:value-type="float" office:value="26.928057683" calcext:value-type="float">
            <text:p>26.928057683</text:p>
          </table:table-cell>
          <table:table-cell office:value-type="float" office:value="26.937778029" calcext:value-type="float">
            <text:p>26.937778029</text:p>
          </table:table-cell>
          <table:table-cell office:value-type="float" office:value="26.900316401" calcext:value-type="float">
            <text:p>26.900316401</text:p>
          </table:table-cell>
          <table:table-cell/>
          <table:table-cell office:value-type="float" office:value="-0.1000421" calcext:value-type="float">
            <text:p>-0.1000421</text:p>
          </table:table-cell>
          <table:table-cell office:value-type="float" office:value="-0.090040473" calcext:value-type="float">
            <text:p>-0.090040473</text:p>
          </table:table-cell>
          <table:table-cell office:value-type="float" office:value="-0.128586335" calcext:value-type="float">
            <text:p>-0.1285863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2 12:08:40</text:p>
          </table:table-cell>
          <table:table-cell office:value-type="float" office:value="27.02529" calcext:value-type="float">
            <text:p>27.02529</text:p>
          </table:table-cell>
          <table:table-cell office:value-type="float" office:value="0.785011743" calcext:value-type="float">
            <text:p>0.785011743</text:p>
          </table:table-cell>
          <table:table-cell office:value-type="float" office:value="0.795437192" calcext:value-type="float">
            <text:p>0.795437192</text:p>
          </table:table-cell>
          <table:table-cell office:value-type="float" office:value="0.565199323" calcext:value-type="float">
            <text:p>0.565199323</text:p>
          </table:table-cell>
          <table:table-cell/>
          <table:table-cell office:value-type="float" office:value="0.006413495" calcext:value-type="float">
            <text:p>0.006413495</text:p>
          </table:table-cell>
          <table:table-cell office:value-type="float" office:value="0.00649867" calcext:value-type="float">
            <text:p>0.00649867</text:p>
          </table:table-cell>
          <table:table-cell office:value-type="float" office:value="0.004617642" calcext:value-type="float">
            <text:p>0.004617642</text:p>
          </table:table-cell>
          <table:table-cell/>
          <table:table-cell office:value-type="float" office:value="-0.003482339" calcext:value-type="float">
            <text:p>-0.003482339</text:p>
          </table:table-cell>
          <table:table-cell office:value-type="float" office:value="-0.003397163" calcext:value-type="float">
            <text:p>-0.003397163</text:p>
          </table:table-cell>
          <table:table-cell office:value-type="float" office:value="-0.005278192" calcext:value-type="float">
            <text:p>-0.005278192</text:p>
          </table:table-cell>
          <table:table-cell/>
          <table:table-cell office:value-type="float" office:value="26.939492303" calcext:value-type="float">
            <text:p>26.939492303</text:p>
          </table:table-cell>
          <table:table-cell office:value-type="float" office:value="26.941590869" calcext:value-type="float">
            <text:p>26.941590869</text:p>
          </table:table-cell>
          <table:table-cell office:value-type="float" office:value="26.895244787" calcext:value-type="float">
            <text:p>26.895244787</text:p>
          </table:table-cell>
          <table:table-cell/>
          <table:table-cell office:value-type="float" office:value="-0.088276596" calcext:value-type="float">
            <text:p>-0.088276596</text:p>
          </table:table-cell>
          <table:table-cell office:value-type="float" office:value="-0.086117309" calcext:value-type="float">
            <text:p>-0.086117309</text:p>
          </table:table-cell>
          <table:table-cell office:value-type="float" office:value="-0.133804775" calcext:value-type="float">
            <text:p>-0.1338047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2 12:08:41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707403506" calcext:value-type="float">
            <text:p>0.707403506</text:p>
          </table:table-cell>
          <table:table-cell office:value-type="float" office:value="0.694593274" calcext:value-type="float">
            <text:p>0.694593274</text:p>
          </table:table-cell>
          <table:table-cell office:value-type="float" office:value="0.670893272" calcext:value-type="float">
            <text:p>0.670893272</text:p>
          </table:table-cell>
          <table:table-cell/>
          <table:table-cell office:value-type="float" office:value="0.00577944" calcext:value-type="float">
            <text:p>0.00577944</text:p>
          </table:table-cell>
          <table:table-cell office:value-type="float" office:value="0.005674782" calcext:value-type="float">
            <text:p>0.005674782</text:p>
          </table:table-cell>
          <table:table-cell office:value-type="float" office:value="0.005481154" calcext:value-type="float">
            <text:p>0.005481154</text:p>
          </table:table-cell>
          <table:table-cell/>
          <table:table-cell office:value-type="float" office:value="-0.004116393" calcext:value-type="float">
            <text:p>-0.004116393</text:p>
          </table:table-cell>
          <table:table-cell office:value-type="float" office:value="-0.004221052" calcext:value-type="float">
            <text:p>-0.004221052</text:p>
          </table:table-cell>
          <table:table-cell office:value-type="float" office:value="-0.004414679" calcext:value-type="float">
            <text:p>-0.004414679</text:p>
          </table:table-cell>
          <table:table-cell/>
          <table:table-cell office:value-type="float" office:value="26.918815646" calcext:value-type="float">
            <text:p>26.918815646</text:p>
          </table:table-cell>
          <table:table-cell office:value-type="float" office:value="26.916236989" calcext:value-type="float">
            <text:p>26.916236989</text:p>
          </table:table-cell>
          <table:table-cell office:value-type="float" office:value="26.911466242" calcext:value-type="float">
            <text:p>26.911466242</text:p>
          </table:table-cell>
          <table:table-cell/>
          <table:table-cell office:value-type="float" office:value="-0.104350752" calcext:value-type="float">
            <text:p>-0.104350752</text:p>
          </table:table-cell>
          <table:table-cell office:value-type="float" office:value="-0.107004027" calcext:value-type="float">
            <text:p>-0.107004027</text:p>
          </table:table-cell>
          <table:table-cell office:value-type="float" office:value="-0.11191283" calcext:value-type="float">
            <text:p>-0.1119128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2 12:08:42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780490134" calcext:value-type="float">
            <text:p>0.780490134</text:p>
          </table:table-cell>
          <table:table-cell office:value-type="float" office:value="0.816652872" calcext:value-type="float">
            <text:p>0.816652872</text:p>
          </table:table-cell>
          <table:table-cell office:value-type="float" office:value="0.563933917" calcext:value-type="float">
            <text:p>0.563933917</text:p>
          </table:table-cell>
          <table:table-cell/>
          <table:table-cell office:value-type="float" office:value="0.006376553" calcext:value-type="float">
            <text:p>0.006376553</text:p>
          </table:table-cell>
          <table:table-cell office:value-type="float" office:value="0.006672001" calcext:value-type="float">
            <text:p>0.006672001</text:p>
          </table:table-cell>
          <table:table-cell office:value-type="float" office:value="0.004607303" calcext:value-type="float">
            <text:p>0.004607303</text:p>
          </table:table-cell>
          <table:table-cell/>
          <table:table-cell office:value-type="float" office:value="-0.00351928" calcext:value-type="float">
            <text:p>-0.00351928</text:p>
          </table:table-cell>
          <table:table-cell office:value-type="float" office:value="-0.003223833" calcext:value-type="float">
            <text:p>-0.003223833</text:p>
          </table:table-cell>
          <table:table-cell office:value-type="float" office:value="-0.00528853" calcext:value-type="float">
            <text:p>-0.00528853</text:p>
          </table:table-cell>
          <table:table-cell/>
          <table:table-cell office:value-type="float" office:value="26.928473127" calcext:value-type="float">
            <text:p>26.928473127</text:p>
          </table:table-cell>
          <table:table-cell office:value-type="float" office:value="26.935752473" calcext:value-type="float">
            <text:p>26.935752473</text:p>
          </table:table-cell>
          <table:table-cell office:value-type="float" office:value="26.884880667" calcext:value-type="float">
            <text:p>26.884880667</text:p>
          </table:table-cell>
          <table:table-cell/>
          <table:table-cell office:value-type="float" office:value="-0.089213099" calcext:value-type="float">
            <text:p>-0.089213099</text:p>
          </table:table-cell>
          <table:table-cell office:value-type="float" office:value="-0.0817232" calcext:value-type="float">
            <text:p>-0.0817232</text:p>
          </table:table-cell>
          <table:table-cell office:value-type="float" office:value="-0.134066877" calcext:value-type="float">
            <text:p>-0.13406687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2 12:08:43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722770181" calcext:value-type="float">
            <text:p>0.722770181</text:p>
          </table:table-cell>
          <table:table-cell office:value-type="float" office:value="0.775866005" calcext:value-type="float">
            <text:p>0.775866005</text:p>
          </table:table-cell>
          <table:table-cell office:value-type="float" office:value="0.609477831" calcext:value-type="float">
            <text:p>0.609477831</text:p>
          </table:table-cell>
          <table:table-cell/>
          <table:table-cell office:value-type="float" office:value="0.005904985" calcext:value-type="float">
            <text:p>0.005904985</text:p>
          </table:table-cell>
          <table:table-cell office:value-type="float" office:value="0.006338775" calcext:value-type="float">
            <text:p>0.006338775</text:p>
          </table:table-cell>
          <table:table-cell office:value-type="float" office:value="0.004979394" calcext:value-type="float">
            <text:p>0.004979394</text:p>
          </table:table-cell>
          <table:table-cell/>
          <table:table-cell office:value-type="float" office:value="-0.003990848" calcext:value-type="float">
            <text:p>-0.003990848</text:p>
          </table:table-cell>
          <table:table-cell office:value-type="float" office:value="-0.003557059" calcext:value-type="float">
            <text:p>-0.003557059</text:p>
          </table:table-cell>
          <table:table-cell office:value-type="float" office:value="-0.004916439" calcext:value-type="float">
            <text:p>-0.004916439</text:p>
          </table:table-cell>
          <table:table-cell/>
          <table:table-cell office:value-type="float" office:value="26.921908899" calcext:value-type="float">
            <text:p>26.921908899</text:p>
          </table:table-cell>
          <table:table-cell office:value-type="float" office:value="26.932596822" calcext:value-type="float">
            <text:p>26.932596822</text:p>
          </table:table-cell>
          <table:table-cell office:value-type="float" office:value="26.899103386" calcext:value-type="float">
            <text:p>26.899103386</text:p>
          </table:table-cell>
          <table:table-cell/>
          <table:table-cell office:value-type="float" office:value="-0.101167994" calcext:value-type="float">
            <text:p>-0.101167994</text:p>
          </table:table-cell>
          <table:table-cell office:value-type="float" office:value="-0.090170838" calcext:value-type="float">
            <text:p>-0.090170838</text:p>
          </table:table-cell>
          <table:table-cell office:value-type="float" office:value="-0.124633483" calcext:value-type="float">
            <text:p>-0.12463348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2 12:08:45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77634463" calcext:value-type="float">
            <text:p>0.77634463</text:p>
          </table:table-cell>
          <table:table-cell office:value-type="float" office:value="0.656412322" calcext:value-type="float">
            <text:p>0.656412322</text:p>
          </table:table-cell>
          <table:table-cell office:value-type="float" office:value="0.659755547" calcext:value-type="float">
            <text:p>0.659755547</text:p>
          </table:table-cell>
          <table:table-cell/>
          <table:table-cell office:value-type="float" office:value="0.006342685" calcext:value-type="float">
            <text:p>0.006342685</text:p>
          </table:table-cell>
          <table:table-cell office:value-type="float" office:value="0.005362846" calcext:value-type="float">
            <text:p>0.005362846</text:p>
          </table:table-cell>
          <table:table-cell office:value-type="float" office:value="0.00539016" calcext:value-type="float">
            <text:p>0.00539016</text:p>
          </table:table-cell>
          <table:table-cell/>
          <table:table-cell office:value-type="float" office:value="-0.003553148" calcext:value-type="float">
            <text:p>-0.003553148</text:p>
          </table:table-cell>
          <table:table-cell office:value-type="float" office:value="-0.004532988" calcext:value-type="float">
            <text:p>-0.004532988</text:p>
          </table:table-cell>
          <table:table-cell office:value-type="float" office:value="-0.004505674" calcext:value-type="float">
            <text:p>-0.004505674</text:p>
          </table:table-cell>
          <table:table-cell/>
          <table:table-cell office:value-type="float" office:value="26.927638658" calcext:value-type="float">
            <text:p>26.927638658</text:p>
          </table:table-cell>
          <table:table-cell office:value-type="float" office:value="26.903496642" calcext:value-type="float">
            <text:p>26.903496642</text:p>
          </table:table-cell>
          <table:table-cell office:value-type="float" office:value="26.90416963" calcext:value-type="float">
            <text:p>26.90416963</text:p>
          </table:table-cell>
          <table:table-cell/>
          <table:table-cell office:value-type="float" office:value="-0.090071706" calcext:value-type="float">
            <text:p>-0.090071706</text:p>
          </table:table-cell>
          <table:table-cell office:value-type="float" office:value="-0.114912174" calcext:value-type="float">
            <text:p>-0.114912174</text:p>
          </table:table-cell>
          <table:table-cell office:value-type="float" office:value="-0.114219713" calcext:value-type="float">
            <text:p>-0.11421971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2 12:08:46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79415152" calcext:value-type="float">
            <text:p>0.79415152</text:p>
          </table:table-cell>
          <table:table-cell office:value-type="float" office:value="0.781107042" calcext:value-type="float">
            <text:p>0.781107042</text:p>
          </table:table-cell>
          <table:table-cell office:value-type="float" office:value="0.559344358" calcext:value-type="float">
            <text:p>0.559344358</text:p>
          </table:table-cell>
          <table:table-cell/>
          <table:table-cell office:value-type="float" office:value="0.006488166" calcext:value-type="float">
            <text:p>0.006488166</text:p>
          </table:table-cell>
          <table:table-cell office:value-type="float" office:value="0.006381593" calcext:value-type="float">
            <text:p>0.006381593</text:p>
          </table:table-cell>
          <table:table-cell office:value-type="float" office:value="0.004569807" calcext:value-type="float">
            <text:p>0.004569807</text:p>
          </table:table-cell>
          <table:table-cell/>
          <table:table-cell office:value-type="float" office:value="-0.003407667" calcext:value-type="float">
            <text:p>-0.003407667</text:p>
          </table:table-cell>
          <table:table-cell office:value-type="float" office:value="-0.00351424" calcext:value-type="float">
            <text:p>-0.00351424</text:p>
          </table:table-cell>
          <table:table-cell office:value-type="float" office:value="-0.005326026" calcext:value-type="float">
            <text:p>-0.005326026</text:p>
          </table:table-cell>
          <table:table-cell/>
          <table:table-cell office:value-type="float" office:value="26.936277581" calcext:value-type="float">
            <text:p>26.936277581</text:p>
          </table:table-cell>
          <table:table-cell office:value-type="float" office:value="26.933651811" calcext:value-type="float">
            <text:p>26.933651811</text:p>
          </table:table-cell>
          <table:table-cell office:value-type="float" office:value="26.889011478" calcext:value-type="float">
            <text:p>26.889011478</text:p>
          </table:table-cell>
          <table:table-cell/>
          <table:table-cell office:value-type="float" office:value="-0.086383593" calcext:value-type="float">
            <text:p>-0.086383593</text:p>
          </table:table-cell>
          <table:table-cell office:value-type="float" office:value="-0.089085327" calcext:value-type="float">
            <text:p>-0.089085327</text:p>
          </table:table-cell>
          <table:table-cell office:value-type="float" office:value="-0.135017507" calcext:value-type="float">
            <text:p>-0.13501750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2 12:08:47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754339785" calcext:value-type="float">
            <text:p>0.754339785</text:p>
          </table:table-cell>
          <table:table-cell office:value-type="float" office:value="0.685462437" calcext:value-type="float">
            <text:p>0.685462437</text:p>
          </table:table-cell>
          <table:table-cell office:value-type="float" office:value="0.660013635" calcext:value-type="float">
            <text:p>0.660013635</text:p>
          </table:table-cell>
          <table:table-cell/>
          <table:table-cell office:value-type="float" office:value="0.006162907" calcext:value-type="float">
            <text:p>0.006162907</text:p>
          </table:table-cell>
          <table:table-cell office:value-type="float" office:value="0.005600183" calcext:value-type="float">
            <text:p>0.005600183</text:p>
          </table:table-cell>
          <table:table-cell office:value-type="float" office:value="0.005392268" calcext:value-type="float">
            <text:p>0.005392268</text:p>
          </table:table-cell>
          <table:table-cell/>
          <table:table-cell office:value-type="float" office:value="-0.003732927" calcext:value-type="float">
            <text:p>-0.003732927</text:p>
          </table:table-cell>
          <table:table-cell office:value-type="float" office:value="-0.00429565" calcext:value-type="float">
            <text:p>-0.00429565</text:p>
          </table:table-cell>
          <table:table-cell office:value-type="float" office:value="-0.004503565" calcext:value-type="float">
            <text:p>-0.004503565</text:p>
          </table:table-cell>
          <table:table-cell/>
          <table:table-cell office:value-type="float" office:value="26.923209187" calcext:value-type="float">
            <text:p>26.923209187</text:p>
          </table:table-cell>
          <table:table-cell office:value-type="float" office:value="26.90934439" calcext:value-type="float">
            <text:p>26.90934439</text:p>
          </table:table-cell>
          <table:table-cell office:value-type="float" office:value="26.904221583" calcext:value-type="float">
            <text:p>26.904221583</text:p>
          </table:table-cell>
          <table:table-cell/>
          <table:table-cell office:value-type="float" office:value="-0.09462931" calcext:value-type="float">
            <text:p>-0.09462931</text:p>
          </table:table-cell>
          <table:table-cell office:value-type="float" office:value="-0.108895225" calcext:value-type="float">
            <text:p>-0.108895225</text:p>
          </table:table-cell>
          <table:table-cell office:value-type="float" office:value="-0.114166257" calcext:value-type="float">
            <text:p>-0.11416625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2 12:08:48</text:p>
          </table:table-cell>
          <table:table-cell office:value-type="float" office:value="27.01013" calcext:value-type="float">
            <text:p>27.01013</text:p>
          </table:table-cell>
          <table:table-cell office:value-type="float" office:value="0.768436285" calcext:value-type="float">
            <text:p>0.768436285</text:p>
          </table:table-cell>
          <table:table-cell office:value-type="float" office:value="0.830344657" calcext:value-type="float">
            <text:p>0.830344657</text:p>
          </table:table-cell>
          <table:table-cell office:value-type="float" office:value="0.562723346" calcext:value-type="float">
            <text:p>0.562723346</text:p>
          </table:table-cell>
          <table:table-cell/>
          <table:table-cell office:value-type="float" office:value="0.006278074" calcext:value-type="float">
            <text:p>0.006278074</text:p>
          </table:table-cell>
          <table:table-cell office:value-type="float" office:value="0.006783862" calcext:value-type="float">
            <text:p>0.006783862</text:p>
          </table:table-cell>
          <table:table-cell office:value-type="float" office:value="0.004597413" calcext:value-type="float">
            <text:p>0.004597413</text:p>
          </table:table-cell>
          <table:table-cell/>
          <table:table-cell office:value-type="float" office:value="-0.003617759" calcext:value-type="float">
            <text:p>-0.003617759</text:p>
          </table:table-cell>
          <table:table-cell office:value-type="float" office:value="-0.003111972" calcext:value-type="float">
            <text:p>-0.003111972</text:p>
          </table:table-cell>
          <table:table-cell office:value-type="float" office:value="-0.00529842" calcext:value-type="float">
            <text:p>-0.00529842</text:p>
          </table:table-cell>
          <table:table-cell/>
          <table:table-cell office:value-type="float" office:value="26.920992233" calcext:value-type="float">
            <text:p>26.920992233</text:p>
          </table:table-cell>
          <table:table-cell office:value-type="float" office:value="26.933454077" calcext:value-type="float">
            <text:p>26.933454077</text:p>
          </table:table-cell>
          <table:table-cell office:value-type="float" office:value="26.87958228" calcext:value-type="float">
            <text:p>26.87958228</text:p>
          </table:table-cell>
          <table:table-cell/>
          <table:table-cell office:value-type="float" office:value="-0.091709665" calcext:value-type="float">
            <text:p>-0.091709665</text:p>
          </table:table-cell>
          <table:table-cell office:value-type="float" office:value="-0.078887423" calcext:value-type="float">
            <text:p>-0.078887423</text:p>
          </table:table-cell>
          <table:table-cell office:value-type="float" office:value="-0.134317621" calcext:value-type="float">
            <text:p>-0.13431762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2 12:08:50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667114933" calcext:value-type="float">
            <text:p>0.667114933</text:p>
          </table:table-cell>
          <table:table-cell office:value-type="float" office:value="0.770125481" calcext:value-type="float">
            <text:p>0.770125481</text:p>
          </table:table-cell>
          <table:table-cell office:value-type="float" office:value="0.704705203" calcext:value-type="float">
            <text:p>0.704705203</text:p>
          </table:table-cell>
          <table:table-cell/>
          <table:table-cell office:value-type="float" office:value="0.005450285" calcext:value-type="float">
            <text:p>0.005450285</text:p>
          </table:table-cell>
          <table:table-cell office:value-type="float" office:value="0.006291875" calcext:value-type="float">
            <text:p>0.006291875</text:p>
          </table:table-cell>
          <table:table-cell office:value-type="float" office:value="0.005757395" calcext:value-type="float">
            <text:p>0.005757395</text:p>
          </table:table-cell>
          <table:table-cell/>
          <table:table-cell office:value-type="float" office:value="-0.004445548" calcext:value-type="float">
            <text:p>-0.004445548</text:p>
          </table:table-cell>
          <table:table-cell office:value-type="float" office:value="-0.003603958" calcext:value-type="float">
            <text:p>-0.003603958</text:p>
          </table:table-cell>
          <table:table-cell office:value-type="float" office:value="-0.004138438" calcext:value-type="float">
            <text:p>-0.004138438</text:p>
          </table:table-cell>
          <table:table-cell/>
          <table:table-cell office:value-type="float" office:value="26.905651066" calcext:value-type="float">
            <text:p>26.905651066</text:p>
          </table:table-cell>
          <table:table-cell office:value-type="float" office:value="26.926386775" calcext:value-type="float">
            <text:p>26.926386775</text:p>
          </table:table-cell>
          <table:table-cell office:value-type="float" office:value="26.913217916" calcext:value-type="float">
            <text:p>26.913217916</text:p>
          </table:table-cell>
          <table:table-cell/>
          <table:table-cell office:value-type="float" office:value="-0.112695411" calcext:value-type="float">
            <text:p>-0.112695411</text:p>
          </table:table-cell>
          <table:table-cell office:value-type="float" office:value="-0.091359803" calcext:value-type="float">
            <text:p>-0.091359803</text:p>
          </table:table-cell>
          <table:table-cell office:value-type="float" office:value="-0.104909628" calcext:value-type="float">
            <text:p>-0.1049096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2 12:08:51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723641601" calcext:value-type="float">
            <text:p>0.723641601</text:p>
          </table:table-cell>
          <table:table-cell office:value-type="float" office:value="0.693530523" calcext:value-type="float">
            <text:p>0.693530523</text:p>
          </table:table-cell>
          <table:table-cell office:value-type="float" office:value="0.664841612" calcext:value-type="float">
            <text:p>0.664841612</text:p>
          </table:table-cell>
          <table:table-cell/>
          <table:table-cell office:value-type="float" office:value="0.005912105" calcext:value-type="float">
            <text:p>0.005912105</text:p>
          </table:table-cell>
          <table:table-cell office:value-type="float" office:value="0.005666099" calcext:value-type="float">
            <text:p>0.005666099</text:p>
          </table:table-cell>
          <table:table-cell office:value-type="float" office:value="0.005431713" calcext:value-type="float">
            <text:p>0.005431713</text:p>
          </table:table-cell>
          <table:table-cell/>
          <table:table-cell office:value-type="float" office:value="-0.003983729" calcext:value-type="float">
            <text:p>-0.003983729</text:p>
          </table:table-cell>
          <table:table-cell office:value-type="float" office:value="-0.004229734" calcext:value-type="float">
            <text:p>-0.004229734</text:p>
          </table:table-cell>
          <table:table-cell office:value-type="float" office:value="-0.004464121" calcext:value-type="float">
            <text:p>-0.004464121</text:p>
          </table:table-cell>
          <table:table-cell/>
          <table:table-cell office:value-type="float" office:value="26.922084313" calcext:value-type="float">
            <text:p>26.922084313</text:p>
          </table:table-cell>
          <table:table-cell office:value-type="float" office:value="26.916023061" calcext:value-type="float">
            <text:p>26.916023061</text:p>
          </table:table-cell>
          <table:table-cell office:value-type="float" office:value="26.910248056" calcext:value-type="float">
            <text:p>26.910248056</text:p>
          </table:table-cell>
          <table:table-cell/>
          <table:table-cell office:value-type="float" office:value="-0.100987505" calcext:value-type="float">
            <text:p>-0.100987505</text:p>
          </table:table-cell>
          <table:table-cell office:value-type="float" office:value="-0.107224146" calcext:value-type="float">
            <text:p>-0.107224146</text:p>
          </table:table-cell>
          <table:table-cell office:value-type="float" office:value="-0.113166269" calcext:value-type="float">
            <text:p>-0.11316626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2 12:08:52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768715831" calcext:value-type="float">
            <text:p>0.768715831</text:p>
          </table:table-cell>
          <table:table-cell office:value-type="float" office:value="0.831263164" calcext:value-type="float">
            <text:p>0.831263164</text:p>
          </table:table-cell>
          <table:table-cell office:value-type="float" office:value="0.562223859" calcext:value-type="float">
            <text:p>0.562223859</text:p>
          </table:table-cell>
          <table:table-cell/>
          <table:table-cell office:value-type="float" office:value="0.006280358" calcext:value-type="float">
            <text:p>0.006280358</text:p>
          </table:table-cell>
          <table:table-cell office:value-type="float" office:value="0.006791366" calcext:value-type="float">
            <text:p>0.006791366</text:p>
          </table:table-cell>
          <table:table-cell office:value-type="float" office:value="0.004593332" calcext:value-type="float">
            <text:p>0.004593332</text:p>
          </table:table-cell>
          <table:table-cell/>
          <table:table-cell office:value-type="float" office:value="-0.003615475" calcext:value-type="float">
            <text:p>-0.003615475</text:p>
          </table:table-cell>
          <table:table-cell office:value-type="float" office:value="-0.003104468" calcext:value-type="float">
            <text:p>-0.003104468</text:p>
          </table:table-cell>
          <table:table-cell office:value-type="float" office:value="-0.005302501" calcext:value-type="float">
            <text:p>-0.005302501</text:p>
          </table:table-cell>
          <table:table-cell/>
          <table:table-cell office:value-type="float" office:value="26.926103019" calcext:value-type="float">
            <text:p>26.926103019</text:p>
          </table:table-cell>
          <table:table-cell office:value-type="float" office:value="26.938693426" calcext:value-type="float">
            <text:p>26.938693426</text:p>
          </table:table-cell>
          <table:table-cell office:value-type="float" office:value="26.884536429" calcext:value-type="float">
            <text:p>26.884536429</text:p>
          </table:table-cell>
          <table:table-cell/>
          <table:table-cell office:value-type="float" office:value="-0.091651766" calcext:value-type="float">
            <text:p>-0.091651766</text:p>
          </table:table-cell>
          <table:table-cell office:value-type="float" office:value="-0.078697186" calcext:value-type="float">
            <text:p>-0.078697186</text:p>
          </table:table-cell>
          <table:table-cell office:value-type="float" office:value="-0.134421079" calcext:value-type="float">
            <text:p>-0.13442107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2 12:08:53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663868268" calcext:value-type="float">
            <text:p>0.663868268</text:p>
          </table:table-cell>
          <table:table-cell office:value-type="float" office:value="0.746052354" calcext:value-type="float">
            <text:p>0.746052354</text:p>
          </table:table-cell>
          <table:table-cell office:value-type="float" office:value="0.69279679" calcext:value-type="float">
            <text:p>0.69279679</text:p>
          </table:table-cell>
          <table:table-cell/>
          <table:table-cell office:value-type="float" office:value="0.00542376" calcext:value-type="float">
            <text:p>0.00542376</text:p>
          </table:table-cell>
          <table:table-cell office:value-type="float" office:value="0.006095199" calcext:value-type="float">
            <text:p>0.006095199</text:p>
          </table:table-cell>
          <table:table-cell office:value-type="float" office:value="0.005660104" calcext:value-type="float">
            <text:p>0.005660104</text:p>
          </table:table-cell>
          <table:table-cell/>
          <table:table-cell office:value-type="float" office:value="-0.004472073" calcext:value-type="float">
            <text:p>-0.004472073</text:p>
          </table:table-cell>
          <table:table-cell office:value-type="float" office:value="-0.003800634" calcext:value-type="float">
            <text:p>-0.003800634</text:p>
          </table:table-cell>
          <table:table-cell office:value-type="float" office:value="-0.004235729" calcext:value-type="float">
            <text:p>-0.004235729</text:p>
          </table:table-cell>
          <table:table-cell/>
          <table:table-cell office:value-type="float" office:value="26.904997516" calcext:value-type="float">
            <text:p>26.904997516</text:p>
          </table:table-cell>
          <table:table-cell office:value-type="float" office:value="26.921540961" calcext:value-type="float">
            <text:p>26.921540961</text:p>
          </table:table-cell>
          <table:table-cell office:value-type="float" office:value="26.910820781" calcext:value-type="float">
            <text:p>26.910820781</text:p>
          </table:table-cell>
          <table:table-cell/>
          <table:table-cell office:value-type="float" office:value="-0.113367872" calcext:value-type="float">
            <text:p>-0.113367872</text:p>
          </table:table-cell>
          <table:table-cell office:value-type="float" office:value="-0.096345795" calcext:value-type="float">
            <text:p>-0.096345795</text:p>
          </table:table-cell>
          <table:table-cell office:value-type="float" office:value="-0.107376118" calcext:value-type="float">
            <text:p>-0.1073761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2 12:08:55</text:p>
          </table:table-cell>
          <table:table-cell office:value-type="float" office:value="27.02529" calcext:value-type="float">
            <text:p>27.02529</text:p>
          </table:table-cell>
          <table:table-cell office:value-type="float" office:value="0.815901854" calcext:value-type="float">
            <text:p>0.815901854</text:p>
          </table:table-cell>
          <table:table-cell office:value-type="float" office:value="0.686305843" calcext:value-type="float">
            <text:p>0.686305843</text:p>
          </table:table-cell>
          <table:table-cell office:value-type="float" office:value="0.570499965" calcext:value-type="float">
            <text:p>0.570499965</text:p>
          </table:table-cell>
          <table:table-cell/>
          <table:table-cell office:value-type="float" office:value="0.006665865" calcext:value-type="float">
            <text:p>0.006665865</text:p>
          </table:table-cell>
          <table:table-cell office:value-type="float" office:value="0.005607074" calcext:value-type="float">
            <text:p>0.005607074</text:p>
          </table:table-cell>
          <table:table-cell office:value-type="float" office:value="0.004660947" calcext:value-type="float">
            <text:p>0.004660947</text:p>
          </table:table-cell>
          <table:table-cell/>
          <table:table-cell office:value-type="float" office:value="-0.003229969" calcext:value-type="float">
            <text:p>-0.003229969</text:p>
          </table:table-cell>
          <table:table-cell office:value-type="float" office:value="-0.004288759" calcext:value-type="float">
            <text:p>-0.004288759</text:p>
          </table:table-cell>
          <table:table-cell office:value-type="float" office:value="-0.005234886" calcext:value-type="float">
            <text:p>-0.005234886</text:p>
          </table:table-cell>
          <table:table-cell/>
          <table:table-cell office:value-type="float" office:value="26.945710244" calcext:value-type="float">
            <text:p>26.945710244</text:p>
          </table:table-cell>
          <table:table-cell office:value-type="float" office:value="26.919623342" calcext:value-type="float">
            <text:p>26.919623342</text:p>
          </table:table-cell>
          <table:table-cell office:value-type="float" office:value="26.896311809" calcext:value-type="float">
            <text:p>26.896311809</text:p>
          </table:table-cell>
          <table:table-cell/>
          <table:table-cell office:value-type="float" office:value="-0.081878747" calcext:value-type="float">
            <text:p>-0.081878747</text:p>
          </table:table-cell>
          <table:table-cell office:value-type="float" office:value="-0.108720537" calcext:value-type="float">
            <text:p>-0.108720537</text:p>
          </table:table-cell>
          <table:table-cell office:value-type="float" office:value="-0.132706862" calcext:value-type="float">
            <text:p>-0.1327068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2 12:08:56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673086127" calcext:value-type="float">
            <text:p>0.673086127</text:p>
          </table:table-cell>
          <table:table-cell office:value-type="float" office:value="0.813012816" calcext:value-type="float">
            <text:p>0.813012816</text:p>
          </table:table-cell>
          <table:table-cell office:value-type="float" office:value="0.572858521" calcext:value-type="float">
            <text:p>0.572858521</text:p>
          </table:table-cell>
          <table:table-cell/>
          <table:table-cell office:value-type="float" office:value="0.00549907" calcext:value-type="float">
            <text:p>0.00549907</text:p>
          </table:table-cell>
          <table:table-cell office:value-type="float" office:value="0.006642262" calcext:value-type="float">
            <text:p>0.006642262</text:p>
          </table:table-cell>
          <table:table-cell office:value-type="float" office:value="0.004680217" calcext:value-type="float">
            <text:p>0.004680217</text:p>
          </table:table-cell>
          <table:table-cell/>
          <table:table-cell office:value-type="float" office:value="-0.004396764" calcext:value-type="float">
            <text:p>-0.004396764</text:p>
          </table:table-cell>
          <table:table-cell office:value-type="float" office:value="-0.003253572" calcext:value-type="float">
            <text:p>-0.003253572</text:p>
          </table:table-cell>
          <table:table-cell office:value-type="float" office:value="-0.005215617" calcext:value-type="float">
            <text:p>-0.005215617</text:p>
          </table:table-cell>
          <table:table-cell/>
          <table:table-cell office:value-type="float" office:value="26.90685306" calcext:value-type="float">
            <text:p>26.90685306</text:p>
          </table:table-cell>
          <table:table-cell office:value-type="float" office:value="26.935019754" calcext:value-type="float">
            <text:p>26.935019754</text:p>
          </table:table-cell>
          <table:table-cell office:value-type="float" office:value="26.88667721" calcext:value-type="float">
            <text:p>26.88667721</text:p>
          </table:table-cell>
          <table:table-cell/>
          <table:table-cell office:value-type="float" office:value="-0.111458639" calcext:value-type="float">
            <text:p>-0.111458639</text:p>
          </table:table-cell>
          <table:table-cell office:value-type="float" office:value="-0.082477112" calcext:value-type="float">
            <text:p>-0.082477112</text:p>
          </table:table-cell>
          <table:table-cell office:value-type="float" office:value="-0.132218338" calcext:value-type="float">
            <text:p>-0.1322183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2 12:08:57</text:p>
          </table:table-cell>
          <table:table-cell office:value-type="float" office:value="27.02529" calcext:value-type="float">
            <text:p>27.02529</text:p>
          </table:table-cell>
          <table:table-cell office:value-type="float" office:value="0.761707516" calcext:value-type="float">
            <text:p>0.761707516</text:p>
          </table:table-cell>
          <table:table-cell office:value-type="float" office:value="0.834507446" calcext:value-type="float">
            <text:p>0.834507446</text:p>
          </table:table-cell>
          <table:table-cell office:value-type="float" office:value="0.56338317" calcext:value-type="float">
            <text:p>0.56338317</text:p>
          </table:table-cell>
          <table:table-cell/>
          <table:table-cell office:value-type="float" office:value="0.006223101" calcext:value-type="float">
            <text:p>0.006223101</text:p>
          </table:table-cell>
          <table:table-cell office:value-type="float" office:value="0.006817871" calcext:value-type="float">
            <text:p>0.006817871</text:p>
          </table:table-cell>
          <table:table-cell office:value-type="float" office:value="0.004602804" calcext:value-type="float">
            <text:p>0.004602804</text:p>
          </table:table-cell>
          <table:table-cell/>
          <table:table-cell office:value-type="float" office:value="-0.003672733" calcext:value-type="float">
            <text:p>-0.003672733</text:p>
          </table:table-cell>
          <table:table-cell office:value-type="float" office:value="-0.003077962" calcext:value-type="float">
            <text:p>-0.003077962</text:p>
          </table:table-cell>
          <table:table-cell office:value-type="float" office:value="-0.00529303" calcext:value-type="float">
            <text:p>-0.00529303</text:p>
          </table:table-cell>
          <table:table-cell/>
          <table:table-cell office:value-type="float" office:value="26.93480132" calcext:value-type="float">
            <text:p>26.93480132</text:p>
          </table:table-cell>
          <table:table-cell office:value-type="float" office:value="26.94945539" calcext:value-type="float">
            <text:p>26.94945539</text:p>
          </table:table-cell>
          <table:table-cell office:value-type="float" office:value="26.894879194" calcext:value-type="float">
            <text:p>26.894879194</text:p>
          </table:table-cell>
          <table:table-cell/>
          <table:table-cell office:value-type="float" office:value="-0.093103316" calcext:value-type="float">
            <text:p>-0.093103316</text:p>
          </table:table-cell>
          <table:table-cell office:value-type="float" office:value="-0.078025248" calcext:value-type="float">
            <text:p>-0.078025248</text:p>
          </table:table-cell>
          <table:table-cell office:value-type="float" office:value="-0.134180953" calcext:value-type="float">
            <text:p>-0.13418095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2 12:08:58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792195295" calcext:value-type="float">
            <text:p>0.792195295</text:p>
          </table:table-cell>
          <table:table-cell office:value-type="float" office:value="0.679377398" calcext:value-type="float">
            <text:p>0.679377398</text:p>
          </table:table-cell>
          <table:table-cell office:value-type="float" office:value="0.643313604" calcext:value-type="float">
            <text:p>0.643313604</text:p>
          </table:table-cell>
          <table:table-cell/>
          <table:table-cell office:value-type="float" office:value="0.006472184" calcext:value-type="float">
            <text:p>0.006472184</text:p>
          </table:table-cell>
          <table:table-cell office:value-type="float" office:value="0.005550469" calcext:value-type="float">
            <text:p>0.005550469</text:p>
          </table:table-cell>
          <table:table-cell office:value-type="float" office:value="0.00525583" calcext:value-type="float">
            <text:p>0.00525583</text:p>
          </table:table-cell>
          <table:table-cell/>
          <table:table-cell office:value-type="float" office:value="-0.00342365" calcext:value-type="float">
            <text:p>-0.00342365</text:p>
          </table:table-cell>
          <table:table-cell office:value-type="float" office:value="-0.004345364" calcext:value-type="float">
            <text:p>-0.004345364</text:p>
          </table:table-cell>
          <table:table-cell office:value-type="float" office:value="-0.004640003" calcext:value-type="float">
            <text:p>-0.004640003</text:p>
          </table:table-cell>
          <table:table-cell/>
          <table:table-cell office:value-type="float" office:value="26.930829312" calcext:value-type="float">
            <text:p>26.930829312</text:p>
          </table:table-cell>
          <table:table-cell office:value-type="float" office:value="26.908119483" calcext:value-type="float">
            <text:p>26.908119483</text:p>
          </table:table-cell>
          <table:table-cell office:value-type="float" office:value="26.900859878" calcext:value-type="float">
            <text:p>26.900859878</text:p>
          </table:table-cell>
          <table:table-cell/>
          <table:table-cell office:value-type="float" office:value="-0.08678876" calcext:value-type="float">
            <text:p>-0.08678876</text:p>
          </table:table-cell>
          <table:table-cell office:value-type="float" office:value="-0.110155573" calcext:value-type="float">
            <text:p>-0.110155573</text:p>
          </table:table-cell>
          <table:table-cell office:value-type="float" office:value="-0.117625236" calcext:value-type="float">
            <text:p>-0.11762523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2 12:09:00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767266842" calcext:value-type="float">
            <text:p>0.767266842</text:p>
          </table:table-cell>
          <table:table-cell office:value-type="float" office:value="0.815004804" calcext:value-type="float">
            <text:p>0.815004804</text:p>
          </table:table-cell>
          <table:table-cell office:value-type="float" office:value="0.561344094" calcext:value-type="float">
            <text:p>0.561344094</text:p>
          </table:table-cell>
          <table:table-cell/>
          <table:table-cell office:value-type="float" office:value="0.00626852" calcext:value-type="float">
            <text:p>0.00626852</text:p>
          </table:table-cell>
          <table:table-cell office:value-type="float" office:value="0.006658536" calcext:value-type="float">
            <text:p>0.006658536</text:p>
          </table:table-cell>
          <table:table-cell office:value-type="float" office:value="0.004586145" calcext:value-type="float">
            <text:p>0.004586145</text:p>
          </table:table-cell>
          <table:table-cell/>
          <table:table-cell office:value-type="float" office:value="-0.003627313" calcext:value-type="float">
            <text:p>-0.003627313</text:p>
          </table:table-cell>
          <table:table-cell office:value-type="float" office:value="-0.003237297" calcext:value-type="float">
            <text:p>-0.003237297</text:p>
          </table:table-cell>
          <table:table-cell office:value-type="float" office:value="-0.005309689" calcext:value-type="float">
            <text:p>-0.005309689</text:p>
          </table:table-cell>
          <table:table-cell/>
          <table:table-cell office:value-type="float" office:value="26.93086586" calcext:value-type="float">
            <text:p>26.93086586</text:p>
          </table:table-cell>
          <table:table-cell office:value-type="float" office:value="26.940475201" calcext:value-type="float">
            <text:p>26.940475201</text:p>
          </table:table-cell>
          <table:table-cell office:value-type="float" office:value="26.889414028" calcext:value-type="float">
            <text:p>26.889414028</text:p>
          </table:table-cell>
          <table:table-cell/>
          <table:table-cell office:value-type="float" office:value="-0.091951878" calcext:value-type="float">
            <text:p>-0.091951878</text:p>
          </table:table-cell>
          <table:table-cell office:value-type="float" office:value="-0.08206454" calcext:value-type="float">
            <text:p>-0.08206454</text:p>
          </table:table-cell>
          <table:table-cell office:value-type="float" office:value="-0.134603304" calcext:value-type="float">
            <text:p>-0.13460330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2 12:09:01</text:p>
          </table:table-cell>
          <table:table-cell office:value-type="float" office:value="27.00507" calcext:value-type="float">
            <text:p>27.00507</text:p>
          </table:table-cell>
          <table:table-cell office:value-type="float" office:value="0.667547067" calcext:value-type="float">
            <text:p>0.667547067</text:p>
          </table:table-cell>
          <table:table-cell office:value-type="float" office:value="0.765816661" calcext:value-type="float">
            <text:p>0.765816661</text:p>
          </table:table-cell>
          <table:table-cell office:value-type="float" office:value="0.701928818" calcext:value-type="float">
            <text:p>0.701928818</text:p>
          </table:table-cell>
          <table:table-cell/>
          <table:table-cell office:value-type="float" office:value="0.005453816" calcext:value-type="float">
            <text:p>0.005453816</text:p>
          </table:table-cell>
          <table:table-cell office:value-type="float" office:value="0.006256672" calcext:value-type="float">
            <text:p>0.006256672</text:p>
          </table:table-cell>
          <table:table-cell office:value-type="float" office:value="0.005734713" calcext:value-type="float">
            <text:p>0.005734713</text:p>
          </table:table-cell>
          <table:table-cell/>
          <table:table-cell office:value-type="float" office:value="-0.004442017" calcext:value-type="float">
            <text:p>-0.004442017</text:p>
          </table:table-cell>
          <table:table-cell office:value-type="float" office:value="-0.003639161" calcext:value-type="float">
            <text:p>-0.003639161</text:p>
          </table:table-cell>
          <table:table-cell office:value-type="float" office:value="-0.004161121" calcext:value-type="float">
            <text:p>-0.004161121</text:p>
          </table:table-cell>
          <table:table-cell/>
          <table:table-cell office:value-type="float" office:value="26.895628846" calcext:value-type="float">
            <text:p>26.895628846</text:p>
          </table:table-cell>
          <table:table-cell office:value-type="float" office:value="26.915410396" calcext:value-type="float">
            <text:p>26.915410396</text:p>
          </table:table-cell>
          <table:table-cell office:value-type="float" office:value="26.90254989" calcext:value-type="float">
            <text:p>26.90254989</text:p>
          </table:table-cell>
          <table:table-cell/>
          <table:table-cell office:value-type="float" office:value="-0.112605906" calcext:value-type="float">
            <text:p>-0.112605906</text:p>
          </table:table-cell>
          <table:table-cell office:value-type="float" office:value="-0.092252237" calcext:value-type="float">
            <text:p>-0.092252237</text:p>
          </table:table-cell>
          <table:table-cell office:value-type="float" office:value="-0.105484677" calcext:value-type="float">
            <text:p>-0.10548467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2 12:09:02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827842453" calcext:value-type="float">
            <text:p>0.827842453</text:p>
          </table:table-cell>
          <table:table-cell office:value-type="float" office:value="0.675314745" calcext:value-type="float">
            <text:p>0.675314745</text:p>
          </table:table-cell>
          <table:table-cell office:value-type="float" office:value="0.622988418" calcext:value-type="float">
            <text:p>0.622988418</text:p>
          </table:table-cell>
          <table:table-cell/>
          <table:table-cell office:value-type="float" office:value="0.006763419" calcext:value-type="float">
            <text:p>0.006763419</text:p>
          </table:table-cell>
          <table:table-cell office:value-type="float" office:value="0.005517277" calcext:value-type="float">
            <text:p>0.005517277</text:p>
          </table:table-cell>
          <table:table-cell office:value-type="float" office:value="0.005089775" calcext:value-type="float">
            <text:p>0.005089775</text:p>
          </table:table-cell>
          <table:table-cell/>
          <table:table-cell office:value-type="float" office:value="-0.003132415" calcext:value-type="float">
            <text:p>-0.003132415</text:p>
          </table:table-cell>
          <table:table-cell office:value-type="float" office:value="-0.004378556" calcext:value-type="float">
            <text:p>-0.004378556</text:p>
          </table:table-cell>
          <table:table-cell office:value-type="float" office:value="-0.004806059" calcext:value-type="float">
            <text:p>-0.004806059</text:p>
          </table:table-cell>
          <table:table-cell/>
          <table:table-cell office:value-type="float" office:value="26.938004861" calcext:value-type="float">
            <text:p>26.938004861</text:p>
          </table:table-cell>
          <table:table-cell office:value-type="float" office:value="26.907301677" calcext:value-type="float">
            <text:p>26.907301677</text:p>
          </table:table-cell>
          <table:table-cell office:value-type="float" office:value="26.896768419" calcext:value-type="float">
            <text:p>26.896768419</text:p>
          </table:table-cell>
          <table:table-cell/>
          <table:table-cell office:value-type="float" office:value="-0.079405666" calcext:value-type="float">
            <text:p>-0.079405666</text:p>
          </table:table-cell>
          <table:table-cell office:value-type="float" office:value="-0.110997041" calcext:value-type="float">
            <text:p>-0.110997041</text:p>
          </table:table-cell>
          <table:table-cell office:value-type="float" office:value="-0.121835091" calcext:value-type="float">
            <text:p>-0.12183509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2 12:09:03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666129072" calcext:value-type="float">
            <text:p>0.666129072</text:p>
          </table:table-cell>
          <table:table-cell office:value-type="float" office:value="0.778038594" calcext:value-type="float">
            <text:p>0.778038594</text:p>
          </table:table-cell>
          <table:table-cell office:value-type="float" office:value="0.701144421" calcext:value-type="float">
            <text:p>0.701144421</text:p>
          </table:table-cell>
          <table:table-cell/>
          <table:table-cell office:value-type="float" office:value="0.005442231" calcext:value-type="float">
            <text:p>0.005442231</text:p>
          </table:table-cell>
          <table:table-cell office:value-type="float" office:value="0.006356524" calcext:value-type="float">
            <text:p>0.006356524</text:p>
          </table:table-cell>
          <table:table-cell office:value-type="float" office:value="0.005728304" calcext:value-type="float">
            <text:p>0.005728304</text:p>
          </table:table-cell>
          <table:table-cell/>
          <table:table-cell office:value-type="float" office:value="-0.004453602" calcext:value-type="float">
            <text:p>-0.004453602</text:p>
          </table:table-cell>
          <table:table-cell office:value-type="float" office:value="-0.003539309" calcext:value-type="float">
            <text:p>-0.003539309</text:p>
          </table:table-cell>
          <table:table-cell office:value-type="float" office:value="-0.004167529" calcext:value-type="float">
            <text:p>-0.004167529</text:p>
          </table:table-cell>
          <table:table-cell/>
          <table:table-cell office:value-type="float" office:value="26.910507219" calcext:value-type="float">
            <text:p>26.910507219</text:p>
          </table:table-cell>
          <table:table-cell office:value-type="float" office:value="26.933034151" calcext:value-type="float">
            <text:p>26.933034151</text:p>
          </table:table-cell>
          <table:table-cell office:value-type="float" office:value="26.917555714" calcext:value-type="float">
            <text:p>26.917555714</text:p>
          </table:table-cell>
          <table:table-cell/>
          <table:table-cell office:value-type="float" office:value="-0.112899606" calcext:value-type="float">
            <text:p>-0.112899606</text:p>
          </table:table-cell>
          <table:table-cell office:value-type="float" office:value="-0.089720856" calcext:value-type="float">
            <text:p>-0.089720856</text:p>
          </table:table-cell>
          <table:table-cell office:value-type="float" office:value="-0.105647142" calcext:value-type="float">
            <text:p>-0.1056471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2 12:09:05</text:p>
          </table:table-cell>
          <table:table-cell office:value-type="float" office:value="27.01013" calcext:value-type="float">
            <text:p>27.01013</text:p>
          </table:table-cell>
          <table:table-cell office:value-type="float" office:value="0.800689554" calcext:value-type="float">
            <text:p>0.800689554</text:p>
          </table:table-cell>
          <table:table-cell office:value-type="float" office:value="0.741104572" calcext:value-type="float">
            <text:p>0.741104572</text:p>
          </table:table-cell>
          <table:table-cell office:value-type="float" office:value="0.573996374" calcext:value-type="float">
            <text:p>0.573996374</text:p>
          </table:table-cell>
          <table:table-cell/>
          <table:table-cell office:value-type="float" office:value="0.006541581" calcext:value-type="float">
            <text:p>0.006541581</text:p>
          </table:table-cell>
          <table:table-cell office:value-type="float" office:value="0.006054776" calcext:value-type="float">
            <text:p>0.006054776</text:p>
          </table:table-cell>
          <table:table-cell office:value-type="float" office:value="0.004689513" calcext:value-type="float">
            <text:p>0.004689513</text:p>
          </table:table-cell>
          <table:table-cell/>
          <table:table-cell office:value-type="float" office:value="-0.003354252" calcext:value-type="float">
            <text:p>-0.003354252</text:p>
          </table:table-cell>
          <table:table-cell office:value-type="float" office:value="-0.003841057" calcext:value-type="float">
            <text:p>-0.003841057</text:p>
          </table:table-cell>
          <table:table-cell office:value-type="float" office:value="-0.00520632" calcext:value-type="float">
            <text:p>-0.00520632</text:p>
          </table:table-cell>
          <table:table-cell/>
          <table:table-cell office:value-type="float" office:value="26.927484671" calcext:value-type="float">
            <text:p>26.927484671</text:p>
          </table:table-cell>
          <table:table-cell office:value-type="float" office:value="26.915490453" calcext:value-type="float">
            <text:p>26.915490453</text:p>
          </table:table-cell>
          <table:table-cell office:value-type="float" office:value="26.881851575" calcext:value-type="float">
            <text:p>26.881851575</text:p>
          </table:table-cell>
          <table:table-cell/>
          <table:table-cell office:value-type="float" office:value="-0.085029458" calcext:value-type="float">
            <text:p>-0.085029458</text:p>
          </table:table-cell>
          <table:table-cell office:value-type="float" office:value="-0.097370576" calcext:value-type="float">
            <text:p>-0.097370576</text:p>
          </table:table-cell>
          <table:table-cell office:value-type="float" office:value="-0.131982657" calcext:value-type="float">
            <text:p>-0.13198265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2 12:09:06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665295203" calcext:value-type="float">
            <text:p>0.665295203</text:p>
          </table:table-cell>
          <table:table-cell office:value-type="float" office:value="0.756778211" calcext:value-type="float">
            <text:p>0.756778211</text:p>
          </table:table-cell>
          <table:table-cell office:value-type="float" office:value="0.698584401" calcext:value-type="float">
            <text:p>0.698584401</text:p>
          </table:table-cell>
          <table:table-cell/>
          <table:table-cell office:value-type="float" office:value="0.005435418" calcext:value-type="float">
            <text:p>0.005435418</text:p>
          </table:table-cell>
          <table:table-cell office:value-type="float" office:value="0.006182829" calcext:value-type="float">
            <text:p>0.006182829</text:p>
          </table:table-cell>
          <table:table-cell office:value-type="float" office:value="0.005707389" calcext:value-type="float">
            <text:p>0.005707389</text:p>
          </table:table-cell>
          <table:table-cell/>
          <table:table-cell office:value-type="float" office:value="-0.004460415" calcext:value-type="float">
            <text:p>-0.004460415</text:p>
          </table:table-cell>
          <table:table-cell office:value-type="float" office:value="-0.003713005" calcext:value-type="float">
            <text:p>-0.003713005</text:p>
          </table:table-cell>
          <table:table-cell office:value-type="float" office:value="-0.004188444" calcext:value-type="float">
            <text:p>-0.004188444</text:p>
          </table:table-cell>
          <table:table-cell/>
          <table:table-cell office:value-type="float" office:value="26.905284757" calcext:value-type="float">
            <text:p>26.905284757</text:p>
          </table:table-cell>
          <table:table-cell office:value-type="float" office:value="26.923700031" calcext:value-type="float">
            <text:p>26.923700031</text:p>
          </table:table-cell>
          <table:table-cell office:value-type="float" office:value="26.911985814" calcext:value-type="float">
            <text:p>26.911985814</text:p>
          </table:table-cell>
          <table:table-cell/>
          <table:table-cell office:value-type="float" office:value="-0.11307232" calcext:value-type="float">
            <text:p>-0.11307232</text:p>
          </table:table-cell>
          <table:table-cell office:value-type="float" office:value="-0.094124266" calcext:value-type="float">
            <text:p>-0.094124266</text:p>
          </table:table-cell>
          <table:table-cell office:value-type="float" office:value="-0.106177377" calcext:value-type="float">
            <text:p>-0.10617737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2 12:09:07</text:p>
          </table:table-cell>
          <table:table-cell office:value-type="float" office:value="27.01013" calcext:value-type="float">
            <text:p>27.01013</text:p>
          </table:table-cell>
          <table:table-cell office:value-type="float" office:value="0.732922045" calcext:value-type="float">
            <text:p>0.732922045</text:p>
          </table:table-cell>
          <table:table-cell office:value-type="float" office:value="0.827227333" calcext:value-type="float">
            <text:p>0.827227333</text:p>
          </table:table-cell>
          <table:table-cell office:value-type="float" office:value="0.572328636" calcext:value-type="float">
            <text:p>0.572328636</text:p>
          </table:table-cell>
          <table:table-cell/>
          <table:table-cell office:value-type="float" office:value="0.005987925" calcext:value-type="float">
            <text:p>0.005987925</text:p>
          </table:table-cell>
          <table:table-cell office:value-type="float" office:value="0.006758393" calcext:value-type="float">
            <text:p>0.006758393</text:p>
          </table:table-cell>
          <table:table-cell office:value-type="float" office:value="0.004675888" calcext:value-type="float">
            <text:p>0.004675888</text:p>
          </table:table-cell>
          <table:table-cell/>
          <table:table-cell office:value-type="float" office:value="-0.003907908" calcext:value-type="float">
            <text:p>-0.003907908</text:p>
          </table:table-cell>
          <table:table-cell office:value-type="float" office:value="-0.00313744" calcext:value-type="float">
            <text:p>-0.00313744</text:p>
          </table:table-cell>
          <table:table-cell office:value-type="float" office:value="-0.005219946" calcext:value-type="float">
            <text:p>-0.005219946</text:p>
          </table:table-cell>
          <table:table-cell/>
          <table:table-cell office:value-type="float" office:value="26.913843334" calcext:value-type="float">
            <text:p>26.913843334</text:p>
          </table:table-cell>
          <table:table-cell office:value-type="float" office:value="26.932826579" calcext:value-type="float">
            <text:p>26.932826579</text:p>
          </table:table-cell>
          <table:table-cell office:value-type="float" office:value="26.881515855" calcext:value-type="float">
            <text:p>26.881515855</text:p>
          </table:table-cell>
          <table:table-cell/>
          <table:table-cell office:value-type="float" office:value="-0.099065338" calcext:value-type="float">
            <text:p>-0.099065338</text:p>
          </table:table-cell>
          <table:table-cell office:value-type="float" office:value="-0.079533067" calcext:value-type="float">
            <text:p>-0.079533067</text:p>
          </table:table-cell>
          <table:table-cell office:value-type="float" office:value="-0.132328093" calcext:value-type="float">
            <text:p>-0.13232809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2 12:09:08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669990262" calcext:value-type="float">
            <text:p>0.669990262</text:p>
          </table:table-cell>
          <table:table-cell office:value-type="float" office:value="0.766973587" calcext:value-type="float">
            <text:p>0.766973587</text:p>
          </table:table-cell>
          <table:table-cell office:value-type="float" office:value="0.702753747" calcext:value-type="float">
            <text:p>0.702753747</text:p>
          </table:table-cell>
          <table:table-cell/>
          <table:table-cell office:value-type="float" office:value="0.005473777" calcext:value-type="float">
            <text:p>0.005473777</text:p>
          </table:table-cell>
          <table:table-cell office:value-type="float" office:value="0.006266124" calcext:value-type="float">
            <text:p>0.006266124</text:p>
          </table:table-cell>
          <table:table-cell office:value-type="float" office:value="0.005741452" calcext:value-type="float">
            <text:p>0.005741452</text:p>
          </table:table-cell>
          <table:table-cell/>
          <table:table-cell office:value-type="float" office:value="-0.004422057" calcext:value-type="float">
            <text:p>-0.004422057</text:p>
          </table:table-cell>
          <table:table-cell office:value-type="float" office:value="-0.003629709" calcext:value-type="float">
            <text:p>-0.003629709</text:p>
          </table:table-cell>
          <table:table-cell office:value-type="float" office:value="-0.004154381" calcext:value-type="float">
            <text:p>-0.004154381</text:p>
          </table:table-cell>
          <table:table-cell/>
          <table:table-cell office:value-type="float" office:value="26.911284468" calcext:value-type="float">
            <text:p>26.911284468</text:p>
          </table:table-cell>
          <table:table-cell office:value-type="float" office:value="26.93080683" calcext:value-type="float">
            <text:p>26.93080683</text:p>
          </table:table-cell>
          <table:table-cell office:value-type="float" office:value="26.917879666" calcext:value-type="float">
            <text:p>26.917879666</text:p>
          </table:table-cell>
          <table:table-cell/>
          <table:table-cell office:value-type="float" office:value="-0.112099864" calcext:value-type="float">
            <text:p>-0.112099864</text:p>
          </table:table-cell>
          <table:table-cell office:value-type="float" office:value="-0.092012617" calcext:value-type="float">
            <text:p>-0.092012617</text:p>
          </table:table-cell>
          <table:table-cell office:value-type="float" office:value="-0.105313816" calcext:value-type="float">
            <text:p>-0.10531381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2 12:09:10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82459698" calcext:value-type="float">
            <text:p>0.82459698</text:p>
          </table:table-cell>
          <table:table-cell office:value-type="float" office:value="0.677695951" calcext:value-type="float">
            <text:p>0.677695951</text:p>
          </table:table-cell>
          <table:table-cell office:value-type="float" office:value="0.596164536" calcext:value-type="float">
            <text:p>0.596164536</text:p>
          </table:table-cell>
          <table:table-cell/>
          <table:table-cell office:value-type="float" office:value="0.006736903" calcext:value-type="float">
            <text:p>0.006736903</text:p>
          </table:table-cell>
          <table:table-cell office:value-type="float" office:value="0.005536732" calcext:value-type="float">
            <text:p>0.005536732</text:p>
          </table:table-cell>
          <table:table-cell office:value-type="float" office:value="0.004870625" calcext:value-type="float">
            <text:p>0.004870625</text:p>
          </table:table-cell>
          <table:table-cell/>
          <table:table-cell office:value-type="float" office:value="-0.00315893" calcext:value-type="float">
            <text:p>-0.00315893</text:p>
          </table:table-cell>
          <table:table-cell office:value-type="float" office:value="-0.004359102" calcext:value-type="float">
            <text:p>-0.004359102</text:p>
          </table:table-cell>
          <table:table-cell office:value-type="float" office:value="-0.005025208" calcext:value-type="float">
            <text:p>-0.005025208</text:p>
          </table:table-cell>
          <table:table-cell/>
          <table:table-cell office:value-type="float" office:value="26.937351569" calcext:value-type="float">
            <text:p>26.937351569</text:p>
          </table:table-cell>
          <table:table-cell office:value-type="float" office:value="26.90778101" calcext:value-type="float">
            <text:p>26.90778101</text:p>
          </table:table-cell>
          <table:table-cell office:value-type="float" office:value="26.89136875" calcext:value-type="float">
            <text:p>26.89136875</text:p>
          </table:table-cell>
          <table:table-cell/>
          <table:table-cell office:value-type="float" office:value="-0.080077853" calcext:value-type="float">
            <text:p>-0.080077853</text:p>
          </table:table-cell>
          <table:table-cell office:value-type="float" office:value="-0.110503839" calcext:value-type="float">
            <text:p>-0.110503839</text:p>
          </table:table-cell>
          <table:table-cell office:value-type="float" office:value="-0.127391021" calcext:value-type="float">
            <text:p>-0.12739102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2 12:09:11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759031267" calcext:value-type="float">
            <text:p>0.759031267</text:p>
          </table:table-cell>
          <table:table-cell office:value-type="float" office:value="0.838052134" calcext:value-type="float">
            <text:p>0.838052134</text:p>
          </table:table-cell>
          <table:table-cell office:value-type="float" office:value="0.564457841" calcext:value-type="float">
            <text:p>0.564457841</text:p>
          </table:table-cell>
          <table:table-cell/>
          <table:table-cell office:value-type="float" office:value="0.006201236" calcext:value-type="float">
            <text:p>0.006201236</text:p>
          </table:table-cell>
          <table:table-cell office:value-type="float" office:value="0.006846831" calcext:value-type="float">
            <text:p>0.006846831</text:p>
          </table:table-cell>
          <table:table-cell office:value-type="float" office:value="0.004611584" calcext:value-type="float">
            <text:p>0.004611584</text:p>
          </table:table-cell>
          <table:table-cell/>
          <table:table-cell office:value-type="float" office:value="-0.003694597" calcext:value-type="float">
            <text:p>-0.003694597</text:p>
          </table:table-cell>
          <table:table-cell office:value-type="float" office:value="-0.003049002" calcext:value-type="float">
            <text:p>-0.003049002</text:p>
          </table:table-cell>
          <table:table-cell office:value-type="float" office:value="-0.00528425" calcext:value-type="float">
            <text:p>-0.00528425</text:p>
          </table:table-cell>
          <table:table-cell/>
          <table:table-cell office:value-type="float" office:value="26.924153561" calcext:value-type="float">
            <text:p>26.924153561</text:p>
          </table:table-cell>
          <table:table-cell office:value-type="float" office:value="26.940059997" calcext:value-type="float">
            <text:p>26.940059997</text:p>
          </table:table-cell>
          <table:table-cell office:value-type="float" office:value="26.884986135" calcext:value-type="float">
            <text:p>26.884986135</text:p>
          </table:table-cell>
          <table:table-cell/>
          <table:table-cell office:value-type="float" office:value="-0.093657617" calcext:value-type="float">
            <text:p>-0.093657617</text:p>
          </table:table-cell>
          <table:table-cell office:value-type="float" office:value="-0.077291091" calcext:value-type="float">
            <text:p>-0.077291091</text:p>
          </table:table-cell>
          <table:table-cell office:value-type="float" office:value="-0.133958357" calcext:value-type="float">
            <text:p>-0.13395835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2 12:09:12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668411931" calcext:value-type="float">
            <text:p>0.668411931</text:p>
          </table:table-cell>
          <table:table-cell office:value-type="float" office:value="0.783053134" calcext:value-type="float">
            <text:p>0.783053134</text:p>
          </table:table-cell>
          <table:table-cell office:value-type="float" office:value="0.697083556" calcext:value-type="float">
            <text:p>0.697083556</text:p>
          </table:table-cell>
          <table:table-cell/>
          <table:table-cell office:value-type="float" office:value="0.005460882" calcext:value-type="float">
            <text:p>0.005460882</text:p>
          </table:table-cell>
          <table:table-cell office:value-type="float" office:value="0.006397493" calcext:value-type="float">
            <text:p>0.006397493</text:p>
          </table:table-cell>
          <table:table-cell office:value-type="float" office:value="0.005695127" calcext:value-type="float">
            <text:p>0.005695127</text:p>
          </table:table-cell>
          <table:table-cell/>
          <table:table-cell office:value-type="float" office:value="-0.004434952" calcext:value-type="float">
            <text:p>-0.004434952</text:p>
          </table:table-cell>
          <table:table-cell office:value-type="float" office:value="-0.00349834" calcext:value-type="float">
            <text:p>-0.00349834</text:p>
          </table:table-cell>
          <table:table-cell office:value-type="float" office:value="-0.004200706" calcext:value-type="float">
            <text:p>-0.004200706</text:p>
          </table:table-cell>
          <table:table-cell/>
          <table:table-cell office:value-type="float" office:value="26.910966754" calcext:value-type="float">
            <text:p>26.910966754</text:p>
          </table:table-cell>
          <table:table-cell office:value-type="float" office:value="26.934043547" calcext:value-type="float">
            <text:p>26.934043547</text:p>
          </table:table-cell>
          <table:table-cell office:value-type="float" office:value="26.916738275" calcext:value-type="float">
            <text:p>26.916738275</text:p>
          </table:table-cell>
          <table:table-cell/>
          <table:table-cell office:value-type="float" office:value="-0.112426773" calcext:value-type="float">
            <text:p>-0.112426773</text:p>
          </table:table-cell>
          <table:table-cell office:value-type="float" office:value="-0.088682258" calcext:value-type="float">
            <text:p>-0.088682258</text:p>
          </table:table-cell>
          <table:table-cell office:value-type="float" office:value="-0.106488235" calcext:value-type="float">
            <text:p>-0.10648823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2 12:09:13</text:p>
          </table:table-cell>
          <table:table-cell office:value-type="float" office:value="27.01013" calcext:value-type="float">
            <text:p>27.01013</text:p>
          </table:table-cell>
          <table:table-cell office:value-type="float" office:value="0.82872341" calcext:value-type="float">
            <text:p>0.82872341</text:p>
          </table:table-cell>
          <table:table-cell office:value-type="float" office:value="0.67793735" calcext:value-type="float">
            <text:p>0.67793735</text:p>
          </table:table-cell>
          <table:table-cell office:value-type="float" office:value="0.611928178" calcext:value-type="float">
            <text:p>0.611928178</text:p>
          </table:table-cell>
          <table:table-cell/>
          <table:table-cell office:value-type="float" office:value="0.006770616" calcext:value-type="float">
            <text:p>0.006770616</text:p>
          </table:table-cell>
          <table:table-cell office:value-type="float" office:value="0.005538704" calcext:value-type="float">
            <text:p>0.005538704</text:p>
          </table:table-cell>
          <table:table-cell office:value-type="float" office:value="0.004999413" calcext:value-type="float">
            <text:p>0.004999413</text:p>
          </table:table-cell>
          <table:table-cell/>
          <table:table-cell office:value-type="float" office:value="-0.003125217" calcext:value-type="float">
            <text:p>-0.003125217</text:p>
          </table:table-cell>
          <table:table-cell office:value-type="float" office:value="-0.004357129" calcext:value-type="float">
            <text:p>-0.004357129</text:p>
          </table:table-cell>
          <table:table-cell office:value-type="float" office:value="-0.00489642" calcext:value-type="float">
            <text:p>-0.00489642</text:p>
          </table:table-cell>
          <table:table-cell/>
          <table:table-cell office:value-type="float" office:value="26.93312773" calcext:value-type="float">
            <text:p>26.93312773</text:p>
          </table:table-cell>
          <table:table-cell office:value-type="float" office:value="26.902775008" calcext:value-type="float">
            <text:p>26.902775008</text:p>
          </table:table-cell>
          <table:table-cell office:value-type="float" office:value="26.889487334" calcext:value-type="float">
            <text:p>26.889487334</text:p>
          </table:table-cell>
          <table:table-cell/>
          <table:table-cell office:value-type="float" office:value="-0.079223207" calcext:value-type="float">
            <text:p>-0.079223207</text:p>
          </table:table-cell>
          <table:table-cell office:value-type="float" office:value="-0.11045384" calcext:value-type="float">
            <text:p>-0.11045384</text:p>
          </table:table-cell>
          <table:table-cell office:value-type="float" office:value="-0.124125952" calcext:value-type="float">
            <text:p>-0.12412595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2 12:09:15</text:p>
          </table:table-cell>
          <table:table-cell office:value-type="float" office:value="27.02023" calcext:value-type="float">
            <text:p>27.02023</text:p>
          </table:table-cell>
          <table:table-cell office:value-type="float" office:value="0.814388491" calcext:value-type="float">
            <text:p>0.814388491</text:p>
          </table:table-cell>
          <table:table-cell office:value-type="float" office:value="0.675115666" calcext:value-type="float">
            <text:p>0.675115666</text:p>
          </table:table-cell>
          <table:table-cell office:value-type="float" office:value="0.633885936" calcext:value-type="float">
            <text:p>0.633885936</text:p>
          </table:table-cell>
          <table:table-cell/>
          <table:table-cell office:value-type="float" office:value="0.006653501" calcext:value-type="float">
            <text:p>0.006653501</text:p>
          </table:table-cell>
          <table:table-cell office:value-type="float" office:value="0.005515651" calcext:value-type="float">
            <text:p>0.005515651</text:p>
          </table:table-cell>
          <table:table-cell office:value-type="float" office:value="0.005178807" calcext:value-type="float">
            <text:p>0.005178807</text:p>
          </table:table-cell>
          <table:table-cell/>
          <table:table-cell office:value-type="float" office:value="-0.003242333" calcext:value-type="float">
            <text:p>-0.003242333</text:p>
          </table:table-cell>
          <table:table-cell office:value-type="float" office:value="-0.004380182" calcext:value-type="float">
            <text:p>-0.004380182</text:p>
          </table:table-cell>
          <table:table-cell office:value-type="float" office:value="-0.004717027" calcext:value-type="float">
            <text:p>-0.004717027</text:p>
          </table:table-cell>
          <table:table-cell/>
          <table:table-cell office:value-type="float" office:value="26.940351142" calcext:value-type="float">
            <text:p>26.940351142</text:p>
          </table:table-cell>
          <table:table-cell office:value-type="float" office:value="26.9123162" calcext:value-type="float">
            <text:p>26.9123162</text:p>
          </table:table-cell>
          <table:table-cell office:value-type="float" office:value="26.904016725" calcext:value-type="float">
            <text:p>26.904016725</text:p>
          </table:table-cell>
          <table:table-cell/>
          <table:table-cell office:value-type="float" office:value="-0.082192188" calcext:value-type="float">
            <text:p>-0.082192188</text:p>
          </table:table-cell>
          <table:table-cell office:value-type="float" office:value="-0.111038275" calcext:value-type="float">
            <text:p>-0.111038275</text:p>
          </table:table-cell>
          <table:table-cell office:value-type="float" office:value="-0.119577939" calcext:value-type="float">
            <text:p>-0.11957793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2 12:09:16</text:p>
          </table:table-cell>
          <table:table-cell office:value-type="float" office:value="27.01013" calcext:value-type="float">
            <text:p>27.01013</text:p>
          </table:table-cell>
          <table:table-cell office:value-type="float" office:value="0.77013323" calcext:value-type="float">
            <text:p>0.77013323</text:p>
          </table:table-cell>
          <table:table-cell office:value-type="float" office:value="0.826993683" calcext:value-type="float">
            <text:p>0.826993683</text:p>
          </table:table-cell>
          <table:table-cell office:value-type="float" office:value="0.562650032" calcext:value-type="float">
            <text:p>0.562650032</text:p>
          </table:table-cell>
          <table:table-cell/>
          <table:table-cell office:value-type="float" office:value="0.006291938" calcext:value-type="float">
            <text:p>0.006291938</text:p>
          </table:table-cell>
          <table:table-cell office:value-type="float" office:value="0.006756484" calcext:value-type="float">
            <text:p>0.006756484</text:p>
          </table:table-cell>
          <table:table-cell office:value-type="float" office:value="0.004596814" calcext:value-type="float">
            <text:p>0.004596814</text:p>
          </table:table-cell>
          <table:table-cell/>
          <table:table-cell office:value-type="float" office:value="-0.003603895" calcext:value-type="float">
            <text:p>-0.003603895</text:p>
          </table:table-cell>
          <table:table-cell office:value-type="float" office:value="-0.003139349" calcext:value-type="float">
            <text:p>-0.003139349</text:p>
          </table:table-cell>
          <table:table-cell office:value-type="float" office:value="-0.005299019" calcext:value-type="float">
            <text:p>-0.005299019</text:p>
          </table:table-cell>
          <table:table-cell/>
          <table:table-cell office:value-type="float" office:value="26.921333821" calcext:value-type="float">
            <text:p>26.921333821</text:p>
          </table:table-cell>
          <table:table-cell office:value-type="float" office:value="26.932779547" calcext:value-type="float">
            <text:p>26.932779547</text:p>
          </table:table-cell>
          <table:table-cell office:value-type="float" office:value="26.879567521" calcext:value-type="float">
            <text:p>26.879567521</text:p>
          </table:table-cell>
          <table:table-cell/>
          <table:table-cell office:value-type="float" office:value="-0.091358198" calcext:value-type="float">
            <text:p>-0.091358198</text:p>
          </table:table-cell>
          <table:table-cell office:value-type="float" office:value="-0.079581459" calcext:value-type="float">
            <text:p>-0.079581459</text:p>
          </table:table-cell>
          <table:table-cell office:value-type="float" office:value="-0.134332806" calcext:value-type="float">
            <text:p>-0.13433280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2 12:09:17</text:p>
          </table:table-cell>
          <table:table-cell office:value-type="float" office:value="27.01013" calcext:value-type="float">
            <text:p>27.01013</text:p>
          </table:table-cell>
          <table:table-cell office:value-type="float" office:value="0.666702469" calcext:value-type="float">
            <text:p>0.666702469</text:p>
          </table:table-cell>
          <table:table-cell office:value-type="float" office:value="0.776919815" calcext:value-type="float">
            <text:p>0.776919815</text:p>
          </table:table-cell>
          <table:table-cell office:value-type="float" office:value="0.704000676" calcext:value-type="float">
            <text:p>0.704000676</text:p>
          </table:table-cell>
          <table:table-cell/>
          <table:table-cell office:value-type="float" office:value="0.005446916" calcext:value-type="float">
            <text:p>0.005446916</text:p>
          </table:table-cell>
          <table:table-cell office:value-type="float" office:value="0.006347384" calcext:value-type="float">
            <text:p>0.006347384</text:p>
          </table:table-cell>
          <table:table-cell office:value-type="float" office:value="0.00575164" calcext:value-type="float">
            <text:p>0.00575164</text:p>
          </table:table-cell>
          <table:table-cell/>
          <table:table-cell office:value-type="float" office:value="-0.004448918" calcext:value-type="float">
            <text:p>-0.004448918</text:p>
          </table:table-cell>
          <table:table-cell office:value-type="float" office:value="-0.003548449" calcext:value-type="float">
            <text:p>-0.003548449</text:p>
          </table:table-cell>
          <table:table-cell office:value-type="float" office:value="-0.004144194" calcext:value-type="float">
            <text:p>-0.004144194</text:p>
          </table:table-cell>
          <table:table-cell/>
          <table:table-cell office:value-type="float" office:value="26.900513433" calcext:value-type="float">
            <text:p>26.900513433</text:p>
          </table:table-cell>
          <table:table-cell office:value-type="float" office:value="26.922699933" calcext:value-type="float">
            <text:p>26.922699933</text:p>
          </table:table-cell>
          <table:table-cell office:value-type="float" office:value="26.908021525" calcext:value-type="float">
            <text:p>26.908021525</text:p>
          </table:table-cell>
          <table:table-cell/>
          <table:table-cell office:value-type="float" office:value="-0.112780842" calcext:value-type="float">
            <text:p>-0.112780842</text:p>
          </table:table-cell>
          <table:table-cell office:value-type="float" office:value="-0.089952575" calcext:value-type="float">
            <text:p>-0.089952575</text:p>
          </table:table-cell>
          <table:table-cell office:value-type="float" office:value="-0.10505555" calcext:value-type="float">
            <text:p>-0.1050555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2 12:09:18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681449852" calcext:value-type="float">
            <text:p>0.681449852</text:p>
          </table:table-cell>
          <table:table-cell office:value-type="float" office:value="0.737100331" calcext:value-type="float">
            <text:p>0.737100331</text:p>
          </table:table-cell>
          <table:table-cell office:value-type="float" office:value="0.691093289" calcext:value-type="float">
            <text:p>0.691093289</text:p>
          </table:table-cell>
          <table:table-cell/>
          <table:table-cell office:value-type="float" office:value="0.005567401" calcext:value-type="float">
            <text:p>0.005567401</text:p>
          </table:table-cell>
          <table:table-cell office:value-type="float" office:value="0.006022062" calcext:value-type="float">
            <text:p>0.006022062</text:p>
          </table:table-cell>
          <table:table-cell office:value-type="float" office:value="0.005646187" calcext:value-type="float">
            <text:p>0.005646187</text:p>
          </table:table-cell>
          <table:table-cell/>
          <table:table-cell office:value-type="float" office:value="-0.004328433" calcext:value-type="float">
            <text:p>-0.004328433</text:p>
          </table:table-cell>
          <table:table-cell office:value-type="float" office:value="-0.003873772" calcext:value-type="float">
            <text:p>-0.003873772</text:p>
          </table:table-cell>
          <table:table-cell office:value-type="float" office:value="-0.004249646" calcext:value-type="float">
            <text:p>-0.004249646</text:p>
          </table:table-cell>
          <table:table-cell/>
          <table:table-cell office:value-type="float" office:value="26.908536664" calcext:value-type="float">
            <text:p>26.908536664</text:p>
          </table:table-cell>
          <table:table-cell office:value-type="float" office:value="26.919738954" calcext:value-type="float">
            <text:p>26.919738954</text:p>
          </table:table-cell>
          <table:table-cell office:value-type="float" office:value="26.910477869" calcext:value-type="float">
            <text:p>26.910477869</text:p>
          </table:table-cell>
          <table:table-cell/>
          <table:table-cell office:value-type="float" office:value="-0.109726321" calcext:value-type="float">
            <text:p>-0.109726321</text:p>
          </table:table-cell>
          <table:table-cell office:value-type="float" office:value="-0.098199932" calcext:value-type="float">
            <text:p>-0.098199932</text:p>
          </table:table-cell>
          <table:table-cell office:value-type="float" office:value="-0.107728951" calcext:value-type="float">
            <text:p>-0.10772895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2 12:09:20</text:p>
          </table:table-cell>
          <table:table-cell office:value-type="float" office:value="27.00002" calcext:value-type="float">
            <text:p>27.00002</text:p>
          </table:table-cell>
          <table:table-cell office:value-type="float" office:value="0.828989247" calcext:value-type="float">
            <text:p>0.828989247</text:p>
          </table:table-cell>
          <table:table-cell office:value-type="float" office:value="0.680040202" calcext:value-type="float">
            <text:p>0.680040202</text:p>
          </table:table-cell>
          <table:table-cell office:value-type="float" office:value="0.612570716" calcext:value-type="float">
            <text:p>0.612570716</text:p>
          </table:table-cell>
          <table:table-cell/>
          <table:table-cell office:value-type="float" office:value="0.006772788" calcext:value-type="float">
            <text:p>0.006772788</text:p>
          </table:table-cell>
          <table:table-cell office:value-type="float" office:value="0.005555884" calcext:value-type="float">
            <text:p>0.005555884</text:p>
          </table:table-cell>
          <table:table-cell office:value-type="float" office:value="0.005004663" calcext:value-type="float">
            <text:p>0.005004663</text:p>
          </table:table-cell>
          <table:table-cell/>
          <table:table-cell office:value-type="float" office:value="-0.003123045" calcext:value-type="float">
            <text:p>-0.003123045</text:p>
          </table:table-cell>
          <table:table-cell office:value-type="float" office:value="-0.004339949" calcext:value-type="float">
            <text:p>-0.004339949</text:p>
          </table:table-cell>
          <table:table-cell office:value-type="float" office:value="-0.004891171" calcext:value-type="float">
            <text:p>-0.004891171</text:p>
          </table:table-cell>
          <table:table-cell/>
          <table:table-cell office:value-type="float" office:value="26.923072321" calcext:value-type="float">
            <text:p>26.923072321</text:p>
          </table:table-cell>
          <table:table-cell office:value-type="float" office:value="26.893089126" calcext:value-type="float">
            <text:p>26.893089126</text:p>
          </table:table-cell>
          <table:table-cell office:value-type="float" office:value="26.879507373" calcext:value-type="float">
            <text:p>26.879507373</text:p>
          </table:table-cell>
          <table:table-cell/>
          <table:table-cell office:value-type="float" office:value="-0.079168148" calcext:value-type="float">
            <text:p>-0.079168148</text:p>
          </table:table-cell>
          <table:table-cell office:value-type="float" office:value="-0.110018292" calcext:value-type="float">
            <text:p>-0.110018292</text:p>
          </table:table-cell>
          <table:table-cell office:value-type="float" office:value="-0.123992866" calcext:value-type="float">
            <text:p>-0.12399286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2 12:09:21</text:p>
          </table:table-cell>
          <table:table-cell office:value-type="float" office:value="27.01013" calcext:value-type="float">
            <text:p>27.01013</text:p>
          </table:table-cell>
          <table:table-cell office:value-type="float" office:value="0.745140999" calcext:value-type="float">
            <text:p>0.745140999</text:p>
          </table:table-cell>
          <table:table-cell office:value-type="float" office:value="0.834589104" calcext:value-type="float">
            <text:p>0.834589104</text:p>
          </table:table-cell>
          <table:table-cell office:value-type="float" office:value="0.564218827" calcext:value-type="float">
            <text:p>0.564218827</text:p>
          </table:table-cell>
          <table:table-cell/>
          <table:table-cell office:value-type="float" office:value="0.006087753" calcext:value-type="float">
            <text:p>0.006087753</text:p>
          </table:table-cell>
          <table:table-cell office:value-type="float" office:value="0.006818538" calcext:value-type="float">
            <text:p>0.006818538</text:p>
          </table:table-cell>
          <table:table-cell office:value-type="float" office:value="0.004609631" calcext:value-type="float">
            <text:p>0.004609631</text:p>
          </table:table-cell>
          <table:table-cell/>
          <table:table-cell office:value-type="float" office:value="-0.00380808" calcext:value-type="float">
            <text:p>-0.00380808</text:p>
          </table:table-cell>
          <table:table-cell office:value-type="float" office:value="-0.003077295" calcext:value-type="float">
            <text:p>-0.003077295</text:p>
          </table:table-cell>
          <table:table-cell office:value-type="float" office:value="-0.005286202" calcext:value-type="float">
            <text:p>-0.005286202</text:p>
          </table:table-cell>
          <table:table-cell/>
          <table:table-cell office:value-type="float" office:value="26.916302974" calcext:value-type="float">
            <text:p>26.916302974</text:p>
          </table:table-cell>
          <table:table-cell office:value-type="float" office:value="26.934308458" calcext:value-type="float">
            <text:p>26.934308458</text:p>
          </table:table-cell>
          <table:table-cell office:value-type="float" office:value="26.879883325" calcext:value-type="float">
            <text:p>26.879883325</text:p>
          </table:table-cell>
          <table:table-cell/>
          <table:table-cell office:value-type="float" office:value="-0.096534554" calcext:value-type="float">
            <text:p>-0.096534554</text:p>
          </table:table-cell>
          <table:table-cell office:value-type="float" office:value="-0.078008335" calcext:value-type="float">
            <text:p>-0.078008335</text:p>
          </table:table-cell>
          <table:table-cell office:value-type="float" office:value="-0.134007864" calcext:value-type="float">
            <text:p>-0.13400786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2 12:09:22</text:p>
          </table:table-cell>
          <table:table-cell office:value-type="float" office:value="27.00507" calcext:value-type="float">
            <text:p>27.00507</text:p>
          </table:table-cell>
          <table:table-cell office:value-type="float" office:value="0.773412081" calcext:value-type="float">
            <text:p>0.773412081</text:p>
          </table:table-cell>
          <table:table-cell office:value-type="float" office:value="0.820266106" calcext:value-type="float">
            <text:p>0.820266106</text:p>
          </table:table-cell>
          <table:table-cell office:value-type="float" office:value="0.562384196" calcext:value-type="float">
            <text:p>0.562384196</text:p>
          </table:table-cell>
          <table:table-cell/>
          <table:table-cell office:value-type="float" office:value="0.006318726" calcext:value-type="float">
            <text:p>0.006318726</text:p>
          </table:table-cell>
          <table:table-cell office:value-type="float" office:value="0.00670152" calcext:value-type="float">
            <text:p>0.00670152</text:p>
          </table:table-cell>
          <table:table-cell office:value-type="float" office:value="0.004594642" calcext:value-type="float">
            <text:p>0.004594642</text:p>
          </table:table-cell>
          <table:table-cell/>
          <table:table-cell office:value-type="float" office:value="-0.003577107" calcext:value-type="float">
            <text:p>-0.003577107</text:p>
          </table:table-cell>
          <table:table-cell office:value-type="float" office:value="-0.003194313" calcext:value-type="float">
            <text:p>-0.003194313</text:p>
          </table:table-cell>
          <table:table-cell office:value-type="float" office:value="-0.005301191" calcext:value-type="float">
            <text:p>-0.005301191</text:p>
          </table:table-cell>
          <table:table-cell/>
          <table:table-cell office:value-type="float" office:value="26.916939331" calcext:value-type="float">
            <text:p>26.916939331</text:p>
          </table:table-cell>
          <table:table-cell office:value-type="float" office:value="26.926370857" calcext:value-type="float">
            <text:p>26.926370857</text:p>
          </table:table-cell>
          <table:table-cell office:value-type="float" office:value="26.87445931" calcext:value-type="float">
            <text:p>26.87445931</text:p>
          </table:table-cell>
          <table:table-cell/>
          <table:table-cell office:value-type="float" office:value="-0.090679089" calcext:value-type="float">
            <text:p>-0.090679089</text:p>
          </table:table-cell>
          <table:table-cell office:value-type="float" office:value="-0.080974843" calcext:value-type="float">
            <text:p>-0.080974843</text:p>
          </table:table-cell>
          <table:table-cell office:value-type="float" office:value="-0.134387869" calcext:value-type="float">
            <text:p>-0.13438786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2 12:09:23</text:p>
          </table:table-cell>
          <table:table-cell office:value-type="float" office:value="27.00002" calcext:value-type="float">
            <text:p>27.00002</text:p>
          </table:table-cell>
          <table:table-cell office:value-type="float" office:value="0.66522189" calcext:value-type="float">
            <text:p>0.66522189</text:p>
          </table:table-cell>
          <table:table-cell office:value-type="float" office:value="0.729490009" calcext:value-type="float">
            <text:p>0.729490009</text:p>
          </table:table-cell>
          <table:table-cell office:value-type="float" office:value="0.685204349" calcext:value-type="float">
            <text:p>0.685204349</text:p>
          </table:table-cell>
          <table:table-cell/>
          <table:table-cell office:value-type="float" office:value="0.005434819" calcext:value-type="float">
            <text:p>0.005434819</text:p>
          </table:table-cell>
          <table:table-cell office:value-type="float" office:value="0.005959886" calcext:value-type="float">
            <text:p>0.005959886</text:p>
          </table:table-cell>
          <table:table-cell office:value-type="float" office:value="0.005598075" calcext:value-type="float">
            <text:p>0.005598075</text:p>
          </table:table-cell>
          <table:table-cell/>
          <table:table-cell office:value-type="float" office:value="-0.004461014" calcext:value-type="float">
            <text:p>-0.004461014</text:p>
          </table:table-cell>
          <table:table-cell office:value-type="float" office:value="-0.003935948" calcext:value-type="float">
            <text:p>-0.003935948</text:p>
          </table:table-cell>
          <table:table-cell office:value-type="float" office:value="-0.004297759" calcext:value-type="float">
            <text:p>-0.004297759</text:p>
          </table:table-cell>
          <table:table-cell/>
          <table:table-cell office:value-type="float" office:value="26.890106181" calcext:value-type="float">
            <text:p>26.890106181</text:p>
          </table:table-cell>
          <table:table-cell office:value-type="float" office:value="26.903043377" calcext:value-type="float">
            <text:p>26.903043377</text:p>
          </table:table-cell>
          <table:table-cell office:value-type="float" office:value="26.894128673" calcext:value-type="float">
            <text:p>26.894128673</text:p>
          </table:table-cell>
          <table:table-cell/>
          <table:table-cell office:value-type="float" office:value="-0.113087505" calcext:value-type="float">
            <text:p>-0.113087505</text:p>
          </table:table-cell>
          <table:table-cell office:value-type="float" office:value="-0.099776181" calcext:value-type="float">
            <text:p>-0.099776181</text:p>
          </table:table-cell>
          <table:table-cell office:value-type="float" office:value="-0.108948681" calcext:value-type="float">
            <text:p>-0.1089486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2 12:09:25</text:p>
          </table:table-cell>
          <table:table-cell office:value-type="float" office:value="27.01013" calcext:value-type="float">
            <text:p>27.01013</text:p>
          </table:table-cell>
          <table:table-cell office:value-type="float" office:value="0.827505687" calcext:value-type="float">
            <text:p>0.827505687</text:p>
          </table:table-cell>
          <table:table-cell office:value-type="float" office:value="0.678661547" calcext:value-type="float">
            <text:p>0.678661547</text:p>
          </table:table-cell>
          <table:table-cell office:value-type="float" office:value="0.618615224" calcext:value-type="float">
            <text:p>0.618615224</text:p>
          </table:table-cell>
          <table:table-cell/>
          <table:table-cell office:value-type="float" office:value="0.006760667" calcext:value-type="float">
            <text:p>0.006760667</text:p>
          </table:table-cell>
          <table:table-cell office:value-type="float" office:value="0.00554462" calcext:value-type="float">
            <text:p>0.00554462</text:p>
          </table:table-cell>
          <table:table-cell office:value-type="float" office:value="0.005054046" calcext:value-type="float">
            <text:p>0.005054046</text:p>
          </table:table-cell>
          <table:table-cell/>
          <table:table-cell office:value-type="float" office:value="-0.003135166" calcext:value-type="float">
            <text:p>-0.003135166</text:p>
          </table:table-cell>
          <table:table-cell office:value-type="float" office:value="-0.004351213" calcext:value-type="float">
            <text:p>-0.004351213</text:p>
          </table:table-cell>
          <table:table-cell office:value-type="float" office:value="-0.004841787" calcext:value-type="float">
            <text:p>-0.004841787</text:p>
          </table:table-cell>
          <table:table-cell/>
          <table:table-cell office:value-type="float" office:value="26.93288261" calcext:value-type="float">
            <text:p>26.93288261</text:p>
          </table:table-cell>
          <table:table-cell office:value-type="float" office:value="26.902920789" calcext:value-type="float">
            <text:p>26.902920789</text:p>
          </table:table-cell>
          <table:table-cell office:value-type="float" office:value="26.890833446" calcext:value-type="float">
            <text:p>26.890833446</text:p>
          </table:table-cell>
          <table:table-cell/>
          <table:table-cell office:value-type="float" office:value="-0.079475416" calcext:value-type="float">
            <text:p>-0.079475416</text:p>
          </table:table-cell>
          <table:table-cell office:value-type="float" office:value="-0.110303842" calcext:value-type="float">
            <text:p>-0.110303842</text:p>
          </table:table-cell>
          <table:table-cell office:value-type="float" office:value="-0.122740891" calcext:value-type="float">
            <text:p>-0.12274089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2 12:09:26</text:p>
          </table:table-cell>
          <table:table-cell office:value-type="float" office:value="27.01518" calcext:value-type="float">
            <text:p>27.01518</text:p>
          </table:table-cell>
          <table:table-cell office:value-type="float" office:value="0.665561636" calcext:value-type="float">
            <text:p>0.665561636</text:p>
          </table:table-cell>
          <table:table-cell office:value-type="float" office:value="0.73495814" calcext:value-type="float">
            <text:p>0.73495814</text:p>
          </table:table-cell>
          <table:table-cell office:value-type="float" office:value="0.685845099" calcext:value-type="float">
            <text:p>0.685845099</text:p>
          </table:table-cell>
          <table:table-cell/>
          <table:table-cell office:value-type="float" office:value="0.005437595" calcext:value-type="float">
            <text:p>0.005437595</text:p>
          </table:table-cell>
          <table:table-cell office:value-type="float" office:value="0.00600456" calcext:value-type="float">
            <text:p>0.00600456</text:p>
          </table:table-cell>
          <table:table-cell office:value-type="float" office:value="0.00560331" calcext:value-type="float">
            <text:p>0.00560331</text:p>
          </table:table-cell>
          <table:table-cell/>
          <table:table-cell office:value-type="float" office:value="-0.004458238" calcext:value-type="float">
            <text:p>-0.004458238</text:p>
          </table:table-cell>
          <table:table-cell office:value-type="float" office:value="-0.003891273" calcext:value-type="float">
            <text:p>-0.003891273</text:p>
          </table:table-cell>
          <table:table-cell office:value-type="float" office:value="-0.004292524" calcext:value-type="float">
            <text:p>-0.004292524</text:p>
          </table:table-cell>
          <table:table-cell/>
          <table:table-cell office:value-type="float" office:value="26.905338389" calcext:value-type="float">
            <text:p>26.905338389</text:p>
          </table:table-cell>
          <table:table-cell office:value-type="float" office:value="26.919307739" calcext:value-type="float">
            <text:p>26.919307739</text:p>
          </table:table-cell>
          <table:table-cell office:value-type="float" office:value="26.909421419" calcext:value-type="float">
            <text:p>26.909421419</text:p>
          </table:table-cell>
          <table:table-cell/>
          <table:table-cell office:value-type="float" office:value="-0.113017136" calcext:value-type="float">
            <text:p>-0.113017136</text:p>
          </table:table-cell>
          <table:table-cell office:value-type="float" office:value="-0.098643623" calcext:value-type="float">
            <text:p>-0.098643623</text:p>
          </table:table-cell>
          <table:table-cell office:value-type="float" office:value="-0.108815967" calcext:value-type="float">
            <text:p>-0.10881596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2 12:09:27</text:p>
          </table:table-cell>
          <table:table-cell office:value-type="float" office:value="27.00507" calcext:value-type="float">
            <text:p>27.00507</text:p>
          </table:table-cell>
          <table:table-cell office:value-type="float" office:value="0.829393367" calcext:value-type="float">
            <text:p>0.829393367</text:p>
          </table:table-cell>
          <table:table-cell office:value-type="float" office:value="0.676947317" calcext:value-type="float">
            <text:p>0.676947317</text:p>
          </table:table-cell>
          <table:table-cell office:value-type="float" office:value="0.617622211" calcext:value-type="float">
            <text:p>0.617622211</text:p>
          </table:table-cell>
          <table:table-cell/>
          <table:table-cell office:value-type="float" office:value="0.00677609" calcext:value-type="float">
            <text:p>0.00677609</text:p>
          </table:table-cell>
          <table:table-cell office:value-type="float" office:value="0.005530615" calcext:value-type="float">
            <text:p>0.005530615</text:p>
          </table:table-cell>
          <table:table-cell office:value-type="float" office:value="0.005045933" calcext:value-type="float">
            <text:p>0.005045933</text:p>
          </table:table-cell>
          <table:table-cell/>
          <table:table-cell office:value-type="float" office:value="-0.003119744" calcext:value-type="float">
            <text:p>-0.003119744</text:p>
          </table:table-cell>
          <table:table-cell office:value-type="float" office:value="-0.004365218" calcext:value-type="float">
            <text:p>-0.004365218</text:p>
          </table:table-cell>
          <table:table-cell office:value-type="float" office:value="-0.0048499" calcext:value-type="float">
            <text:p>-0.0048499</text:p>
          </table:table-cell>
          <table:table-cell/>
          <table:table-cell office:value-type="float" office:value="26.928208128" calcext:value-type="float">
            <text:p>26.928208128</text:p>
          </table:table-cell>
          <table:table-cell office:value-type="float" office:value="26.89752112" calcext:value-type="float">
            <text:p>26.89752112</text:p>
          </table:table-cell>
          <table:table-cell office:value-type="float" office:value="26.885578903" calcext:value-type="float">
            <text:p>26.885578903</text:p>
          </table:table-cell>
          <table:table-cell/>
          <table:table-cell office:value-type="float" office:value="-0.079084449" calcext:value-type="float">
            <text:p>-0.079084449</text:p>
          </table:table-cell>
          <table:table-cell office:value-type="float" office:value="-0.110658898" calcext:value-type="float">
            <text:p>-0.110658898</text:p>
          </table:table-cell>
          <table:table-cell office:value-type="float" office:value="-0.12294657" calcext:value-type="float">
            <text:p>-0.1229465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2 12:09:28</text:p>
          </table:table-cell>
          <table:table-cell office:value-type="float" office:value="27.00507" calcext:value-type="float">
            <text:p>27.00507</text:p>
          </table:table-cell>
          <table:table-cell office:value-type="float" office:value="0.802853203" calcext:value-type="float">
            <text:p>0.802853203</text:p>
          </table:table-cell>
          <table:table-cell office:value-type="float" office:value="0.730247585" calcext:value-type="float">
            <text:p>0.730247585</text:p>
          </table:table-cell>
          <table:table-cell office:value-type="float" office:value="0.567824908" calcext:value-type="float">
            <text:p>0.567824908</text:p>
          </table:table-cell>
          <table:table-cell/>
          <table:table-cell office:value-type="float" office:value="0.006559258" calcext:value-type="float">
            <text:p>0.006559258</text:p>
          </table:table-cell>
          <table:table-cell office:value-type="float" office:value="0.005966075" calcext:value-type="float">
            <text:p>0.005966075</text:p>
          </table:table-cell>
          <table:table-cell office:value-type="float" office:value="0.004639092" calcext:value-type="float">
            <text:p>0.004639092</text:p>
          </table:table-cell>
          <table:table-cell/>
          <table:table-cell office:value-type="float" office:value="-0.003336575" calcext:value-type="float">
            <text:p>-0.003336575</text:p>
          </table:table-cell>
          <table:table-cell office:value-type="float" office:value="-0.003929758" calcext:value-type="float">
            <text:p>-0.003929758</text:p>
          </table:table-cell>
          <table:table-cell office:value-type="float" office:value="-0.005256741" calcext:value-type="float">
            <text:p>-0.005256741</text:p>
          </table:table-cell>
          <table:table-cell/>
          <table:table-cell office:value-type="float" office:value="26.922865719" calcext:value-type="float">
            <text:p>26.922865719</text:p>
          </table:table-cell>
          <table:table-cell office:value-type="float" office:value="26.908250424" calcext:value-type="float">
            <text:p>26.908250424</text:p>
          </table:table-cell>
          <table:table-cell office:value-type="float" office:value="26.875554548" calcext:value-type="float">
            <text:p>26.875554548</text:p>
          </table:table-cell>
          <table:table-cell/>
          <table:table-cell office:value-type="float" office:value="-0.084581331" calcext:value-type="float">
            <text:p>-0.084581331</text:p>
          </table:table-cell>
          <table:table-cell office:value-type="float" office:value="-0.099619272" calcext:value-type="float">
            <text:p>-0.099619272</text:p>
          </table:table-cell>
          <table:table-cell office:value-type="float" office:value="-0.133260942" calcext:value-type="float">
            <text:p>-0.13326094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2 12:09:30</text:p>
          </table:table-cell>
          <table:table-cell office:value-type="float" office:value="27.00507" calcext:value-type="float">
            <text:p>27.00507</text:p>
          </table:table-cell>
          <table:table-cell office:value-type="float" office:value="0.794529414" calcext:value-type="float">
            <text:p>0.794529414</text:p>
          </table:table-cell>
          <table:table-cell office:value-type="float" office:value="0.763775201" calcext:value-type="float">
            <text:p>0.763775201</text:p>
          </table:table-cell>
          <table:table-cell office:value-type="float" office:value="0.557301111" calcext:value-type="float">
            <text:p>0.557301111</text:p>
          </table:table-cell>
          <table:table-cell/>
          <table:table-cell office:value-type="float" office:value="0.006491253" calcext:value-type="float">
            <text:p>0.006491253</text:p>
          </table:table-cell>
          <table:table-cell office:value-type="float" office:value="0.006239993" calcext:value-type="float">
            <text:p>0.006239993</text:p>
          </table:table-cell>
          <table:table-cell office:value-type="float" office:value="0.004553114" calcext:value-type="float">
            <text:p>0.004553114</text:p>
          </table:table-cell>
          <table:table-cell/>
          <table:table-cell office:value-type="float" office:value="-0.00340458" calcext:value-type="float">
            <text:p>-0.00340458</text:p>
          </table:table-cell>
          <table:table-cell office:value-type="float" office:value="-0.00365584" calcext:value-type="float">
            <text:p>-0.00365584</text:p>
          </table:table-cell>
          <table:table-cell office:value-type="float" office:value="-0.00534272" calcext:value-type="float">
            <text:p>-0.00534272</text:p>
          </table:table-cell>
          <table:table-cell/>
          <table:table-cell office:value-type="float" office:value="26.921190174" calcext:value-type="float">
            <text:p>26.921190174</text:p>
          </table:table-cell>
          <table:table-cell office:value-type="float" office:value="26.914999456" calcext:value-type="float">
            <text:p>26.914999456</text:p>
          </table:table-cell>
          <table:table-cell office:value-type="float" office:value="26.873436063" calcext:value-type="float">
            <text:p>26.873436063</text:p>
          </table:table-cell>
          <table:table-cell/>
          <table:table-cell office:value-type="float" office:value="-0.086305325" calcext:value-type="float">
            <text:p>-0.086305325</text:p>
          </table:table-cell>
          <table:table-cell office:value-type="float" office:value="-0.092675061" calcext:value-type="float">
            <text:p>-0.092675061</text:p>
          </table:table-cell>
          <table:table-cell office:value-type="float" office:value="-0.135440722" calcext:value-type="float">
            <text:p>-0.13544072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2 12:09:31</text:p>
          </table:table-cell>
          <table:table-cell office:value-type="float" office:value="27.00507" calcext:value-type="float">
            <text:p>27.00507</text:p>
          </table:table-cell>
          <table:table-cell office:value-type="float" office:value="0.667669853" calcext:value-type="float">
            <text:p>0.667669853</text:p>
          </table:table-cell>
          <table:table-cell office:value-type="float" office:value="0.730736343" calcext:value-type="float">
            <text:p>0.730736343</text:p>
          </table:table-cell>
          <table:table-cell office:value-type="float" office:value="0.684183321" calcext:value-type="float">
            <text:p>0.684183321</text:p>
          </table:table-cell>
          <table:table-cell/>
          <table:table-cell office:value-type="float" office:value="0.005454819" calcext:value-type="float">
            <text:p>0.005454819</text:p>
          </table:table-cell>
          <table:table-cell office:value-type="float" office:value="0.005970068" calcext:value-type="float">
            <text:p>0.005970068</text:p>
          </table:table-cell>
          <table:table-cell office:value-type="float" office:value="0.005589733" calcext:value-type="float">
            <text:p>0.005589733</text:p>
          </table:table-cell>
          <table:table-cell/>
          <table:table-cell office:value-type="float" office:value="-0.004441014" calcext:value-type="float">
            <text:p>-0.004441014</text:p>
          </table:table-cell>
          <table:table-cell office:value-type="float" office:value="-0.003925765" calcext:value-type="float">
            <text:p>-0.003925765</text:p>
          </table:table-cell>
          <table:table-cell office:value-type="float" office:value="-0.0043061" calcext:value-type="float">
            <text:p>-0.0043061</text:p>
          </table:table-cell>
          <table:table-cell/>
          <table:table-cell office:value-type="float" office:value="26.895653563" calcext:value-type="float">
            <text:p>26.895653563</text:p>
          </table:table-cell>
          <table:table-cell office:value-type="float" office:value="26.90834881" calcext:value-type="float">
            <text:p>26.90834881</text:p>
          </table:table-cell>
          <table:table-cell office:value-type="float" office:value="26.898977728" calcext:value-type="float">
            <text:p>26.898977728</text:p>
          </table:table-cell>
          <table:table-cell/>
          <table:table-cell office:value-type="float" office:value="-0.112580475" calcext:value-type="float">
            <text:p>-0.112580475</text:p>
          </table:table-cell>
          <table:table-cell office:value-type="float" office:value="-0.099518041" calcext:value-type="float">
            <text:p>-0.099518041</text:p>
          </table:table-cell>
          <table:table-cell office:value-type="float" office:value="-0.109160158" calcext:value-type="float">
            <text:p>-0.1091601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2 12:09:32</text:p>
          </table:table-cell>
          <table:table-cell office:value-type="float" office:value="27.01013" calcext:value-type="float">
            <text:p>27.01013</text:p>
          </table:table-cell>
          <table:table-cell office:value-type="float" office:value="0.705472315" calcext:value-type="float">
            <text:p>0.705472315</text:p>
          </table:table-cell>
          <table:table-cell office:value-type="float" office:value="0.737254707" calcext:value-type="float">
            <text:p>0.737254707</text:p>
          </table:table-cell>
          <table:table-cell office:value-type="float" office:value="0.686947785" calcext:value-type="float">
            <text:p>0.686947785</text:p>
          </table:table-cell>
          <table:table-cell/>
          <table:table-cell office:value-type="float" office:value="0.005763663" calcext:value-type="float">
            <text:p>0.005763663</text:p>
          </table:table-cell>
          <table:table-cell office:value-type="float" office:value="0.006023323" calcext:value-type="float">
            <text:p>0.006023323</text:p>
          </table:table-cell>
          <table:table-cell office:value-type="float" office:value="0.005612319" calcext:value-type="float">
            <text:p>0.005612319</text:p>
          </table:table-cell>
          <table:table-cell/>
          <table:table-cell office:value-type="float" office:value="-0.004132171" calcext:value-type="float">
            <text:p>-0.004132171</text:p>
          </table:table-cell>
          <table:table-cell office:value-type="float" office:value="-0.003872511" calcext:value-type="float">
            <text:p>-0.003872511</text:p>
          </table:table-cell>
          <table:table-cell office:value-type="float" office:value="-0.004283515" calcext:value-type="float">
            <text:p>-0.004283515</text:p>
          </table:table-cell>
          <table:table-cell/>
          <table:table-cell office:value-type="float" office:value="26.908317763" calcext:value-type="float">
            <text:p>26.908317763</text:p>
          </table:table-cell>
          <table:table-cell office:value-type="float" office:value="26.914715487" calcext:value-type="float">
            <text:p>26.914715487</text:p>
          </table:table-cell>
          <table:table-cell office:value-type="float" office:value="26.904588801" calcext:value-type="float">
            <text:p>26.904588801</text:p>
          </table:table-cell>
          <table:table-cell/>
          <table:table-cell office:value-type="float" office:value="-0.104750743" calcext:value-type="float">
            <text:p>-0.104750743</text:p>
          </table:table-cell>
          <table:table-cell office:value-type="float" office:value="-0.098167958" calcext:value-type="float">
            <text:p>-0.098167958</text:p>
          </table:table-cell>
          <table:table-cell office:value-type="float" office:value="-0.108587576" calcext:value-type="float">
            <text:p>-0.1085875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2 12:09:34</text:p>
          </table:table-cell>
          <table:table-cell office:value-type="float" office:value="27.00002" calcext:value-type="float">
            <text:p>27.00002</text:p>
          </table:table-cell>
          <table:table-cell office:value-type="float" office:value="0.82585583" calcext:value-type="float">
            <text:p>0.82585583</text:p>
          </table:table-cell>
          <table:table-cell office:value-type="float" office:value="0.678700886" calcext:value-type="float">
            <text:p>0.678700886</text:p>
          </table:table-cell>
          <table:table-cell office:value-type="float" office:value="0.600618196" calcext:value-type="float">
            <text:p>0.600618196</text:p>
          </table:table-cell>
          <table:table-cell/>
          <table:table-cell office:value-type="float" office:value="0.006747188" calcext:value-type="float">
            <text:p>0.006747188</text:p>
          </table:table-cell>
          <table:table-cell office:value-type="float" office:value="0.005544942" calcext:value-type="float">
            <text:p>0.005544942</text:p>
          </table:table-cell>
          <table:table-cell office:value-type="float" office:value="0.004907011" calcext:value-type="float">
            <text:p>0.004907011</text:p>
          </table:table-cell>
          <table:table-cell/>
          <table:table-cell office:value-type="float" office:value="-0.003148645" calcext:value-type="float">
            <text:p>-0.003148645</text:p>
          </table:table-cell>
          <table:table-cell office:value-type="float" office:value="-0.004350891" calcext:value-type="float">
            <text:p>-0.004350891</text:p>
          </table:table-cell>
          <table:table-cell office:value-type="float" office:value="-0.004988822" calcext:value-type="float">
            <text:p>-0.004988822</text:p>
          </table:table-cell>
          <table:table-cell/>
          <table:table-cell office:value-type="float" office:value="26.922441577" calcext:value-type="float">
            <text:p>26.922441577</text:p>
          </table:table-cell>
          <table:table-cell office:value-type="float" office:value="26.89281952" calcext:value-type="float">
            <text:p>26.89281952</text:p>
          </table:table-cell>
          <table:table-cell office:value-type="float" office:value="26.877101288" calcext:value-type="float">
            <text:p>26.877101288</text:p>
          </table:table-cell>
          <table:table-cell/>
          <table:table-cell office:value-type="float" office:value="-0.079817126" calcext:value-type="float">
            <text:p>-0.079817126</text:p>
          </table:table-cell>
          <table:table-cell office:value-type="float" office:value="-0.110295694" calcext:value-type="float">
            <text:p>-0.110295694</text:p>
          </table:table-cell>
          <table:table-cell office:value-type="float" office:value="-0.126468548" calcext:value-type="float">
            <text:p>-0.12646854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2 12:09:35</text:p>
          </table:table-cell>
          <table:table-cell office:value-type="float" office:value="26.99496" calcext:value-type="float">
            <text:p>26.99496</text:p>
          </table:table-cell>
          <table:table-cell office:value-type="float" office:value="0.696504199" calcext:value-type="float">
            <text:p>0.696504199</text:p>
          </table:table-cell>
          <table:table-cell office:value-type="float" office:value="0.815656282" calcext:value-type="float">
            <text:p>0.815656282</text:p>
          </table:table-cell>
          <table:table-cell office:value-type="float" office:value="0.611851288" calcext:value-type="float">
            <text:p>0.611851288</text:p>
          </table:table-cell>
          <table:table-cell/>
          <table:table-cell office:value-type="float" office:value="0.005690394" calcext:value-type="float">
            <text:p>0.005690394</text:p>
          </table:table-cell>
          <table:table-cell office:value-type="float" office:value="0.006663859" calcext:value-type="float">
            <text:p>0.006663859</text:p>
          </table:table-cell>
          <table:table-cell office:value-type="float" office:value="0.004998785" calcext:value-type="float">
            <text:p>0.004998785</text:p>
          </table:table-cell>
          <table:table-cell/>
          <table:table-cell office:value-type="float" office:value="-0.00420544" calcext:value-type="float">
            <text:p>-0.00420544</text:p>
          </table:table-cell>
          <table:table-cell office:value-type="float" office:value="-0.003231975" calcext:value-type="float">
            <text:p>-0.003231975</text:p>
          </table:table-cell>
          <table:table-cell office:value-type="float" office:value="-0.004897048" calcext:value-type="float">
            <text:p>-0.004897048</text:p>
          </table:table-cell>
          <table:table-cell/>
          <table:table-cell office:value-type="float" office:value="26.891348762" calcext:value-type="float">
            <text:p>26.891348762</text:p>
          </table:table-cell>
          <table:table-cell office:value-type="float" office:value="26.915333977" calcext:value-type="float">
            <text:p>26.915333977</text:p>
          </table:table-cell>
          <table:table-cell office:value-type="float" office:value="26.874307897" calcext:value-type="float">
            <text:p>26.874307897</text:p>
          </table:table-cell>
          <table:table-cell/>
          <table:table-cell office:value-type="float" office:value="-0.106608233" calcext:value-type="float">
            <text:p>-0.106608233</text:p>
          </table:table-cell>
          <table:table-cell office:value-type="float" office:value="-0.081929609" calcext:value-type="float">
            <text:p>-0.081929609</text:p>
          </table:table-cell>
          <table:table-cell office:value-type="float" office:value="-0.124141878" calcext:value-type="float">
            <text:p>-0.12414187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2 12:09:36</text:p>
          </table:table-cell>
          <table:table-cell office:value-type="float" office:value="27.00002" calcext:value-type="float">
            <text:p>27.00002</text:p>
          </table:table-cell>
          <table:table-cell office:value-type="float" office:value="0.715879287" calcext:value-type="float">
            <text:p>0.715879287</text:p>
          </table:table-cell>
          <table:table-cell office:value-type="float" office:value="0.709130252" calcext:value-type="float">
            <text:p>0.709130252</text:p>
          </table:table-cell>
          <table:table-cell office:value-type="float" office:value="0.67627736" calcext:value-type="float">
            <text:p>0.67627736</text:p>
          </table:table-cell>
          <table:table-cell/>
          <table:table-cell office:value-type="float" office:value="0.005848687" calcext:value-type="float">
            <text:p>0.005848687</text:p>
          </table:table-cell>
          <table:table-cell office:value-type="float" office:value="0.005793548" calcext:value-type="float">
            <text:p>0.005793548</text:p>
          </table:table-cell>
          <table:table-cell office:value-type="float" office:value="0.005525142" calcext:value-type="float">
            <text:p>0.005525142</text:p>
          </table:table-cell>
          <table:table-cell/>
          <table:table-cell office:value-type="float" office:value="-0.004047146" calcext:value-type="float">
            <text:p>-0.004047146</text:p>
          </table:table-cell>
          <table:table-cell office:value-type="float" office:value="-0.004102286" calcext:value-type="float">
            <text:p>-0.004102286</text:p>
          </table:table-cell>
          <table:table-cell office:value-type="float" office:value="-0.004370691" calcext:value-type="float">
            <text:p>-0.004370691</text:p>
          </table:table-cell>
          <table:table-cell/>
          <table:table-cell office:value-type="float" office:value="26.900303546" calcext:value-type="float">
            <text:p>26.900303546</text:p>
          </table:table-cell>
          <table:table-cell office:value-type="float" office:value="26.898944966" calcext:value-type="float">
            <text:p>26.898944966</text:p>
          </table:table-cell>
          <table:table-cell office:value-type="float" office:value="26.892331662" calcext:value-type="float">
            <text:p>26.892331662</text:p>
          </table:table-cell>
          <table:table-cell/>
          <table:table-cell office:value-type="float" office:value="-0.10259524" calcext:value-type="float">
            <text:p>-0.10259524</text:p>
          </table:table-cell>
          <table:table-cell office:value-type="float" office:value="-0.103993106" calcext:value-type="float">
            <text:p>-0.103993106</text:p>
          </table:table-cell>
          <table:table-cell office:value-type="float" office:value="-0.110797662" calcext:value-type="float">
            <text:p>-0.1107976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2 12:09:37</text:p>
          </table:table-cell>
          <table:table-cell office:value-type="float" office:value="27.00507" calcext:value-type="float">
            <text:p>27.00507</text:p>
          </table:table-cell>
          <table:table-cell office:value-type="float" office:value="0.800547695" calcext:value-type="float">
            <text:p>0.800547695</text:p>
          </table:table-cell>
          <table:table-cell office:value-type="float" office:value="0.739060728" calcext:value-type="float">
            <text:p>0.739060728</text:p>
          </table:table-cell>
          <table:table-cell office:value-type="float" office:value="0.559247203" calcext:value-type="float">
            <text:p>0.559247203</text:p>
          </table:table-cell>
          <table:table-cell/>
          <table:table-cell office:value-type="float" office:value="0.006540422" calcext:value-type="float">
            <text:p>0.006540422</text:p>
          </table:table-cell>
          <table:table-cell office:value-type="float" office:value="0.006038078" calcext:value-type="float">
            <text:p>0.006038078</text:p>
          </table:table-cell>
          <table:table-cell office:value-type="float" office:value="0.004569013" calcext:value-type="float">
            <text:p>0.004569013</text:p>
          </table:table-cell>
          <table:table-cell/>
          <table:table-cell office:value-type="float" office:value="-0.003355411" calcext:value-type="float">
            <text:p>-0.003355411</text:p>
          </table:table-cell>
          <table:table-cell office:value-type="float" office:value="-0.003857755" calcext:value-type="float">
            <text:p>-0.003857755</text:p>
          </table:table-cell>
          <table:table-cell office:value-type="float" office:value="-0.00532682" calcext:value-type="float">
            <text:p>-0.00532682</text:p>
          </table:table-cell>
          <table:table-cell/>
          <table:table-cell office:value-type="float" office:value="26.92240163" calcext:value-type="float">
            <text:p>26.92240163</text:p>
          </table:table-cell>
          <table:table-cell office:value-type="float" office:value="26.910024493" calcext:value-type="float">
            <text:p>26.910024493</text:p>
          </table:table-cell>
          <table:table-cell office:value-type="float" office:value="26.87382782" calcext:value-type="float">
            <text:p>26.87382782</text:p>
          </table:table-cell>
          <table:table-cell/>
          <table:table-cell office:value-type="float" office:value="-0.085058839" calcext:value-type="float">
            <text:p>-0.085058839</text:p>
          </table:table-cell>
          <table:table-cell office:value-type="float" office:value="-0.097793896" calcext:value-type="float">
            <text:p>-0.097793896</text:p>
          </table:table-cell>
          <table:table-cell office:value-type="float" office:value="-0.13503763" calcext:value-type="float">
            <text:p>-0.135037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2 12:09:38</text:p>
          </table:table-cell>
          <table:table-cell office:value-type="float" office:value="27.00002" calcext:value-type="float">
            <text:p>27.00002</text:p>
          </table:table-cell>
          <table:table-cell office:value-type="float" office:value="0.716387715" calcext:value-type="float">
            <text:p>0.716387715</text:p>
          </table:table-cell>
          <table:table-cell office:value-type="float" office:value="0.823082426" calcext:value-type="float">
            <text:p>0.823082426</text:p>
          </table:table-cell>
          <table:table-cell office:value-type="float" office:value="0.582493613" calcext:value-type="float">
            <text:p>0.582493613</text:p>
          </table:table-cell>
          <table:table-cell/>
          <table:table-cell office:value-type="float" office:value="0.005852841" calcext:value-type="float">
            <text:p>0.005852841</text:p>
          </table:table-cell>
          <table:table-cell office:value-type="float" office:value="0.00672453" calcext:value-type="float">
            <text:p>0.00672453</text:p>
          </table:table-cell>
          <table:table-cell office:value-type="float" office:value="0.004758935" calcext:value-type="float">
            <text:p>0.004758935</text:p>
          </table:table-cell>
          <table:table-cell/>
          <table:table-cell office:value-type="float" office:value="-0.004042993" calcext:value-type="float">
            <text:p>-0.004042993</text:p>
          </table:table-cell>
          <table:table-cell office:value-type="float" office:value="-0.003171304" calcext:value-type="float">
            <text:p>-0.003171304</text:p>
          </table:table-cell>
          <table:table-cell office:value-type="float" office:value="-0.005136899" calcext:value-type="float">
            <text:p>-0.005136899</text:p>
          </table:table-cell>
          <table:table-cell/>
          <table:table-cell office:value-type="float" office:value="26.900405892" calcext:value-type="float">
            <text:p>26.900405892</text:p>
          </table:table-cell>
          <table:table-cell office:value-type="float" office:value="26.921883302" calcext:value-type="float">
            <text:p>26.921883302</text:p>
          </table:table-cell>
          <table:table-cell office:value-type="float" office:value="26.873452735" calcext:value-type="float">
            <text:p>26.873452735</text:p>
          </table:table-cell>
          <table:table-cell/>
          <table:table-cell office:value-type="float" office:value="-0.102489934" calcext:value-type="float">
            <text:p>-0.102489934</text:p>
          </table:table-cell>
          <table:table-cell office:value-type="float" office:value="-0.08039154" calcext:value-type="float">
            <text:p>-0.08039154</text:p>
          </table:table-cell>
          <table:table-cell office:value-type="float" office:value="-0.130222642" calcext:value-type="float">
            <text:p>-0.13022264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2 12:09:40</text:p>
          </table:table-cell>
          <table:table-cell office:value-type="float" office:value="27.00002" calcext:value-type="float">
            <text:p>27.00002</text:p>
          </table:table-cell>
          <table:table-cell office:value-type="float" office:value="0.679934702" calcext:value-type="float">
            <text:p>0.679934702</text:p>
          </table:table-cell>
          <table:table-cell office:value-type="float" office:value="0.808013178" calcext:value-type="float">
            <text:p>0.808013178</text:p>
          </table:table-cell>
          <table:table-cell office:value-type="float" office:value="0.642378407" calcext:value-type="float">
            <text:p>0.642378407</text:p>
          </table:table-cell>
          <table:table-cell/>
          <table:table-cell office:value-type="float" office:value="0.005555022" calcext:value-type="float">
            <text:p>0.005555022</text:p>
          </table:table-cell>
          <table:table-cell office:value-type="float" office:value="0.006601415" calcext:value-type="float">
            <text:p>0.006601415</text:p>
          </table:table-cell>
          <table:table-cell office:value-type="float" office:value="0.00524819" calcext:value-type="float">
            <text:p>0.00524819</text:p>
          </table:table-cell>
          <table:table-cell/>
          <table:table-cell office:value-type="float" office:value="-0.004340811" calcext:value-type="float">
            <text:p>-0.004340811</text:p>
          </table:table-cell>
          <table:table-cell office:value-type="float" office:value="-0.003294418" calcext:value-type="float">
            <text:p>-0.003294418</text:p>
          </table:table-cell>
          <table:table-cell office:value-type="float" office:value="-0.004647644" calcext:value-type="float">
            <text:p>-0.004647644</text:p>
          </table:table-cell>
          <table:table-cell/>
          <table:table-cell office:value-type="float" office:value="26.893067889" calcext:value-type="float">
            <text:p>26.893067889</text:p>
          </table:table-cell>
          <table:table-cell office:value-type="float" office:value="26.91884992" calcext:value-type="float">
            <text:p>26.91884992</text:p>
          </table:table-cell>
          <table:table-cell office:value-type="float" office:value="26.885507745" calcext:value-type="float">
            <text:p>26.885507745</text:p>
          </table:table-cell>
          <table:table-cell/>
          <table:table-cell office:value-type="float" office:value="-0.110040143" calcext:value-type="float">
            <text:p>-0.110040143</text:p>
          </table:table-cell>
          <table:table-cell office:value-type="float" office:value="-0.083512617" calcext:value-type="float">
            <text:p>-0.083512617</text:p>
          </table:table-cell>
          <table:table-cell office:value-type="float" office:value="-0.117818938" calcext:value-type="float">
            <text:p>-0.11781893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2 12:09:41</text:p>
          </table:table-cell>
          <table:table-cell office:value-type="float" office:value="27.00002" calcext:value-type="float">
            <text:p>27.00002</text:p>
          </table:table-cell>
          <table:table-cell office:value-type="float" office:value="0.693172299" calcext:value-type="float">
            <text:p>0.693172299</text:p>
          </table:table-cell>
          <table:table-cell office:value-type="float" office:value="0.708335126" calcext:value-type="float">
            <text:p>0.708335126</text:p>
          </table:table-cell>
          <table:table-cell office:value-type="float" office:value="0.673112353" calcext:value-type="float">
            <text:p>0.673112353</text:p>
          </table:table-cell>
          <table:table-cell/>
          <table:table-cell office:value-type="float" office:value="0.005663172" calcext:value-type="float">
            <text:p>0.005663172</text:p>
          </table:table-cell>
          <table:table-cell office:value-type="float" office:value="0.005787052" calcext:value-type="float">
            <text:p>0.005787052</text:p>
          </table:table-cell>
          <table:table-cell office:value-type="float" office:value="0.005499284" calcext:value-type="float">
            <text:p>0.005499284</text:p>
          </table:table-cell>
          <table:table-cell/>
          <table:table-cell office:value-type="float" office:value="-0.004232661" calcext:value-type="float">
            <text:p>-0.004232661</text:p>
          </table:table-cell>
          <table:table-cell office:value-type="float" office:value="-0.004108782" calcext:value-type="float">
            <text:p>-0.004108782</text:p>
          </table:table-cell>
          <table:table-cell office:value-type="float" office:value="-0.004396549" calcext:value-type="float">
            <text:p>-0.004396549</text:p>
          </table:table-cell>
          <table:table-cell/>
          <table:table-cell office:value-type="float" office:value="26.895732627" calcext:value-type="float">
            <text:p>26.895732627</text:p>
          </table:table-cell>
          <table:table-cell office:value-type="float" office:value="26.898784907" calcext:value-type="float">
            <text:p>26.898784907</text:p>
          </table:table-cell>
          <table:table-cell office:value-type="float" office:value="26.891694542" calcext:value-type="float">
            <text:p>26.891694542</text:p>
          </table:table-cell>
          <table:table-cell/>
          <table:table-cell office:value-type="float" office:value="-0.107298342" calcext:value-type="float">
            <text:p>-0.107298342</text:p>
          </table:table-cell>
          <table:table-cell office:value-type="float" office:value="-0.104157794" calcext:value-type="float">
            <text:p>-0.104157794</text:p>
          </table:table-cell>
          <table:table-cell office:value-type="float" office:value="-0.111453207" calcext:value-type="float">
            <text:p>-0.11145320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2 12:09:42</text:p>
          </table:table-cell>
          <table:table-cell office:value-type="float" office:value="26.99496" calcext:value-type="float">
            <text:p>26.99496</text:p>
          </table:table-cell>
          <table:table-cell office:value-type="float" office:value="0.788965319" calcext:value-type="float">
            <text:p>0.788965319</text:p>
          </table:table-cell>
          <table:table-cell office:value-type="float" office:value="0.783014987" calcext:value-type="float">
            <text:p>0.783014987</text:p>
          </table:table-cell>
          <table:table-cell office:value-type="float" office:value="0.559051103" calcext:value-type="float">
            <text:p>0.559051103</text:p>
          </table:table-cell>
          <table:table-cell/>
          <table:table-cell office:value-type="float" office:value="0.006445795" calcext:value-type="float">
            <text:p>0.006445795</text:p>
          </table:table-cell>
          <table:table-cell office:value-type="float" office:value="0.006397181" calcext:value-type="float">
            <text:p>0.006397181</text:p>
          </table:table-cell>
          <table:table-cell office:value-type="float" office:value="0.004567411" calcext:value-type="float">
            <text:p>0.004567411</text:p>
          </table:table-cell>
          <table:table-cell/>
          <table:table-cell office:value-type="float" office:value="-0.003450038" calcext:value-type="float">
            <text:p>-0.003450038</text:p>
          </table:table-cell>
          <table:table-cell office:value-type="float" office:value="-0.003498652" calcext:value-type="float">
            <text:p>-0.003498652</text:p>
          </table:table-cell>
          <table:table-cell office:value-type="float" office:value="-0.005328422" calcext:value-type="float">
            <text:p>-0.005328422</text:p>
          </table:table-cell>
          <table:table-cell/>
          <table:table-cell office:value-type="float" office:value="26.909961152" calcext:value-type="float">
            <text:p>26.909961152</text:p>
          </table:table-cell>
          <table:table-cell office:value-type="float" office:value="26.908763361" calcext:value-type="float">
            <text:p>26.908763361</text:p>
          </table:table-cell>
          <table:table-cell office:value-type="float" office:value="26.863678945" calcext:value-type="float">
            <text:p>26.863678945</text:p>
          </table:table-cell>
          <table:table-cell/>
          <table:table-cell office:value-type="float" office:value="-0.087457743" calcext:value-type="float">
            <text:p>-0.087457743</text:p>
          </table:table-cell>
          <table:table-cell office:value-type="float" office:value="-0.088690159" calcext:value-type="float">
            <text:p>-0.088690159</text:p>
          </table:table-cell>
          <table:table-cell office:value-type="float" office:value="-0.135078248" calcext:value-type="float">
            <text:p>-0.13507824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2 12:09:44</text:p>
          </table:table-cell>
          <table:table-cell office:value-type="float" office:value="27.00507" calcext:value-type="float">
            <text:p>27.00507</text:p>
          </table:table-cell>
          <table:table-cell office:value-type="float" office:value="0.733119933" calcext:value-type="float">
            <text:p>0.733119933</text:p>
          </table:table-cell>
          <table:table-cell office:value-type="float" office:value="0.830634335" calcext:value-type="float">
            <text:p>0.830634335</text:p>
          </table:table-cell>
          <table:table-cell office:value-type="float" office:value="0.571461388" calcext:value-type="float">
            <text:p>0.571461388</text:p>
          </table:table-cell>
          <table:table-cell/>
          <table:table-cell office:value-type="float" office:value="0.005989542" calcext:value-type="float">
            <text:p>0.005989542</text:p>
          </table:table-cell>
          <table:table-cell office:value-type="float" office:value="0.006786228" calcext:value-type="float">
            <text:p>0.006786228</text:p>
          </table:table-cell>
          <table:table-cell office:value-type="float" office:value="0.004668802" calcext:value-type="float">
            <text:p>0.004668802</text:p>
          </table:table-cell>
          <table:table-cell/>
          <table:table-cell office:value-type="float" office:value="-0.003906291" calcext:value-type="float">
            <text:p>-0.003906291</text:p>
          </table:table-cell>
          <table:table-cell office:value-type="float" office:value="-0.003109605" calcext:value-type="float">
            <text:p>-0.003109605</text:p>
          </table:table-cell>
          <table:table-cell office:value-type="float" office:value="-0.005227031" calcext:value-type="float">
            <text:p>-0.005227031</text:p>
          </table:table-cell>
          <table:table-cell/>
          <table:table-cell office:value-type="float" office:value="26.908828623" calcext:value-type="float">
            <text:p>26.908828623</text:p>
          </table:table-cell>
          <table:table-cell office:value-type="float" office:value="26.928457929" calcext:value-type="float">
            <text:p>26.928457929</text:p>
          </table:table-cell>
          <table:table-cell office:value-type="float" office:value="26.876286586" calcext:value-type="float">
            <text:p>26.876286586</text:p>
          </table:table-cell>
          <table:table-cell/>
          <table:table-cell office:value-type="float" office:value="-0.099024352" calcext:value-type="float">
            <text:p>-0.099024352</text:p>
          </table:table-cell>
          <table:table-cell office:value-type="float" office:value="-0.078827426" calcext:value-type="float">
            <text:p>-0.078827426</text:p>
          </table:table-cell>
          <table:table-cell office:value-type="float" office:value="-0.132507724" calcext:value-type="float">
            <text:p>-0.13250772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2 12:09:45</text:p>
          </table:table-cell>
          <table:table-cell office:value-type="float" office:value="26.98991" calcext:value-type="float">
            <text:p>26.98991</text:p>
          </table:table-cell>
          <table:table-cell office:value-type="float" office:value="0.706397975" calcext:value-type="float">
            <text:p>0.706397975</text:p>
          </table:table-cell>
          <table:table-cell office:value-type="float" office:value="0.724352088" calcext:value-type="float">
            <text:p>0.724352088</text:p>
          </table:table-cell>
          <table:table-cell office:value-type="float" office:value="0.68554648" calcext:value-type="float">
            <text:p>0.68554648</text:p>
          </table:table-cell>
          <table:table-cell/>
          <table:table-cell office:value-type="float" office:value="0.005771225" calcext:value-type="float">
            <text:p>0.005771225</text:p>
          </table:table-cell>
          <table:table-cell office:value-type="float" office:value="0.005917909" calcext:value-type="float">
            <text:p>0.005917909</text:p>
          </table:table-cell>
          <table:table-cell office:value-type="float" office:value="0.00560087" calcext:value-type="float">
            <text:p>0.00560087</text:p>
          </table:table-cell>
          <table:table-cell/>
          <table:table-cell office:value-type="float" office:value="-0.004124608" calcext:value-type="float">
            <text:p>-0.004124608</text:p>
          </table:table-cell>
          <table:table-cell office:value-type="float" office:value="-0.003977924" calcext:value-type="float">
            <text:p>-0.003977924</text:p>
          </table:table-cell>
          <table:table-cell office:value-type="float" office:value="-0.004294963" calcext:value-type="float">
            <text:p>-0.004294963</text:p>
          </table:table-cell>
          <table:table-cell/>
          <table:table-cell office:value-type="float" office:value="26.888285821" calcext:value-type="float">
            <text:p>26.888285821</text:p>
          </table:table-cell>
          <table:table-cell office:value-type="float" office:value="26.891900011" calcext:value-type="float">
            <text:p>26.891900011</text:p>
          </table:table-cell>
          <table:table-cell office:value-type="float" office:value="26.88408837" calcext:value-type="float">
            <text:p>26.88408837</text:p>
          </table:table-cell>
          <table:table-cell/>
          <table:table-cell office:value-type="float" office:value="-0.104559019" calcext:value-type="float">
            <text:p>-0.104559019</text:p>
          </table:table-cell>
          <table:table-cell office:value-type="float" office:value="-0.100840349" calcext:value-type="float">
            <text:p>-0.100840349</text:p>
          </table:table-cell>
          <table:table-cell office:value-type="float" office:value="-0.108877818" calcext:value-type="float">
            <text:p>-0.10887781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2 12:09:46</text:p>
          </table:table-cell>
          <table:table-cell office:value-type="float" office:value="26.98991" calcext:value-type="float">
            <text:p>26.98991</text:p>
          </table:table-cell>
          <table:table-cell office:value-type="float" office:value="0.827145675" calcext:value-type="float">
            <text:p>0.827145675</text:p>
          </table:table-cell>
          <table:table-cell office:value-type="float" office:value="0.678781352" calcext:value-type="float">
            <text:p>0.678781352</text:p>
          </table:table-cell>
          <table:table-cell office:value-type="float" office:value="0.609338356" calcext:value-type="float">
            <text:p>0.609338356</text:p>
          </table:table-cell>
          <table:table-cell/>
          <table:table-cell office:value-type="float" office:value="0.006757726" calcext:value-type="float">
            <text:p>0.006757726</text:p>
          </table:table-cell>
          <table:table-cell office:value-type="float" office:value="0.005545599" calcext:value-type="float">
            <text:p>0.005545599</text:p>
          </table:table-cell>
          <table:table-cell office:value-type="float" office:value="0.004978255" calcext:value-type="float">
            <text:p>0.004978255</text:p>
          </table:table-cell>
          <table:table-cell/>
          <table:table-cell office:value-type="float" office:value="-0.003138107" calcext:value-type="float">
            <text:p>-0.003138107</text:p>
          </table:table-cell>
          <table:table-cell office:value-type="float" office:value="-0.004350234" calcext:value-type="float">
            <text:p>-0.004350234</text:p>
          </table:table-cell>
          <table:table-cell office:value-type="float" office:value="-0.004917579" calcext:value-type="float">
            <text:p>-0.004917579</text:p>
          </table:table-cell>
          <table:table-cell/>
          <table:table-cell office:value-type="float" office:value="26.912592294" calcext:value-type="float">
            <text:p>26.912592294</text:p>
          </table:table-cell>
          <table:table-cell office:value-type="float" office:value="26.882726532" calcext:value-type="float">
            <text:p>26.882726532</text:p>
          </table:table-cell>
          <table:table-cell office:value-type="float" office:value="26.868747378" calcext:value-type="float">
            <text:p>26.868747378</text:p>
          </table:table-cell>
          <table:table-cell/>
          <table:table-cell office:value-type="float" office:value="-0.07954998" calcext:value-type="float">
            <text:p>-0.07954998</text:p>
          </table:table-cell>
          <table:table-cell office:value-type="float" office:value="-0.110279028" calcext:value-type="float">
            <text:p>-0.110279028</text:p>
          </table:table-cell>
          <table:table-cell office:value-type="float" office:value="-0.124662372" calcext:value-type="float">
            <text:p>-0.12466237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2 12:09:47</text:p>
          </table:table-cell>
          <table:table-cell office:value-type="float" office:value="26.98991" calcext:value-type="float">
            <text:p>26.98991</text:p>
          </table:table-cell>
          <table:table-cell office:value-type="float" office:value="0.759211869" calcext:value-type="float">
            <text:p>0.759211869</text:p>
          </table:table-cell>
          <table:table-cell office:value-type="float" office:value="0.839055281" calcext:value-type="float">
            <text:p>0.839055281</text:p>
          </table:table-cell>
          <table:table-cell office:value-type="float" office:value="0.565156408" calcext:value-type="float">
            <text:p>0.565156408</text:p>
          </table:table-cell>
          <table:table-cell/>
          <table:table-cell office:value-type="float" office:value="0.006202711" calcext:value-type="float">
            <text:p>0.006202711</text:p>
          </table:table-cell>
          <table:table-cell office:value-type="float" office:value="0.006855027" calcext:value-type="float">
            <text:p>0.006855027</text:p>
          </table:table-cell>
          <table:table-cell office:value-type="float" office:value="0.004617291" calcext:value-type="float">
            <text:p>0.004617291</text:p>
          </table:table-cell>
          <table:table-cell/>
          <table:table-cell office:value-type="float" office:value="-0.003693122" calcext:value-type="float">
            <text:p>-0.003693122</text:p>
          </table:table-cell>
          <table:table-cell office:value-type="float" office:value="-0.003040807" calcext:value-type="float">
            <text:p>-0.003040807</text:p>
          </table:table-cell>
          <table:table-cell office:value-type="float" office:value="-0.005278542" calcext:value-type="float">
            <text:p>-0.005278542</text:p>
          </table:table-cell>
          <table:table-cell/>
          <table:table-cell office:value-type="float" office:value="26.898917305" calcext:value-type="float">
            <text:p>26.898917305</text:p>
          </table:table-cell>
          <table:table-cell office:value-type="float" office:value="26.914989666" calcext:value-type="float">
            <text:p>26.914989666</text:p>
          </table:table-cell>
          <table:table-cell office:value-type="float" office:value="26.859853286" calcext:value-type="float">
            <text:p>26.859853286</text:p>
          </table:table-cell>
          <table:table-cell/>
          <table:table-cell office:value-type="float" office:value="-0.093620211" calcext:value-type="float">
            <text:p>-0.093620211</text:p>
          </table:table-cell>
          <table:table-cell office:value-type="float" office:value="-0.077083325" calcext:value-type="float">
            <text:p>-0.077083325</text:p>
          </table:table-cell>
          <table:table-cell office:value-type="float" office:value="-0.133813664" calcext:value-type="float">
            <text:p>-0.13381366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2 12:09:49</text:p>
          </table:table-cell>
          <table:table-cell office:value-type="float" office:value="26.99496" calcext:value-type="float">
            <text:p>26.99496</text:p>
          </table:table-cell>
          <table:table-cell office:value-type="float" office:value="0.794675445" calcext:value-type="float">
            <text:p>0.794675445</text:p>
          </table:table-cell>
          <table:table-cell office:value-type="float" office:value="0.678889236" calcext:value-type="float">
            <text:p>0.678889236</text:p>
          </table:table-cell>
          <table:table-cell office:value-type="float" office:value="0.645161348" calcext:value-type="float">
            <text:p>0.645161348</text:p>
          </table:table-cell>
          <table:table-cell/>
          <table:table-cell office:value-type="float" office:value="0.006492446" calcext:value-type="float">
            <text:p>0.006492446</text:p>
          </table:table-cell>
          <table:table-cell office:value-type="float" office:value="0.005546481" calcext:value-type="float">
            <text:p>0.005546481</text:p>
          </table:table-cell>
          <table:table-cell office:value-type="float" office:value="0.005270926" calcext:value-type="float">
            <text:p>0.005270926</text:p>
          </table:table-cell>
          <table:table-cell/>
          <table:table-cell office:value-type="float" office:value="-0.003403387" calcext:value-type="float">
            <text:p>-0.003403387</text:p>
          </table:table-cell>
          <table:table-cell office:value-type="float" office:value="-0.004349353" calcext:value-type="float">
            <text:p>-0.004349353</text:p>
          </table:table-cell>
          <table:table-cell office:value-type="float" office:value="-0.004624907" calcext:value-type="float">
            <text:p>-0.004624907</text:p>
          </table:table-cell>
          <table:table-cell/>
          <table:table-cell office:value-type="float" office:value="26.911110588" calcext:value-type="float">
            <text:p>26.911110588</text:p>
          </table:table-cell>
          <table:table-cell office:value-type="float" office:value="26.887802842" calcext:value-type="float">
            <text:p>26.887802842</text:p>
          </table:table-cell>
          <table:table-cell office:value-type="float" office:value="26.881013334" calcext:value-type="float">
            <text:p>26.881013334</text:p>
          </table:table-cell>
          <table:table-cell/>
          <table:table-cell office:value-type="float" office:value="-0.086275079" calcext:value-type="float">
            <text:p>-0.086275079</text:p>
          </table:table-cell>
          <table:table-cell office:value-type="float" office:value="-0.110256683" calcext:value-type="float">
            <text:p>-0.110256683</text:p>
          </table:table-cell>
          <table:table-cell office:value-type="float" office:value="-0.117242523" calcext:value-type="float">
            <text:p>-0.11724252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2 12:09:50</text:p>
          </table:table-cell>
          <table:table-cell office:value-type="float" office:value="26.9798" calcext:value-type="float">
            <text:p>26.9798</text:p>
          </table:table-cell>
          <table:table-cell office:value-type="float" office:value="0.673412761" calcext:value-type="float">
            <text:p>0.673412761</text:p>
          </table:table-cell>
          <table:table-cell office:value-type="float" office:value="0.799321628" calcext:value-type="float">
            <text:p>0.799321628</text:p>
          </table:table-cell>
          <table:table-cell office:value-type="float" office:value="0.618799403" calcext:value-type="float">
            <text:p>0.618799403</text:p>
          </table:table-cell>
          <table:table-cell/>
          <table:table-cell office:value-type="float" office:value="0.005501738" calcext:value-type="float">
            <text:p>0.005501738</text:p>
          </table:table-cell>
          <table:table-cell office:value-type="float" office:value="0.006530405" calcext:value-type="float">
            <text:p>0.006530405</text:p>
          </table:table-cell>
          <table:table-cell office:value-type="float" office:value="0.005055551" calcext:value-type="float">
            <text:p>0.005055551</text:p>
          </table:table-cell>
          <table:table-cell/>
          <table:table-cell office:value-type="float" office:value="-0.004394095" calcext:value-type="float">
            <text:p>-0.004394095</text:p>
          </table:table-cell>
          <table:table-cell office:value-type="float" office:value="-0.003365428" calcext:value-type="float">
            <text:p>-0.003365428</text:p>
          </table:table-cell>
          <table:table-cell office:value-type="float" office:value="-0.004840283" calcext:value-type="float">
            <text:p>-0.004840283</text:p>
          </table:table-cell>
          <table:table-cell/>
          <table:table-cell office:value-type="float" office:value="26.871536624" calcext:value-type="float">
            <text:p>26.871536624</text:p>
          </table:table-cell>
          <table:table-cell office:value-type="float" office:value="26.896882397" calcext:value-type="float">
            <text:p>26.896882397</text:p>
          </table:table-cell>
          <table:table-cell office:value-type="float" office:value="26.860542643" calcext:value-type="float">
            <text:p>26.860542643</text:p>
          </table:table-cell>
          <table:table-cell/>
          <table:table-cell office:value-type="float" office:value="-0.111390986" calcext:value-type="float">
            <text:p>-0.111390986</text:p>
          </table:table-cell>
          <table:table-cell office:value-type="float" office:value="-0.085312778" calcext:value-type="float">
            <text:p>-0.085312778</text:p>
          </table:table-cell>
          <table:table-cell office:value-type="float" office:value="-0.122702743" calcext:value-type="float">
            <text:p>-0.12270274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2 12:09:51</text:p>
          </table:table-cell>
          <table:table-cell office:value-type="float" office:value="26.9798" calcext:value-type="float">
            <text:p>26.9798</text:p>
          </table:table-cell>
          <table:table-cell office:value-type="float" office:value="0.815595486" calcext:value-type="float">
            <text:p>0.815595486</text:p>
          </table:table-cell>
          <table:table-cell office:value-type="float" office:value="0.686085306" calcext:value-type="float">
            <text:p>0.686085306</text:p>
          </table:table-cell>
          <table:table-cell office:value-type="float" office:value="0.575524637" calcext:value-type="float">
            <text:p>0.575524637</text:p>
          </table:table-cell>
          <table:table-cell/>
          <table:table-cell office:value-type="float" office:value="0.006663362" calcext:value-type="float">
            <text:p>0.006663362</text:p>
          </table:table-cell>
          <table:table-cell office:value-type="float" office:value="0.005605272" calcext:value-type="float">
            <text:p>0.005605272</text:p>
          </table:table-cell>
          <table:table-cell office:value-type="float" office:value="0.004701999" calcext:value-type="float">
            <text:p>0.004701999</text:p>
          </table:table-cell>
          <table:table-cell/>
          <table:table-cell office:value-type="float" office:value="-0.003232472" calcext:value-type="float">
            <text:p>-0.003232472</text:p>
          </table:table-cell>
          <table:table-cell office:value-type="float" office:value="-0.004290561" calcext:value-type="float">
            <text:p>-0.004290561</text:p>
          </table:table-cell>
          <table:table-cell office:value-type="float" office:value="-0.005193835" calcext:value-type="float">
            <text:p>-0.005193835</text:p>
          </table:table-cell>
          <table:table-cell/>
          <table:table-cell office:value-type="float" office:value="26.900158325" calcext:value-type="float">
            <text:p>26.900158325</text:p>
          </table:table-cell>
          <table:table-cell office:value-type="float" office:value="26.874087665" calcext:value-type="float">
            <text:p>26.874087665</text:p>
          </table:table-cell>
          <table:table-cell office:value-type="float" office:value="26.851831111" calcext:value-type="float">
            <text:p>26.851831111</text:p>
          </table:table-cell>
          <table:table-cell/>
          <table:table-cell office:value-type="float" office:value="-0.081942201" calcext:value-type="float">
            <text:p>-0.081942201</text:p>
          </table:table-cell>
          <table:table-cell office:value-type="float" office:value="-0.108766215" calcext:value-type="float">
            <text:p>-0.108766215</text:p>
          </table:table-cell>
          <table:table-cell office:value-type="float" office:value="-0.131666111" calcext:value-type="float">
            <text:p>-0.1316661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2 12:09:52</text:p>
          </table:table-cell>
          <table:table-cell office:value-type="float" office:value="26.96969" calcext:value-type="float">
            <text:p>26.96969</text:p>
          </table:table-cell>
          <table:table-cell office:value-type="float" office:value="0.762957425" calcext:value-type="float">
            <text:p>0.762957425</text:p>
          </table:table-cell>
          <table:table-cell office:value-type="float" office:value="0.838988523" calcext:value-type="float">
            <text:p>0.838988523</text:p>
          </table:table-cell>
          <table:table-cell office:value-type="float" office:value="0.567354628" calcext:value-type="float">
            <text:p>0.567354628</text:p>
          </table:table-cell>
          <table:table-cell/>
          <table:table-cell office:value-type="float" office:value="0.006233312" calcext:value-type="float">
            <text:p>0.006233312</text:p>
          </table:table-cell>
          <table:table-cell office:value-type="float" office:value="0.006854481" calcext:value-type="float">
            <text:p>0.006854481</text:p>
          </table:table-cell>
          <table:table-cell office:value-type="float" office:value="0.00463525" calcext:value-type="float">
            <text:p>0.00463525</text:p>
          </table:table-cell>
          <table:table-cell/>
          <table:table-cell office:value-type="float" office:value="-0.003662521" calcext:value-type="float">
            <text:p>-0.003662521</text:p>
          </table:table-cell>
          <table:table-cell office:value-type="float" office:value="-0.003041352" calcext:value-type="float">
            <text:p>-0.003041352</text:p>
          </table:table-cell>
          <table:table-cell office:value-type="float" office:value="-0.005260583" calcext:value-type="float">
            <text:p>-0.005260583</text:p>
          </table:table-cell>
          <table:table-cell/>
          <table:table-cell office:value-type="float" office:value="26.879453214" calcext:value-type="float">
            <text:p>26.879453214</text:p>
          </table:table-cell>
          <table:table-cell office:value-type="float" office:value="26.894758427" calcext:value-type="float">
            <text:p>26.894758427</text:p>
          </table:table-cell>
          <table:table-cell office:value-type="float" office:value="26.840077037" calcext:value-type="float">
            <text:p>26.840077037</text:p>
          </table:table-cell>
          <table:table-cell/>
          <table:table-cell office:value-type="float" office:value="-0.092844437" calcext:value-type="float">
            <text:p>-0.092844437</text:p>
          </table:table-cell>
          <table:table-cell office:value-type="float" office:value="-0.077097151" calcext:value-type="float">
            <text:p>-0.077097151</text:p>
          </table:table-cell>
          <table:table-cell office:value-type="float" office:value="-0.13335835" calcext:value-type="float">
            <text:p>-0.1333583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2 12:09:54</text:p>
          </table:table-cell>
          <table:table-cell office:value-type="float" office:value="26.97475" calcext:value-type="float">
            <text:p>26.97475</text:p>
          </table:table-cell>
          <table:table-cell office:value-type="float" office:value="0.766449662" calcext:value-type="float">
            <text:p>0.766449662</text:p>
          </table:table-cell>
          <table:table-cell office:value-type="float" office:value="0.686415516" calcext:value-type="float">
            <text:p>0.686415516</text:p>
          </table:table-cell>
          <table:table-cell office:value-type="float" office:value="0.652811605" calcext:value-type="float">
            <text:p>0.652811605</text:p>
          </table:table-cell>
          <table:table-cell/>
          <table:table-cell office:value-type="float" office:value="0.006261844" calcext:value-type="float">
            <text:p>0.006261844</text:p>
          </table:table-cell>
          <table:table-cell office:value-type="float" office:value="0.00560797" calcext:value-type="float">
            <text:p>0.00560797</text:p>
          </table:table-cell>
          <table:table-cell office:value-type="float" office:value="0.005333428" calcext:value-type="float">
            <text:p>0.005333428</text:p>
          </table:table-cell>
          <table:table-cell/>
          <table:table-cell office:value-type="float" office:value="-0.00363399" calcext:value-type="float">
            <text:p>-0.00363399</text:p>
          </table:table-cell>
          <table:table-cell office:value-type="float" office:value="-0.004287863" calcext:value-type="float">
            <text:p>-0.004287863</text:p>
          </table:table-cell>
          <table:table-cell office:value-type="float" office:value="-0.004562405" calcext:value-type="float">
            <text:p>-0.004562405</text:p>
          </table:table-cell>
          <table:table-cell/>
          <table:table-cell office:value-type="float" office:value="26.885210727" calcext:value-type="float">
            <text:p>26.885210727</text:p>
          </table:table-cell>
          <table:table-cell office:value-type="float" office:value="26.869099552" calcext:value-type="float">
            <text:p>26.869099552</text:p>
          </table:table-cell>
          <table:table-cell office:value-type="float" office:value="26.862334891" calcext:value-type="float">
            <text:p>26.862334891</text:p>
          </table:table-cell>
          <table:table-cell/>
          <table:table-cell office:value-type="float" office:value="-0.092121131" calcext:value-type="float">
            <text:p>-0.092121131</text:p>
          </table:table-cell>
          <table:table-cell office:value-type="float" office:value="-0.108697821" calcext:value-type="float">
            <text:p>-0.108697821</text:p>
          </table:table-cell>
          <table:table-cell office:value-type="float" office:value="-0.115657969" calcext:value-type="float">
            <text:p>-0.11565796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2 12:09:55</text:p>
          </table:table-cell>
          <table:table-cell office:value-type="float" office:value="26.9798" calcext:value-type="float">
            <text:p>26.9798</text:p>
          </table:table-cell>
          <table:table-cell office:value-type="float" office:value="0.66320308" calcext:value-type="float">
            <text:p>0.66320308</text:p>
          </table:table-cell>
          <table:table-cell office:value-type="float" office:value="0.735122649" calcext:value-type="float">
            <text:p>0.735122649</text:p>
          </table:table-cell>
          <table:table-cell office:value-type="float" office:value="0.687404953" calcext:value-type="float">
            <text:p>0.687404953</text:p>
          </table:table-cell>
          <table:table-cell/>
          <table:table-cell office:value-type="float" office:value="0.005418326" calcext:value-type="float">
            <text:p>0.005418326</text:p>
          </table:table-cell>
          <table:table-cell office:value-type="float" office:value="0.006005904" calcext:value-type="float">
            <text:p>0.006005904</text:p>
          </table:table-cell>
          <table:table-cell office:value-type="float" office:value="0.005616054" calcext:value-type="float">
            <text:p>0.005616054</text:p>
          </table:table-cell>
          <table:table-cell/>
          <table:table-cell office:value-type="float" office:value="-0.004477508" calcext:value-type="float">
            <text:p>-0.004477508</text:p>
          </table:table-cell>
          <table:table-cell office:value-type="float" office:value="-0.003889929" calcext:value-type="float">
            <text:p>-0.003889929</text:p>
          </table:table-cell>
          <table:table-cell office:value-type="float" office:value="-0.00427978" calcext:value-type="float">
            <text:p>-0.00427978</text:p>
          </table:table-cell>
          <table:table-cell/>
          <table:table-cell office:value-type="float" office:value="26.869481365" calcext:value-type="float">
            <text:p>26.869481365</text:p>
          </table:table-cell>
          <table:table-cell office:value-type="float" office:value="26.88395905" calcext:value-type="float">
            <text:p>26.88395905</text:p>
          </table:table-cell>
          <table:table-cell office:value-type="float" office:value="26.874353315" calcext:value-type="float">
            <text:p>26.874353315</text:p>
          </table:table-cell>
          <table:table-cell/>
          <table:table-cell office:value-type="float" office:value="-0.113505648" calcext:value-type="float">
            <text:p>-0.113505648</text:p>
          </table:table-cell>
          <table:table-cell office:value-type="float" office:value="-0.09860955" calcext:value-type="float">
            <text:p>-0.09860955</text:p>
          </table:table-cell>
          <table:table-cell office:value-type="float" office:value="-0.108492887" calcext:value-type="float">
            <text:p>-0.10849288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2 12:09:56</text:p>
          </table:table-cell>
          <table:table-cell office:value-type="float" office:value="26.97475" calcext:value-type="float">
            <text:p>26.97475</text:p>
          </table:table-cell>
          <table:table-cell office:value-type="float" office:value="0.80811987" calcext:value-type="float">
            <text:p>0.80811987</text:p>
          </table:table-cell>
          <table:table-cell office:value-type="float" office:value="0.71642467" calcext:value-type="float">
            <text:p>0.71642467</text:p>
          </table:table-cell>
          <table:table-cell office:value-type="float" office:value="0.563231774" calcext:value-type="float">
            <text:p>0.563231774</text:p>
          </table:table-cell>
          <table:table-cell/>
          <table:table-cell office:value-type="float" office:value="0.006602287" calcext:value-type="float">
            <text:p>0.006602287</text:p>
          </table:table-cell>
          <table:table-cell office:value-type="float" office:value="0.005853143" calcext:value-type="float">
            <text:p>0.005853143</text:p>
          </table:table-cell>
          <table:table-cell office:value-type="float" office:value="0.004601567" calcext:value-type="float">
            <text:p>0.004601567</text:p>
          </table:table-cell>
          <table:table-cell/>
          <table:table-cell office:value-type="float" office:value="-0.003293547" calcext:value-type="float">
            <text:p>-0.003293547</text:p>
          </table:table-cell>
          <table:table-cell office:value-type="float" office:value="-0.004042691" calcext:value-type="float">
            <text:p>-0.004042691</text:p>
          </table:table-cell>
          <table:table-cell office:value-type="float" office:value="-0.005294267" calcext:value-type="float">
            <text:p>-0.005294267</text:p>
          </table:table-cell>
          <table:table-cell/>
          <table:table-cell office:value-type="float" office:value="26.893599007" calcext:value-type="float">
            <text:p>26.893599007</text:p>
          </table:table-cell>
          <table:table-cell office:value-type="float" office:value="26.875140534" calcext:value-type="float">
            <text:p>26.875140534</text:p>
          </table:table-cell>
          <table:table-cell office:value-type="float" office:value="26.844301759" calcext:value-type="float">
            <text:p>26.844301759</text:p>
          </table:table-cell>
          <table:table-cell/>
          <table:table-cell office:value-type="float" office:value="-0.083490519" calcext:value-type="float">
            <text:p>-0.083490519</text:p>
          </table:table-cell>
          <table:table-cell office:value-type="float" office:value="-0.10248228" calcext:value-type="float">
            <text:p>-0.10248228</text:p>
          </table:table-cell>
          <table:table-cell office:value-type="float" office:value="-0.134212311" calcext:value-type="float">
            <text:p>-0.1342123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2 12:09:57</text:p>
          </table:table-cell>
          <table:table-cell office:value-type="float" office:value="26.9798" calcext:value-type="float">
            <text:p>26.9798</text:p>
          </table:table-cell>
          <table:table-cell office:value-type="float" office:value="0.742225735" calcext:value-type="float">
            <text:p>0.742225735</text:p>
          </table:table-cell>
          <table:table-cell office:value-type="float" office:value="0.839467149" calcext:value-type="float">
            <text:p>0.839467149</text:p>
          </table:table-cell>
          <table:table-cell office:value-type="float" office:value="0.565791198" calcext:value-type="float">
            <text:p>0.565791198</text:p>
          </table:table-cell>
          <table:table-cell/>
          <table:table-cell office:value-type="float" office:value="0.006063936" calcext:value-type="float">
            <text:p>0.006063936</text:p>
          </table:table-cell>
          <table:table-cell office:value-type="float" office:value="0.006858392" calcext:value-type="float">
            <text:p>0.006858392</text:p>
          </table:table-cell>
          <table:table-cell office:value-type="float" office:value="0.004622477" calcext:value-type="float">
            <text:p>0.004622477</text:p>
          </table:table-cell>
          <table:table-cell/>
          <table:table-cell office:value-type="float" office:value="-0.003831898" calcext:value-type="float">
            <text:p>-0.003831898</text:p>
          </table:table-cell>
          <table:table-cell office:value-type="float" office:value="-0.003037442" calcext:value-type="float">
            <text:p>-0.003037442</text:p>
          </table:table-cell>
          <table:table-cell office:value-type="float" office:value="-0.005273356" calcext:value-type="float">
            <text:p>-0.005273356</text:p>
          </table:table-cell>
          <table:table-cell/>
          <table:table-cell office:value-type="float" office:value="26.885388919" calcext:value-type="float">
            <text:p>26.885388919</text:p>
          </table:table-cell>
          <table:table-cell office:value-type="float" office:value="26.904963674" calcext:value-type="float">
            <text:p>26.904963674</text:p>
          </table:table-cell>
          <table:table-cell office:value-type="float" office:value="26.849871688" calcext:value-type="float">
            <text:p>26.849871688</text:p>
          </table:table-cell>
          <table:table-cell/>
          <table:table-cell office:value-type="float" office:value="-0.097138361" calcext:value-type="float">
            <text:p>-0.097138361</text:p>
          </table:table-cell>
          <table:table-cell office:value-type="float" office:value="-0.076998021" calcext:value-type="float">
            <text:p>-0.076998021</text:p>
          </table:table-cell>
          <table:table-cell office:value-type="float" office:value="-0.133682181" calcext:value-type="float">
            <text:p>-0.1336821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2 12:09:59</text:p>
          </table:table-cell>
          <table:table-cell office:value-type="float" office:value="26.98485" calcext:value-type="float">
            <text:p>26.98485</text:p>
          </table:table-cell>
          <table:table-cell office:value-type="float" office:value="0.697454893" calcext:value-type="float">
            <text:p>0.697454893</text:p>
          </table:table-cell>
          <table:table-cell office:value-type="float" office:value="0.826032856" calcext:value-type="float">
            <text:p>0.826032856</text:p>
          </table:table-cell>
          <table:table-cell office:value-type="float" office:value="0.579593847" calcext:value-type="float">
            <text:p>0.579593847</text:p>
          </table:table-cell>
          <table:table-cell/>
          <table:table-cell office:value-type="float" office:value="0.005698161" calcext:value-type="float">
            <text:p>0.005698161</text:p>
          </table:table-cell>
          <table:table-cell office:value-type="float" office:value="0.006748634" calcext:value-type="float">
            <text:p>0.006748634</text:p>
          </table:table-cell>
          <table:table-cell office:value-type="float" office:value="0.004735244" calcext:value-type="float">
            <text:p>0.004735244</text:p>
          </table:table-cell>
          <table:table-cell/>
          <table:table-cell office:value-type="float" office:value="-0.004197672" calcext:value-type="float">
            <text:p>-0.004197672</text:p>
          </table:table-cell>
          <table:table-cell office:value-type="float" office:value="-0.003147199" calcext:value-type="float">
            <text:p>-0.003147199</text:p>
          </table:table-cell>
          <table:table-cell office:value-type="float" office:value="-0.005160589" calcext:value-type="float">
            <text:p>-0.005160589</text:p>
          </table:table-cell>
          <table:table-cell/>
          <table:table-cell office:value-type="float" office:value="26.881430985" calcext:value-type="float">
            <text:p>26.881430985</text:p>
          </table:table-cell>
          <table:table-cell office:value-type="float" office:value="26.907313825" calcext:value-type="float">
            <text:p>26.907313825</text:p>
          </table:table-cell>
          <table:table-cell office:value-type="float" office:value="26.857704956" calcext:value-type="float">
            <text:p>26.857704956</text:p>
          </table:table-cell>
          <table:table-cell/>
          <table:table-cell office:value-type="float" office:value="-0.106411323" calcext:value-type="float">
            <text:p>-0.106411323</text:p>
          </table:table-cell>
          <table:table-cell office:value-type="float" office:value="-0.079780461" calcext:value-type="float">
            <text:p>-0.079780461</text:p>
          </table:table-cell>
          <table:table-cell office:value-type="float" office:value="-0.130823264" calcext:value-type="float">
            <text:p>-0.13082326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2 12:10:00</text:p>
          </table:table-cell>
          <table:table-cell office:value-type="float" office:value="26.97475" calcext:value-type="float">
            <text:p>26.97475</text:p>
          </table:table-cell>
          <table:table-cell office:value-type="float" office:value="0.688811623" calcext:value-type="float">
            <text:p>0.688811623</text:p>
          </table:table-cell>
          <table:table-cell office:value-type="float" office:value="0.817151167" calcext:value-type="float">
            <text:p>0.817151167</text:p>
          </table:table-cell>
          <table:table-cell office:value-type="float" office:value="0.589801739" calcext:value-type="float">
            <text:p>0.589801739</text:p>
          </table:table-cell>
          <table:table-cell/>
          <table:table-cell office:value-type="float" office:value="0.005627546" calcext:value-type="float">
            <text:p>0.005627546</text:p>
          </table:table-cell>
          <table:table-cell office:value-type="float" office:value="0.006676072" calcext:value-type="float">
            <text:p>0.006676072</text:p>
          </table:table-cell>
          <table:table-cell office:value-type="float" office:value="0.004818642" calcext:value-type="float">
            <text:p>0.004818642</text:p>
          </table:table-cell>
          <table:table-cell/>
          <table:table-cell office:value-type="float" office:value="-0.004268287" calcext:value-type="float">
            <text:p>-0.004268287</text:p>
          </table:table-cell>
          <table:table-cell office:value-type="float" office:value="-0.003219762" calcext:value-type="float">
            <text:p>-0.003219762</text:p>
          </table:table-cell>
          <table:table-cell office:value-type="float" office:value="-0.005077192" calcext:value-type="float">
            <text:p>-0.005077192</text:p>
          </table:table-cell>
          <table:table-cell/>
          <table:table-cell office:value-type="float" office:value="26.869581901" calcext:value-type="float">
            <text:p>26.869581901</text:p>
          </table:table-cell>
          <table:table-cell office:value-type="float" office:value="26.895417013" calcext:value-type="float">
            <text:p>26.895417013</text:p>
          </table:table-cell>
          <table:table-cell office:value-type="float" office:value="26.849650534" calcext:value-type="float">
            <text:p>26.849650534</text:p>
          </table:table-cell>
          <table:table-cell/>
          <table:table-cell office:value-type="float" office:value="-0.108201534" calcext:value-type="float">
            <text:p>-0.108201534</text:p>
          </table:table-cell>
          <table:table-cell office:value-type="float" office:value="-0.081619995" calcext:value-type="float">
            <text:p>-0.081619995</text:p>
          </table:table-cell>
          <table:table-cell office:value-type="float" office:value="-0.128708928" calcext:value-type="float">
            <text:p>-0.12870892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2 12:10:01</text:p>
          </table:table-cell>
          <table:table-cell office:value-type="float" office:value="26.98991" calcext:value-type="float">
            <text:p>26.98991</text:p>
          </table:table-cell>
          <table:table-cell office:value-type="float" office:value="0.662333448" calcext:value-type="float">
            <text:p>0.662333448</text:p>
          </table:table-cell>
          <table:table-cell office:value-type="float" office:value="0.732154933" calcext:value-type="float">
            <text:p>0.732154933</text:p>
          </table:table-cell>
          <table:table-cell office:value-type="float" office:value="0.684693537" calcext:value-type="float">
            <text:p>0.684693537</text:p>
          </table:table-cell>
          <table:table-cell/>
          <table:table-cell office:value-type="float" office:value="0.005411221" calcext:value-type="float">
            <text:p>0.005411221</text:p>
          </table:table-cell>
          <table:table-cell office:value-type="float" office:value="0.005981658" calcext:value-type="float">
            <text:p>0.005981658</text:p>
          </table:table-cell>
          <table:table-cell office:value-type="float" office:value="0.005593901" calcext:value-type="float">
            <text:p>0.005593901</text:p>
          </table:table-cell>
          <table:table-cell/>
          <table:table-cell office:value-type="float" office:value="-0.004484612" calcext:value-type="float">
            <text:p>-0.004484612</text:p>
          </table:table-cell>
          <table:table-cell office:value-type="float" office:value="-0.003914175" calcext:value-type="float">
            <text:p>-0.003914175</text:p>
          </table:table-cell>
          <table:table-cell office:value-type="float" office:value="-0.004301932" calcext:value-type="float">
            <text:p>-0.004301932</text:p>
          </table:table-cell>
          <table:table-cell/>
          <table:table-cell office:value-type="float" office:value="26.879415518" calcext:value-type="float">
            <text:p>26.879415518</text:p>
          </table:table-cell>
          <table:table-cell office:value-type="float" office:value="26.893470732" calcext:value-type="float">
            <text:p>26.893470732</text:p>
          </table:table-cell>
          <table:table-cell office:value-type="float" office:value="26.883916671" calcext:value-type="float">
            <text:p>26.883916671</text:p>
          </table:table-cell>
          <table:table-cell/>
          <table:table-cell office:value-type="float" office:value="-0.113685769" calcext:value-type="float">
            <text:p>-0.113685769</text:p>
          </table:table-cell>
          <table:table-cell office:value-type="float" office:value="-0.099224222" calcext:value-type="float">
            <text:p>-0.099224222</text:p>
          </table:table-cell>
          <table:table-cell office:value-type="float" office:value="-0.109054481" calcext:value-type="float">
            <text:p>-0.10905448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2 12:10:02</text:p>
          </table:table-cell>
          <table:table-cell office:value-type="float" office:value="26.98485" calcext:value-type="float">
            <text:p>26.98485</text:p>
          </table:table-cell>
          <table:table-cell office:value-type="float" office:value="0.784214829" calcext:value-type="float">
            <text:p>0.784214829</text:p>
          </table:table-cell>
          <table:table-cell office:value-type="float" office:value="0.760026665" calcext:value-type="float">
            <text:p>0.760026665</text:p>
          </table:table-cell>
          <table:table-cell office:value-type="float" office:value="0.560750432" calcext:value-type="float">
            <text:p>0.560750432</text:p>
          </table:table-cell>
          <table:table-cell/>
          <table:table-cell office:value-type="float" office:value="0.006406984" calcext:value-type="float">
            <text:p>0.006406984</text:p>
          </table:table-cell>
          <table:table-cell office:value-type="float" office:value="0.006209368" calcext:value-type="float">
            <text:p>0.006209368</text:p>
          </table:table-cell>
          <table:table-cell office:value-type="float" office:value="0.004581294" calcext:value-type="float">
            <text:p>0.004581294</text:p>
          </table:table-cell>
          <table:table-cell/>
          <table:table-cell office:value-type="float" office:value="-0.003488849" calcext:value-type="float">
            <text:p>-0.003488849</text:p>
          </table:table-cell>
          <table:table-cell office:value-type="float" office:value="-0.003686465" calcext:value-type="float">
            <text:p>-0.003686465</text:p>
          </table:table-cell>
          <table:table-cell office:value-type="float" office:value="-0.005314539" calcext:value-type="float">
            <text:p>-0.005314539</text:p>
          </table:table-cell>
          <table:table-cell/>
          <table:table-cell office:value-type="float" office:value="26.898895889" calcext:value-type="float">
            <text:p>26.898895889</text:p>
          </table:table-cell>
          <table:table-cell office:value-type="float" office:value="26.894026802" calcext:value-type="float">
            <text:p>26.894026802</text:p>
          </table:table-cell>
          <table:table-cell office:value-type="float" office:value="26.853911635" calcext:value-type="float">
            <text:p>26.853911635</text:p>
          </table:table-cell>
          <table:table-cell/>
          <table:table-cell office:value-type="float" office:value="-0.088441651" calcext:value-type="float">
            <text:p>-0.088441651</text:p>
          </table:table-cell>
          <table:table-cell office:value-type="float" office:value="-0.093451451" calcext:value-type="float">
            <text:p>-0.093451451</text:p>
          </table:table-cell>
          <table:table-cell office:value-type="float" office:value="-0.134726268" calcext:value-type="float">
            <text:p>-0.13472626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2 12:10:04</text:p>
          </table:table-cell>
          <table:table-cell office:value-type="float" office:value="26.9798" calcext:value-type="float">
            <text:p>26.9798</text:p>
          </table:table-cell>
          <table:table-cell office:value-type="float" office:value="0.68039187" calcext:value-type="float">
            <text:p>0.68039187</text:p>
          </table:table-cell>
          <table:table-cell office:value-type="float" office:value="0.813490845" calcext:value-type="float">
            <text:p>0.813490845</text:p>
          </table:table-cell>
          <table:table-cell office:value-type="float" office:value="0.615533664" calcext:value-type="float">
            <text:p>0.615533664</text:p>
          </table:table-cell>
          <table:table-cell/>
          <table:table-cell office:value-type="float" office:value="0.005558757" calcext:value-type="float">
            <text:p>0.005558757</text:p>
          </table:table-cell>
          <table:table-cell office:value-type="float" office:value="0.006646167" calcext:value-type="float">
            <text:p>0.006646167</text:p>
          </table:table-cell>
          <table:table-cell office:value-type="float" office:value="0.00502887" calcext:value-type="float">
            <text:p>0.00502887</text:p>
          </table:table-cell>
          <table:table-cell/>
          <table:table-cell office:value-type="float" office:value="-0.004337076" calcext:value-type="float">
            <text:p>-0.004337076</text:p>
          </table:table-cell>
          <table:table-cell office:value-type="float" office:value="-0.003249666" calcext:value-type="float">
            <text:p>-0.003249666</text:p>
          </table:table-cell>
          <table:table-cell office:value-type="float" office:value="-0.004866964" calcext:value-type="float">
            <text:p>-0.004866964</text:p>
          </table:table-cell>
          <table:table-cell/>
          <table:table-cell office:value-type="float" office:value="26.872941551" calcext:value-type="float">
            <text:p>26.872941551</text:p>
          </table:table-cell>
          <table:table-cell office:value-type="float" office:value="26.899734661" calcext:value-type="float">
            <text:p>26.899734661</text:p>
          </table:table-cell>
          <table:table-cell office:value-type="float" office:value="26.859885228" calcext:value-type="float">
            <text:p>26.859885228</text:p>
          </table:table-cell>
          <table:table-cell/>
          <table:table-cell office:value-type="float" office:value="-0.109945453" calcext:value-type="float">
            <text:p>-0.109945453</text:p>
          </table:table-cell>
          <table:table-cell office:value-type="float" office:value="-0.082378105" calcext:value-type="float">
            <text:p>-0.082378105</text:p>
          </table:table-cell>
          <table:table-cell office:value-type="float" office:value="-0.123379162" calcext:value-type="float">
            <text:p>-0.12337916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2 12:10:05</text:p>
          </table:table-cell>
          <table:table-cell office:value-type="float" office:value="26.97475" calcext:value-type="float">
            <text:p>26.97475</text:p>
          </table:table-cell>
          <table:table-cell office:value-type="float" office:value="0.663365205" calcext:value-type="float">
            <text:p>0.663365205</text:p>
          </table:table-cell>
          <table:table-cell office:value-type="float" office:value="0.760577412" calcext:value-type="float">
            <text:p>0.760577412</text:p>
          </table:table-cell>
          <table:table-cell office:value-type="float" office:value="0.699433172" calcext:value-type="float">
            <text:p>0.699433172</text:p>
          </table:table-cell>
          <table:table-cell/>
          <table:table-cell office:value-type="float" office:value="0.00541965" calcext:value-type="float">
            <text:p>0.00541965</text:p>
          </table:table-cell>
          <table:table-cell office:value-type="float" office:value="0.006213868" calcext:value-type="float">
            <text:p>0.006213868</text:p>
          </table:table-cell>
          <table:table-cell office:value-type="float" office:value="0.005714323" calcext:value-type="float">
            <text:p>0.005714323</text:p>
          </table:table-cell>
          <table:table-cell/>
          <table:table-cell office:value-type="float" office:value="-0.004476183" calcext:value-type="float">
            <text:p>-0.004476183</text:p>
          </table:table-cell>
          <table:table-cell office:value-type="float" office:value="-0.003681966" calcext:value-type="float">
            <text:p>-0.003681966</text:p>
          </table:table-cell>
          <table:table-cell office:value-type="float" office:value="-0.00418151" calcext:value-type="float">
            <text:p>-0.00418151</text:p>
          </table:table-cell>
          <table:table-cell/>
          <table:table-cell office:value-type="float" office:value="26.864459396" calcext:value-type="float">
            <text:p>26.864459396</text:p>
          </table:table-cell>
          <table:table-cell office:value-type="float" office:value="26.884028628" calcext:value-type="float">
            <text:p>26.884028628</text:p>
          </table:table-cell>
          <table:table-cell office:value-type="float" office:value="26.87172007" calcext:value-type="float">
            <text:p>26.87172007</text:p>
          </table:table-cell>
          <table:table-cell/>
          <table:table-cell office:value-type="float" office:value="-0.113472068" calcext:value-type="float">
            <text:p>-0.113472068</text:p>
          </table:table-cell>
          <table:table-cell office:value-type="float" office:value="-0.093337382" calcext:value-type="float">
            <text:p>-0.093337382</text:p>
          </table:table-cell>
          <table:table-cell office:value-type="float" office:value="-0.106001579" calcext:value-type="float">
            <text:p>-0.10600157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2 12:10:06</text:p>
          </table:table-cell>
          <table:table-cell office:value-type="float" office:value="26.97475" calcext:value-type="float">
            <text:p>26.97475</text:p>
          </table:table-cell>
          <table:table-cell office:value-type="float" office:value="0.749217957" calcext:value-type="float">
            <text:p>0.749217957</text:p>
          </table:table-cell>
          <table:table-cell office:value-type="float" office:value="0.838322143" calcext:value-type="float">
            <text:p>0.838322143</text:p>
          </table:table-cell>
          <table:table-cell office:value-type="float" office:value="0.566389628" calcext:value-type="float">
            <text:p>0.566389628</text:p>
          </table:table-cell>
          <table:table-cell/>
          <table:table-cell office:value-type="float" office:value="0.006121062" calcext:value-type="float">
            <text:p>0.006121062</text:p>
          </table:table-cell>
          <table:table-cell office:value-type="float" office:value="0.006849037" calcext:value-type="float">
            <text:p>0.006849037</text:p>
          </table:table-cell>
          <table:table-cell office:value-type="float" office:value="0.004627366" calcext:value-type="float">
            <text:p>0.004627366</text:p>
          </table:table-cell>
          <table:table-cell/>
          <table:table-cell office:value-type="float" office:value="-0.003774772" calcext:value-type="float">
            <text:p>-0.003774772</text:p>
          </table:table-cell>
          <table:table-cell office:value-type="float" office:value="-0.003046796" calcext:value-type="float">
            <text:p>-0.003046796</text:p>
          </table:table-cell>
          <table:table-cell office:value-type="float" office:value="-0.005268467" calcext:value-type="float">
            <text:p>-0.005268467</text:p>
          </table:table-cell>
          <table:table-cell/>
          <table:table-cell office:value-type="float" office:value="26.881741939" calcext:value-type="float">
            <text:p>26.881741939</text:p>
          </table:table-cell>
          <table:table-cell office:value-type="float" office:value="26.899678735" calcext:value-type="float">
            <text:p>26.899678735</text:p>
          </table:table-cell>
          <table:table-cell office:value-type="float" office:value="26.844937465" calcext:value-type="float">
            <text:p>26.844937465</text:p>
          </table:table-cell>
          <table:table-cell/>
          <table:table-cell office:value-type="float" office:value="-0.095690138" calcext:value-type="float">
            <text:p>-0.095690138</text:p>
          </table:table-cell>
          <table:table-cell office:value-type="float" office:value="-0.077235168" calcext:value-type="float">
            <text:p>-0.077235168</text:p>
          </table:table-cell>
          <table:table-cell office:value-type="float" office:value="-0.133558229" calcext:value-type="float">
            <text:p>-0.13355822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2 12:10:07</text:p>
          </table:table-cell>
          <table:table-cell office:value-type="float" office:value="26.98485" calcext:value-type="float">
            <text:p>26.98485</text:p>
          </table:table-cell>
          <table:table-cell office:value-type="float" office:value="0.664252718" calcext:value-type="float">
            <text:p>0.664252718</text:p>
          </table:table-cell>
          <table:table-cell office:value-type="float" office:value="0.771454665" calcext:value-type="float">
            <text:p>0.771454665</text:p>
          </table:table-cell>
          <table:table-cell office:value-type="float" office:value="0.706483806" calcext:value-type="float">
            <text:p>0.706483806</text:p>
          </table:table-cell>
          <table:table-cell/>
          <table:table-cell office:value-type="float" office:value="0.005426901" calcext:value-type="float">
            <text:p>0.005426901</text:p>
          </table:table-cell>
          <table:table-cell office:value-type="float" office:value="0.006302734" calcext:value-type="float">
            <text:p>0.006302734</text:p>
          </table:table-cell>
          <table:table-cell office:value-type="float" office:value="0.005771927" calcext:value-type="float">
            <text:p>0.005771927</text:p>
          </table:table-cell>
          <table:table-cell/>
          <table:table-cell office:value-type="float" office:value="-0.004468932" calcext:value-type="float">
            <text:p>-0.004468932</text:p>
          </table:table-cell>
          <table:table-cell office:value-type="float" office:value="-0.003593099" calcext:value-type="float">
            <text:p>-0.003593099</text:p>
          </table:table-cell>
          <table:table-cell office:value-type="float" office:value="-0.004123907" calcext:value-type="float">
            <text:p>-0.004123907</text:p>
          </table:table-cell>
          <table:table-cell/>
          <table:table-cell office:value-type="float" office:value="26.874747268" calcext:value-type="float">
            <text:p>26.874747268</text:p>
          </table:table-cell>
          <table:table-cell office:value-type="float" office:value="26.896327265" calcext:value-type="float">
            <text:p>26.896327265</text:p>
          </table:table-cell>
          <table:table-cell office:value-type="float" office:value="26.883248531" calcext:value-type="float">
            <text:p>26.883248531</text:p>
          </table:table-cell>
          <table:table-cell/>
          <table:table-cell office:value-type="float" office:value="-0.113288243" calcext:value-type="float">
            <text:p>-0.113288243</text:p>
          </table:table-cell>
          <table:table-cell office:value-type="float" office:value="-0.091084505" calcext:value-type="float">
            <text:p>-0.091084505</text:p>
          </table:table-cell>
          <table:table-cell office:value-type="float" office:value="-0.104541241" calcext:value-type="float">
            <text:p>-0.10454124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2 12:10:09</text:p>
          </table:table-cell>
          <table:table-cell office:value-type="float" office:value="26.97475" calcext:value-type="float">
            <text:p>26.97475</text:p>
          </table:table-cell>
          <table:table-cell office:value-type="float" office:value="0.811591841" calcext:value-type="float">
            <text:p>0.811591841</text:p>
          </table:table-cell>
          <table:table-cell office:value-type="float" office:value="0.67763575" calcext:value-type="float">
            <text:p>0.67763575</text:p>
          </table:table-cell>
          <table:table-cell office:value-type="float" office:value="0.63847013" calcext:value-type="float">
            <text:p>0.63847013</text:p>
          </table:table-cell>
          <table:table-cell/>
          <table:table-cell office:value-type="float" office:value="0.006630652" calcext:value-type="float">
            <text:p>0.006630652</text:p>
          </table:table-cell>
          <table:table-cell office:value-type="float" office:value="0.00553624" calcext:value-type="float">
            <text:p>0.00553624</text:p>
          </table:table-cell>
          <table:table-cell office:value-type="float" office:value="0.005216259" calcext:value-type="float">
            <text:p>0.005216259</text:p>
          </table:table-cell>
          <table:table-cell/>
          <table:table-cell office:value-type="float" office:value="-0.003265181" calcext:value-type="float">
            <text:p>-0.003265181</text:p>
          </table:table-cell>
          <table:table-cell office:value-type="float" office:value="-0.004359594" calcext:value-type="float">
            <text:p>-0.004359594</text:p>
          </table:table-cell>
          <table:table-cell office:value-type="float" office:value="-0.004679574" calcext:value-type="float">
            <text:p>-0.004679574</text:p>
          </table:table-cell>
          <table:table-cell/>
          <table:table-cell office:value-type="float" office:value="26.894297917" calcext:value-type="float">
            <text:p>26.894297917</text:p>
          </table:table-cell>
          <table:table-cell office:value-type="float" office:value="26.867332138" calcext:value-type="float">
            <text:p>26.867332138</text:p>
          </table:table-cell>
          <table:table-cell office:value-type="float" office:value="26.859447857" calcext:value-type="float">
            <text:p>26.859447857</text:p>
          </table:table-cell>
          <table:table-cell/>
          <table:table-cell office:value-type="float" office:value="-0.082771419" calcext:value-type="float">
            <text:p>-0.082771419</text:p>
          </table:table-cell>
          <table:table-cell office:value-type="float" office:value="-0.110516308" calcext:value-type="float">
            <text:p>-0.110516308</text:p>
          </table:table-cell>
          <table:table-cell office:value-type="float" office:value="-0.118628438" calcext:value-type="float">
            <text:p>-0.11862843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2 12:10:10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820634463" calcext:value-type="float">
            <text:p>0.820634463</text:p>
          </table:table-cell>
          <table:table-cell office:value-type="float" office:value="0.668472727" calcext:value-type="float">
            <text:p>0.668472727</text:p>
          </table:table-cell>
          <table:table-cell office:value-type="float" office:value="0.573477217" calcext:value-type="float">
            <text:p>0.573477217</text:p>
          </table:table-cell>
          <table:table-cell/>
          <table:table-cell office:value-type="float" office:value="0.00670453" calcext:value-type="float">
            <text:p>0.00670453</text:p>
          </table:table-cell>
          <table:table-cell office:value-type="float" office:value="0.005461378" calcext:value-type="float">
            <text:p>0.005461378</text:p>
          </table:table-cell>
          <table:table-cell office:value-type="float" office:value="0.004685271" calcext:value-type="float">
            <text:p>0.004685271</text:p>
          </table:table-cell>
          <table:table-cell/>
          <table:table-cell office:value-type="float" office:value="-0.003191303" calcext:value-type="float">
            <text:p>-0.003191303</text:p>
          </table:table-cell>
          <table:table-cell office:value-type="float" office:value="-0.004434455" calcext:value-type="float">
            <text:p>-0.004434455</text:p>
          </table:table-cell>
          <table:table-cell office:value-type="float" office:value="-0.005210562" calcext:value-type="float">
            <text:p>-0.005210562</text:p>
          </table:table-cell>
          <table:table-cell/>
          <table:table-cell office:value-type="float" office:value="26.88600927" calcext:value-type="float">
            <text:p>26.88600927</text:p>
          </table:table-cell>
          <table:table-cell office:value-type="float" office:value="26.855378368" calcext:value-type="float">
            <text:p>26.855378368</text:p>
          </table:table-cell>
          <table:table-cell office:value-type="float" office:value="26.836254891" calcext:value-type="float">
            <text:p>26.836254891</text:p>
          </table:table-cell>
          <table:table-cell/>
          <table:table-cell office:value-type="float" office:value="-0.080898551" calcext:value-type="float">
            <text:p>-0.080898551</text:p>
          </table:table-cell>
          <table:table-cell office:value-type="float" office:value="-0.112414181" calcext:value-type="float">
            <text:p>-0.112414181</text:p>
          </table:table-cell>
          <table:table-cell office:value-type="float" office:value="-0.132090189" calcext:value-type="float">
            <text:p>-0.1320901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2 12:10:11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767946931" calcext:value-type="float">
            <text:p>0.767946931</text:p>
          </table:table-cell>
          <table:table-cell office:value-type="float" office:value="0.835939149" calcext:value-type="float">
            <text:p>0.835939149</text:p>
          </table:table-cell>
          <table:table-cell office:value-type="float" office:value="0.566619106" calcext:value-type="float">
            <text:p>0.566619106</text:p>
          </table:table-cell>
          <table:table-cell/>
          <table:table-cell office:value-type="float" office:value="0.006274076" calcext:value-type="float">
            <text:p>0.006274076</text:p>
          </table:table-cell>
          <table:table-cell office:value-type="float" office:value="0.006829568" calcext:value-type="float">
            <text:p>0.006829568</text:p>
          </table:table-cell>
          <table:table-cell office:value-type="float" office:value="0.004629241" calcext:value-type="float">
            <text:p>0.004629241</text:p>
          </table:table-cell>
          <table:table-cell/>
          <table:table-cell office:value-type="float" office:value="-0.003621757" calcext:value-type="float">
            <text:p>-0.003621757</text:p>
          </table:table-cell>
          <table:table-cell office:value-type="float" office:value="-0.003066265" calcext:value-type="float">
            <text:p>-0.003066265</text:p>
          </table:table-cell>
          <table:table-cell office:value-type="float" office:value="-0.005266592" calcext:value-type="float">
            <text:p>-0.005266592</text:p>
          </table:table-cell>
          <table:table-cell/>
          <table:table-cell office:value-type="float" office:value="26.875403105" calcext:value-type="float">
            <text:p>26.875403105</text:p>
          </table:table-cell>
          <table:table-cell office:value-type="float" office:value="26.889090134" calcext:value-type="float">
            <text:p>26.889090134</text:p>
          </table:table-cell>
          <table:table-cell office:value-type="float" office:value="26.834874278" calcext:value-type="float">
            <text:p>26.834874278</text:p>
          </table:table-cell>
          <table:table-cell/>
          <table:table-cell office:value-type="float" office:value="-0.09181102" calcext:value-type="float">
            <text:p>-0.09181102</text:p>
          </table:table-cell>
          <table:table-cell office:value-type="float" office:value="-0.077728721" calcext:value-type="float">
            <text:p>-0.077728721</text:p>
          </table:table-cell>
          <table:table-cell office:value-type="float" office:value="-0.133510698" calcext:value-type="float">
            <text:p>-0.13351069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2 12:10:12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70294329" calcext:value-type="float">
            <text:p>0.70294329</text:p>
          </table:table-cell>
          <table:table-cell office:value-type="float" office:value="0.825861195" calcext:value-type="float">
            <text:p>0.825861195</text:p>
          </table:table-cell>
          <table:table-cell office:value-type="float" office:value="0.577789614" calcext:value-type="float">
            <text:p>0.577789614</text:p>
          </table:table-cell>
          <table:table-cell/>
          <table:table-cell office:value-type="float" office:value="0.005743001" calcext:value-type="float">
            <text:p>0.005743001</text:p>
          </table:table-cell>
          <table:table-cell office:value-type="float" office:value="0.006747232" calcext:value-type="float">
            <text:p>0.006747232</text:p>
          </table:table-cell>
          <table:table-cell office:value-type="float" office:value="0.004720503" calcext:value-type="float">
            <text:p>0.004720503</text:p>
          </table:table-cell>
          <table:table-cell/>
          <table:table-cell office:value-type="float" office:value="-0.004152833" calcext:value-type="float">
            <text:p>-0.004152833</text:p>
          </table:table-cell>
          <table:table-cell office:value-type="float" office:value="-0.003148601" calcext:value-type="float">
            <text:p>-0.003148601</text:p>
          </table:table-cell>
          <table:table-cell office:value-type="float" office:value="-0.00517533" calcext:value-type="float">
            <text:p>-0.00517533</text:p>
          </table:table-cell>
          <table:table-cell/>
          <table:table-cell office:value-type="float" office:value="26.862317533" calcext:value-type="float">
            <text:p>26.862317533</text:p>
          </table:table-cell>
          <table:table-cell office:value-type="float" office:value="26.887061423" calcext:value-type="float">
            <text:p>26.887061423</text:p>
          </table:table-cell>
          <table:table-cell office:value-type="float" office:value="26.837123024" calcext:value-type="float">
            <text:p>26.837123024</text:p>
          </table:table-cell>
          <table:table-cell/>
          <table:table-cell office:value-type="float" office:value="-0.105274558" calcext:value-type="float">
            <text:p>-0.105274558</text:p>
          </table:table-cell>
          <table:table-cell office:value-type="float" office:value="-0.079816015" calcext:value-type="float">
            <text:p>-0.079816015</text:p>
          </table:table-cell>
          <table:table-cell office:value-type="float" office:value="-0.131196971" calcext:value-type="float">
            <text:p>-0.13119697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2 12:10:14</text:p>
          </table:table-cell>
          <table:table-cell office:value-type="float" office:value="26.97475" calcext:value-type="float">
            <text:p>26.97475</text:p>
          </table:table-cell>
          <table:table-cell office:value-type="float" office:value="0.685287796" calcext:value-type="float">
            <text:p>0.685287796</text:p>
          </table:table-cell>
          <table:table-cell office:value-type="float" office:value="0.815719463" calcext:value-type="float">
            <text:p>0.815719463</text:p>
          </table:table-cell>
          <table:table-cell office:value-type="float" office:value="0.617925598" calcext:value-type="float">
            <text:p>0.617925598</text:p>
          </table:table-cell>
          <table:table-cell/>
          <table:table-cell office:value-type="float" office:value="0.005598757" calcext:value-type="float">
            <text:p>0.005598757</text:p>
          </table:table-cell>
          <table:table-cell office:value-type="float" office:value="0.006664375" calcext:value-type="float">
            <text:p>0.006664375</text:p>
          </table:table-cell>
          <table:table-cell office:value-type="float" office:value="0.005048412" calcext:value-type="float">
            <text:p>0.005048412</text:p>
          </table:table-cell>
          <table:table-cell/>
          <table:table-cell office:value-type="float" office:value="-0.004297077" calcext:value-type="float">
            <text:p>-0.004297077</text:p>
          </table:table-cell>
          <table:table-cell office:value-type="float" office:value="-0.003231459" calcext:value-type="float">
            <text:p>-0.003231459</text:p>
          </table:table-cell>
          <table:table-cell office:value-type="float" office:value="-0.004847422" calcext:value-type="float">
            <text:p>-0.004847422</text:p>
          </table:table-cell>
          <table:table-cell/>
          <table:table-cell office:value-type="float" office:value="26.868872536" calcext:value-type="float">
            <text:p>26.868872536</text:p>
          </table:table-cell>
          <table:table-cell office:value-type="float" office:value="26.895128811" calcext:value-type="float">
            <text:p>26.895128811</text:p>
          </table:table-cell>
          <table:table-cell office:value-type="float" office:value="26.855312094" calcext:value-type="float">
            <text:p>26.855312094</text:p>
          </table:table-cell>
          <table:table-cell/>
          <table:table-cell office:value-type="float" office:value="-0.108931397" calcext:value-type="float">
            <text:p>-0.108931397</text:p>
          </table:table-cell>
          <table:table-cell office:value-type="float" office:value="-0.081916523" calcext:value-type="float">
            <text:p>-0.081916523</text:p>
          </table:table-cell>
          <table:table-cell office:value-type="float" office:value="-0.12288373" calcext:value-type="float">
            <text:p>-0.1228837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2 12:10:15</text:p>
          </table:table-cell>
          <table:table-cell office:value-type="float" office:value="26.97475" calcext:value-type="float">
            <text:p>26.97475</text:p>
          </table:table-cell>
          <table:table-cell office:value-type="float" office:value="0.663400371" calcext:value-type="float">
            <text:p>0.663400371</text:p>
          </table:table-cell>
          <table:table-cell office:value-type="float" office:value="0.757369489" calcext:value-type="float">
            <text:p>0.757369489</text:p>
          </table:table-cell>
          <table:table-cell office:value-type="float" office:value="0.697512114" calcext:value-type="float">
            <text:p>0.697512114</text:p>
          </table:table-cell>
          <table:table-cell/>
          <table:table-cell office:value-type="float" office:value="0.005419938" calcext:value-type="float">
            <text:p>0.005419938</text:p>
          </table:table-cell>
          <table:table-cell office:value-type="float" office:value="0.006187659" calcext:value-type="float">
            <text:p>0.006187659</text:p>
          </table:table-cell>
          <table:table-cell office:value-type="float" office:value="0.005698628" calcext:value-type="float">
            <text:p>0.005698628</text:p>
          </table:table-cell>
          <table:table-cell/>
          <table:table-cell office:value-type="float" office:value="-0.004475896" calcext:value-type="float">
            <text:p>-0.004475896</text:p>
          </table:table-cell>
          <table:table-cell office:value-type="float" office:value="-0.003708174" calcext:value-type="float">
            <text:p>-0.003708174</text:p>
          </table:table-cell>
          <table:table-cell office:value-type="float" office:value="-0.004197205" calcext:value-type="float">
            <text:p>-0.004197205</text:p>
          </table:table-cell>
          <table:table-cell/>
          <table:table-cell office:value-type="float" office:value="26.864466475" calcext:value-type="float">
            <text:p>26.864466475</text:p>
          </table:table-cell>
          <table:table-cell office:value-type="float" office:value="26.883382865" calcext:value-type="float">
            <text:p>26.883382865</text:p>
          </table:table-cell>
          <table:table-cell office:value-type="float" office:value="26.871333352" calcext:value-type="float">
            <text:p>26.871333352</text:p>
          </table:table-cell>
          <table:table-cell/>
          <table:table-cell office:value-type="float" office:value="-0.113464784" calcext:value-type="float">
            <text:p>-0.113464784</text:p>
          </table:table-cell>
          <table:table-cell office:value-type="float" office:value="-0.094001802" calcext:value-type="float">
            <text:p>-0.094001802</text:p>
          </table:table-cell>
          <table:table-cell office:value-type="float" office:value="-0.106399472" calcext:value-type="float">
            <text:p>-0.10639947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2 12:10:16</text:p>
          </table:table-cell>
          <table:table-cell office:value-type="float" office:value="26.97475" calcext:value-type="float">
            <text:p>26.97475</text:p>
          </table:table-cell>
          <table:table-cell office:value-type="float" office:value="0.776285622" calcext:value-type="float">
            <text:p>0.776285622</text:p>
          </table:table-cell>
          <table:table-cell office:value-type="float" office:value="0.821601846" calcext:value-type="float">
            <text:p>0.821601846</text:p>
          </table:table-cell>
          <table:table-cell office:value-type="float" office:value="0.564099021" calcext:value-type="float">
            <text:p>0.564099021</text:p>
          </table:table-cell>
          <table:table-cell/>
          <table:table-cell office:value-type="float" office:value="0.006342203" calcext:value-type="float">
            <text:p>0.006342203</text:p>
          </table:table-cell>
          <table:table-cell office:value-type="float" office:value="0.006712433" calcext:value-type="float">
            <text:p>0.006712433</text:p>
          </table:table-cell>
          <table:table-cell office:value-type="float" office:value="0.004608652" calcext:value-type="float">
            <text:p>0.004608652</text:p>
          </table:table-cell>
          <table:table-cell/>
          <table:table-cell office:value-type="float" office:value="-0.003553631" calcext:value-type="float">
            <text:p>-0.003553631</text:p>
          </table:table-cell>
          <table:table-cell office:value-type="float" office:value="-0.0031834" calcext:value-type="float">
            <text:p>-0.0031834</text:p>
          </table:table-cell>
          <table:table-cell office:value-type="float" office:value="-0.005287181" calcext:value-type="float">
            <text:p>-0.005287181</text:p>
          </table:table-cell>
          <table:table-cell/>
          <table:table-cell office:value-type="float" office:value="26.887190727" calcext:value-type="float">
            <text:p>26.887190727</text:p>
          </table:table-cell>
          <table:table-cell office:value-type="float" office:value="26.896312937" calcext:value-type="float">
            <text:p>26.896312937</text:p>
          </table:table-cell>
          <table:table-cell office:value-type="float" office:value="26.844476344" calcext:value-type="float">
            <text:p>26.844476344</text:p>
          </table:table-cell>
          <table:table-cell/>
          <table:table-cell office:value-type="float" office:value="-0.090083928" calcext:value-type="float">
            <text:p>-0.090083928</text:p>
          </table:table-cell>
          <table:table-cell office:value-type="float" office:value="-0.080698191" calcext:value-type="float">
            <text:p>-0.080698191</text:p>
          </table:table-cell>
          <table:table-cell office:value-type="float" office:value="-0.134032679" calcext:value-type="float">
            <text:p>-0.13403267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2 12:10:17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68373271" calcext:value-type="float">
            <text:p>0.68373271</text:p>
          </table:table-cell>
          <table:table-cell office:value-type="float" office:value="0.712618317" calcext:value-type="float">
            <text:p>0.712618317</text:p>
          </table:table-cell>
          <table:table-cell office:value-type="float" office:value="0.676243982" calcext:value-type="float">
            <text:p>0.676243982</text:p>
          </table:table-cell>
          <table:table-cell/>
          <table:table-cell office:value-type="float" office:value="0.005586052" calcext:value-type="float">
            <text:p>0.005586052</text:p>
          </table:table-cell>
          <table:table-cell office:value-type="float" office:value="0.005822045" calcext:value-type="float">
            <text:p>0.005822045</text:p>
          </table:table-cell>
          <table:table-cell office:value-type="float" office:value="0.005524869" calcext:value-type="float">
            <text:p>0.005524869</text:p>
          </table:table-cell>
          <table:table-cell/>
          <table:table-cell office:value-type="float" office:value="-0.004309782" calcext:value-type="float">
            <text:p>-0.004309782</text:p>
          </table:table-cell>
          <table:table-cell office:value-type="float" office:value="-0.004073788" calcext:value-type="float">
            <text:p>-0.004073788</text:p>
          </table:table-cell>
          <table:table-cell office:value-type="float" office:value="-0.004370964" calcext:value-type="float">
            <text:p>-0.004370964</text:p>
          </table:table-cell>
          <table:table-cell/>
          <table:table-cell office:value-type="float" office:value="26.858450314" calcext:value-type="float">
            <text:p>26.858450314</text:p>
          </table:table-cell>
          <table:table-cell office:value-type="float" office:value="26.864265175" calcext:value-type="float">
            <text:p>26.864265175</text:p>
          </table:table-cell>
          <table:table-cell office:value-type="float" office:value="26.856942779" calcext:value-type="float">
            <text:p>26.856942779</text:p>
          </table:table-cell>
          <table:table-cell/>
          <table:table-cell office:value-type="float" office:value="-0.10925349" calcext:value-type="float">
            <text:p>-0.10925349</text:p>
          </table:table-cell>
          <table:table-cell office:value-type="float" office:value="-0.103270655" calcext:value-type="float">
            <text:p>-0.103270655</text:p>
          </table:table-cell>
          <table:table-cell office:value-type="float" office:value="-0.110804575" calcext:value-type="float">
            <text:p>-0.11080457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2 12:10:18</text:p>
          </table:table-cell>
          <table:table-cell office:value-type="float" office:value="26.96969" calcext:value-type="float">
            <text:p>26.96969</text:p>
          </table:table-cell>
          <table:table-cell office:value-type="float" office:value="0.770303103" calcext:value-type="float">
            <text:p>0.770303103</text:p>
          </table:table-cell>
          <table:table-cell office:value-type="float" office:value="0.805511571" calcext:value-type="float">
            <text:p>0.805511571</text:p>
          </table:table-cell>
          <table:table-cell office:value-type="float" office:value="0.561540194" calcext:value-type="float">
            <text:p>0.561540194</text:p>
          </table:table-cell>
          <table:table-cell/>
          <table:table-cell office:value-type="float" office:value="0.006293326" calcext:value-type="float">
            <text:p>0.006293326</text:p>
          </table:table-cell>
          <table:table-cell office:value-type="float" office:value="0.006580977" calcext:value-type="float">
            <text:p>0.006580977</text:p>
          </table:table-cell>
          <table:table-cell office:value-type="float" office:value="0.004587747" calcext:value-type="float">
            <text:p>0.004587747</text:p>
          </table:table-cell>
          <table:table-cell/>
          <table:table-cell office:value-type="float" office:value="-0.003602507" calcext:value-type="float">
            <text:p>-0.003602507</text:p>
          </table:table-cell>
          <table:table-cell office:value-type="float" office:value="-0.003314856" calcext:value-type="float">
            <text:p>-0.003314856</text:p>
          </table:table-cell>
          <table:table-cell office:value-type="float" office:value="-0.005308087" calcext:value-type="float">
            <text:p>-0.005308087</text:p>
          </table:table-cell>
          <table:table-cell/>
          <table:table-cell office:value-type="float" office:value="26.880931922" calcext:value-type="float">
            <text:p>26.880931922</text:p>
          </table:table-cell>
          <table:table-cell office:value-type="float" office:value="26.888019474" calcext:value-type="float">
            <text:p>26.888019474</text:p>
          </table:table-cell>
          <table:table-cell office:value-type="float" office:value="26.838906531" calcext:value-type="float">
            <text:p>26.838906531</text:p>
          </table:table-cell>
          <table:table-cell/>
          <table:table-cell office:value-type="float" office:value="-0.091323014" calcext:value-type="float">
            <text:p>-0.091323014</text:p>
          </table:table-cell>
          <table:table-cell office:value-type="float" office:value="-0.08403074" calcext:value-type="float">
            <text:p>-0.08403074</text:p>
          </table:table-cell>
          <table:table-cell office:value-type="float" office:value="-0.134562686" calcext:value-type="float">
            <text:p>-0.13456268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2 12:10:20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796826577" calcext:value-type="float">
            <text:p>0.796826577</text:p>
          </table:table-cell>
          <table:table-cell office:value-type="float" office:value="0.765529366" calcext:value-type="float">
            <text:p>0.765529366</text:p>
          </table:table-cell>
          <table:table-cell office:value-type="float" office:value="0.559840269" calcext:value-type="float">
            <text:p>0.559840269</text:p>
          </table:table-cell>
          <table:table-cell/>
          <table:table-cell office:value-type="float" office:value="0.006510021" calcext:value-type="float">
            <text:p>0.006510021</text:p>
          </table:table-cell>
          <table:table-cell office:value-type="float" office:value="0.006254325" calcext:value-type="float">
            <text:p>0.006254325</text:p>
          </table:table-cell>
          <table:table-cell office:value-type="float" office:value="0.004573858" calcext:value-type="float">
            <text:p>0.004573858</text:p>
          </table:table-cell>
          <table:table-cell/>
          <table:table-cell office:value-type="float" office:value="-0.003385812" calcext:value-type="float">
            <text:p>-0.003385812</text:p>
          </table:table-cell>
          <table:table-cell office:value-type="float" office:value="-0.003641508" calcext:value-type="float">
            <text:p>-0.003641508</text:p>
          </table:table-cell>
          <table:table-cell office:value-type="float" office:value="-0.005321975" calcext:value-type="float">
            <text:p>-0.005321975</text:p>
          </table:table-cell>
          <table:table-cell/>
          <table:table-cell office:value-type="float" office:value="26.88121668" calcext:value-type="float">
            <text:p>26.88121668</text:p>
          </table:table-cell>
          <table:table-cell office:value-type="float" office:value="26.874916439" calcext:value-type="float">
            <text:p>26.874916439</text:p>
          </table:table-cell>
          <table:table-cell office:value-type="float" office:value="26.833509621" calcext:value-type="float">
            <text:p>26.833509621</text:p>
          </table:table-cell>
          <table:table-cell/>
          <table:table-cell office:value-type="float" office:value="-0.085829544" calcext:value-type="float">
            <text:p>-0.085829544</text:p>
          </table:table-cell>
          <table:table-cell office:value-type="float" office:value="-0.092311741" calcext:value-type="float">
            <text:p>-0.092311741</text:p>
          </table:table-cell>
          <table:table-cell office:value-type="float" office:value="-0.134914789" calcext:value-type="float">
            <text:p>-0.13491478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2 12:10:21</text:p>
          </table:table-cell>
          <table:table-cell office:value-type="float" office:value="26.96969" calcext:value-type="float">
            <text:p>26.96969</text:p>
          </table:table-cell>
          <table:table-cell office:value-type="float" office:value="0.674476108" calcext:value-type="float">
            <text:p>0.674476108</text:p>
          </table:table-cell>
          <table:table-cell office:value-type="float" office:value="0.720291224" calcext:value-type="float">
            <text:p>0.720291224</text:p>
          </table:table-cell>
          <table:table-cell office:value-type="float" office:value="0.679484687" calcext:value-type="float">
            <text:p>0.679484687</text:p>
          </table:table-cell>
          <table:table-cell/>
          <table:table-cell office:value-type="float" office:value="0.005510426" calcext:value-type="float">
            <text:p>0.005510426</text:p>
          </table:table-cell>
          <table:table-cell office:value-type="float" office:value="0.005884732" calcext:value-type="float">
            <text:p>0.005884732</text:p>
          </table:table-cell>
          <table:table-cell office:value-type="float" office:value="0.005551345" calcext:value-type="float">
            <text:p>0.005551345</text:p>
          </table:table-cell>
          <table:table-cell/>
          <table:table-cell office:value-type="float" office:value="-0.004385408" calcext:value-type="float">
            <text:p>-0.004385408</text:p>
          </table:table-cell>
          <table:table-cell office:value-type="float" office:value="-0.004011101" calcext:value-type="float">
            <text:p>-0.004011101</text:p>
          </table:table-cell>
          <table:table-cell office:value-type="float" office:value="-0.004344488" calcext:value-type="float">
            <text:p>-0.004344488</text:p>
          </table:table-cell>
          <table:table-cell/>
          <table:table-cell office:value-type="float" office:value="26.861641489" calcext:value-type="float">
            <text:p>26.861641489</text:p>
          </table:table-cell>
          <table:table-cell office:value-type="float" office:value="26.870864332" calcext:value-type="float">
            <text:p>26.870864332</text:p>
          </table:table-cell>
          <table:table-cell office:value-type="float" office:value="26.862649748" calcext:value-type="float">
            <text:p>26.862649748</text:p>
          </table:table-cell>
          <table:table-cell/>
          <table:table-cell office:value-type="float" office:value="-0.111170742" calcext:value-type="float">
            <text:p>-0.111170742</text:p>
          </table:table-cell>
          <table:table-cell office:value-type="float" office:value="-0.101681437" calcext:value-type="float">
            <text:p>-0.101681437</text:p>
          </table:table-cell>
          <table:table-cell office:value-type="float" office:value="-0.110133351" calcext:value-type="float">
            <text:p>-0.11013335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2 12:10:22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829956034" calcext:value-type="float">
            <text:p>0.829956034</text:p>
          </table:table-cell>
          <table:table-cell office:value-type="float" office:value="0.677833042" calcext:value-type="float">
            <text:p>0.677833042</text:p>
          </table:table-cell>
          <table:table-cell office:value-type="float" office:value="0.632681922" calcext:value-type="float">
            <text:p>0.632681922</text:p>
          </table:table-cell>
          <table:table-cell/>
          <table:table-cell office:value-type="float" office:value="0.006780687" calcext:value-type="float">
            <text:p>0.006780687</text:p>
          </table:table-cell>
          <table:table-cell office:value-type="float" office:value="0.005537852" calcext:value-type="float">
            <text:p>0.005537852</text:p>
          </table:table-cell>
          <table:table-cell office:value-type="float" office:value="0.00516897" calcext:value-type="float">
            <text:p>0.00516897</text:p>
          </table:table-cell>
          <table:table-cell/>
          <table:table-cell office:value-type="float" office:value="-0.003115147" calcext:value-type="float">
            <text:p>-0.003115147</text:p>
          </table:table-cell>
          <table:table-cell office:value-type="float" office:value="-0.004357982" calcext:value-type="float">
            <text:p>-0.004357982</text:p>
          </table:table-cell>
          <table:table-cell office:value-type="float" office:value="-0.004726863" calcext:value-type="float">
            <text:p>-0.004726863</text:p>
          </table:table-cell>
          <table:table-cell/>
          <table:table-cell office:value-type="float" office:value="26.887885722" calcext:value-type="float">
            <text:p>26.887885722</text:p>
          </table:table-cell>
          <table:table-cell office:value-type="float" office:value="26.857262669" calcext:value-type="float">
            <text:p>26.857262669</text:p>
          </table:table-cell>
          <table:table-cell office:value-type="float" office:value="26.848173385" calcext:value-type="float">
            <text:p>26.848173385</text:p>
          </table:table-cell>
          <table:table-cell/>
          <table:table-cell office:value-type="float" office:value="-0.078967912" calcext:value-type="float">
            <text:p>-0.078967912</text:p>
          </table:table-cell>
          <table:table-cell office:value-type="float" office:value="-0.110475445" calcext:value-type="float">
            <text:p>-0.110475445</text:p>
          </table:table-cell>
          <table:table-cell office:value-type="float" office:value="-0.11982732" calcext:value-type="float">
            <text:p>-0.119827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2 12:10:23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756137461" calcext:value-type="float">
            <text:p>0.756137461</text:p>
          </table:table-cell>
          <table:table-cell office:value-type="float" office:value="0.83996604" calcext:value-type="float">
            <text:p>0.83996604</text:p>
          </table:table-cell>
          <table:table-cell office:value-type="float" office:value="0.568375059" calcext:value-type="float">
            <text:p>0.568375059</text:p>
          </table:table-cell>
          <table:table-cell/>
          <table:table-cell office:value-type="float" office:value="0.006177594" calcext:value-type="float">
            <text:p>0.006177594</text:p>
          </table:table-cell>
          <table:table-cell office:value-type="float" office:value="0.006862468" calcext:value-type="float">
            <text:p>0.006862468</text:p>
          </table:table-cell>
          <table:table-cell office:value-type="float" office:value="0.004643587" calcext:value-type="float">
            <text:p>0.004643587</text:p>
          </table:table-cell>
          <table:table-cell/>
          <table:table-cell office:value-type="float" office:value="-0.00371824" calcext:value-type="float">
            <text:p>-0.00371824</text:p>
          </table:table-cell>
          <table:table-cell office:value-type="float" office:value="-0.003033366" calcext:value-type="float">
            <text:p>-0.003033366</text:p>
          </table:table-cell>
          <table:table-cell office:value-type="float" office:value="-0.005252246" calcext:value-type="float">
            <text:p>-0.005252246</text:p>
          </table:table-cell>
          <table:table-cell/>
          <table:table-cell office:value-type="float" office:value="26.862916763" calcext:value-type="float">
            <text:p>26.862916763</text:p>
          </table:table-cell>
          <table:table-cell office:value-type="float" office:value="26.879791856" calcext:value-type="float">
            <text:p>26.879791856</text:p>
          </table:table-cell>
          <table:table-cell office:value-type="float" office:value="26.825118392" calcext:value-type="float">
            <text:p>26.825118392</text:p>
          </table:table-cell>
          <table:table-cell/>
          <table:table-cell office:value-type="float" office:value="-0.094256978" calcext:value-type="float">
            <text:p>-0.094256978</text:p>
          </table:table-cell>
          <table:table-cell office:value-type="float" office:value="-0.076894694" calcext:value-type="float">
            <text:p>-0.076894694</text:p>
          </table:table-cell>
          <table:table-cell office:value-type="float" office:value="-0.13314699" calcext:value-type="float">
            <text:p>-0.1331469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2 12:10:25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668439349" calcext:value-type="float">
            <text:p>0.668439349</text:p>
          </table:table-cell>
          <table:table-cell office:value-type="float" office:value="0.794241523" calcext:value-type="float">
            <text:p>0.794241523</text:p>
          </table:table-cell>
          <table:table-cell office:value-type="float" office:value="0.673321566" calcext:value-type="float">
            <text:p>0.673321566</text:p>
          </table:table-cell>
          <table:table-cell/>
          <table:table-cell office:value-type="float" office:value="0.005461106" calcext:value-type="float">
            <text:p>0.005461106</text:p>
          </table:table-cell>
          <table:table-cell office:value-type="float" office:value="0.006488901" calcext:value-type="float">
            <text:p>0.006488901</text:p>
          </table:table-cell>
          <table:table-cell office:value-type="float" office:value="0.005500993" calcext:value-type="float">
            <text:p>0.005500993</text:p>
          </table:table-cell>
          <table:table-cell/>
          <table:table-cell office:value-type="float" office:value="-0.004434728" calcext:value-type="float">
            <text:p>-0.004434728</text:p>
          </table:table-cell>
          <table:table-cell office:value-type="float" office:value="-0.003406932" calcext:value-type="float">
            <text:p>-0.003406932</text:p>
          </table:table-cell>
          <table:table-cell office:value-type="float" office:value="-0.00439484" calcext:value-type="float">
            <text:p>-0.00439484</text:p>
          </table:table-cell>
          <table:table-cell/>
          <table:table-cell office:value-type="float" office:value="26.855371649" calcext:value-type="float">
            <text:p>26.855371649</text:p>
          </table:table-cell>
          <table:table-cell office:value-type="float" office:value="26.880696301" calcext:value-type="float">
            <text:p>26.880696301</text:p>
          </table:table-cell>
          <table:table-cell office:value-type="float" office:value="26.856354475" calcext:value-type="float">
            <text:p>26.856354475</text:p>
          </table:table-cell>
          <table:table-cell/>
          <table:table-cell office:value-type="float" office:value="-0.112421094" calcext:value-type="float">
            <text:p>-0.112421094</text:p>
          </table:table-cell>
          <table:table-cell office:value-type="float" office:value="-0.086364952" calcext:value-type="float">
            <text:p>-0.086364952</text:p>
          </table:table-cell>
          <table:table-cell office:value-type="float" office:value="-0.111409874" calcext:value-type="float">
            <text:p>-0.11140987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2 12:10:26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822804072" calcext:value-type="float">
            <text:p>0.822804072</text:p>
          </table:table-cell>
          <table:table-cell office:value-type="float" office:value="0.682377897" calcext:value-type="float">
            <text:p>0.682377897</text:p>
          </table:table-cell>
          <table:table-cell office:value-type="float" office:value="0.581694315" calcext:value-type="float">
            <text:p>0.581694315</text:p>
          </table:table-cell>
          <table:table-cell/>
          <table:table-cell office:value-type="float" office:value="0.006722255" calcext:value-type="float">
            <text:p>0.006722255</text:p>
          </table:table-cell>
          <table:table-cell office:value-type="float" office:value="0.005574983" calcext:value-type="float">
            <text:p>0.005574983</text:p>
          </table:table-cell>
          <table:table-cell office:value-type="float" office:value="0.004752405" calcext:value-type="float">
            <text:p>0.004752405</text:p>
          </table:table-cell>
          <table:table-cell/>
          <table:table-cell office:value-type="float" office:value="-0.003173578" calcext:value-type="float">
            <text:p>-0.003173578</text:p>
          </table:table-cell>
          <table:table-cell office:value-type="float" office:value="-0.004320851" calcext:value-type="float">
            <text:p>-0.004320851</text:p>
          </table:table-cell>
          <table:table-cell office:value-type="float" office:value="-0.005143429" calcext:value-type="float">
            <text:p>-0.005143429</text:p>
          </table:table-cell>
          <table:table-cell/>
          <table:table-cell office:value-type="float" office:value="26.886446018" calcext:value-type="float">
            <text:p>26.886446018</text:p>
          </table:table-cell>
          <table:table-cell office:value-type="float" office:value="26.858177581" calcext:value-type="float">
            <text:p>26.858177581</text:p>
          </table:table-cell>
          <table:table-cell office:value-type="float" office:value="26.837909082" calcext:value-type="float">
            <text:p>26.837909082</text:p>
          </table:table-cell>
          <table:table-cell/>
          <table:table-cell office:value-type="float" office:value="-0.080449191" calcext:value-type="float">
            <text:p>-0.080449191</text:p>
          </table:table-cell>
          <table:table-cell office:value-type="float" office:value="-0.109534102" calcext:value-type="float">
            <text:p>-0.109534102</text:p>
          </table:table-cell>
          <table:table-cell office:value-type="float" office:value="-0.130388199" calcext:value-type="float">
            <text:p>-0.1303881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2 12:10:27</text:p>
          </table:table-cell>
          <table:table-cell office:value-type="float" office:value="26.95958" calcext:value-type="float">
            <text:p>26.95958</text:p>
          </table:table-cell>
          <table:table-cell office:value-type="float" office:value="0.747900694" calcext:value-type="float">
            <text:p>0.747900694</text:p>
          </table:table-cell>
          <table:table-cell office:value-type="float" office:value="0.834289293" calcext:value-type="float">
            <text:p>0.834289293</text:p>
          </table:table-cell>
          <table:table-cell office:value-type="float" office:value="0.560299225" calcext:value-type="float">
            <text:p>0.560299225</text:p>
          </table:table-cell>
          <table:table-cell/>
          <table:table-cell office:value-type="float" office:value="0.0061103" calcext:value-type="float">
            <text:p>0.0061103</text:p>
          </table:table-cell>
          <table:table-cell office:value-type="float" office:value="0.006816089" calcext:value-type="float">
            <text:p>0.006816089</text:p>
          </table:table-cell>
          <table:table-cell office:value-type="float" office:value="0.004577608" calcext:value-type="float">
            <text:p>0.004577608</text:p>
          </table:table-cell>
          <table:table-cell/>
          <table:table-cell office:value-type="float" office:value="-0.003785534" calcext:value-type="float">
            <text:p>-0.003785534</text:p>
          </table:table-cell>
          <table:table-cell office:value-type="float" office:value="-0.003079744" calcext:value-type="float">
            <text:p>-0.003079744</text:p>
          </table:table-cell>
          <table:table-cell office:value-type="float" office:value="-0.005318225" calcext:value-type="float">
            <text:p>-0.005318225</text:p>
          </table:table-cell>
          <table:table-cell/>
          <table:table-cell office:value-type="float" office:value="26.866313179" calcext:value-type="float">
            <text:p>26.866313179</text:p>
          </table:table-cell>
          <table:table-cell office:value-type="float" office:value="26.883703561" calcext:value-type="float">
            <text:p>26.883703561</text:p>
          </table:table-cell>
          <table:table-cell office:value-type="float" office:value="26.828547318" calcext:value-type="float">
            <text:p>26.828547318</text:p>
          </table:table-cell>
          <table:table-cell/>
          <table:table-cell office:value-type="float" office:value="-0.095962968" calcext:value-type="float">
            <text:p>-0.095962968</text:p>
          </table:table-cell>
          <table:table-cell office:value-type="float" office:value="-0.07807043" calcext:value-type="float">
            <text:p>-0.07807043</text:p>
          </table:table-cell>
          <table:table-cell office:value-type="float" office:value="-0.134819726" calcext:value-type="float">
            <text:p>-0.13481972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2 12:10:28</text:p>
          </table:table-cell>
          <table:table-cell office:value-type="float" office:value="26.95958" calcext:value-type="float">
            <text:p>26.95958</text:p>
          </table:table-cell>
          <table:table-cell office:value-type="float" office:value="0.665524681" calcext:value-type="float">
            <text:p>0.665524681</text:p>
          </table:table-cell>
          <table:table-cell office:value-type="float" office:value="0.780324433" calcext:value-type="float">
            <text:p>0.780324433</text:p>
          </table:table-cell>
          <table:table-cell office:value-type="float" office:value="0.706856931" calcext:value-type="float">
            <text:p>0.706856931</text:p>
          </table:table-cell>
          <table:table-cell/>
          <table:table-cell office:value-type="float" office:value="0.005437293" calcext:value-type="float">
            <text:p>0.005437293</text:p>
          </table:table-cell>
          <table:table-cell office:value-type="float" office:value="0.0063752" calcext:value-type="float">
            <text:p>0.0063752</text:p>
          </table:table-cell>
          <table:table-cell office:value-type="float" office:value="0.005774975" calcext:value-type="float">
            <text:p>0.005774975</text:p>
          </table:table-cell>
          <table:table-cell/>
          <table:table-cell office:value-type="float" office:value="-0.00445854" calcext:value-type="float">
            <text:p>-0.00445854</text:p>
          </table:table-cell>
          <table:table-cell office:value-type="float" office:value="-0.003520634" calcext:value-type="float">
            <text:p>-0.003520634</text:p>
          </table:table-cell>
          <table:table-cell office:value-type="float" office:value="-0.004120858" calcext:value-type="float">
            <text:p>-0.004120858</text:p>
          </table:table-cell>
          <table:table-cell/>
          <table:table-cell office:value-type="float" office:value="26.8497303" calcext:value-type="float">
            <text:p>26.8497303</text:p>
          </table:table-cell>
          <table:table-cell office:value-type="float" office:value="26.872840242" calcext:value-type="float">
            <text:p>26.872840242</text:p>
          </table:table-cell>
          <table:table-cell office:value-type="float" office:value="26.858050807" calcext:value-type="float">
            <text:p>26.858050807</text:p>
          </table:table-cell>
          <table:table-cell/>
          <table:table-cell office:value-type="float" office:value="-0.11302479" calcext:value-type="float">
            <text:p>-0.11302479</text:p>
          </table:table-cell>
          <table:table-cell office:value-type="float" office:value="-0.089247419" calcext:value-type="float">
            <text:p>-0.089247419</text:p>
          </table:table-cell>
          <table:table-cell office:value-type="float" office:value="-0.104463959" calcext:value-type="float">
            <text:p>-0.10446395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2 12:10:30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815301635" calcext:value-type="float">
            <text:p>0.815301635</text:p>
          </table:table-cell>
          <table:table-cell office:value-type="float" office:value="0.678476772" calcext:value-type="float">
            <text:p>0.678476772</text:p>
          </table:table-cell>
          <table:table-cell office:value-type="float" office:value="0.635899381" calcext:value-type="float">
            <text:p>0.635899381</text:p>
          </table:table-cell>
          <table:table-cell/>
          <table:table-cell office:value-type="float" office:value="0.006660961" calcext:value-type="float">
            <text:p>0.006660961</text:p>
          </table:table-cell>
          <table:table-cell office:value-type="float" office:value="0.005543111" calcext:value-type="float">
            <text:p>0.005543111</text:p>
          </table:table-cell>
          <table:table-cell office:value-type="float" office:value="0.005195256" calcext:value-type="float">
            <text:p>0.005195256</text:p>
          </table:table-cell>
          <table:table-cell/>
          <table:table-cell office:value-type="float" office:value="-0.003234872" calcext:value-type="float">
            <text:p>-0.003234872</text:p>
          </table:table-cell>
          <table:table-cell office:value-type="float" office:value="-0.004352722" calcext:value-type="float">
            <text:p>-0.004352722</text:p>
          </table:table-cell>
          <table:table-cell office:value-type="float" office:value="-0.004700577" calcext:value-type="float">
            <text:p>-0.004700577</text:p>
          </table:table-cell>
          <table:table-cell/>
          <table:table-cell office:value-type="float" office:value="26.88493576" calcext:value-type="float">
            <text:p>26.88493576</text:p>
          </table:table-cell>
          <table:table-cell office:value-type="float" office:value="26.857392256" calcext:value-type="float">
            <text:p>26.857392256</text:p>
          </table:table-cell>
          <table:table-cell office:value-type="float" office:value="26.848821087" calcext:value-type="float">
            <text:p>26.848821087</text:p>
          </table:table-cell>
          <table:table-cell/>
          <table:table-cell office:value-type="float" office:value="-0.082003062" calcext:value-type="float">
            <text:p>-0.082003062</text:p>
          </table:table-cell>
          <table:table-cell office:value-type="float" office:value="-0.110342113" calcext:value-type="float">
            <text:p>-0.110342113</text:p>
          </table:table-cell>
          <table:table-cell office:value-type="float" office:value="-0.119160904" calcext:value-type="float">
            <text:p>-0.1191609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2 12:10:31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671274146" calcext:value-type="float">
            <text:p>0.671274146</text:p>
          </table:table-cell>
          <table:table-cell office:value-type="float" office:value="0.796642398" calcext:value-type="float">
            <text:p>0.796642398</text:p>
          </table:table-cell>
          <table:table-cell office:value-type="float" office:value="0.679203353" calcext:value-type="float">
            <text:p>0.679203353</text:p>
          </table:table-cell>
          <table:table-cell/>
          <table:table-cell office:value-type="float" office:value="0.005484266" calcext:value-type="float">
            <text:p>0.005484266</text:p>
          </table:table-cell>
          <table:table-cell office:value-type="float" office:value="0.006508516" calcext:value-type="float">
            <text:p>0.006508516</text:p>
          </table:table-cell>
          <table:table-cell office:value-type="float" office:value="0.005549047" calcext:value-type="float">
            <text:p>0.005549047</text:p>
          </table:table-cell>
          <table:table-cell/>
          <table:table-cell office:value-type="float" office:value="-0.004411567" calcext:value-type="float">
            <text:p>-0.004411567</text:p>
          </table:table-cell>
          <table:table-cell office:value-type="float" office:value="-0.003387317" calcext:value-type="float">
            <text:p>-0.003387317</text:p>
          </table:table-cell>
          <table:table-cell office:value-type="float" office:value="-0.004346786" calcext:value-type="float">
            <text:p>-0.004346786</text:p>
          </table:table-cell>
          <table:table-cell/>
          <table:table-cell office:value-type="float" office:value="26.855942315" calcext:value-type="float">
            <text:p>26.855942315</text:p>
          </table:table-cell>
          <table:table-cell office:value-type="float" office:value="26.881179605" calcext:value-type="float">
            <text:p>26.881179605</text:p>
          </table:table-cell>
          <table:table-cell office:value-type="float" office:value="26.857538522" calcext:value-type="float">
            <text:p>26.857538522</text:p>
          </table:table-cell>
          <table:table-cell/>
          <table:table-cell office:value-type="float" office:value="-0.111833942" calcext:value-type="float">
            <text:p>-0.111833942</text:p>
          </table:table-cell>
          <table:table-cell office:value-type="float" office:value="-0.085867691" calcext:value-type="float">
            <text:p>-0.085867691</text:p>
          </table:table-cell>
          <table:table-cell office:value-type="float" office:value="-0.110191622" calcext:value-type="float">
            <text:p>-0.11019162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2 12:10:32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813980796" calcext:value-type="float">
            <text:p>0.813980796</text:p>
          </table:table-cell>
          <table:table-cell office:value-type="float" office:value="0.691574298" calcext:value-type="float">
            <text:p>0.691574298</text:p>
          </table:table-cell>
          <table:table-cell office:value-type="float" office:value="0.585941146" calcext:value-type="float">
            <text:p>0.585941146</text:p>
          </table:table-cell>
          <table:table-cell/>
          <table:table-cell office:value-type="float" office:value="0.00665017" calcext:value-type="float">
            <text:p>0.00665017</text:p>
          </table:table-cell>
          <table:table-cell office:value-type="float" office:value="0.005650117" calcext:value-type="float">
            <text:p>0.005650117</text:p>
          </table:table-cell>
          <table:table-cell office:value-type="float" office:value="0.004787101" calcext:value-type="float">
            <text:p>0.004787101</text:p>
          </table:table-cell>
          <table:table-cell/>
          <table:table-cell office:value-type="float" office:value="-0.003245663" calcext:value-type="float">
            <text:p>-0.003245663</text:p>
          </table:table-cell>
          <table:table-cell office:value-type="float" office:value="-0.004245717" calcext:value-type="float">
            <text:p>-0.004245717</text:p>
          </table:table-cell>
          <table:table-cell office:value-type="float" office:value="-0.005108732" calcext:value-type="float">
            <text:p>-0.005108732</text:p>
          </table:table-cell>
          <table:table-cell/>
          <table:table-cell office:value-type="float" office:value="26.874560929" calcext:value-type="float">
            <text:p>26.874560929</text:p>
          </table:table-cell>
          <table:table-cell office:value-type="float" office:value="26.84991972" calcext:value-type="float">
            <text:p>26.84991972</text:p>
          </table:table-cell>
          <table:table-cell office:value-type="float" office:value="26.828654666" calcext:value-type="float">
            <text:p>26.828654666</text:p>
          </table:table-cell>
          <table:table-cell/>
          <table:table-cell office:value-type="float" office:value="-0.082276628" calcext:value-type="float">
            <text:p>-0.082276628</text:p>
          </table:table-cell>
          <table:table-cell office:value-type="float" office:value="-0.107629323" calcext:value-type="float">
            <text:p>-0.107629323</text:p>
          </table:table-cell>
          <table:table-cell office:value-type="float" office:value="-0.129508563" calcext:value-type="float">
            <text:p>-0.12950856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2 12:10:33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739345043" calcext:value-type="float">
            <text:p>0.739345043</text:p>
          </table:table-cell>
          <table:table-cell office:value-type="float" office:value="0.833156804" calcext:value-type="float">
            <text:p>0.833156804</text:p>
          </table:table-cell>
          <table:table-cell office:value-type="float" office:value="0.569443771" calcext:value-type="float">
            <text:p>0.569443771</text:p>
          </table:table-cell>
          <table:table-cell/>
          <table:table-cell office:value-type="float" office:value="0.006040401" calcext:value-type="float">
            <text:p>0.006040401</text:p>
          </table:table-cell>
          <table:table-cell office:value-type="float" office:value="0.006806837" calcext:value-type="float">
            <text:p>0.006806837</text:p>
          </table:table-cell>
          <table:table-cell office:value-type="float" office:value="0.004652318" calcext:value-type="float">
            <text:p>0.004652318</text:p>
          </table:table-cell>
          <table:table-cell/>
          <table:table-cell office:value-type="float" office:value="-0.003855433" calcext:value-type="float">
            <text:p>-0.003855433</text:p>
          </table:table-cell>
          <table:table-cell office:value-type="float" office:value="-0.003088997" calcext:value-type="float">
            <text:p>-0.003088997</text:p>
          </table:table-cell>
          <table:table-cell office:value-type="float" office:value="-0.005243515" calcext:value-type="float">
            <text:p>-0.005243515</text:p>
          </table:table-cell>
          <table:table-cell/>
          <table:table-cell office:value-type="float" office:value="26.859536339" calcext:value-type="float">
            <text:p>26.859536339</text:p>
          </table:table-cell>
          <table:table-cell office:value-type="float" office:value="26.878421134" calcext:value-type="float">
            <text:p>26.878421134</text:p>
          </table:table-cell>
          <table:table-cell office:value-type="float" office:value="26.825333537" calcext:value-type="float">
            <text:p>26.825333537</text:p>
          </table:table-cell>
          <table:table-cell/>
          <table:table-cell office:value-type="float" office:value="-0.097735009" calcext:value-type="float">
            <text:p>-0.097735009</text:p>
          </table:table-cell>
          <table:table-cell office:value-type="float" office:value="-0.078304985" calcext:value-type="float">
            <text:p>-0.078304985</text:p>
          </table:table-cell>
          <table:table-cell office:value-type="float" office:value="-0.13292563" calcext:value-type="float">
            <text:p>-0.1329256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2 12:10:35</text:p>
          </table:table-cell>
          <table:table-cell office:value-type="float" office:value="26.96464" calcext:value-type="float">
            <text:p>26.96464</text:p>
          </table:table-cell>
          <table:table-cell office:value-type="float" office:value="0.75486073" calcext:value-type="float">
            <text:p>0.75486073</text:p>
          </table:table-cell>
          <table:table-cell office:value-type="float" office:value="0.69685527" calcext:value-type="float">
            <text:p>0.69685527</text:p>
          </table:table-cell>
          <table:table-cell office:value-type="float" office:value="0.674114904" calcext:value-type="float">
            <text:p>0.674114904</text:p>
          </table:table-cell>
          <table:table-cell/>
          <table:table-cell office:value-type="float" office:value="0.006167163" calcext:value-type="float">
            <text:p>0.006167163</text:p>
          </table:table-cell>
          <table:table-cell office:value-type="float" office:value="0.005693262" calcext:value-type="float">
            <text:p>0.005693262</text:p>
          </table:table-cell>
          <table:table-cell office:value-type="float" office:value="0.005507475" calcext:value-type="float">
            <text:p>0.005507475</text:p>
          </table:table-cell>
          <table:table-cell/>
          <table:table-cell office:value-type="float" office:value="-0.003728671" calcext:value-type="float">
            <text:p>-0.003728671</text:p>
          </table:table-cell>
          <table:table-cell office:value-type="float" office:value="-0.004202571" calcext:value-type="float">
            <text:p>-0.004202571</text:p>
          </table:table-cell>
          <table:table-cell office:value-type="float" office:value="-0.004388359" calcext:value-type="float">
            <text:p>-0.004388359</text:p>
          </table:table-cell>
          <table:table-cell/>
          <table:table-cell office:value-type="float" office:value="26.872768796" calcext:value-type="float">
            <text:p>26.872768796</text:p>
          </table:table-cell>
          <table:table-cell office:value-type="float" office:value="26.861091975" calcext:value-type="float">
            <text:p>26.861091975</text:p>
          </table:table-cell>
          <table:table-cell office:value-type="float" office:value="26.85651418" calcext:value-type="float">
            <text:p>26.85651418</text:p>
          </table:table-cell>
          <table:table-cell/>
          <table:table-cell office:value-type="float" office:value="-0.094521413" calcext:value-type="float">
            <text:p>-0.094521413</text:p>
          </table:table-cell>
          <table:table-cell office:value-type="float" office:value="-0.106535518" calcext:value-type="float">
            <text:p>-0.106535518</text:p>
          </table:table-cell>
          <table:table-cell office:value-type="float" office:value="-0.111245556" calcext:value-type="float">
            <text:p>-0.11124555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2 12:10:36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81300626" calcext:value-type="float">
            <text:p>0.81300626</text:p>
          </table:table-cell>
          <table:table-cell office:value-type="float" office:value="0.682076893" calcext:value-type="float">
            <text:p>0.682076893</text:p>
          </table:table-cell>
          <table:table-cell office:value-type="float" office:value="0.59089012" calcext:value-type="float">
            <text:p>0.59089012</text:p>
          </table:table-cell>
          <table:table-cell/>
          <table:table-cell office:value-type="float" office:value="0.006642208" calcext:value-type="float">
            <text:p>0.006642208</text:p>
          </table:table-cell>
          <table:table-cell office:value-type="float" office:value="0.005572524" calcext:value-type="float">
            <text:p>0.005572524</text:p>
          </table:table-cell>
          <table:table-cell office:value-type="float" office:value="0.004827534" calcext:value-type="float">
            <text:p>0.004827534</text:p>
          </table:table-cell>
          <table:table-cell/>
          <table:table-cell office:value-type="float" office:value="-0.003253625" calcext:value-type="float">
            <text:p>-0.003253625</text:p>
          </table:table-cell>
          <table:table-cell office:value-type="float" office:value="-0.00432331" calcext:value-type="float">
            <text:p>-0.00432331</text:p>
          </table:table-cell>
          <table:table-cell office:value-type="float" office:value="-0.0050683" calcext:value-type="float">
            <text:p>-0.0050683</text:p>
          </table:table-cell>
          <table:table-cell/>
          <table:table-cell office:value-type="float" office:value="26.874364751" calcext:value-type="float">
            <text:p>26.874364751</text:p>
          </table:table-cell>
          <table:table-cell office:value-type="float" office:value="26.848007809" calcext:value-type="float">
            <text:p>26.848007809</text:p>
          </table:table-cell>
          <table:table-cell office:value-type="float" office:value="26.829650955" calcext:value-type="float">
            <text:p>26.829650955</text:p>
          </table:table-cell>
          <table:table-cell/>
          <table:table-cell office:value-type="float" office:value="-0.08247847" calcext:value-type="float">
            <text:p>-0.08247847</text:p>
          </table:table-cell>
          <table:table-cell office:value-type="float" office:value="-0.109596447" calcext:value-type="float">
            <text:p>-0.109596447</text:p>
          </table:table-cell>
          <table:table-cell office:value-type="float" office:value="-0.128483495" calcext:value-type="float">
            <text:p>-0.12848349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2 12:10:37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742046921" calcext:value-type="float">
            <text:p>0.742046921</text:p>
          </table:table-cell>
          <table:table-cell office:value-type="float" office:value="0.836568574" calcext:value-type="float">
            <text:p>0.836568574</text:p>
          </table:table-cell>
          <table:table-cell office:value-type="float" office:value="0.56930966" calcext:value-type="float">
            <text:p>0.56930966</text:p>
          </table:table-cell>
          <table:table-cell/>
          <table:table-cell office:value-type="float" office:value="0.006062475" calcext:value-type="float">
            <text:p>0.006062475</text:p>
          </table:table-cell>
          <table:table-cell office:value-type="float" office:value="0.006834711" calcext:value-type="float">
            <text:p>0.006834711</text:p>
          </table:table-cell>
          <table:table-cell office:value-type="float" office:value="0.004651223" calcext:value-type="float">
            <text:p>0.004651223</text:p>
          </table:table-cell>
          <table:table-cell/>
          <table:table-cell office:value-type="float" office:value="-0.003833358" calcext:value-type="float">
            <text:p>-0.003833358</text:p>
          </table:table-cell>
          <table:table-cell office:value-type="float" office:value="-0.003061123" calcext:value-type="float">
            <text:p>-0.003061123</text:p>
          </table:table-cell>
          <table:table-cell office:value-type="float" office:value="-0.005244611" calcext:value-type="float">
            <text:p>-0.005244611</text:p>
          </table:table-cell>
          <table:table-cell/>
          <table:table-cell office:value-type="float" office:value="26.860080245" calcext:value-type="float">
            <text:p>26.860080245</text:p>
          </table:table-cell>
          <table:table-cell office:value-type="float" office:value="26.879107935" calcext:value-type="float">
            <text:p>26.879107935</text:p>
          </table:table-cell>
          <table:table-cell office:value-type="float" office:value="26.825306539" calcext:value-type="float">
            <text:p>26.825306539</text:p>
          </table:table-cell>
          <table:table-cell/>
          <table:table-cell office:value-type="float" office:value="-0.097175397" calcext:value-type="float">
            <text:p>-0.097175397</text:p>
          </table:table-cell>
          <table:table-cell office:value-type="float" office:value="-0.077598358" calcext:value-type="float">
            <text:p>-0.077598358</text:p>
          </table:table-cell>
          <table:table-cell office:value-type="float" office:value="-0.132953408" calcext:value-type="float">
            <text:p>-0.13295340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2 12:10:38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814107157" calcext:value-type="float">
            <text:p>0.814107157</text:p>
          </table:table-cell>
          <table:table-cell office:value-type="float" office:value="0.67942687" calcext:value-type="float">
            <text:p>0.67942687</text:p>
          </table:table-cell>
          <table:table-cell office:value-type="float" office:value="0.638614969" calcext:value-type="float">
            <text:p>0.638614969</text:p>
          </table:table-cell>
          <table:table-cell/>
          <table:table-cell office:value-type="float" office:value="0.006651202" calcext:value-type="float">
            <text:p>0.006651202</text:p>
          </table:table-cell>
          <table:table-cell office:value-type="float" office:value="0.005550873" calcext:value-type="float">
            <text:p>0.005550873</text:p>
          </table:table-cell>
          <table:table-cell office:value-type="float" office:value="0.005217443" calcext:value-type="float">
            <text:p>0.005217443</text:p>
          </table:table-cell>
          <table:table-cell/>
          <table:table-cell office:value-type="float" office:value="-0.003244631" calcext:value-type="float">
            <text:p>-0.003244631</text:p>
          </table:table-cell>
          <table:table-cell office:value-type="float" office:value="-0.00434496" calcext:value-type="float">
            <text:p>-0.00434496</text:p>
          </table:table-cell>
          <table:table-cell office:value-type="float" office:value="-0.004678391" calcext:value-type="float">
            <text:p>-0.004678391</text:p>
          </table:table-cell>
          <table:table-cell/>
          <table:table-cell office:value-type="float" office:value="26.874586366" calcext:value-type="float">
            <text:p>26.874586366</text:p>
          </table:table-cell>
          <table:table-cell office:value-type="float" office:value="26.847474336" calcext:value-type="float">
            <text:p>26.847474336</text:p>
          </table:table-cell>
          <table:table-cell office:value-type="float" office:value="26.839258505" calcext:value-type="float">
            <text:p>26.839258505</text:p>
          </table:table-cell>
          <table:table-cell/>
          <table:table-cell office:value-type="float" office:value="-0.082250457" calcext:value-type="float">
            <text:p>-0.082250457</text:p>
          </table:table-cell>
          <table:table-cell office:value-type="float" office:value="-0.110145327" calcext:value-type="float">
            <text:p>-0.110145327</text:p>
          </table:table-cell>
          <table:table-cell office:value-type="float" office:value="-0.118598439" calcext:value-type="float">
            <text:p>-0.11859843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2 12:10:40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770784112" calcext:value-type="float">
            <text:p>0.770784112</text:p>
          </table:table-cell>
          <table:table-cell office:value-type="float" office:value="0.784309004" calcext:value-type="float">
            <text:p>0.784309004</text:p>
          </table:table-cell>
          <table:table-cell office:value-type="float" office:value="0.56326098" calcext:value-type="float">
            <text:p>0.56326098</text:p>
          </table:table-cell>
          <table:table-cell/>
          <table:table-cell office:value-type="float" office:value="0.006297256" calcext:value-type="float">
            <text:p>0.006297256</text:p>
          </table:table-cell>
          <table:table-cell office:value-type="float" office:value="0.006407753" calcext:value-type="float">
            <text:p>0.006407753</text:p>
          </table:table-cell>
          <table:table-cell office:value-type="float" office:value="0.004601805" calcext:value-type="float">
            <text:p>0.004601805</text:p>
          </table:table-cell>
          <table:table-cell/>
          <table:table-cell office:value-type="float" office:value="-0.003598578" calcext:value-type="float">
            <text:p>-0.003598578</text:p>
          </table:table-cell>
          <table:table-cell office:value-type="float" office:value="-0.00348808" calcext:value-type="float">
            <text:p>-0.00348808</text:p>
          </table:table-cell>
          <table:table-cell office:value-type="float" office:value="-0.005294028" calcext:value-type="float">
            <text:p>-0.005294028</text:p>
          </table:table-cell>
          <table:table-cell/>
          <table:table-cell office:value-type="float" office:value="26.860810712" calcext:value-type="float">
            <text:p>26.860810712</text:p>
          </table:table-cell>
          <table:table-cell office:value-type="float" office:value="26.863533359" calcext:value-type="float">
            <text:p>26.863533359</text:p>
          </table:table-cell>
          <table:table-cell office:value-type="float" office:value="26.819034168" calcext:value-type="float">
            <text:p>26.819034168</text:p>
          </table:table-cell>
          <table:table-cell/>
          <table:table-cell office:value-type="float" office:value="-0.091223388" calcext:value-type="float">
            <text:p>-0.091223388</text:p>
          </table:table-cell>
          <table:table-cell office:value-type="float" office:value="-0.088422145" calcext:value-type="float">
            <text:p>-0.088422145</text:p>
          </table:table-cell>
          <table:table-cell office:value-type="float" office:value="-0.134206262" calcext:value-type="float">
            <text:p>-0.13420626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2 12:10:41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668509682" calcext:value-type="float">
            <text:p>0.668509682</text:p>
          </table:table-cell>
          <table:table-cell office:value-type="float" office:value="0.794490671" calcext:value-type="float">
            <text:p>0.794490671</text:p>
          </table:table-cell>
          <table:table-cell office:value-type="float" office:value="0.688376509" calcext:value-type="float">
            <text:p>0.688376509</text:p>
          </table:table-cell>
          <table:table-cell/>
          <table:table-cell office:value-type="float" office:value="0.00546168" calcext:value-type="float">
            <text:p>0.00546168</text:p>
          </table:table-cell>
          <table:table-cell office:value-type="float" office:value="0.006490937" calcext:value-type="float">
            <text:p>0.006490937</text:p>
          </table:table-cell>
          <table:table-cell office:value-type="float" office:value="0.005623991" calcext:value-type="float">
            <text:p>0.005623991</text:p>
          </table:table-cell>
          <table:table-cell/>
          <table:table-cell office:value-type="float" office:value="-0.004434153" calcext:value-type="float">
            <text:p>-0.004434153</text:p>
          </table:table-cell>
          <table:table-cell office:value-type="float" office:value="-0.003404896" calcext:value-type="float">
            <text:p>-0.003404896</text:p>
          </table:table-cell>
          <table:table-cell office:value-type="float" office:value="-0.004271842" calcext:value-type="float">
            <text:p>-0.004271842</text:p>
          </table:table-cell>
          <table:table-cell/>
          <table:table-cell office:value-type="float" office:value="26.845276606" calcext:value-type="float">
            <text:p>26.845276606</text:p>
          </table:table-cell>
          <table:table-cell office:value-type="float" office:value="26.870637478" calcext:value-type="float">
            <text:p>26.870637478</text:p>
          </table:table-cell>
          <table:table-cell office:value-type="float" office:value="26.849275977" calcext:value-type="float">
            <text:p>26.849275977</text:p>
          </table:table-cell>
          <table:table-cell/>
          <table:table-cell office:value-type="float" office:value="-0.112406527" calcext:value-type="float">
            <text:p>-0.112406527</text:p>
          </table:table-cell>
          <table:table-cell office:value-type="float" office:value="-0.086313349" calcext:value-type="float">
            <text:p>-0.086313349</text:p>
          </table:table-cell>
          <table:table-cell office:value-type="float" office:value="-0.108291656" calcext:value-type="float">
            <text:p>-0.10829165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2 12:10:42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800297356" calcext:value-type="float">
            <text:p>0.800297356</text:p>
          </table:table-cell>
          <table:table-cell office:value-type="float" office:value="0.682596646" calcext:value-type="float">
            <text:p>0.682596646</text:p>
          </table:table-cell>
          <table:table-cell office:value-type="float" office:value="0.652141649" calcext:value-type="float">
            <text:p>0.652141649</text:p>
          </table:table-cell>
          <table:table-cell/>
          <table:table-cell office:value-type="float" office:value="0.006538377" calcext:value-type="float">
            <text:p>0.006538377</text:p>
          </table:table-cell>
          <table:table-cell office:value-type="float" office:value="0.00557677" calcext:value-type="float">
            <text:p>0.00557677</text:p>
          </table:table-cell>
          <table:table-cell office:value-type="float" office:value="0.005327955" calcext:value-type="float">
            <text:p>0.005327955</text:p>
          </table:table-cell>
          <table:table-cell/>
          <table:table-cell office:value-type="float" office:value="-0.003357456" calcext:value-type="float">
            <text:p>-0.003357456</text:p>
          </table:table-cell>
          <table:table-cell office:value-type="float" office:value="-0.004319063" calcext:value-type="float">
            <text:p>-0.004319063</text:p>
          </table:table-cell>
          <table:table-cell office:value-type="float" office:value="-0.004567879" calcext:value-type="float">
            <text:p>-0.004567879</text:p>
          </table:table-cell>
          <table:table-cell/>
          <table:table-cell office:value-type="float" office:value="26.866751908" calcext:value-type="float">
            <text:p>26.866751908</text:p>
          </table:table-cell>
          <table:table-cell office:value-type="float" office:value="26.843057853" calcext:value-type="float">
            <text:p>26.843057853</text:p>
          </table:table-cell>
          <table:table-cell office:value-type="float" office:value="26.836926948" calcext:value-type="float">
            <text:p>26.836926948</text:p>
          </table:table-cell>
          <table:table-cell/>
          <table:table-cell office:value-type="float" office:value="-0.085110689" calcext:value-type="float">
            <text:p>-0.085110689</text:p>
          </table:table-cell>
          <table:table-cell office:value-type="float" office:value="-0.109488795" calcext:value-type="float">
            <text:p>-0.109488795</text:p>
          </table:table-cell>
          <table:table-cell office:value-type="float" office:value="-0.115796733" calcext:value-type="float">
            <text:p>-0.11579673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2 12:10:43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817739465" calcext:value-type="float">
            <text:p>0.817739465</text:p>
          </table:table-cell>
          <table:table-cell office:value-type="float" office:value="0.685865365" calcext:value-type="float">
            <text:p>0.685865365</text:p>
          </table:table-cell>
          <table:table-cell office:value-type="float" office:value="0.57966716" calcext:value-type="float">
            <text:p>0.57966716</text:p>
          </table:table-cell>
          <table:table-cell/>
          <table:table-cell office:value-type="float" office:value="0.006680878" calcext:value-type="float">
            <text:p>0.006680878</text:p>
          </table:table-cell>
          <table:table-cell office:value-type="float" office:value="0.005603475" calcext:value-type="float">
            <text:p>0.005603475</text:p>
          </table:table-cell>
          <table:table-cell office:value-type="float" office:value="0.004735843" calcext:value-type="float">
            <text:p>0.004735843</text:p>
          </table:table-cell>
          <table:table-cell/>
          <table:table-cell office:value-type="float" office:value="-0.003214955" calcext:value-type="float">
            <text:p>-0.003214955</text:p>
          </table:table-cell>
          <table:table-cell office:value-type="float" office:value="-0.004292358" calcext:value-type="float">
            <text:p>-0.004292358</text:p>
          </table:table-cell>
          <table:table-cell office:value-type="float" office:value="-0.005159991" calcext:value-type="float">
            <text:p>-0.005159991</text:p>
          </table:table-cell>
          <table:table-cell/>
          <table:table-cell office:value-type="float" office:value="26.870263097" calcext:value-type="float">
            <text:p>26.870263097</text:p>
          </table:table-cell>
          <table:table-cell office:value-type="float" office:value="26.843715877" calcext:value-type="float">
            <text:p>26.843715877</text:p>
          </table:table-cell>
          <table:table-cell office:value-type="float" office:value="26.822336956" calcext:value-type="float">
            <text:p>26.822336956</text:p>
          </table:table-cell>
          <table:table-cell/>
          <table:table-cell office:value-type="float" office:value="-0.081498149" calcext:value-type="float">
            <text:p>-0.081498149</text:p>
          </table:table-cell>
          <table:table-cell office:value-type="float" office:value="-0.10881177" calcext:value-type="float">
            <text:p>-0.10881177</text:p>
          </table:table-cell>
          <table:table-cell office:value-type="float" office:value="-0.130808079" calcext:value-type="float">
            <text:p>-0.13080807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2 12:10:45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775559041" calcext:value-type="float">
            <text:p>0.775559041</text:p>
          </table:table-cell>
          <table:table-cell office:value-type="float" office:value="0.695709073" calcext:value-type="float">
            <text:p>0.695709073</text:p>
          </table:table-cell>
          <table:table-cell office:value-type="float" office:value="0.670345506" calcext:value-type="float">
            <text:p>0.670345506</text:p>
          </table:table-cell>
          <table:table-cell/>
          <table:table-cell office:value-type="float" office:value="0.006336267" calcext:value-type="float">
            <text:p>0.006336267</text:p>
          </table:table-cell>
          <table:table-cell office:value-type="float" office:value="0.005683898" calcext:value-type="float">
            <text:p>0.005683898</text:p>
          </table:table-cell>
          <table:table-cell office:value-type="float" office:value="0.005476679" calcext:value-type="float">
            <text:p>0.005476679</text:p>
          </table:table-cell>
          <table:table-cell/>
          <table:table-cell office:value-type="float" office:value="-0.003559567" calcext:value-type="float">
            <text:p>-0.003559567</text:p>
          </table:table-cell>
          <table:table-cell office:value-type="float" office:value="-0.004211936" calcext:value-type="float">
            <text:p>-0.004211936</text:p>
          </table:table-cell>
          <table:table-cell office:value-type="float" office:value="-0.004419154" calcext:value-type="float">
            <text:p>-0.004419154</text:p>
          </table:table-cell>
          <table:table-cell/>
          <table:table-cell office:value-type="float" office:value="26.866826442" calcext:value-type="float">
            <text:p>26.866826442</text:p>
          </table:table-cell>
          <table:table-cell office:value-type="float" office:value="26.850752085" calcext:value-type="float">
            <text:p>26.850752085</text:p>
          </table:table-cell>
          <table:table-cell office:value-type="float" office:value="26.845646174" calcext:value-type="float">
            <text:p>26.845646174</text:p>
          </table:table-cell>
          <table:table-cell/>
          <table:table-cell office:value-type="float" office:value="-0.090234415" calcext:value-type="float">
            <text:p>-0.090234415</text:p>
          </table:table-cell>
          <table:table-cell office:value-type="float" office:value="-0.10677292" calcext:value-type="float">
            <text:p>-0.10677292</text:p>
          </table:table-cell>
          <table:table-cell office:value-type="float" office:value="-0.112026285" calcext:value-type="float">
            <text:p>-0.11202628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2 12:10:46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826085904" calcext:value-type="float">
            <text:p>0.826085904</text:p>
          </table:table-cell>
          <table:table-cell office:value-type="float" office:value="0.679738007" calcext:value-type="float">
            <text:p>0.679738007</text:p>
          </table:table-cell>
          <table:table-cell office:value-type="float" office:value="0.601559949" calcext:value-type="float">
            <text:p>0.601559949</text:p>
          </table:table-cell>
          <table:table-cell/>
          <table:table-cell office:value-type="float" office:value="0.006749068" calcext:value-type="float">
            <text:p>0.006749068</text:p>
          </table:table-cell>
          <table:table-cell office:value-type="float" office:value="0.005553415" calcext:value-type="float">
            <text:p>0.005553415</text:p>
          </table:table-cell>
          <table:table-cell office:value-type="float" office:value="0.004914705" calcext:value-type="float">
            <text:p>0.004914705</text:p>
          </table:table-cell>
          <table:table-cell/>
          <table:table-cell office:value-type="float" office:value="-0.003146765" calcext:value-type="float">
            <text:p>-0.003146765</text:p>
          </table:table-cell>
          <table:table-cell office:value-type="float" office:value="-0.004342418" calcext:value-type="float">
            <text:p>-0.004342418</text:p>
          </table:table-cell>
          <table:table-cell office:value-type="float" office:value="-0.004981128" calcext:value-type="float">
            <text:p>-0.004981128</text:p>
          </table:table-cell>
          <table:table-cell/>
          <table:table-cell office:value-type="float" office:value="26.871943275" calcext:value-type="float">
            <text:p>26.871943275</text:p>
          </table:table-cell>
          <table:table-cell office:value-type="float" office:value="26.84248238" calcext:value-type="float">
            <text:p>26.84248238</text:p>
          </table:table-cell>
          <table:table-cell office:value-type="float" office:value="26.826744259" calcext:value-type="float">
            <text:p>26.826744259</text:p>
          </table:table-cell>
          <table:table-cell/>
          <table:table-cell office:value-type="float" office:value="-0.079769474" calcext:value-type="float">
            <text:p>-0.079769474</text:p>
          </table:table-cell>
          <table:table-cell office:value-type="float" office:value="-0.110080883" calcext:value-type="float">
            <text:p>-0.110080883</text:p>
          </table:table-cell>
          <table:table-cell office:value-type="float" office:value="-0.126273486" calcext:value-type="float">
            <text:p>-0.12627348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2 12:10:47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2129437" calcext:value-type="float">
            <text:p>0.72129437</text:p>
          </table:table-cell>
          <table:table-cell office:value-type="float" office:value="0.829551319" calcext:value-type="float">
            <text:p>0.829551319</text:p>
          </table:table-cell>
          <table:table-cell office:value-type="float" office:value="0.580537984" calcext:value-type="float">
            <text:p>0.580537984</text:p>
          </table:table-cell>
          <table:table-cell/>
          <table:table-cell office:value-type="float" office:value="0.005892928" calcext:value-type="float">
            <text:p>0.005892928</text:p>
          </table:table-cell>
          <table:table-cell office:value-type="float" office:value="0.00677738" calcext:value-type="float">
            <text:p>0.00677738</text:p>
          </table:table-cell>
          <table:table-cell office:value-type="float" office:value="0.004742957" calcext:value-type="float">
            <text:p>0.004742957</text:p>
          </table:table-cell>
          <table:table-cell/>
          <table:table-cell office:value-type="float" office:value="-0.004002905" calcext:value-type="float">
            <text:p>-0.004002905</text:p>
          </table:table-cell>
          <table:table-cell office:value-type="float" office:value="-0.003118453" calcext:value-type="float">
            <text:p>-0.003118453</text:p>
          </table:table-cell>
          <table:table-cell office:value-type="float" office:value="-0.005152876" calcext:value-type="float">
            <text:p>-0.005152876</text:p>
          </table:table-cell>
          <table:table-cell/>
          <table:table-cell office:value-type="float" office:value="26.845793502" calcext:value-type="float">
            <text:p>26.845793502</text:p>
          </table:table-cell>
          <table:table-cell office:value-type="float" office:value="26.867586422" calcext:value-type="float">
            <text:p>26.867586422</text:p>
          </table:table-cell>
          <table:table-cell office:value-type="float" office:value="26.817457587" calcext:value-type="float">
            <text:p>26.817457587</text:p>
          </table:table-cell>
          <table:table-cell/>
          <table:table-cell office:value-type="float" office:value="-0.101473664" calcext:value-type="float">
            <text:p>-0.101473664</text:p>
          </table:table-cell>
          <table:table-cell office:value-type="float" office:value="-0.079051735" calcext:value-type="float">
            <text:p>-0.079051735</text:p>
          </table:table-cell>
          <table:table-cell office:value-type="float" office:value="-0.130627707" calcext:value-type="float">
            <text:p>-0.13062770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2 12:10:48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664762934" calcext:value-type="float">
            <text:p>0.664762934</text:p>
          </table:table-cell>
          <table:table-cell office:value-type="float" office:value="0.779395792" calcext:value-type="float">
            <text:p>0.779395792</text:p>
          </table:table-cell>
          <table:table-cell office:value-type="float" office:value="0.706268037" calcext:value-type="float">
            <text:p>0.706268037</text:p>
          </table:table-cell>
          <table:table-cell/>
          <table:table-cell office:value-type="float" office:value="0.00543107" calcext:value-type="float">
            <text:p>0.00543107</text:p>
          </table:table-cell>
          <table:table-cell office:value-type="float" office:value="0.006367613" calcext:value-type="float">
            <text:p>0.006367613</text:p>
          </table:table-cell>
          <table:table-cell office:value-type="float" office:value="0.005770164" calcext:value-type="float">
            <text:p>0.005770164</text:p>
          </table:table-cell>
          <table:table-cell/>
          <table:table-cell office:value-type="float" office:value="-0.004464764" calcext:value-type="float">
            <text:p>-0.004464764</text:p>
          </table:table-cell>
          <table:table-cell office:value-type="float" office:value="-0.003528221" calcext:value-type="float">
            <text:p>-0.003528221</text:p>
          </table:table-cell>
          <table:table-cell office:value-type="float" office:value="-0.00412567" calcext:value-type="float">
            <text:p>-0.00412567</text:p>
          </table:table-cell>
          <table:table-cell/>
          <table:table-cell office:value-type="float" office:value="26.839467747" calcext:value-type="float">
            <text:p>26.839467747</text:p>
          </table:table-cell>
          <table:table-cell office:value-type="float" office:value="26.862544299" calcext:value-type="float">
            <text:p>26.862544299</text:p>
          </table:table-cell>
          <table:table-cell office:value-type="float" office:value="26.847823125" calcext:value-type="float">
            <text:p>26.847823125</text:p>
          </table:table-cell>
          <table:table-cell/>
          <table:table-cell office:value-type="float" office:value="-0.113182565" calcext:value-type="float">
            <text:p>-0.113182565</text:p>
          </table:table-cell>
          <table:table-cell office:value-type="float" office:value="-0.089439757" calcext:value-type="float">
            <text:p>-0.089439757</text:p>
          </table:table-cell>
          <table:table-cell office:value-type="float" office:value="-0.104585932" calcext:value-type="float">
            <text:p>-0.10458593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2 12:10:50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88754402" calcext:value-type="float">
            <text:p>0.688754402</text:p>
          </table:table-cell>
          <table:table-cell office:value-type="float" office:value="0.708708848" calcext:value-type="float">
            <text:p>0.708708848</text:p>
          </table:table-cell>
          <table:table-cell office:value-type="float" office:value="0.674744329" calcext:value-type="float">
            <text:p>0.674744329</text:p>
          </table:table-cell>
          <table:table-cell/>
          <table:table-cell office:value-type="float" office:value="0.005627078" calcext:value-type="float">
            <text:p>0.005627078</text:p>
          </table:table-cell>
          <table:table-cell office:value-type="float" office:value="0.005790105" calcext:value-type="float">
            <text:p>0.005790105</text:p>
          </table:table-cell>
          <table:table-cell office:value-type="float" office:value="0.005512617" calcext:value-type="float">
            <text:p>0.005512617</text:p>
          </table:table-cell>
          <table:table-cell/>
          <table:table-cell office:value-type="float" office:value="-0.004268755" calcext:value-type="float">
            <text:p>-0.004268755</text:p>
          </table:table-cell>
          <table:table-cell office:value-type="float" office:value="-0.004105728" calcext:value-type="float">
            <text:p>-0.004105728</text:p>
          </table:table-cell>
          <table:table-cell office:value-type="float" office:value="-0.004383216" calcext:value-type="float">
            <text:p>-0.004383216</text:p>
          </table:table-cell>
          <table:table-cell/>
          <table:table-cell office:value-type="float" office:value="26.829133723" calcext:value-type="float">
            <text:p>26.829133723</text:p>
          </table:table-cell>
          <table:table-cell office:value-type="float" office:value="26.833150789" calcext:value-type="float">
            <text:p>26.833150789</text:p>
          </table:table-cell>
          <table:table-cell office:value-type="float" office:value="26.826313321" calcext:value-type="float">
            <text:p>26.826313321</text:p>
          </table:table-cell>
          <table:table-cell/>
          <table:table-cell office:value-type="float" office:value="-0.108213386" calcext:value-type="float">
            <text:p>-0.108213386</text:p>
          </table:table-cell>
          <table:table-cell office:value-type="float" office:value="-0.104080388" calcext:value-type="float">
            <text:p>-0.104080388</text:p>
          </table:table-cell>
          <table:table-cell office:value-type="float" office:value="-0.111115188" calcext:value-type="float">
            <text:p>-0.11111518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2 12:10:51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802270866" calcext:value-type="float">
            <text:p>0.802270866</text:p>
          </table:table-cell>
          <table:table-cell office:value-type="float" office:value="0.739115565" calcext:value-type="float">
            <text:p>0.739115565</text:p>
          </table:table-cell>
          <table:table-cell office:value-type="float" office:value="0.562065907" calcext:value-type="float">
            <text:p>0.562065907</text:p>
          </table:table-cell>
          <table:table-cell/>
          <table:table-cell office:value-type="float" office:value="0.006554501" calcext:value-type="float">
            <text:p>0.006554501</text:p>
          </table:table-cell>
          <table:table-cell office:value-type="float" office:value="0.006038526" calcext:value-type="float">
            <text:p>0.006038526</text:p>
          </table:table-cell>
          <table:table-cell office:value-type="float" office:value="0.004592042" calcext:value-type="float">
            <text:p>0.004592042</text:p>
          </table:table-cell>
          <table:table-cell/>
          <table:table-cell office:value-type="float" office:value="-0.003341333" calcext:value-type="float">
            <text:p>-0.003341333</text:p>
          </table:table-cell>
          <table:table-cell office:value-type="float" office:value="-0.003857307" calcext:value-type="float">
            <text:p>-0.003857307</text:p>
          </table:table-cell>
          <table:table-cell office:value-type="float" office:value="-0.005303792" calcext:value-type="float">
            <text:p>-0.005303792</text:p>
          </table:table-cell>
          <table:table-cell/>
          <table:table-cell office:value-type="float" office:value="26.857040225" calcext:value-type="float">
            <text:p>26.857040225</text:p>
          </table:table-cell>
          <table:table-cell office:value-type="float" office:value="26.844326531" calcext:value-type="float">
            <text:p>26.844326531</text:p>
          </table:table-cell>
          <table:table-cell office:value-type="float" office:value="26.808684194" calcext:value-type="float">
            <text:p>26.808684194</text:p>
          </table:table-cell>
          <table:table-cell/>
          <table:table-cell office:value-type="float" office:value="-0.084701942" calcext:value-type="float">
            <text:p>-0.084701942</text:p>
          </table:table-cell>
          <table:table-cell office:value-type="float" office:value="-0.097782538" calcext:value-type="float">
            <text:p>-0.097782538</text:p>
          </table:table-cell>
          <table:table-cell office:value-type="float" office:value="-0.134453796" calcext:value-type="float">
            <text:p>-0.13445379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2 12:10:52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688020073" calcext:value-type="float">
            <text:p>0.688020073</text:p>
          </table:table-cell>
          <table:table-cell office:value-type="float" office:value="0.818924405" calcext:value-type="float">
            <text:p>0.818924405</text:p>
          </table:table-cell>
          <table:table-cell office:value-type="float" office:value="0.594825816" calcext:value-type="float">
            <text:p>0.594825816</text:p>
          </table:table-cell>
          <table:table-cell/>
          <table:table-cell office:value-type="float" office:value="0.005621079" calcext:value-type="float">
            <text:p>0.005621079</text:p>
          </table:table-cell>
          <table:table-cell office:value-type="float" office:value="0.006690559" calcext:value-type="float">
            <text:p>0.006690559</text:p>
          </table:table-cell>
          <table:table-cell office:value-type="float" office:value="0.004859688" calcext:value-type="float">
            <text:p>0.004859688</text:p>
          </table:table-cell>
          <table:table-cell/>
          <table:table-cell office:value-type="float" office:value="-0.004274754" calcext:value-type="float">
            <text:p>-0.004274754</text:p>
          </table:table-cell>
          <table:table-cell office:value-type="float" office:value="-0.003205274" calcext:value-type="float">
            <text:p>-0.003205274</text:p>
          </table:table-cell>
          <table:table-cell office:value-type="float" office:value="-0.005036145" calcext:value-type="float">
            <text:p>-0.005036145</text:p>
          </table:table-cell>
          <table:table-cell/>
          <table:table-cell office:value-type="float" office:value="26.834040476" calcext:value-type="float">
            <text:p>26.834040476</text:p>
          </table:table-cell>
          <table:table-cell office:value-type="float" office:value="26.860392699" calcext:value-type="float">
            <text:p>26.860392699</text:p>
          </table:table-cell>
          <table:table-cell office:value-type="float" office:value="26.815279262" calcext:value-type="float">
            <text:p>26.815279262</text:p>
          </table:table-cell>
          <table:table-cell/>
          <table:table-cell office:value-type="float" office:value="-0.108365482" calcext:value-type="float">
            <text:p>-0.108365482</text:p>
          </table:table-cell>
          <table:table-cell office:value-type="float" office:value="-0.08125273" calcext:value-type="float">
            <text:p>-0.08125273</text:p>
          </table:table-cell>
          <table:table-cell office:value-type="float" office:value="-0.127668306" calcext:value-type="float">
            <text:p>-0.12766830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2 12:10:53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689200245" calcext:value-type="float">
            <text:p>0.689200245</text:p>
          </table:table-cell>
          <table:table-cell office:value-type="float" office:value="0.813913442" calcext:value-type="float">
            <text:p>0.813913442</text:p>
          </table:table-cell>
          <table:table-cell office:value-type="float" office:value="0.623282864" calcext:value-type="float">
            <text:p>0.623282864</text:p>
          </table:table-cell>
          <table:table-cell/>
          <table:table-cell office:value-type="float" office:value="0.005630721" calcext:value-type="float">
            <text:p>0.005630721</text:p>
          </table:table-cell>
          <table:table-cell office:value-type="float" office:value="0.00664962" calcext:value-type="float">
            <text:p>0.00664962</text:p>
          </table:table-cell>
          <table:table-cell office:value-type="float" office:value="0.00509218" calcext:value-type="float">
            <text:p>0.00509218</text:p>
          </table:table-cell>
          <table:table-cell/>
          <table:table-cell office:value-type="float" office:value="-0.004265112" calcext:value-type="float">
            <text:p>-0.004265112</text:p>
          </table:table-cell>
          <table:table-cell office:value-type="float" office:value="-0.003246214" calcext:value-type="float">
            <text:p>-0.003246214</text:p>
          </table:table-cell>
          <table:table-cell office:value-type="float" office:value="-0.004803653" calcext:value-type="float">
            <text:p>-0.004803653</text:p>
          </table:table-cell>
          <table:table-cell/>
          <table:table-cell office:value-type="float" office:value="26.844387221" calcext:value-type="float">
            <text:p>26.844387221</text:p>
          </table:table-cell>
          <table:table-cell office:value-type="float" office:value="26.869492899" calcext:value-type="float">
            <text:p>26.869492899</text:p>
          </table:table-cell>
          <table:table-cell office:value-type="float" office:value="26.831117348" calcext:value-type="float">
            <text:p>26.831117348</text:p>
          </table:table-cell>
          <table:table-cell/>
          <table:table-cell office:value-type="float" office:value="-0.108121042" calcext:value-type="float">
            <text:p>-0.108121042</text:p>
          </table:table-cell>
          <table:table-cell office:value-type="float" office:value="-0.082290578" calcext:value-type="float">
            <text:p>-0.082290578</text:p>
          </table:table-cell>
          <table:table-cell office:value-type="float" office:value="-0.121774103" calcext:value-type="float">
            <text:p>-0.12177410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2 12:10:55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7109116" calcext:value-type="float">
            <text:p>0.67109116</text:p>
          </table:table-cell>
          <table:table-cell office:value-type="float" office:value="0.728746739" calcext:value-type="float">
            <text:p>0.728746739</text:p>
          </table:table-cell>
          <table:table-cell office:value-type="float" office:value="0.69547125" calcext:value-type="float">
            <text:p>0.69547125</text:p>
          </table:table-cell>
          <table:table-cell/>
          <table:table-cell office:value-type="float" office:value="0.005482771" calcext:value-type="float">
            <text:p>0.005482771</text:p>
          </table:table-cell>
          <table:table-cell office:value-type="float" office:value="0.005953813" calcext:value-type="float">
            <text:p>0.005953813</text:p>
          </table:table-cell>
          <table:table-cell office:value-type="float" office:value="0.005681955" calcext:value-type="float">
            <text:p>0.005681955</text:p>
          </table:table-cell>
          <table:table-cell/>
          <table:table-cell office:value-type="float" office:value="-0.004413062" calcext:value-type="float">
            <text:p>-0.004413062</text:p>
          </table:table-cell>
          <table:table-cell office:value-type="float" office:value="-0.00394202" calcext:value-type="float">
            <text:p>-0.00394202</text:p>
          </table:table-cell>
          <table:table-cell office:value-type="float" office:value="-0.004213879" calcext:value-type="float">
            <text:p>-0.004213879</text:p>
          </table:table-cell>
          <table:table-cell/>
          <table:table-cell office:value-type="float" office:value="26.835687086" calcext:value-type="float">
            <text:p>26.835687086</text:p>
          </table:table-cell>
          <table:table-cell office:value-type="float" office:value="26.847293732" calcext:value-type="float">
            <text:p>26.847293732</text:p>
          </table:table-cell>
          <table:table-cell office:value-type="float" office:value="26.840595057" calcext:value-type="float">
            <text:p>26.840595057</text:p>
          </table:table-cell>
          <table:table-cell/>
          <table:table-cell office:value-type="float" office:value="-0.111871843" calcext:value-type="float">
            <text:p>-0.111871843</text:p>
          </table:table-cell>
          <table:table-cell office:value-type="float" office:value="-0.099930128" calcext:value-type="float">
            <text:p>-0.099930128</text:p>
          </table:table-cell>
          <table:table-cell office:value-type="float" office:value="-0.106822179" calcext:value-type="float">
            <text:p>-0.10682217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2 12:10:56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671824893" calcext:value-type="float">
            <text:p>0.671824893</text:p>
          </table:table-cell>
          <table:table-cell office:value-type="float" office:value="0.726172415" calcext:value-type="float">
            <text:p>0.726172415</text:p>
          </table:table-cell>
          <table:table-cell office:value-type="float" office:value="0.683335147" calcext:value-type="float">
            <text:p>0.683335147</text:p>
          </table:table-cell>
          <table:table-cell/>
          <table:table-cell office:value-type="float" office:value="0.005488765" calcext:value-type="float">
            <text:p>0.005488765</text:p>
          </table:table-cell>
          <table:table-cell office:value-type="float" office:value="0.005932781" calcext:value-type="float">
            <text:p>0.005932781</text:p>
          </table:table-cell>
          <table:table-cell office:value-type="float" office:value="0.005582803" calcext:value-type="float">
            <text:p>0.005582803</text:p>
          </table:table-cell>
          <table:table-cell/>
          <table:table-cell office:value-type="float" office:value="-0.004407068" calcext:value-type="float">
            <text:p>-0.004407068</text:p>
          </table:table-cell>
          <table:table-cell office:value-type="float" office:value="-0.003963052" calcext:value-type="float">
            <text:p>-0.003963052</text:p>
          </table:table-cell>
          <table:table-cell office:value-type="float" office:value="-0.00431303" calcext:value-type="float">
            <text:p>-0.00431303</text:p>
          </table:table-cell>
          <table:table-cell/>
          <table:table-cell office:value-type="float" office:value="26.845943989" calcext:value-type="float">
            <text:p>26.845943989</text:p>
          </table:table-cell>
          <table:table-cell office:value-type="float" office:value="26.856884595" calcext:value-type="float">
            <text:p>26.856884595</text:p>
          </table:table-cell>
          <table:table-cell office:value-type="float" office:value="26.848261107" calcext:value-type="float">
            <text:p>26.848261107</text:p>
          </table:table-cell>
          <table:table-cell/>
          <table:table-cell office:value-type="float" office:value="-0.11171987" calcext:value-type="float">
            <text:p>-0.11171987</text:p>
          </table:table-cell>
          <table:table-cell office:value-type="float" office:value="-0.100463322" calcext:value-type="float">
            <text:p>-0.100463322</text:p>
          </table:table-cell>
          <table:table-cell office:value-type="float" office:value="-0.109335834" calcext:value-type="float">
            <text:p>-0.10933583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2 12:10:57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93190097" calcext:value-type="float">
            <text:p>0.793190097</text:p>
          </table:table-cell>
          <table:table-cell office:value-type="float" office:value="0.682048879" calcext:value-type="float">
            <text:p>0.682048879</text:p>
          </table:table-cell>
          <table:table-cell office:value-type="float" office:value="0.646544772" calcext:value-type="float">
            <text:p>0.646544772</text:p>
          </table:table-cell>
          <table:table-cell/>
          <table:table-cell office:value-type="float" office:value="0.006480311" calcext:value-type="float">
            <text:p>0.006480311</text:p>
          </table:table-cell>
          <table:table-cell office:value-type="float" office:value="0.005572295" calcext:value-type="float">
            <text:p>0.005572295</text:p>
          </table:table-cell>
          <table:table-cell office:value-type="float" office:value="0.005282229" calcext:value-type="float">
            <text:p>0.005282229</text:p>
          </table:table-cell>
          <table:table-cell/>
          <table:table-cell office:value-type="float" office:value="-0.003415522" calcext:value-type="float">
            <text:p>-0.003415522</text:p>
          </table:table-cell>
          <table:table-cell office:value-type="float" office:value="-0.004323539" calcext:value-type="float">
            <text:p>-0.004323539</text:p>
          </table:table-cell>
          <table:table-cell office:value-type="float" office:value="-0.004613605" calcext:value-type="float">
            <text:p>-0.004613605</text:p>
          </table:table-cell>
          <table:table-cell/>
          <table:table-cell office:value-type="float" office:value="26.860266687" calcext:value-type="float">
            <text:p>26.860266687</text:p>
          </table:table-cell>
          <table:table-cell office:value-type="float" office:value="26.837892994" calcext:value-type="float">
            <text:p>26.837892994</text:p>
          </table:table-cell>
          <table:table-cell office:value-type="float" office:value="26.830745616" calcext:value-type="float">
            <text:p>26.830745616</text:p>
          </table:table-cell>
          <table:table-cell/>
          <table:table-cell office:value-type="float" office:value="-0.08658272" calcext:value-type="float">
            <text:p>-0.08658272</text:p>
          </table:table-cell>
          <table:table-cell office:value-type="float" office:value="-0.109602249" calcext:value-type="float">
            <text:p>-0.109602249</text:p>
          </table:table-cell>
          <table:table-cell office:value-type="float" office:value="-0.116955982" calcext:value-type="float">
            <text:p>-0.11695598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2 12:10:58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81807397" calcext:value-type="float">
            <text:p>0.781807397</text:p>
          </table:table-cell>
          <table:table-cell office:value-type="float" office:value="0.787375067" calcext:value-type="float">
            <text:p>0.787375067</text:p>
          </table:table-cell>
          <table:table-cell office:value-type="float" office:value="0.560576387" calcext:value-type="float">
            <text:p>0.560576387</text:p>
          </table:table-cell>
          <table:table-cell/>
          <table:table-cell office:value-type="float" office:value="0.006387315" calcext:value-type="float">
            <text:p>0.006387315</text:p>
          </table:table-cell>
          <table:table-cell office:value-type="float" office:value="0.006432803" calcext:value-type="float">
            <text:p>0.006432803</text:p>
          </table:table-cell>
          <table:table-cell office:value-type="float" office:value="0.004579872" calcext:value-type="float">
            <text:p>0.004579872</text:p>
          </table:table-cell>
          <table:table-cell/>
          <table:table-cell office:value-type="float" office:value="-0.003508518" calcext:value-type="float">
            <text:p>-0.003508518</text:p>
          </table:table-cell>
          <table:table-cell office:value-type="float" office:value="-0.00346303" calcext:value-type="float">
            <text:p>-0.00346303</text:p>
          </table:table-cell>
          <table:table-cell office:value-type="float" office:value="-0.005315961" calcext:value-type="float">
            <text:p>-0.005315961</text:p>
          </table:table-cell>
          <table:table-cell/>
          <table:table-cell office:value-type="float" office:value="26.857975271" calcext:value-type="float">
            <text:p>26.857975271</text:p>
          </table:table-cell>
          <table:table-cell office:value-type="float" office:value="26.859096082" calcext:value-type="float">
            <text:p>26.859096082</text:p>
          </table:table-cell>
          <table:table-cell office:value-type="float" office:value="26.813439026" calcext:value-type="float">
            <text:p>26.813439026</text:p>
          </table:table-cell>
          <table:table-cell/>
          <table:table-cell office:value-type="float" office:value="-0.088940271" calcext:value-type="float">
            <text:p>-0.088940271</text:p>
          </table:table-cell>
          <table:table-cell office:value-type="float" office:value="-0.087787111" calcext:value-type="float">
            <text:p>-0.087787111</text:p>
          </table:table-cell>
          <table:table-cell office:value-type="float" office:value="-0.134762318" calcext:value-type="float">
            <text:p>-0.13476231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2 12:11:00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87113486" calcext:value-type="float">
            <text:p>0.687113486</text:p>
          </table:table-cell>
          <table:table-cell office:value-type="float" office:value="0.813471772" calcext:value-type="float">
            <text:p>0.813471772</text:p>
          </table:table-cell>
          <table:table-cell office:value-type="float" office:value="0.631067828" calcext:value-type="float">
            <text:p>0.631067828</text:p>
          </table:table-cell>
          <table:table-cell/>
          <table:table-cell office:value-type="float" office:value="0.005613672" calcext:value-type="float">
            <text:p>0.005613672</text:p>
          </table:table-cell>
          <table:table-cell office:value-type="float" office:value="0.006646011" calcext:value-type="float">
            <text:p>0.006646011</text:p>
          </table:table-cell>
          <table:table-cell office:value-type="float" office:value="0.005155783" calcext:value-type="float">
            <text:p>0.005155783</text:p>
          </table:table-cell>
          <table:table-cell/>
          <table:table-cell office:value-type="float" office:value="-0.004282161" calcext:value-type="float">
            <text:p>-0.004282161</text:p>
          </table:table-cell>
          <table:table-cell office:value-type="float" office:value="-0.003249822" calcext:value-type="float">
            <text:p>-0.003249822</text:p>
          </table:table-cell>
          <table:table-cell office:value-type="float" office:value="-0.00474005" calcext:value-type="float">
            <text:p>-0.00474005</text:p>
          </table:table-cell>
          <table:table-cell/>
          <table:table-cell office:value-type="float" office:value="26.823748804" calcext:value-type="float">
            <text:p>26.823748804</text:p>
          </table:table-cell>
          <table:table-cell office:value-type="float" office:value="26.849186105" calcext:value-type="float">
            <text:p>26.849186105</text:p>
          </table:table-cell>
          <table:table-cell office:value-type="float" office:value="26.812466021" calcext:value-type="float">
            <text:p>26.812466021</text:p>
          </table:table-cell>
          <table:table-cell/>
          <table:table-cell office:value-type="float" office:value="-0.108553256" calcext:value-type="float">
            <text:p>-0.108553256</text:p>
          </table:table-cell>
          <table:table-cell office:value-type="float" office:value="-0.082382055" calcext:value-type="float">
            <text:p>-0.082382055</text:p>
          </table:table-cell>
          <table:table-cell office:value-type="float" office:value="-0.12016164" calcext:value-type="float">
            <text:p>-0.1201616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2 12:11:01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826600889" calcext:value-type="float">
            <text:p>0.826600889</text:p>
          </table:table-cell>
          <table:table-cell office:value-type="float" office:value="0.679791055" calcext:value-type="float">
            <text:p>0.679791055</text:p>
          </table:table-cell>
          <table:table-cell office:value-type="float" office:value="0.62512286" calcext:value-type="float">
            <text:p>0.62512286</text:p>
          </table:table-cell>
          <table:table-cell/>
          <table:table-cell office:value-type="float" office:value="0.006753275" calcext:value-type="float">
            <text:p>0.006753275</text:p>
          </table:table-cell>
          <table:table-cell office:value-type="float" office:value="0.005553848" calcext:value-type="float">
            <text:p>0.005553848</text:p>
          </table:table-cell>
          <table:table-cell office:value-type="float" office:value="0.005107213" calcext:value-type="float">
            <text:p>0.005107213</text:p>
          </table:table-cell>
          <table:table-cell/>
          <table:table-cell office:value-type="float" office:value="-0.003142558" calcext:value-type="float">
            <text:p>-0.003142558</text:p>
          </table:table-cell>
          <table:table-cell office:value-type="float" office:value="-0.004341985" calcext:value-type="float">
            <text:p>-0.004341985</text:p>
          </table:table-cell>
          <table:table-cell office:value-type="float" office:value="-0.00478862" calcext:value-type="float">
            <text:p>-0.00478862</text:p>
          </table:table-cell>
          <table:table-cell/>
          <table:table-cell office:value-type="float" office:value="26.856883566" calcext:value-type="float">
            <text:p>26.856883566</text:p>
          </table:table-cell>
          <table:table-cell office:value-type="float" office:value="26.827329291" calcext:value-type="float">
            <text:p>26.827329291</text:p>
          </table:table-cell>
          <table:table-cell office:value-type="float" office:value="26.816323846" calcext:value-type="float">
            <text:p>26.816323846</text:p>
          </table:table-cell>
          <table:table-cell/>
          <table:table-cell office:value-type="float" office:value="-0.079662813" calcext:value-type="float">
            <text:p>-0.079662813</text:p>
          </table:table-cell>
          <table:table-cell office:value-type="float" office:value="-0.110069896" calcext:value-type="float">
            <text:p>-0.110069896</text:p>
          </table:table-cell>
          <table:table-cell office:value-type="float" office:value="-0.121392993" calcext:value-type="float">
            <text:p>-0.12139299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2 12:11:02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830310086" calcext:value-type="float">
            <text:p>0.830310086</text:p>
          </table:table-cell>
          <table:table-cell office:value-type="float" office:value="0.682607971" calcext:value-type="float">
            <text:p>0.682607971</text:p>
          </table:table-cell>
          <table:table-cell office:value-type="float" office:value="0.633522944" calcext:value-type="float">
            <text:p>0.633522944</text:p>
          </table:table-cell>
          <table:table-cell/>
          <table:table-cell office:value-type="float" office:value="0.006783579" calcext:value-type="float">
            <text:p>0.006783579</text:p>
          </table:table-cell>
          <table:table-cell office:value-type="float" office:value="0.005576863" calcext:value-type="float">
            <text:p>0.005576863</text:p>
          </table:table-cell>
          <table:table-cell office:value-type="float" office:value="0.005175841" calcext:value-type="float">
            <text:p>0.005175841</text:p>
          </table:table-cell>
          <table:table-cell/>
          <table:table-cell office:value-type="float" office:value="-0.003112254" calcext:value-type="float">
            <text:p>-0.003112254</text:p>
          </table:table-cell>
          <table:table-cell office:value-type="float" office:value="-0.004318971" calcext:value-type="float">
            <text:p>-0.004318971</text:p>
          </table:table-cell>
          <table:table-cell office:value-type="float" office:value="-0.004719992" calcext:value-type="float">
            <text:p>-0.004719992</text:p>
          </table:table-cell>
          <table:table-cell/>
          <table:table-cell office:value-type="float" office:value="26.857630255" calcext:value-type="float">
            <text:p>26.857630255</text:p>
          </table:table-cell>
          <table:table-cell office:value-type="float" office:value="26.827896371" calcext:value-type="float">
            <text:p>26.827896371</text:p>
          </table:table-cell>
          <table:table-cell office:value-type="float" office:value="26.818014903" calcext:value-type="float">
            <text:p>26.818014903</text:p>
          </table:table-cell>
          <table:table-cell/>
          <table:table-cell office:value-type="float" office:value="-0.078894583" calcext:value-type="float">
            <text:p>-0.078894583</text:p>
          </table:table-cell>
          <table:table-cell office:value-type="float" office:value="-0.109486449" calcext:value-type="float">
            <text:p>-0.109486449</text:p>
          </table:table-cell>
          <table:table-cell office:value-type="float" office:value="-0.119653124" calcext:value-type="float">
            <text:p>-0.11965312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2 12:11:03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826989511" calcext:value-type="float">
            <text:p>0.826989511</text:p>
          </table:table-cell>
          <table:table-cell office:value-type="float" office:value="0.679777346" calcext:value-type="float">
            <text:p>0.679777346</text:p>
          </table:table-cell>
          <table:table-cell office:value-type="float" office:value="0.626126006" calcext:value-type="float">
            <text:p>0.626126006</text:p>
          </table:table-cell>
          <table:table-cell/>
          <table:table-cell office:value-type="float" office:value="0.00675645" calcext:value-type="float">
            <text:p>0.00675645</text:p>
          </table:table-cell>
          <table:table-cell office:value-type="float" office:value="0.005553736" calcext:value-type="float">
            <text:p>0.005553736</text:p>
          </table:table-cell>
          <table:table-cell office:value-type="float" office:value="0.005115409" calcext:value-type="float">
            <text:p>0.005115409</text:p>
          </table:table-cell>
          <table:table-cell/>
          <table:table-cell office:value-type="float" office:value="-0.003139383" calcext:value-type="float">
            <text:p>-0.003139383</text:p>
          </table:table-cell>
          <table:table-cell office:value-type="float" office:value="-0.004342097" calcext:value-type="float">
            <text:p>-0.004342097</text:p>
          </table:table-cell>
          <table:table-cell office:value-type="float" office:value="-0.004780425" calcext:value-type="float">
            <text:p>-0.004780425</text:p>
          </table:table-cell>
          <table:table-cell/>
          <table:table-cell office:value-type="float" office:value="26.862016257" calcext:value-type="float">
            <text:p>26.862016257</text:p>
          </table:table-cell>
          <table:table-cell office:value-type="float" office:value="26.83238112" calcext:value-type="float">
            <text:p>26.83238112</text:p>
          </table:table-cell>
          <table:table-cell office:value-type="float" office:value="26.821580431" calcext:value-type="float">
            <text:p>26.821580431</text:p>
          </table:table-cell>
          <table:table-cell/>
          <table:table-cell office:value-type="float" office:value="-0.079582324" calcext:value-type="float">
            <text:p>-0.079582324</text:p>
          </table:table-cell>
          <table:table-cell office:value-type="float" office:value="-0.110072735" calcext:value-type="float">
            <text:p>-0.110072735</text:p>
          </table:table-cell>
          <table:table-cell office:value-type="float" office:value="-0.121185216" calcext:value-type="float">
            <text:p>-0.12118521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2 12:11:05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66646441" calcext:value-type="float">
            <text:p>0.666646441</text:p>
          </table:table-cell>
          <table:table-cell office:value-type="float" office:value="0.791065787" calcext:value-type="float">
            <text:p>0.791065787</text:p>
          </table:table-cell>
          <table:table-cell office:value-type="float" office:value="0.691121899" calcext:value-type="float">
            <text:p>0.691121899</text:p>
          </table:table-cell>
          <table:table-cell/>
          <table:table-cell office:value-type="float" office:value="0.005446458" calcext:value-type="float">
            <text:p>0.005446458</text:p>
          </table:table-cell>
          <table:table-cell office:value-type="float" office:value="0.006462956" calcext:value-type="float">
            <text:p>0.006462956</text:p>
          </table:table-cell>
          <table:table-cell office:value-type="float" office:value="0.005646421" calcext:value-type="float">
            <text:p>0.005646421</text:p>
          </table:table-cell>
          <table:table-cell/>
          <table:table-cell office:value-type="float" office:value="-0.004449375" calcext:value-type="float">
            <text:p>-0.004449375</text:p>
          </table:table-cell>
          <table:table-cell office:value-type="float" office:value="-0.003432878" calcext:value-type="float">
            <text:p>-0.003432878</text:p>
          </table:table-cell>
          <table:table-cell office:value-type="float" office:value="-0.004249413" calcext:value-type="float">
            <text:p>-0.004249413</text:p>
          </table:table-cell>
          <table:table-cell/>
          <table:table-cell office:value-type="float" office:value="26.824683112" calcext:value-type="float">
            <text:p>26.824683112</text:p>
          </table:table-cell>
          <table:table-cell office:value-type="float" office:value="26.849730068" calcext:value-type="float">
            <text:p>26.849730068</text:p>
          </table:table-cell>
          <table:table-cell office:value-type="float" office:value="26.829610329" calcext:value-type="float">
            <text:p>26.829610329</text:p>
          </table:table-cell>
          <table:table-cell/>
          <table:table-cell office:value-type="float" office:value="-0.112792447" calcext:value-type="float">
            <text:p>-0.112792447</text:p>
          </table:table-cell>
          <table:table-cell office:value-type="float" office:value="-0.0870227" calcext:value-type="float">
            <text:p>-0.0870227</text:p>
          </table:table-cell>
          <table:table-cell office:value-type="float" office:value="-0.107723025" calcext:value-type="float">
            <text:p>-0.10772302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2 12:11:06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665237983" calcext:value-type="float">
            <text:p>0.665237983</text:p>
          </table:table-cell>
          <table:table-cell office:value-type="float" office:value="0.733932344" calcext:value-type="float">
            <text:p>0.733932344</text:p>
          </table:table-cell>
          <table:table-cell office:value-type="float" office:value="0.685740791" calcext:value-type="float">
            <text:p>0.685740791</text:p>
          </table:table-cell>
          <table:table-cell/>
          <table:table-cell office:value-type="float" office:value="0.005434951" calcext:value-type="float">
            <text:p>0.005434951</text:p>
          </table:table-cell>
          <table:table-cell office:value-type="float" office:value="0.005996179" calcext:value-type="float">
            <text:p>0.005996179</text:p>
          </table:table-cell>
          <table:table-cell office:value-type="float" office:value="0.005602457" calcext:value-type="float">
            <text:p>0.005602457</text:p>
          </table:table-cell>
          <table:table-cell/>
          <table:table-cell office:value-type="float" office:value="-0.004460882" calcext:value-type="float">
            <text:p>-0.004460882</text:p>
          </table:table-cell>
          <table:table-cell office:value-type="float" office:value="-0.003899654" calcext:value-type="float">
            <text:p>-0.003899654</text:p>
          </table:table-cell>
          <table:table-cell office:value-type="float" office:value="-0.004293376" calcext:value-type="float">
            <text:p>-0.004293376</text:p>
          </table:table-cell>
          <table:table-cell/>
          <table:table-cell office:value-type="float" office:value="26.829454174" calcext:value-type="float">
            <text:p>26.829454174</text:p>
          </table:table-cell>
          <table:table-cell office:value-type="float" office:value="26.843283099" calcext:value-type="float">
            <text:p>26.843283099</text:p>
          </table:table-cell>
          <table:table-cell office:value-type="float" office:value="26.833581631" calcext:value-type="float">
            <text:p>26.833581631</text:p>
          </table:table-cell>
          <table:table-cell/>
          <table:table-cell office:value-type="float" office:value="-0.113084172" calcext:value-type="float">
            <text:p>-0.113084172</text:p>
          </table:table-cell>
          <table:table-cell office:value-type="float" office:value="-0.098856085" calcext:value-type="float">
            <text:p>-0.098856085</text:p>
          </table:table-cell>
          <table:table-cell office:value-type="float" office:value="-0.108837572" calcext:value-type="float">
            <text:p>-0.10883757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2 12:11:07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800437427" calcext:value-type="float">
            <text:p>0.800437427</text:p>
          </table:table-cell>
          <table:table-cell office:value-type="float" office:value="0.749130934" calcext:value-type="float">
            <text:p>0.749130934</text:p>
          </table:table-cell>
          <table:table-cell office:value-type="float" office:value="0.56018538" calcext:value-type="float">
            <text:p>0.56018538</text:p>
          </table:table-cell>
          <table:table-cell/>
          <table:table-cell office:value-type="float" office:value="0.006539521" calcext:value-type="float">
            <text:p>0.006539521</text:p>
          </table:table-cell>
          <table:table-cell office:value-type="float" office:value="0.006120351" calcext:value-type="float">
            <text:p>0.006120351</text:p>
          </table:table-cell>
          <table:table-cell office:value-type="float" office:value="0.004576678" calcext:value-type="float">
            <text:p>0.004576678</text:p>
          </table:table-cell>
          <table:table-cell/>
          <table:table-cell office:value-type="float" office:value="-0.003356312" calcext:value-type="float">
            <text:p>-0.003356312</text:p>
          </table:table-cell>
          <table:table-cell office:value-type="float" office:value="-0.003775483" calcext:value-type="float">
            <text:p>-0.003775483</text:p>
          </table:table-cell>
          <table:table-cell office:value-type="float" office:value="-0.005319155" calcext:value-type="float">
            <text:p>-0.005319155</text:p>
          </table:table-cell>
          <table:table-cell/>
          <table:table-cell office:value-type="float" office:value="26.861725622" calcext:value-type="float">
            <text:p>26.861725622</text:p>
          </table:table-cell>
          <table:table-cell office:value-type="float" office:value="26.851397247" calcext:value-type="float">
            <text:p>26.851397247</text:p>
          </table:table-cell>
          <table:table-cell office:value-type="float" office:value="26.81336031" calcext:value-type="float">
            <text:p>26.81336031</text:p>
          </table:table-cell>
          <table:table-cell/>
          <table:table-cell office:value-type="float" office:value="-0.085081678" calcext:value-type="float">
            <text:p>-0.085081678</text:p>
          </table:table-cell>
          <table:table-cell office:value-type="float" office:value="-0.095708162" calcext:value-type="float">
            <text:p>-0.095708162</text:p>
          </table:table-cell>
          <table:table-cell office:value-type="float" office:value="-0.134843307" calcext:value-type="float">
            <text:p>-0.13484330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2 12:11:08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12995614" calcext:value-type="float">
            <text:p>0.712995614</text:p>
          </table:table-cell>
          <table:table-cell office:value-type="float" office:value="0.825222829" calcext:value-type="float">
            <text:p>0.825222829</text:p>
          </table:table-cell>
          <table:table-cell office:value-type="float" office:value="0.587313841" calcext:value-type="float">
            <text:p>0.587313841</text:p>
          </table:table-cell>
          <table:table-cell/>
          <table:table-cell office:value-type="float" office:value="0.005825128" calcext:value-type="float">
            <text:p>0.005825128</text:p>
          </table:table-cell>
          <table:table-cell office:value-type="float" office:value="0.006742017" calcext:value-type="float">
            <text:p>0.006742017</text:p>
          </table:table-cell>
          <table:table-cell office:value-type="float" office:value="0.004798316" calcext:value-type="float">
            <text:p>0.004798316</text:p>
          </table:table-cell>
          <table:table-cell/>
          <table:table-cell office:value-type="float" office:value="-0.004070706" calcext:value-type="float">
            <text:p>-0.004070706</text:p>
          </table:table-cell>
          <table:table-cell office:value-type="float" office:value="-0.003153817" calcext:value-type="float">
            <text:p>-0.003153817</text:p>
          </table:table-cell>
          <table:table-cell office:value-type="float" office:value="-0.005097518" calcext:value-type="float">
            <text:p>-0.005097518</text:p>
          </table:table-cell>
          <table:table-cell/>
          <table:table-cell office:value-type="float" office:value="26.834013764" calcext:value-type="float">
            <text:p>26.834013764</text:p>
          </table:table-cell>
          <table:table-cell office:value-type="float" office:value="26.856606153" calcext:value-type="float">
            <text:p>26.856606153</text:p>
          </table:table-cell>
          <table:table-cell office:value-type="float" office:value="26.808712319" calcext:value-type="float">
            <text:p>26.808712319</text:p>
          </table:table-cell>
          <table:table-cell/>
          <table:table-cell office:value-type="float" office:value="-0.103192509" calcext:value-type="float">
            <text:p>-0.103192509</text:p>
          </table:table-cell>
          <table:table-cell office:value-type="float" office:value="-0.07994823" calcext:value-type="float">
            <text:p>-0.07994823</text:p>
          </table:table-cell>
          <table:table-cell office:value-type="float" office:value="-0.12922424" calcext:value-type="float">
            <text:p>-0.1292242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2 12:11:10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64941152" calcext:value-type="float">
            <text:p>0.664941152</text:p>
          </table:table-cell>
          <table:table-cell office:value-type="float" office:value="0.782206152" calcext:value-type="float">
            <text:p>0.782206152</text:p>
          </table:table-cell>
          <table:table-cell office:value-type="float" office:value="0.703696692" calcext:value-type="float">
            <text:p>0.703696692</text:p>
          </table:table-cell>
          <table:table-cell/>
          <table:table-cell office:value-type="float" office:value="0.005432526" calcext:value-type="float">
            <text:p>0.005432526</text:p>
          </table:table-cell>
          <table:table-cell office:value-type="float" office:value="0.006390573" calcext:value-type="float">
            <text:p>0.006390573</text:p>
          </table:table-cell>
          <table:table-cell office:value-type="float" office:value="0.005749156" calcext:value-type="float">
            <text:p>0.005749156</text:p>
          </table:table-cell>
          <table:table-cell/>
          <table:table-cell office:value-type="float" office:value="-0.004463308" calcext:value-type="float">
            <text:p>-0.004463308</text:p>
          </table:table-cell>
          <table:table-cell office:value-type="float" office:value="-0.00350526" calcext:value-type="float">
            <text:p>-0.00350526</text:p>
          </table:table-cell>
          <table:table-cell office:value-type="float" office:value="-0.004146677" calcext:value-type="float">
            <text:p>-0.004146677</text:p>
          </table:table-cell>
          <table:table-cell/>
          <table:table-cell office:value-type="float" office:value="26.819285213" calcext:value-type="float">
            <text:p>26.819285213</text:p>
          </table:table-cell>
          <table:table-cell office:value-type="float" office:value="26.842892048" calcext:value-type="float">
            <text:p>26.842892048</text:p>
          </table:table-cell>
          <table:table-cell office:value-type="float" office:value="26.827087217" calcext:value-type="float">
            <text:p>26.827087217</text:p>
          </table:table-cell>
          <table:table-cell/>
          <table:table-cell office:value-type="float" office:value="-0.113145652" calcext:value-type="float">
            <text:p>-0.113145652</text:p>
          </table:table-cell>
          <table:table-cell office:value-type="float" office:value="-0.088857682" calcext:value-type="float">
            <text:p>-0.088857682</text:p>
          </table:table-cell>
          <table:table-cell office:value-type="float" office:value="-0.105118512" calcext:value-type="float">
            <text:p>-0.10511851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2 12:11:11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75050363" calcext:value-type="float">
            <text:p>0.75050363</text:p>
          </table:table-cell>
          <table:table-cell office:value-type="float" office:value="0.687144481" calcext:value-type="float">
            <text:p>0.687144481</text:p>
          </table:table-cell>
          <table:table-cell office:value-type="float" office:value="0.658225496" calcext:value-type="float">
            <text:p>0.658225496</text:p>
          </table:table-cell>
          <table:table-cell/>
          <table:table-cell office:value-type="float" office:value="0.006131566" calcext:value-type="float">
            <text:p>0.006131566</text:p>
          </table:table-cell>
          <table:table-cell office:value-type="float" office:value="0.005613925" calcext:value-type="float">
            <text:p>0.005613925</text:p>
          </table:table-cell>
          <table:table-cell office:value-type="float" office:value="0.005377659" calcext:value-type="float">
            <text:p>0.005377659</text:p>
          </table:table-cell>
          <table:table-cell/>
          <table:table-cell office:value-type="float" office:value="-0.003764268" calcext:value-type="float">
            <text:p>-0.003764268</text:p>
          </table:table-cell>
          <table:table-cell office:value-type="float" office:value="-0.004281908" calcext:value-type="float">
            <text:p>-0.004281908</text:p>
          </table:table-cell>
          <table:table-cell office:value-type="float" office:value="-0.004518174" calcext:value-type="float">
            <text:p>-0.004518174</text:p>
          </table:table-cell>
          <table:table-cell/>
          <table:table-cell office:value-type="float" office:value="26.846619055" calcext:value-type="float">
            <text:p>26.846619055</text:p>
          </table:table-cell>
          <table:table-cell office:value-type="float" office:value="26.833864209" calcext:value-type="float">
            <text:p>26.833864209</text:p>
          </table:table-cell>
          <table:table-cell office:value-type="float" office:value="26.828042474" calcext:value-type="float">
            <text:p>26.828042474</text:p>
          </table:table-cell>
          <table:table-cell/>
          <table:table-cell office:value-type="float" office:value="-0.09542385" calcext:value-type="float">
            <text:p>-0.09542385</text:p>
          </table:table-cell>
          <table:table-cell office:value-type="float" office:value="-0.108546836" calcext:value-type="float">
            <text:p>-0.108546836</text:p>
          </table:table-cell>
          <table:table-cell office:value-type="float" office:value="-0.114536623" calcext:value-type="float">
            <text:p>-0.11453662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2 12:11:12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728813497" calcext:value-type="float">
            <text:p>0.728813497</text:p>
          </table:table-cell>
          <table:table-cell office:value-type="float" office:value="0.836939911" calcext:value-type="float">
            <text:p>0.836939911</text:p>
          </table:table-cell>
          <table:table-cell office:value-type="float" office:value="0.568303534" calcext:value-type="float">
            <text:p>0.568303534</text:p>
          </table:table-cell>
          <table:table-cell/>
          <table:table-cell office:value-type="float" office:value="0.005954359" calcext:value-type="float">
            <text:p>0.005954359</text:p>
          </table:table-cell>
          <table:table-cell office:value-type="float" office:value="0.006837744" calcext:value-type="float">
            <text:p>0.006837744</text:p>
          </table:table-cell>
          <table:table-cell office:value-type="float" office:value="0.004643003" calcext:value-type="float">
            <text:p>0.004643003</text:p>
          </table:table-cell>
          <table:table-cell/>
          <table:table-cell office:value-type="float" office:value="-0.003941475" calcext:value-type="float">
            <text:p>-0.003941475</text:p>
          </table:table-cell>
          <table:table-cell office:value-type="float" office:value="-0.003058089" calcext:value-type="float">
            <text:p>-0.003058089</text:p>
          </table:table-cell>
          <table:table-cell office:value-type="float" office:value="-0.005252831" calcext:value-type="float">
            <text:p>-0.005252831</text:p>
          </table:table-cell>
          <table:table-cell/>
          <table:table-cell office:value-type="float" office:value="26.842252625" calcext:value-type="float">
            <text:p>26.842252625</text:p>
          </table:table-cell>
          <table:table-cell office:value-type="float" office:value="26.864019335" calcext:value-type="float">
            <text:p>26.864019335</text:p>
          </table:table-cell>
          <table:table-cell office:value-type="float" office:value="26.809939926" calcext:value-type="float">
            <text:p>26.809939926</text:p>
          </table:table-cell>
          <table:table-cell/>
          <table:table-cell office:value-type="float" office:value="-0.099916301" calcext:value-type="float">
            <text:p>-0.099916301</text:p>
          </table:table-cell>
          <table:table-cell office:value-type="float" office:value="-0.077521449" calcext:value-type="float">
            <text:p>-0.077521449</text:p>
          </table:table-cell>
          <table:table-cell office:value-type="float" office:value="-0.133161805" calcext:value-type="float">
            <text:p>-0.13316180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2 12:11:13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669314941" calcext:value-type="float">
            <text:p>0.669314941</text:p>
          </table:table-cell>
          <table:table-cell office:value-type="float" office:value="0.781747196" calcext:value-type="float">
            <text:p>0.781747196</text:p>
          </table:table-cell>
          <table:table-cell office:value-type="float" office:value="0.702517712" calcext:value-type="float">
            <text:p>0.702517712</text:p>
          </table:table-cell>
          <table:table-cell/>
          <table:table-cell office:value-type="float" office:value="0.005468259" calcext:value-type="float">
            <text:p>0.005468259</text:p>
          </table:table-cell>
          <table:table-cell office:value-type="float" office:value="0.006386823" calcext:value-type="float">
            <text:p>0.006386823</text:p>
          </table:table-cell>
          <table:table-cell office:value-type="float" office:value="0.005739524" calcext:value-type="float">
            <text:p>0.005739524</text:p>
          </table:table-cell>
          <table:table-cell/>
          <table:table-cell office:value-type="float" office:value="-0.004427574" calcext:value-type="float">
            <text:p>-0.004427574</text:p>
          </table:table-cell>
          <table:table-cell office:value-type="float" office:value="-0.00350901" calcext:value-type="float">
            <text:p>-0.00350901</text:p>
          </table:table-cell>
          <table:table-cell office:value-type="float" office:value="-0.00415631" calcext:value-type="float">
            <text:p>-0.00415631</text:p>
          </table:table-cell>
          <table:table-cell/>
          <table:table-cell office:value-type="float" office:value="26.830274915" calcext:value-type="float">
            <text:p>26.830274915</text:p>
          </table:table-cell>
          <table:table-cell office:value-type="float" office:value="26.852908653" calcext:value-type="float">
            <text:p>26.852908653</text:p>
          </table:table-cell>
          <table:table-cell office:value-type="float" office:value="26.836959011" calcext:value-type="float">
            <text:p>26.836959011</text:p>
          </table:table-cell>
          <table:table-cell/>
          <table:table-cell office:value-type="float" office:value="-0.112239739" calcext:value-type="float">
            <text:p>-0.112239739</text:p>
          </table:table-cell>
          <table:table-cell office:value-type="float" office:value="-0.08895274" calcext:value-type="float">
            <text:p>-0.08895274</text:p>
          </table:table-cell>
          <table:table-cell office:value-type="float" office:value="-0.105362704" calcext:value-type="float">
            <text:p>-0.10536270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2 12:11:15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725593653" calcext:value-type="float">
            <text:p>0.725593653</text:p>
          </table:table-cell>
          <table:table-cell office:value-type="float" office:value="0.697317207" calcext:value-type="float">
            <text:p>0.697317207</text:p>
          </table:table-cell>
          <table:table-cell office:value-type="float" office:value="0.666357954" calcext:value-type="float">
            <text:p>0.666357954</text:p>
          </table:table-cell>
          <table:table-cell/>
          <table:table-cell office:value-type="float" office:value="0.005928053" calcext:value-type="float">
            <text:p>0.005928053</text:p>
          </table:table-cell>
          <table:table-cell office:value-type="float" office:value="0.005697036" calcext:value-type="float">
            <text:p>0.005697036</text:p>
          </table:table-cell>
          <table:table-cell office:value-type="float" office:value="0.005444101" calcext:value-type="float">
            <text:p>0.005444101</text:p>
          </table:table-cell>
          <table:table-cell/>
          <table:table-cell office:value-type="float" office:value="-0.003967781" calcext:value-type="float">
            <text:p>-0.003967781</text:p>
          </table:table-cell>
          <table:table-cell office:value-type="float" office:value="-0.004198797" calcext:value-type="float">
            <text:p>-0.004198797</text:p>
          </table:table-cell>
          <table:table-cell office:value-type="float" office:value="-0.004451732" calcext:value-type="float">
            <text:p>-0.004451732</text:p>
          </table:table-cell>
          <table:table-cell/>
          <table:table-cell office:value-type="float" office:value="26.841604439" calcext:value-type="float">
            <text:p>26.841604439</text:p>
          </table:table-cell>
          <table:table-cell office:value-type="float" office:value="26.835912093" calcext:value-type="float">
            <text:p>26.835912093</text:p>
          </table:table-cell>
          <table:table-cell office:value-type="float" office:value="26.829679638" calcext:value-type="float">
            <text:p>26.829679638</text:p>
          </table:table-cell>
          <table:table-cell/>
          <table:table-cell office:value-type="float" office:value="-0.100583195" calcext:value-type="float">
            <text:p>-0.100583195</text:p>
          </table:table-cell>
          <table:table-cell office:value-type="float" office:value="-0.106439841" calcext:value-type="float">
            <text:p>-0.106439841</text:p>
          </table:table-cell>
          <table:table-cell office:value-type="float" office:value="-0.112852199" calcext:value-type="float">
            <text:p>-0.11285219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2 12:11:16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816667773" calcext:value-type="float">
            <text:p>0.816667773</text:p>
          </table:table-cell>
          <table:table-cell office:value-type="float" office:value="0.69028505" calcext:value-type="float">
            <text:p>0.69028505</text:p>
          </table:table-cell>
          <table:table-cell office:value-type="float" office:value="0.577768752" calcext:value-type="float">
            <text:p>0.577768752</text:p>
          </table:table-cell>
          <table:table-cell/>
          <table:table-cell office:value-type="float" office:value="0.006672122" calcext:value-type="float">
            <text:p>0.006672122</text:p>
          </table:table-cell>
          <table:table-cell office:value-type="float" office:value="0.005639584" calcext:value-type="float">
            <text:p>0.005639584</text:p>
          </table:table-cell>
          <table:table-cell office:value-type="float" office:value="0.004720333" calcext:value-type="float">
            <text:p>0.004720333</text:p>
          </table:table-cell>
          <table:table-cell/>
          <table:table-cell office:value-type="float" office:value="-0.003223711" calcext:value-type="float">
            <text:p>-0.003223711</text:p>
          </table:table-cell>
          <table:table-cell office:value-type="float" office:value="-0.00425625" calcext:value-type="float">
            <text:p>-0.00425625</text:p>
          </table:table-cell>
          <table:table-cell office:value-type="float" office:value="-0.0051755" calcext:value-type="float">
            <text:p>-0.0051755</text:p>
          </table:table-cell>
          <table:table-cell/>
          <table:table-cell office:value-type="float" office:value="26.854883956" calcext:value-type="float">
            <text:p>26.854883956</text:p>
          </table:table-cell>
          <table:table-cell office:value-type="float" office:value="26.829441861" calcext:value-type="float">
            <text:p>26.829441861</text:p>
          </table:table-cell>
          <table:table-cell office:value-type="float" office:value="26.80679074" calcext:value-type="float">
            <text:p>26.80679074</text:p>
          </table:table-cell>
          <table:table-cell/>
          <table:table-cell office:value-type="float" office:value="-0.081720113" calcext:value-type="float">
            <text:p>-0.081720113</text:p>
          </table:table-cell>
          <table:table-cell office:value-type="float" office:value="-0.107896355" calcext:value-type="float">
            <text:p>-0.107896355</text:p>
          </table:table-cell>
          <table:table-cell office:value-type="float" office:value="-0.131201292" calcext:value-type="float">
            <text:p>-0.13120129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2 12:11:17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84353791" calcext:value-type="float">
            <text:p>0.684353791</text:p>
          </table:table-cell>
          <table:table-cell office:value-type="float" office:value="0.812420346" calcext:value-type="float">
            <text:p>0.812420346</text:p>
          </table:table-cell>
          <table:table-cell office:value-type="float" office:value="0.637317972" calcext:value-type="float">
            <text:p>0.637317972</text:p>
          </table:table-cell>
          <table:table-cell/>
          <table:table-cell office:value-type="float" office:value="0.005591126" calcext:value-type="float">
            <text:p>0.005591126</text:p>
          </table:table-cell>
          <table:table-cell office:value-type="float" office:value="0.006637421" calcext:value-type="float">
            <text:p>0.006637421</text:p>
          </table:table-cell>
          <table:table-cell office:value-type="float" office:value="0.005206846" calcext:value-type="float">
            <text:p>0.005206846</text:p>
          </table:table-cell>
          <table:table-cell/>
          <table:table-cell office:value-type="float" office:value="-0.004304708" calcext:value-type="float">
            <text:p>-0.004304708</text:p>
          </table:table-cell>
          <table:table-cell office:value-type="float" office:value="-0.003258412" calcext:value-type="float">
            <text:p>-0.003258412</text:p>
          </table:table-cell>
          <table:table-cell office:value-type="float" office:value="-0.004688987" calcext:value-type="float">
            <text:p>-0.004688987</text:p>
          </table:table-cell>
          <table:table-cell/>
          <table:table-cell office:value-type="float" office:value="26.838356997" calcext:value-type="float">
            <text:p>26.838356997</text:p>
          </table:table-cell>
          <table:table-cell office:value-type="float" office:value="26.864137859" calcext:value-type="float">
            <text:p>26.864137859</text:p>
          </table:table-cell>
          <table:table-cell office:value-type="float" office:value="26.82888815" calcext:value-type="float">
            <text:p>26.82888815</text:p>
          </table:table-cell>
          <table:table-cell/>
          <table:table-cell office:value-type="float" office:value="-0.10912485" calcext:value-type="float">
            <text:p>-0.10912485</text:p>
          </table:table-cell>
          <table:table-cell office:value-type="float" office:value="-0.082599822" calcext:value-type="float">
            <text:p>-0.082599822</text:p>
          </table:table-cell>
          <table:table-cell office:value-type="float" office:value="-0.118867079" calcext:value-type="float">
            <text:p>-0.11886707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2 12:11:18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803979135" calcext:value-type="float">
            <text:p>0.803979135</text:p>
          </table:table-cell>
          <table:table-cell office:value-type="float" office:value="0.680252991" calcext:value-type="float">
            <text:p>0.680252991</text:p>
          </table:table-cell>
          <table:table-cell office:value-type="float" office:value="0.642825442" calcext:value-type="float">
            <text:p>0.642825442</text:p>
          </table:table-cell>
          <table:table-cell/>
          <table:table-cell office:value-type="float" office:value="0.006568457" calcext:value-type="float">
            <text:p>0.006568457</text:p>
          </table:table-cell>
          <table:table-cell office:value-type="float" office:value="0.005557622" calcext:value-type="float">
            <text:p>0.005557622</text:p>
          </table:table-cell>
          <table:table-cell office:value-type="float" office:value="0.005251842" calcext:value-type="float">
            <text:p>0.005251842</text:p>
          </table:table-cell>
          <table:table-cell/>
          <table:table-cell office:value-type="float" office:value="-0.003327376" calcext:value-type="float">
            <text:p>-0.003327376</text:p>
          </table:table-cell>
          <table:table-cell office:value-type="float" office:value="-0.004338211" calcext:value-type="float">
            <text:p>-0.004338211</text:p>
          </table:table-cell>
          <table:table-cell office:value-type="float" office:value="-0.004643991" calcext:value-type="float">
            <text:p>-0.004643991</text:p>
          </table:table-cell>
          <table:table-cell/>
          <table:table-cell office:value-type="float" office:value="26.857384112" calcext:value-type="float">
            <text:p>26.857384112</text:p>
          </table:table-cell>
          <table:table-cell office:value-type="float" office:value="26.832476873" calcext:value-type="float">
            <text:p>26.832476873</text:p>
          </table:table-cell>
          <table:table-cell office:value-type="float" office:value="26.824942248" calcext:value-type="float">
            <text:p>26.824942248</text:p>
          </table:table-cell>
          <table:table-cell/>
          <table:table-cell office:value-type="float" office:value="-0.084348132" calcext:value-type="float">
            <text:p>-0.084348132</text:p>
          </table:table-cell>
          <table:table-cell office:value-type="float" office:value="-0.109974218" calcext:value-type="float">
            <text:p>-0.109974218</text:p>
          </table:table-cell>
          <table:table-cell office:value-type="float" office:value="-0.117726346" calcext:value-type="float">
            <text:p>-0.11772634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2 12:11:20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86275361" calcext:value-type="float">
            <text:p>0.786275361</text:p>
          </table:table-cell>
          <table:table-cell office:value-type="float" office:value="0.784524773" calcext:value-type="float">
            <text:p>0.784524773</text:p>
          </table:table-cell>
          <table:table-cell office:value-type="float" office:value="0.561109848" calcext:value-type="float">
            <text:p>0.561109848</text:p>
          </table:table-cell>
          <table:table-cell/>
          <table:table-cell office:value-type="float" office:value="0.006423818" calcext:value-type="float">
            <text:p>0.006423818</text:p>
          </table:table-cell>
          <table:table-cell office:value-type="float" office:value="0.006409516" calcext:value-type="float">
            <text:p>0.006409516</text:p>
          </table:table-cell>
          <table:table-cell office:value-type="float" office:value="0.004584231" calcext:value-type="float">
            <text:p>0.004584231</text:p>
          </table:table-cell>
          <table:table-cell/>
          <table:table-cell office:value-type="float" office:value="-0.003472015" calcext:value-type="float">
            <text:p>-0.003472015</text:p>
          </table:table-cell>
          <table:table-cell office:value-type="float" office:value="-0.003486317" calcext:value-type="float">
            <text:p>-0.003486317</text:p>
          </table:table-cell>
          <table:table-cell office:value-type="float" office:value="-0.005311603" calcext:value-type="float">
            <text:p>-0.005311603</text:p>
          </table:table-cell>
          <table:table-cell/>
          <table:table-cell office:value-type="float" office:value="26.848765714" calcext:value-type="float">
            <text:p>26.848765714</text:p>
          </table:table-cell>
          <table:table-cell office:value-type="float" office:value="26.848413305" calcext:value-type="float">
            <text:p>26.848413305</text:p>
          </table:table-cell>
          <table:table-cell office:value-type="float" office:value="26.80343703" calcext:value-type="float">
            <text:p>26.80343703</text:p>
          </table:table-cell>
          <table:table-cell/>
          <table:table-cell office:value-type="float" office:value="-0.088014879" calcext:value-type="float">
            <text:p>-0.088014879</text:p>
          </table:table-cell>
          <table:table-cell office:value-type="float" office:value="-0.088377456" calcext:value-type="float">
            <text:p>-0.088377456</text:p>
          </table:table-cell>
          <table:table-cell office:value-type="float" office:value="-0.134651823" calcext:value-type="float">
            <text:p>-0.13465182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2 12:11:21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64997776" calcext:value-type="float">
            <text:p>0.664997776</text:p>
          </table:table-cell>
          <table:table-cell office:value-type="float" office:value="0.765692087" calcext:value-type="float">
            <text:p>0.765692087</text:p>
          </table:table-cell>
          <table:table-cell office:value-type="float" office:value="0.703148926" calcext:value-type="float">
            <text:p>0.703148926</text:p>
          </table:table-cell>
          <table:table-cell/>
          <table:table-cell office:value-type="float" office:value="0.005432988" calcext:value-type="float">
            <text:p>0.005432988</text:p>
          </table:table-cell>
          <table:table-cell office:value-type="float" office:value="0.006255654" calcext:value-type="float">
            <text:p>0.006255654</text:p>
          </table:table-cell>
          <table:table-cell office:value-type="float" office:value="0.005744681" calcext:value-type="float">
            <text:p>0.005744681</text:p>
          </table:table-cell>
          <table:table-cell/>
          <table:table-cell office:value-type="float" office:value="-0.004462845" calcext:value-type="float">
            <text:p>-0.004462845</text:p>
          </table:table-cell>
          <table:table-cell office:value-type="float" office:value="-0.003640179" calcext:value-type="float">
            <text:p>-0.003640179</text:p>
          </table:table-cell>
          <table:table-cell office:value-type="float" office:value="-0.004151153" calcext:value-type="float">
            <text:p>-0.004151153</text:p>
          </table:table-cell>
          <table:table-cell/>
          <table:table-cell office:value-type="float" office:value="26.83446042" calcext:value-type="float">
            <text:p>26.83446042</text:p>
          </table:table-cell>
          <table:table-cell office:value-type="float" office:value="26.854731139" calcext:value-type="float">
            <text:p>26.854731139</text:p>
          </table:table-cell>
          <table:table-cell office:value-type="float" office:value="26.84214065" calcext:value-type="float">
            <text:p>26.84214065</text:p>
          </table:table-cell>
          <table:table-cell/>
          <table:table-cell office:value-type="float" office:value="-0.113133924" calcext:value-type="float">
            <text:p>-0.113133924</text:p>
          </table:table-cell>
          <table:table-cell office:value-type="float" office:value="-0.092278039" calcext:value-type="float">
            <text:p>-0.092278039</text:p>
          </table:table-cell>
          <table:table-cell office:value-type="float" office:value="-0.105231966" calcext:value-type="float">
            <text:p>-0.10523196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2 12:11:22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804754592" calcext:value-type="float">
            <text:p>0.804754592</text:p>
          </table:table-cell>
          <table:table-cell office:value-type="float" office:value="0.712342347" calcext:value-type="float">
            <text:p>0.712342347</text:p>
          </table:table-cell>
          <table:table-cell office:value-type="float" office:value="0.567087599" calcext:value-type="float">
            <text:p>0.567087599</text:p>
          </table:table-cell>
          <table:table-cell/>
          <table:table-cell office:value-type="float" office:value="0.006574792" calcext:value-type="float">
            <text:p>0.006574792</text:p>
          </table:table-cell>
          <table:table-cell office:value-type="float" office:value="0.00581979" calcext:value-type="float">
            <text:p>0.00581979</text:p>
          </table:table-cell>
          <table:table-cell office:value-type="float" office:value="0.004633069" calcext:value-type="float">
            <text:p>0.004633069</text:p>
          </table:table-cell>
          <table:table-cell/>
          <table:table-cell office:value-type="float" office:value="-0.003321041" calcext:value-type="float">
            <text:p>-0.003321041</text:p>
          </table:table-cell>
          <table:table-cell office:value-type="float" office:value="-0.004076043" calcext:value-type="float">
            <text:p>-0.004076043</text:p>
          </table:table-cell>
          <table:table-cell office:value-type="float" office:value="-0.005262765" calcext:value-type="float">
            <text:p>-0.005262765</text:p>
          </table:table-cell>
          <table:table-cell/>
          <table:table-cell office:value-type="float" office:value="26.857540217" calcext:value-type="float">
            <text:p>26.857540217</text:p>
          </table:table-cell>
          <table:table-cell office:value-type="float" office:value="26.838936815" calcext:value-type="float">
            <text:p>26.838936815</text:p>
          </table:table-cell>
          <table:table-cell office:value-type="float" office:value="26.80969514" calcext:value-type="float">
            <text:p>26.80969514</text:p>
          </table:table-cell>
          <table:table-cell/>
          <table:table-cell office:value-type="float" office:value="-0.084187522" calcext:value-type="float">
            <text:p>-0.084187522</text:p>
          </table:table-cell>
          <table:table-cell office:value-type="float" office:value="-0.103327814" calcext:value-type="float">
            <text:p>-0.103327814</text:p>
          </table:table-cell>
          <table:table-cell office:value-type="float" office:value="-0.13341366" calcext:value-type="float">
            <text:p>-0.1334136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2 12:11:23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802314377" calcext:value-type="float">
            <text:p>0.802314377</text:p>
          </table:table-cell>
          <table:table-cell office:value-type="float" office:value="0.710917796" calcext:value-type="float">
            <text:p>0.710917796</text:p>
          </table:table-cell>
          <table:table-cell office:value-type="float" office:value="0.567238995" calcext:value-type="float">
            <text:p>0.567238995</text:p>
          </table:table-cell>
          <table:table-cell/>
          <table:table-cell office:value-type="float" office:value="0.006554856" calcext:value-type="float">
            <text:p>0.006554856</text:p>
          </table:table-cell>
          <table:table-cell office:value-type="float" office:value="0.005808152" calcext:value-type="float">
            <text:p>0.005808152</text:p>
          </table:table-cell>
          <table:table-cell office:value-type="float" office:value="0.004634306" calcext:value-type="float">
            <text:p>0.004634306</text:p>
          </table:table-cell>
          <table:table-cell/>
          <table:table-cell office:value-type="float" office:value="-0.003340977" calcext:value-type="float">
            <text:p>-0.003340977</text:p>
          </table:table-cell>
          <table:table-cell office:value-type="float" office:value="-0.004087681" calcext:value-type="float">
            <text:p>-0.004087681</text:p>
          </table:table-cell>
          <table:table-cell office:value-type="float" office:value="-0.005261528" calcext:value-type="float">
            <text:p>-0.005261528</text:p>
          </table:table-cell>
          <table:table-cell/>
          <table:table-cell office:value-type="float" office:value="26.862103465" calcext:value-type="float">
            <text:p>26.862103465</text:p>
          </table:table-cell>
          <table:table-cell office:value-type="float" office:value="26.8437046" calcext:value-type="float">
            <text:p>26.8437046</text:p>
          </table:table-cell>
          <table:table-cell office:value-type="float" office:value="26.814780307" calcext:value-type="float">
            <text:p>26.814780307</text:p>
          </table:table-cell>
          <table:table-cell/>
          <table:table-cell office:value-type="float" office:value="-0.084692931" calcext:value-type="float">
            <text:p>-0.084692931</text:p>
          </table:table-cell>
          <table:table-cell office:value-type="float" office:value="-0.103622868" calcext:value-type="float">
            <text:p>-0.103622868</text:p>
          </table:table-cell>
          <table:table-cell office:value-type="float" office:value="-0.133382301" calcext:value-type="float">
            <text:p>-0.13338230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2 12:11:25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66892608" calcext:value-type="float">
            <text:p>0.666892608</text:p>
          </table:table-cell>
          <table:table-cell office:value-type="float" office:value="0.786364172" calcext:value-type="float">
            <text:p>0.786364172</text:p>
          </table:table-cell>
          <table:table-cell office:value-type="float" office:value="0.701022828" calcext:value-type="float">
            <text:p>0.701022828</text:p>
          </table:table-cell>
          <table:table-cell/>
          <table:table-cell office:value-type="float" office:value="0.005448469" calcext:value-type="float">
            <text:p>0.005448469</text:p>
          </table:table-cell>
          <table:table-cell office:value-type="float" office:value="0.006424544" calcext:value-type="float">
            <text:p>0.006424544</text:p>
          </table:table-cell>
          <table:table-cell office:value-type="float" office:value="0.005727311" calcext:value-type="float">
            <text:p>0.005727311</text:p>
          </table:table-cell>
          <table:table-cell/>
          <table:table-cell office:value-type="float" office:value="-0.004447364" calcext:value-type="float">
            <text:p>-0.004447364</text:p>
          </table:table-cell>
          <table:table-cell office:value-type="float" office:value="-0.003471289" calcext:value-type="float">
            <text:p>-0.003471289</text:p>
          </table:table-cell>
          <table:table-cell office:value-type="float" office:value="-0.004168523" calcext:value-type="float">
            <text:p>-0.004168523</text:p>
          </table:table-cell>
          <table:table-cell/>
          <table:table-cell office:value-type="float" office:value="26.834841871" calcext:value-type="float">
            <text:p>26.834841871</text:p>
          </table:table-cell>
          <table:table-cell office:value-type="float" office:value="26.858892582" calcext:value-type="float">
            <text:p>26.858892582</text:p>
          </table:table-cell>
          <table:table-cell office:value-type="float" office:value="26.841712646" calcext:value-type="float">
            <text:p>26.841712646</text:p>
          </table:table-cell>
          <table:table-cell/>
          <table:table-cell office:value-type="float" office:value="-0.11274146" calcext:value-type="float">
            <text:p>-0.11274146</text:p>
          </table:table-cell>
          <table:table-cell office:value-type="float" office:value="-0.087996485" calcext:value-type="float">
            <text:p>-0.087996485</text:p>
          </table:table-cell>
          <table:table-cell office:value-type="float" office:value="-0.105672327" calcext:value-type="float">
            <text:p>-0.10567232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2 12:11:26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81431637" calcext:value-type="float">
            <text:p>0.81431637</text:p>
          </table:table-cell>
          <table:table-cell office:value-type="float" office:value="0.695679867" calcext:value-type="float">
            <text:p>0.695679867</text:p>
          </table:table-cell>
          <table:table-cell office:value-type="float" office:value="0.572385856" calcext:value-type="float">
            <text:p>0.572385856</text:p>
          </table:table-cell>
          <table:table-cell/>
          <table:table-cell office:value-type="float" office:value="0.006652912" calcext:value-type="float">
            <text:p>0.006652912</text:p>
          </table:table-cell>
          <table:table-cell office:value-type="float" office:value="0.005683659" calcext:value-type="float">
            <text:p>0.005683659</text:p>
          </table:table-cell>
          <table:table-cell office:value-type="float" office:value="0.004676355" calcext:value-type="float">
            <text:p>0.004676355</text:p>
          </table:table-cell>
          <table:table-cell/>
          <table:table-cell office:value-type="float" office:value="-0.003242922" calcext:value-type="float">
            <text:p>-0.003242922</text:p>
          </table:table-cell>
          <table:table-cell office:value-type="float" office:value="-0.004212174" calcext:value-type="float">
            <text:p>-0.004212174</text:p>
          </table:table-cell>
          <table:table-cell office:value-type="float" office:value="-0.005219478" calcext:value-type="float">
            <text:p>-0.005219478</text:p>
          </table:table-cell>
          <table:table-cell/>
          <table:table-cell office:value-type="float" office:value="26.86451954" calcext:value-type="float">
            <text:p>26.86451954</text:p>
          </table:table-cell>
          <table:table-cell office:value-type="float" office:value="26.840637054" calcext:value-type="float">
            <text:p>26.840637054</text:p>
          </table:table-cell>
          <table:table-cell office:value-type="float" office:value="26.815816446" calcext:value-type="float">
            <text:p>26.815816446</text:p>
          </table:table-cell>
          <table:table-cell/>
          <table:table-cell office:value-type="float" office:value="-0.082207126" calcext:value-type="float">
            <text:p>-0.082207126</text:p>
          </table:table-cell>
          <table:table-cell office:value-type="float" office:value="-0.10677897" calcext:value-type="float">
            <text:p>-0.10677897</text:p>
          </table:table-cell>
          <table:table-cell office:value-type="float" office:value="-0.132316241" calcext:value-type="float">
            <text:p>-0.13231624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2 12:11:27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6453882" calcext:value-type="float">
            <text:p>0.66453882</text:p>
          </table:table-cell>
          <table:table-cell office:value-type="float" office:value="0.78356931" calcext:value-type="float">
            <text:p>0.78356931</text:p>
          </table:table-cell>
          <table:table-cell office:value-type="float" office:value="0.704804743" calcext:value-type="float">
            <text:p>0.704804743</text:p>
          </table:table-cell>
          <table:table-cell/>
          <table:table-cell office:value-type="float" office:value="0.005429239" calcext:value-type="float">
            <text:p>0.005429239</text:p>
          </table:table-cell>
          <table:table-cell office:value-type="float" office:value="0.00640171" calcext:value-type="float">
            <text:p>0.00640171</text:p>
          </table:table-cell>
          <table:table-cell office:value-type="float" office:value="0.005758209" calcext:value-type="float">
            <text:p>0.005758209</text:p>
          </table:table-cell>
          <table:table-cell/>
          <table:table-cell office:value-type="float" office:value="-0.004466595" calcext:value-type="float">
            <text:p>-0.004466595</text:p>
          </table:table-cell>
          <table:table-cell office:value-type="float" office:value="-0.003494123" calcext:value-type="float">
            <text:p>-0.003494123</text:p>
          </table:table-cell>
          <table:table-cell office:value-type="float" office:value="-0.004137625" calcext:value-type="float">
            <text:p>-0.004137625</text:p>
          </table:table-cell>
          <table:table-cell/>
          <table:table-cell office:value-type="float" office:value="26.834368027" calcext:value-type="float">
            <text:p>26.834368027</text:p>
          </table:table-cell>
          <table:table-cell office:value-type="float" office:value="26.858329956" calcext:value-type="float">
            <text:p>26.858329956</text:p>
          </table:table-cell>
          <table:table-cell office:value-type="float" office:value="26.842473983" calcext:value-type="float">
            <text:p>26.842473983</text:p>
          </table:table-cell>
          <table:table-cell/>
          <table:table-cell office:value-type="float" office:value="-0.113228985" calcext:value-type="float">
            <text:p>-0.113228985</text:p>
          </table:table-cell>
          <table:table-cell office:value-type="float" office:value="-0.088575349" calcext:value-type="float">
            <text:p>-0.088575349</text:p>
          </table:table-cell>
          <table:table-cell office:value-type="float" office:value="-0.104889011" calcext:value-type="float">
            <text:p>-0.10488901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2 12:11:28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21170905" calcext:value-type="float">
            <text:p>0.821170905</text:p>
          </table:table-cell>
          <table:table-cell office:value-type="float" office:value="0.678591809" calcext:value-type="float">
            <text:p>0.678591809</text:p>
          </table:table-cell>
          <table:table-cell office:value-type="float" office:value="0.633456186" calcext:value-type="float">
            <text:p>0.633456186</text:p>
          </table:table-cell>
          <table:table-cell/>
          <table:table-cell office:value-type="float" office:value="0.006708913" calcext:value-type="float">
            <text:p>0.006708913</text:p>
          </table:table-cell>
          <table:table-cell office:value-type="float" office:value="0.005544051" calcext:value-type="float">
            <text:p>0.005544051</text:p>
          </table:table-cell>
          <table:table-cell office:value-type="float" office:value="0.005175296" calcext:value-type="float">
            <text:p>0.005175296</text:p>
          </table:table-cell>
          <table:table-cell/>
          <table:table-cell office:value-type="float" office:value="-0.003186921" calcext:value-type="float">
            <text:p>-0.003186921</text:p>
          </table:table-cell>
          <table:table-cell office:value-type="float" office:value="-0.004351783" calcext:value-type="float">
            <text:p>-0.004351783</text:p>
          </table:table-cell>
          <table:table-cell office:value-type="float" office:value="-0.004720538" calcext:value-type="float">
            <text:p>-0.004720538</text:p>
          </table:table-cell>
          <table:table-cell/>
          <table:table-cell office:value-type="float" office:value="26.850736007" calcext:value-type="float">
            <text:p>26.850736007</text:p>
          </table:table-cell>
          <table:table-cell office:value-type="float" office:value="26.822033277" calcext:value-type="float">
            <text:p>26.822033277</text:p>
          </table:table-cell>
          <table:table-cell office:value-type="float" office:value="26.812946834" calcext:value-type="float">
            <text:p>26.812946834</text:p>
          </table:table-cell>
          <table:table-cell/>
          <table:table-cell office:value-type="float" office:value="-0.080787445" calcext:value-type="float">
            <text:p>-0.080787445</text:p>
          </table:table-cell>
          <table:table-cell office:value-type="float" office:value="-0.110318287" calcext:value-type="float">
            <text:p>-0.110318287</text:p>
          </table:table-cell>
          <table:table-cell office:value-type="float" office:value="-0.119666951" calcext:value-type="float">
            <text:p>-0.11966695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2 12:11:30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785092805" calcext:value-type="float">
            <text:p>0.785092805</text:p>
          </table:table-cell>
          <table:table-cell office:value-type="float" office:value="0.798410272" calcext:value-type="float">
            <text:p>0.798410272</text:p>
          </table:table-cell>
          <table:table-cell office:value-type="float" office:value="0.560636587" calcext:value-type="float">
            <text:p>0.560636587</text:p>
          </table:table-cell>
          <table:table-cell/>
          <table:table-cell office:value-type="float" office:value="0.006414157" calcext:value-type="float">
            <text:p>0.006414157</text:p>
          </table:table-cell>
          <table:table-cell office:value-type="float" office:value="0.00652296" calcext:value-type="float">
            <text:p>0.00652296</text:p>
          </table:table-cell>
          <table:table-cell office:value-type="float" office:value="0.004580364" calcext:value-type="float">
            <text:p>0.004580364</text:p>
          </table:table-cell>
          <table:table-cell/>
          <table:table-cell office:value-type="float" office:value="-0.003481676" calcext:value-type="float">
            <text:p>-0.003481676</text:p>
          </table:table-cell>
          <table:table-cell office:value-type="float" office:value="-0.003372874" calcext:value-type="float">
            <text:p>-0.003372874</text:p>
          </table:table-cell>
          <table:table-cell office:value-type="float" office:value="-0.005315469" calcext:value-type="float">
            <text:p>-0.005315469</text:p>
          </table:table-cell>
          <table:table-cell/>
          <table:table-cell office:value-type="float" office:value="26.863691143" calcext:value-type="float">
            <text:p>26.863691143</text:p>
          </table:table-cell>
          <table:table-cell office:value-type="float" office:value="26.866372028" calcext:value-type="float">
            <text:p>26.866372028</text:p>
          </table:table-cell>
          <table:table-cell office:value-type="float" office:value="26.818505841" calcext:value-type="float">
            <text:p>26.818505841</text:p>
          </table:table-cell>
          <table:table-cell/>
          <table:table-cell office:value-type="float" office:value="-0.088259807" calcext:value-type="float">
            <text:p>-0.088259807</text:p>
          </table:table-cell>
          <table:table-cell office:value-type="float" office:value="-0.085501535" calcext:value-type="float">
            <text:p>-0.085501535</text:p>
          </table:table-cell>
          <table:table-cell office:value-type="float" office:value="-0.134749849" calcext:value-type="float">
            <text:p>-0.13474984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2 12:11:31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6327631" calcext:value-type="float">
            <text:p>0.76327631</text:p>
          </table:table-cell>
          <table:table-cell office:value-type="float" office:value="0.813617803" calcext:value-type="float">
            <text:p>0.813617803</text:p>
          </table:table-cell>
          <table:table-cell office:value-type="float" office:value="0.56292779" calcext:value-type="float">
            <text:p>0.56292779</text:p>
          </table:table-cell>
          <table:table-cell/>
          <table:table-cell office:value-type="float" office:value="0.006235918" calcext:value-type="float">
            <text:p>0.006235918</text:p>
          </table:table-cell>
          <table:table-cell office:value-type="float" office:value="0.006647204" calcext:value-type="float">
            <text:p>0.006647204</text:p>
          </table:table-cell>
          <table:table-cell office:value-type="float" office:value="0.004599083" calcext:value-type="float">
            <text:p>0.004599083</text:p>
          </table:table-cell>
          <table:table-cell/>
          <table:table-cell office:value-type="float" office:value="-0.003659916" calcext:value-type="float">
            <text:p>-0.003659916</text:p>
          </table:table-cell>
          <table:table-cell office:value-type="float" office:value="-0.003248629" calcext:value-type="float">
            <text:p>-0.003248629</text:p>
          </table:table-cell>
          <table:table-cell office:value-type="float" office:value="-0.00529675" calcext:value-type="float">
            <text:p>-0.00529675</text:p>
          </table:table-cell>
          <table:table-cell/>
          <table:table-cell office:value-type="float" office:value="26.854244825" calcext:value-type="float">
            <text:p>26.854244825</text:p>
          </table:table-cell>
          <table:table-cell office:value-type="float" office:value="26.864378915" calcext:value-type="float">
            <text:p>26.864378915</text:p>
          </table:table-cell>
          <table:table-cell office:value-type="float" office:value="26.813912398" calcext:value-type="float">
            <text:p>26.813912398</text:p>
          </table:table-cell>
          <table:table-cell/>
          <table:table-cell office:value-type="float" office:value="-0.09277839" calcext:value-type="float">
            <text:p>-0.09277839</text:p>
          </table:table-cell>
          <table:table-cell office:value-type="float" office:value="-0.08235181" calcext:value-type="float">
            <text:p>-0.08235181</text:p>
          </table:table-cell>
          <table:table-cell office:value-type="float" office:value="-0.134275275" calcext:value-type="float">
            <text:p>-0.13427527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2 12:11:32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75838074" calcext:value-type="float">
            <text:p>0.675838074</text:p>
          </table:table-cell>
          <table:table-cell office:value-type="float" office:value="0.815155603" calcext:value-type="float">
            <text:p>0.815155603</text:p>
          </table:table-cell>
          <table:table-cell office:value-type="float" office:value="0.618625357" calcext:value-type="float">
            <text:p>0.618625357</text:p>
          </table:table-cell>
          <table:table-cell/>
          <table:table-cell office:value-type="float" office:value="0.005521553" calcext:value-type="float">
            <text:p>0.005521553</text:p>
          </table:table-cell>
          <table:table-cell office:value-type="float" office:value="0.006659768" calcext:value-type="float">
            <text:p>0.006659768</text:p>
          </table:table-cell>
          <table:table-cell office:value-type="float" office:value="0.005054129" calcext:value-type="float">
            <text:p>0.005054129</text:p>
          </table:table-cell>
          <table:table-cell/>
          <table:table-cell office:value-type="float" office:value="-0.00437428" calcext:value-type="float">
            <text:p>-0.00437428</text:p>
          </table:table-cell>
          <table:table-cell office:value-type="float" office:value="-0.003236065" calcext:value-type="float">
            <text:p>-0.003236065</text:p>
          </table:table-cell>
          <table:table-cell office:value-type="float" office:value="-0.004841705" calcext:value-type="float">
            <text:p>-0.004841705</text:p>
          </table:table-cell>
          <table:table-cell/>
          <table:table-cell office:value-type="float" office:value="26.826533506" calcext:value-type="float">
            <text:p>26.826533506</text:p>
          </table:table-cell>
          <table:table-cell office:value-type="float" office:value="26.854579544" calcext:value-type="float">
            <text:p>26.854579544</text:p>
          </table:table-cell>
          <table:table-cell office:value-type="float" office:value="26.815015804" calcext:value-type="float">
            <text:p>26.815015804</text:p>
          </table:table-cell>
          <table:table-cell/>
          <table:table-cell office:value-type="float" office:value="-0.110888648" calcext:value-type="float">
            <text:p>-0.110888648</text:p>
          </table:table-cell>
          <table:table-cell office:value-type="float" office:value="-0.082033307" calcext:value-type="float">
            <text:p>-0.082033307</text:p>
          </table:table-cell>
          <table:table-cell office:value-type="float" office:value="-0.122738792" calcext:value-type="float">
            <text:p>-0.12273879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2 12:11:33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747138351" calcext:value-type="float">
            <text:p>0.747138351</text:p>
          </table:table-cell>
          <table:table-cell office:value-type="float" office:value="0.6906695" calcext:value-type="float">
            <text:p>0.6906695</text:p>
          </table:table-cell>
          <table:table-cell office:value-type="float" office:value="0.660902937" calcext:value-type="float">
            <text:p>0.660902937</text:p>
          </table:table-cell>
          <table:table-cell/>
          <table:table-cell office:value-type="float" office:value="0.006104071" calcext:value-type="float">
            <text:p>0.006104071</text:p>
          </table:table-cell>
          <table:table-cell office:value-type="float" office:value="0.005642725" calcext:value-type="float">
            <text:p>0.005642725</text:p>
          </table:table-cell>
          <table:table-cell office:value-type="float" office:value="0.005399534" calcext:value-type="float">
            <text:p>0.005399534</text:p>
          </table:table-cell>
          <table:table-cell/>
          <table:table-cell office:value-type="float" office:value="-0.003791762" calcext:value-type="float">
            <text:p>-0.003791762</text:p>
          </table:table-cell>
          <table:table-cell office:value-type="float" office:value="-0.004253109" calcext:value-type="float">
            <text:p>-0.004253109</text:p>
          </table:table-cell>
          <table:table-cell office:value-type="float" office:value="-0.0044963" calcext:value-type="float">
            <text:p>-0.0044963</text:p>
          </table:table-cell>
          <table:table-cell/>
          <table:table-cell office:value-type="float" office:value="26.845941594" calcext:value-type="float">
            <text:p>26.845941594</text:p>
          </table:table-cell>
          <table:table-cell office:value-type="float" office:value="26.834573835" calcext:value-type="float">
            <text:p>26.834573835</text:p>
          </table:table-cell>
          <table:table-cell office:value-type="float" office:value="26.828581476" calcext:value-type="float">
            <text:p>26.828581476</text:p>
          </table:table-cell>
          <table:table-cell/>
          <table:table-cell office:value-type="float" office:value="-0.096120864" calcext:value-type="float">
            <text:p>-0.096120864</text:p>
          </table:table-cell>
          <table:table-cell office:value-type="float" office:value="-0.107816727" calcext:value-type="float">
            <text:p>-0.107816727</text:p>
          </table:table-cell>
          <table:table-cell office:value-type="float" office:value="-0.113982062" calcext:value-type="float">
            <text:p>-0.11398206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2 12:11:35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815163948" calcext:value-type="float">
            <text:p>0.815163948</text:p>
          </table:table-cell>
          <table:table-cell office:value-type="float" office:value="0.702359164" calcext:value-type="float">
            <text:p>0.702359164</text:p>
          </table:table-cell>
          <table:table-cell office:value-type="float" office:value="0.573016473" calcext:value-type="float">
            <text:p>0.573016473</text:p>
          </table:table-cell>
          <table:table-cell/>
          <table:table-cell office:value-type="float" office:value="0.006659836" calcext:value-type="float">
            <text:p>0.006659836</text:p>
          </table:table-cell>
          <table:table-cell office:value-type="float" office:value="0.005738228" calcext:value-type="float">
            <text:p>0.005738228</text:p>
          </table:table-cell>
          <table:table-cell office:value-type="float" office:value="0.004681507" calcext:value-type="float">
            <text:p>0.004681507</text:p>
          </table:table-cell>
          <table:table-cell/>
          <table:table-cell office:value-type="float" office:value="-0.003235997" calcext:value-type="float">
            <text:p>-0.003235997</text:p>
          </table:table-cell>
          <table:table-cell office:value-type="float" office:value="-0.004157605" calcext:value-type="float">
            <text:p>-0.004157605</text:p>
          </table:table-cell>
          <table:table-cell office:value-type="float" office:value="-0.005214326" calcext:value-type="float">
            <text:p>-0.005214326</text:p>
          </table:table-cell>
          <table:table-cell/>
          <table:table-cell office:value-type="float" office:value="26.864690163" calcext:value-type="float">
            <text:p>26.864690163</text:p>
          </table:table-cell>
          <table:table-cell office:value-type="float" office:value="26.841981663" calcext:value-type="float">
            <text:p>26.841981663</text:p>
          </table:table-cell>
          <table:table-cell office:value-type="float" office:value="26.815943398" calcext:value-type="float">
            <text:p>26.815943398</text:p>
          </table:table-cell>
          <table:table-cell/>
          <table:table-cell office:value-type="float" office:value="-0.082031579" calcext:value-type="float">
            <text:p>-0.082031579</text:p>
          </table:table-cell>
          <table:table-cell office:value-type="float" office:value="-0.105395543" calcext:value-type="float">
            <text:p>-0.105395543</text:p>
          </table:table-cell>
          <table:table-cell office:value-type="float" office:value="-0.132185622" calcext:value-type="float">
            <text:p>-0.13218562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2 12:11:36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694370949" calcext:value-type="float">
            <text:p>0.694370949</text:p>
          </table:table-cell>
          <table:table-cell office:value-type="float" office:value="0.818290212" calcext:value-type="float">
            <text:p>0.818290212</text:p>
          </table:table-cell>
          <table:table-cell office:value-type="float" office:value="0.614829137" calcext:value-type="float">
            <text:p>0.614829137</text:p>
          </table:table-cell>
          <table:table-cell/>
          <table:table-cell office:value-type="float" office:value="0.005672965" calcext:value-type="float">
            <text:p>0.005672965</text:p>
          </table:table-cell>
          <table:table-cell office:value-type="float" office:value="0.006685378" calcext:value-type="float">
            <text:p>0.006685378</text:p>
          </table:table-cell>
          <table:table-cell office:value-type="float" office:value="0.005023114" calcext:value-type="float">
            <text:p>0.005023114</text:p>
          </table:table-cell>
          <table:table-cell/>
          <table:table-cell office:value-type="float" office:value="-0.004222868" calcext:value-type="float">
            <text:p>-0.004222868</text:p>
          </table:table-cell>
          <table:table-cell office:value-type="float" office:value="-0.003210456" calcext:value-type="float">
            <text:p>-0.003210456</text:p>
          </table:table-cell>
          <table:table-cell office:value-type="float" office:value="-0.004872719" calcext:value-type="float">
            <text:p>-0.004872719</text:p>
          </table:table-cell>
          <table:table-cell/>
          <table:table-cell office:value-type="float" office:value="26.835318978" calcext:value-type="float">
            <text:p>26.835318978</text:p>
          </table:table-cell>
          <table:table-cell office:value-type="float" office:value="26.860265031" calcext:value-type="float">
            <text:p>26.860265031</text:p>
          </table:table-cell>
          <table:table-cell office:value-type="float" office:value="26.819306216" calcext:value-type="float">
            <text:p>26.819306216</text:p>
          </table:table-cell>
          <table:table-cell/>
          <table:table-cell office:value-type="float" office:value="-0.107050075" calcext:value-type="float">
            <text:p>-0.107050075</text:p>
          </table:table-cell>
          <table:table-cell office:value-type="float" office:value="-0.081384081" calcext:value-type="float">
            <text:p>-0.081384081</text:p>
          </table:table-cell>
          <table:table-cell office:value-type="float" office:value="-0.123525088" calcext:value-type="float">
            <text:p>-0.12352508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2 12:11:37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805053807" calcext:value-type="float">
            <text:p>0.805053807</text:p>
          </table:table-cell>
          <table:table-cell office:value-type="float" office:value="0.703044618" calcext:value-type="float">
            <text:p>0.703044618</text:p>
          </table:table-cell>
          <table:table-cell office:value-type="float" office:value="0.57268686" calcext:value-type="float">
            <text:p>0.57268686</text:p>
          </table:table-cell>
          <table:table-cell/>
          <table:table-cell office:value-type="float" office:value="0.006577237" calcext:value-type="float">
            <text:p>0.006577237</text:p>
          </table:table-cell>
          <table:table-cell office:value-type="float" office:value="0.005743829" calcext:value-type="float">
            <text:p>0.005743829</text:p>
          </table:table-cell>
          <table:table-cell office:value-type="float" office:value="0.004678814" calcext:value-type="float">
            <text:p>0.004678814</text:p>
          </table:table-cell>
          <table:table-cell/>
          <table:table-cell office:value-type="float" office:value="-0.003318596" calcext:value-type="float">
            <text:p>-0.003318596</text:p>
          </table:table-cell>
          <table:table-cell office:value-type="float" office:value="-0.004152005" calcext:value-type="float">
            <text:p>-0.004152005</text:p>
          </table:table-cell>
          <table:table-cell office:value-type="float" office:value="-0.005217019" calcext:value-type="float">
            <text:p>-0.005217019</text:p>
          </table:table-cell>
          <table:table-cell/>
          <table:table-cell office:value-type="float" office:value="26.857600451" calcext:value-type="float">
            <text:p>26.857600451</text:p>
          </table:table-cell>
          <table:table-cell office:value-type="float" office:value="26.837065083" calcext:value-type="float">
            <text:p>26.837065083</text:p>
          </table:table-cell>
          <table:table-cell office:value-type="float" office:value="26.810822358" calcext:value-type="float">
            <text:p>26.810822358</text:p>
          </table:table-cell>
          <table:table-cell/>
          <table:table-cell office:value-type="float" office:value="-0.08412555" calcext:value-type="float">
            <text:p>-0.08412555</text:p>
          </table:table-cell>
          <table:table-cell office:value-type="float" office:value="-0.105253571" calcext:value-type="float">
            <text:p>-0.105253571</text:p>
          </table:table-cell>
          <table:table-cell office:value-type="float" office:value="-0.132253894" calcext:value-type="float">
            <text:p>-0.13225389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2 12:11:38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42922514" calcext:value-type="float">
            <text:p>0.742922514</text:p>
          </table:table-cell>
          <table:table-cell office:value-type="float" office:value="0.837069254" calcext:value-type="float">
            <text:p>0.837069254</text:p>
          </table:table-cell>
          <table:table-cell office:value-type="float" office:value="0.571461388" calcext:value-type="float">
            <text:p>0.571461388</text:p>
          </table:table-cell>
          <table:table-cell/>
          <table:table-cell office:value-type="float" office:value="0.006069628" calcext:value-type="float">
            <text:p>0.006069628</text:p>
          </table:table-cell>
          <table:table-cell office:value-type="float" office:value="0.006838801" calcext:value-type="float">
            <text:p>0.006838801</text:p>
          </table:table-cell>
          <table:table-cell office:value-type="float" office:value="0.004668802" calcext:value-type="float">
            <text:p>0.004668802</text:p>
          </table:table-cell>
          <table:table-cell/>
          <table:table-cell office:value-type="float" office:value="-0.003826205" calcext:value-type="float">
            <text:p>-0.003826205</text:p>
          </table:table-cell>
          <table:table-cell office:value-type="float" office:value="-0.003057032" calcext:value-type="float">
            <text:p>-0.003057032</text:p>
          </table:table-cell>
          <table:table-cell office:value-type="float" office:value="-0.005227031" calcext:value-type="float">
            <text:p>-0.005227031</text:p>
          </table:table-cell>
          <table:table-cell/>
          <table:table-cell office:value-type="float" office:value="26.840038373" calcext:value-type="float">
            <text:p>26.840038373</text:p>
          </table:table-cell>
          <table:table-cell office:value-type="float" office:value="26.858990923" calcext:value-type="float">
            <text:p>26.858990923</text:p>
          </table:table-cell>
          <table:table-cell office:value-type="float" office:value="26.805520966" calcext:value-type="float">
            <text:p>26.805520966</text:p>
          </table:table-cell>
          <table:table-cell/>
          <table:table-cell office:value-type="float" office:value="-0.096994045" calcext:value-type="float">
            <text:p>-0.096994045</text:p>
          </table:table-cell>
          <table:table-cell office:value-type="float" office:value="-0.07749466" calcext:value-type="float">
            <text:p>-0.07749466</text:p>
          </table:table-cell>
          <table:table-cell office:value-type="float" office:value="-0.132507724" calcext:value-type="float">
            <text:p>-0.13250772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2 12:11:40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63843234" calcext:value-type="float">
            <text:p>0.663843234</text:p>
          </table:table-cell>
          <table:table-cell office:value-type="float" office:value="0.758674831" calcext:value-type="float">
            <text:p>0.758674831</text:p>
          </table:table-cell>
          <table:table-cell office:value-type="float" office:value="0.699643576" calcext:value-type="float">
            <text:p>0.699643576</text:p>
          </table:table-cell>
          <table:table-cell/>
          <table:table-cell office:value-type="float" office:value="0.005423556" calcext:value-type="float">
            <text:p>0.005423556</text:p>
          </table:table-cell>
          <table:table-cell office:value-type="float" office:value="0.006198324" calcext:value-type="float">
            <text:p>0.006198324</text:p>
          </table:table-cell>
          <table:table-cell office:value-type="float" office:value="0.005716042" calcext:value-type="float">
            <text:p>0.005716042</text:p>
          </table:table-cell>
          <table:table-cell/>
          <table:table-cell office:value-type="float" office:value="-0.004472277" calcext:value-type="float">
            <text:p>-0.004472277</text:p>
          </table:table-cell>
          <table:table-cell office:value-type="float" office:value="-0.00369751" calcext:value-type="float">
            <text:p>-0.00369751</text:p>
          </table:table-cell>
          <table:table-cell office:value-type="float" office:value="-0.004179791" calcext:value-type="float">
            <text:p>-0.004179791</text:p>
          </table:table-cell>
          <table:table-cell/>
          <table:table-cell office:value-type="float" office:value="26.82411879" calcext:value-type="float">
            <text:p>26.82411879</text:p>
          </table:table-cell>
          <table:table-cell office:value-type="float" office:value="26.843209472" calcext:value-type="float">
            <text:p>26.843209472</text:p>
          </table:table-cell>
          <table:table-cell office:value-type="float" office:value="26.831325845" calcext:value-type="float">
            <text:p>26.831325845</text:p>
          </table:table-cell>
          <table:table-cell/>
          <table:table-cell office:value-type="float" office:value="-0.113373057" calcext:value-type="float">
            <text:p>-0.113373057</text:p>
          </table:table-cell>
          <table:table-cell office:value-type="float" office:value="-0.093731441" calcext:value-type="float">
            <text:p>-0.093731441</text:p>
          </table:table-cell>
          <table:table-cell office:value-type="float" office:value="-0.105958" calcext:value-type="float">
            <text:p>-0.10595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2 12:11:41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823910335" calcext:value-type="float">
            <text:p>0.823910335</text:p>
          </table:table-cell>
          <table:table-cell office:value-type="float" office:value="0.683662377" calcext:value-type="float">
            <text:p>0.683662377</text:p>
          </table:table-cell>
          <table:table-cell office:value-type="float" office:value="0.582093666" calcext:value-type="float">
            <text:p>0.582093666</text:p>
          </table:table-cell>
          <table:table-cell/>
          <table:table-cell office:value-type="float" office:value="0.006731294" calcext:value-type="float">
            <text:p>0.006731294</text:p>
          </table:table-cell>
          <table:table-cell office:value-type="float" office:value="0.005585477" calcext:value-type="float">
            <text:p>0.005585477</text:p>
          </table:table-cell>
          <table:table-cell office:value-type="float" office:value="0.004755667" calcext:value-type="float">
            <text:p>0.004755667</text:p>
          </table:table-cell>
          <table:table-cell/>
          <table:table-cell office:value-type="float" office:value="-0.00316454" calcext:value-type="float">
            <text:p>-0.00316454</text:p>
          </table:table-cell>
          <table:table-cell office:value-type="float" office:value="-0.004310356" calcext:value-type="float">
            <text:p>-0.004310356</text:p>
          </table:table-cell>
          <table:table-cell office:value-type="float" office:value="-0.005140166" calcext:value-type="float">
            <text:p>-0.005140166</text:p>
          </table:table-cell>
          <table:table-cell/>
          <table:table-cell office:value-type="float" office:value="26.866450861" calcext:value-type="float">
            <text:p>26.866450861</text:p>
          </table:table-cell>
          <table:table-cell office:value-type="float" office:value="26.838217808" calcext:value-type="float">
            <text:p>26.838217808</text:p>
          </table:table-cell>
          <table:table-cell office:value-type="float" office:value="26.817770768" calcext:value-type="float">
            <text:p>26.817770768</text:p>
          </table:table-cell>
          <table:table-cell/>
          <table:table-cell office:value-type="float" office:value="-0.080220068" calcext:value-type="float">
            <text:p>-0.080220068</text:p>
          </table:table-cell>
          <table:table-cell office:value-type="float" office:value="-0.109268058" calcext:value-type="float">
            <text:p>-0.109268058</text:p>
          </table:table-cell>
          <table:table-cell office:value-type="float" office:value="-0.130305482" calcext:value-type="float">
            <text:p>-0.13030548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2 12:11:42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72757706" calcext:value-type="float">
            <text:p>0.672757706</text:p>
          </table:table-cell>
          <table:table-cell office:value-type="float" office:value="0.800876713" calcext:value-type="float">
            <text:p>0.800876713</text:p>
          </table:table-cell>
          <table:table-cell office:value-type="float" office:value="0.676221332" calcext:value-type="float">
            <text:p>0.676221332</text:p>
          </table:table-cell>
          <table:table-cell/>
          <table:table-cell office:value-type="float" office:value="0.005496386" calcext:value-type="float">
            <text:p>0.005496386</text:p>
          </table:table-cell>
          <table:table-cell office:value-type="float" office:value="0.00654311" calcext:value-type="float">
            <text:p>0.00654311</text:p>
          </table:table-cell>
          <table:table-cell office:value-type="float" office:value="0.005524684" calcext:value-type="float">
            <text:p>0.005524684</text:p>
          </table:table-cell>
          <table:table-cell/>
          <table:table-cell office:value-type="float" office:value="-0.004399447" calcext:value-type="float">
            <text:p>-0.004399447</text:p>
          </table:table-cell>
          <table:table-cell office:value-type="float" office:value="-0.003352723" calcext:value-type="float">
            <text:p>-0.003352723</text:p>
          </table:table-cell>
          <table:table-cell office:value-type="float" office:value="-0.004371149" calcext:value-type="float">
            <text:p>-0.004371149</text:p>
          </table:table-cell>
          <table:table-cell/>
          <table:table-cell office:value-type="float" office:value="26.83602258" calcext:value-type="float">
            <text:p>26.83602258</text:p>
          </table:table-cell>
          <table:table-cell office:value-type="float" office:value="26.861814054" calcext:value-type="float">
            <text:p>26.861814054</text:p>
          </table:table-cell>
          <table:table-cell office:value-type="float" office:value="26.836719846" calcext:value-type="float">
            <text:p>26.836719846</text:p>
          </table:table-cell>
          <table:table-cell/>
          <table:table-cell office:value-type="float" office:value="-0.111526663" calcext:value-type="float">
            <text:p>-0.111526663</text:p>
          </table:table-cell>
          <table:table-cell office:value-type="float" office:value="-0.084990694" calcext:value-type="float">
            <text:p>-0.084990694</text:p>
          </table:table-cell>
          <table:table-cell office:value-type="float" office:value="-0.110809266" calcext:value-type="float">
            <text:p>-0.11080926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2 12:11:43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16611745" calcext:value-type="float">
            <text:p>0.816611745</text:p>
          </table:table-cell>
          <table:table-cell office:value-type="float" office:value="0.690274321" calcext:value-type="float">
            <text:p>0.690274321</text:p>
          </table:table-cell>
          <table:table-cell office:value-type="float" office:value="0.574137041" calcext:value-type="float">
            <text:p>0.574137041</text:p>
          </table:table-cell>
          <table:table-cell/>
          <table:table-cell office:value-type="float" office:value="0.006671665" calcext:value-type="float">
            <text:p>0.006671665</text:p>
          </table:table-cell>
          <table:table-cell office:value-type="float" office:value="0.005639496" calcext:value-type="float">
            <text:p>0.005639496</text:p>
          </table:table-cell>
          <table:table-cell office:value-type="float" office:value="0.004690662" calcext:value-type="float">
            <text:p>0.004690662</text:p>
          </table:table-cell>
          <table:table-cell/>
          <table:table-cell office:value-type="float" office:value="-0.003224169" calcext:value-type="float">
            <text:p>-0.003224169</text:p>
          </table:table-cell>
          <table:table-cell office:value-type="float" office:value="-0.004256337" calcext:value-type="float">
            <text:p>-0.004256337</text:p>
          </table:table-cell>
          <table:table-cell office:value-type="float" office:value="-0.005205171" calcext:value-type="float">
            <text:p>-0.005205171</text:p>
          </table:table-cell>
          <table:table-cell/>
          <table:table-cell office:value-type="float" office:value="26.844763742" calcext:value-type="float">
            <text:p>26.844763742</text:p>
          </table:table-cell>
          <table:table-cell office:value-type="float" office:value="26.819330542" calcext:value-type="float">
            <text:p>26.819330542</text:p>
          </table:table-cell>
          <table:table-cell office:value-type="float" office:value="26.795950252" calcext:value-type="float">
            <text:p>26.795950252</text:p>
          </table:table-cell>
          <table:table-cell/>
          <table:table-cell office:value-type="float" office:value="-0.081731718" calcext:value-type="float">
            <text:p>-0.081731718</text:p>
          </table:table-cell>
          <table:table-cell office:value-type="float" office:value="-0.107898577" calcext:value-type="float">
            <text:p>-0.107898577</text:p>
          </table:table-cell>
          <table:table-cell office:value-type="float" office:value="-0.131953521" calcext:value-type="float">
            <text:p>-0.13195352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2 12:11:45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32621638" calcext:value-type="float">
            <text:p>0.732621638</text:p>
          </table:table-cell>
          <table:table-cell office:value-type="float" office:value="0.840144854" calcext:value-type="float">
            <text:p>0.840144854</text:p>
          </table:table-cell>
          <table:table-cell office:value-type="float" office:value="0.568907925" calcext:value-type="float">
            <text:p>0.568907925</text:p>
          </table:table-cell>
          <table:table-cell/>
          <table:table-cell office:value-type="float" office:value="0.005985471" calcext:value-type="float">
            <text:p>0.005985471</text:p>
          </table:table-cell>
          <table:table-cell office:value-type="float" office:value="0.006863929" calcext:value-type="float">
            <text:p>0.006863929</text:p>
          </table:table-cell>
          <table:table-cell office:value-type="float" office:value="0.004647941" calcext:value-type="float">
            <text:p>0.004647941</text:p>
          </table:table-cell>
          <table:table-cell/>
          <table:table-cell office:value-type="float" office:value="-0.003910362" calcext:value-type="float">
            <text:p>-0.003910362</text:p>
          </table:table-cell>
          <table:table-cell office:value-type="float" office:value="-0.003031905" calcext:value-type="float">
            <text:p>-0.003031905</text:p>
          </table:table-cell>
          <table:table-cell office:value-type="float" office:value="-0.005247893" calcext:value-type="float">
            <text:p>-0.005247893</text:p>
          </table:table-cell>
          <table:table-cell/>
          <table:table-cell office:value-type="float" office:value="26.832910157" calcext:value-type="float">
            <text:p>26.832910157</text:p>
          </table:table-cell>
          <table:table-cell office:value-type="float" office:value="26.854555616" calcext:value-type="float">
            <text:p>26.854555616</text:p>
          </table:table-cell>
          <table:table-cell office:value-type="float" office:value="26.799952224" calcext:value-type="float">
            <text:p>26.799952224</text:p>
          </table:table-cell>
          <table:table-cell/>
          <table:table-cell office:value-type="float" office:value="-0.099127559" calcext:value-type="float">
            <text:p>-0.099127559</text:p>
          </table:table-cell>
          <table:table-cell office:value-type="float" office:value="-0.076857659" calcext:value-type="float">
            <text:p>-0.076857659</text:p>
          </table:table-cell>
          <table:table-cell office:value-type="float" office:value="-0.133036618" calcext:value-type="float">
            <text:p>-0.13303661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2 12:11:46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7032822" calcext:value-type="float">
            <text:p>0.67032822</text:p>
          </table:table-cell>
          <table:table-cell office:value-type="float" office:value="0.76659927" calcext:value-type="float">
            <text:p>0.76659927</text:p>
          </table:table-cell>
          <table:table-cell office:value-type="float" office:value="0.703047002" calcext:value-type="float">
            <text:p>0.703047002</text:p>
          </table:table-cell>
          <table:table-cell/>
          <table:table-cell office:value-type="float" office:value="0.005476538" calcext:value-type="float">
            <text:p>0.005476538</text:p>
          </table:table-cell>
          <table:table-cell office:value-type="float" office:value="0.006263066" calcext:value-type="float">
            <text:p>0.006263066</text:p>
          </table:table-cell>
          <table:table-cell office:value-type="float" office:value="0.005743848" calcext:value-type="float">
            <text:p>0.005743848</text:p>
          </table:table-cell>
          <table:table-cell/>
          <table:table-cell office:value-type="float" office:value="-0.004419296" calcext:value-type="float">
            <text:p>-0.004419296</text:p>
          </table:table-cell>
          <table:table-cell office:value-type="float" office:value="-0.003632767" calcext:value-type="float">
            <text:p>-0.003632767</text:p>
          </table:table-cell>
          <table:table-cell office:value-type="float" office:value="-0.004151985" calcext:value-type="float">
            <text:p>-0.004151985</text:p>
          </table:table-cell>
          <table:table-cell/>
          <table:table-cell office:value-type="float" office:value="26.825424302" calcext:value-type="float">
            <text:p>26.825424302</text:p>
          </table:table-cell>
          <table:table-cell office:value-type="float" office:value="26.844804737" calcext:value-type="float">
            <text:p>26.844804737</text:p>
          </table:table-cell>
          <table:table-cell office:value-type="float" office:value="26.832010994" calcext:value-type="float">
            <text:p>26.832010994</text:p>
          </table:table-cell>
          <table:table-cell/>
          <table:table-cell office:value-type="float" office:value="-0.112029865" calcext:value-type="float">
            <text:p>-0.112029865</text:p>
          </table:table-cell>
          <table:table-cell office:value-type="float" office:value="-0.092090145" calcext:value-type="float">
            <text:p>-0.092090145</text:p>
          </table:table-cell>
          <table:table-cell office:value-type="float" office:value="-0.105253077" calcext:value-type="float">
            <text:p>-0.10525307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2 12:11:47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822463134" calcext:value-type="float">
            <text:p>0.822463134</text:p>
          </table:table-cell>
          <table:table-cell office:value-type="float" office:value="0.679879866" calcext:value-type="float">
            <text:p>0.679879866</text:p>
          </table:table-cell>
          <table:table-cell office:value-type="float" office:value="0.632124619" calcext:value-type="float">
            <text:p>0.632124619</text:p>
          </table:table-cell>
          <table:table-cell/>
          <table:table-cell office:value-type="float" office:value="0.00671947" calcext:value-type="float">
            <text:p>0.00671947</text:p>
          </table:table-cell>
          <table:table-cell office:value-type="float" office:value="0.005554574" calcext:value-type="float">
            <text:p>0.005554574</text:p>
          </table:table-cell>
          <table:table-cell office:value-type="float" office:value="0.005164417" calcext:value-type="float">
            <text:p>0.005164417</text:p>
          </table:table-cell>
          <table:table-cell/>
          <table:table-cell office:value-type="float" office:value="-0.003176363" calcext:value-type="float">
            <text:p>-0.003176363</text:p>
          </table:table-cell>
          <table:table-cell office:value-type="float" office:value="-0.004341259" calcext:value-type="float">
            <text:p>-0.004341259</text:p>
          </table:table-cell>
          <table:table-cell office:value-type="float" office:value="-0.004731417" calcext:value-type="float">
            <text:p>-0.004731417</text:p>
          </table:table-cell>
          <table:table-cell/>
          <table:table-cell office:value-type="float" office:value="26.856050606" calcext:value-type="float">
            <text:p>26.856050606</text:p>
          </table:table-cell>
          <table:table-cell office:value-type="float" office:value="26.827347169" calcext:value-type="float">
            <text:p>26.827347169</text:p>
          </table:table-cell>
          <table:table-cell office:value-type="float" office:value="26.8177334" calcext:value-type="float">
            <text:p>26.8177334</text:p>
          </table:table-cell>
          <table:table-cell/>
          <table:table-cell office:value-type="float" office:value="-0.080519805" calcext:value-type="float">
            <text:p>-0.080519805</text:p>
          </table:table-cell>
          <table:table-cell office:value-type="float" office:value="-0.110051501" calcext:value-type="float">
            <text:p>-0.110051501</text:p>
          </table:table-cell>
          <table:table-cell office:value-type="float" office:value="-0.119942752" calcext:value-type="float">
            <text:p>-0.11994275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2 12:11:48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94310068" calcext:value-type="float">
            <text:p>0.794310068</text:p>
          </table:table-cell>
          <table:table-cell office:value-type="float" office:value="0.768183561" calcext:value-type="float">
            <text:p>0.768183561</text:p>
          </table:table-cell>
          <table:table-cell office:value-type="float" office:value="0.559458799" calcext:value-type="float">
            <text:p>0.559458799</text:p>
          </table:table-cell>
          <table:table-cell/>
          <table:table-cell office:value-type="float" office:value="0.006489461" calcext:value-type="float">
            <text:p>0.006489461</text:p>
          </table:table-cell>
          <table:table-cell office:value-type="float" office:value="0.006276009" calcext:value-type="float">
            <text:p>0.006276009</text:p>
          </table:table-cell>
          <table:table-cell office:value-type="float" office:value="0.004570742" calcext:value-type="float">
            <text:p>0.004570742</text:p>
          </table:table-cell>
          <table:table-cell/>
          <table:table-cell office:value-type="float" office:value="-0.003406372" calcext:value-type="float">
            <text:p>-0.003406372</text:p>
          </table:table-cell>
          <table:table-cell office:value-type="float" office:value="-0.003619824" calcext:value-type="float">
            <text:p>-0.003619824</text:p>
          </table:table-cell>
          <table:table-cell office:value-type="float" office:value="-0.005325092" calcext:value-type="float">
            <text:p>-0.005325092</text:p>
          </table:table-cell>
          <table:table-cell/>
          <table:table-cell office:value-type="float" office:value="26.850383169" calcext:value-type="float">
            <text:p>26.850383169</text:p>
          </table:table-cell>
          <table:table-cell office:value-type="float" office:value="26.84512367" calcext:value-type="float">
            <text:p>26.84512367</text:p>
          </table:table-cell>
          <table:table-cell office:value-type="float" office:value="26.803104646" calcext:value-type="float">
            <text:p>26.803104646</text:p>
          </table:table-cell>
          <table:table-cell/>
          <table:table-cell office:value-type="float" office:value="-0.086350755" calcext:value-type="float">
            <text:p>-0.086350755</text:p>
          </table:table-cell>
          <table:table-cell office:value-type="float" office:value="-0.091762009" calcext:value-type="float">
            <text:p>-0.091762009</text:p>
          </table:table-cell>
          <table:table-cell office:value-type="float" office:value="-0.134993803" calcext:value-type="float">
            <text:p>-0.13499380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2 12:11:50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814229943" calcext:value-type="float">
            <text:p>0.814229943</text:p>
          </table:table-cell>
          <table:table-cell office:value-type="float" office:value="0.679532371" calcext:value-type="float">
            <text:p>0.679532371</text:p>
          </table:table-cell>
          <table:table-cell office:value-type="float" office:value="0.638438539" calcext:value-type="float">
            <text:p>0.638438539</text:p>
          </table:table-cell>
          <table:table-cell/>
          <table:table-cell office:value-type="float" office:value="0.006652205" calcext:value-type="float">
            <text:p>0.006652205</text:p>
          </table:table-cell>
          <table:table-cell office:value-type="float" office:value="0.005551735" calcext:value-type="float">
            <text:p>0.005551735</text:p>
          </table:table-cell>
          <table:table-cell office:value-type="float" office:value="0.005216001" calcext:value-type="float">
            <text:p>0.005216001</text:p>
          </table:table-cell>
          <table:table-cell/>
          <table:table-cell office:value-type="float" office:value="-0.003243628" calcext:value-type="float">
            <text:p>-0.003243628</text:p>
          </table:table-cell>
          <table:table-cell office:value-type="float" office:value="-0.004344098" calcext:value-type="float">
            <text:p>-0.004344098</text:p>
          </table:table-cell>
          <table:table-cell office:value-type="float" office:value="-0.004679832" calcext:value-type="float">
            <text:p>-0.004679832</text:p>
          </table:table-cell>
          <table:table-cell/>
          <table:table-cell office:value-type="float" office:value="26.859447672" calcext:value-type="float">
            <text:p>26.859447672</text:p>
          </table:table-cell>
          <table:table-cell office:value-type="float" office:value="26.832331804" calcext:value-type="float">
            <text:p>26.832331804</text:p>
          </table:table-cell>
          <table:table-cell office:value-type="float" office:value="26.824059108" calcext:value-type="float">
            <text:p>26.824059108</text:p>
          </table:table-cell>
          <table:table-cell/>
          <table:table-cell office:value-type="float" office:value="-0.082225026" calcext:value-type="float">
            <text:p>-0.082225026</text:p>
          </table:table-cell>
          <table:table-cell office:value-type="float" office:value="-0.110123475" calcext:value-type="float">
            <text:p>-0.110123475</text:p>
          </table:table-cell>
          <table:table-cell office:value-type="float" office:value="-0.118634982" calcext:value-type="float">
            <text:p>-0.11863498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2 12:11:51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775936934" calcext:value-type="float">
            <text:p>0.775936934</text:p>
          </table:table-cell>
          <table:table-cell office:value-type="float" office:value="0.829581717" calcext:value-type="float">
            <text:p>0.829581717</text:p>
          </table:table-cell>
          <table:table-cell office:value-type="float" office:value="0.565037199" calcext:value-type="float">
            <text:p>0.565037199</text:p>
          </table:table-cell>
          <table:table-cell/>
          <table:table-cell office:value-type="float" office:value="0.006339354" calcext:value-type="float">
            <text:p>0.006339354</text:p>
          </table:table-cell>
          <table:table-cell office:value-type="float" office:value="0.006777628" calcext:value-type="float">
            <text:p>0.006777628</text:p>
          </table:table-cell>
          <table:table-cell office:value-type="float" office:value="0.004616317" calcext:value-type="float">
            <text:p>0.004616317</text:p>
          </table:table-cell>
          <table:table-cell/>
          <table:table-cell office:value-type="float" office:value="-0.003556479" calcext:value-type="float">
            <text:p>-0.003556479</text:p>
          </table:table-cell>
          <table:table-cell office:value-type="float" office:value="-0.003118205" calcext:value-type="float">
            <text:p>-0.003118205</text:p>
          </table:table-cell>
          <table:table-cell office:value-type="float" office:value="-0.005279516" calcext:value-type="float">
            <text:p>-0.005279516</text:p>
          </table:table-cell>
          <table:table-cell/>
          <table:table-cell office:value-type="float" office:value="26.851739" calcext:value-type="float">
            <text:p>26.851739</text:p>
          </table:table-cell>
          <table:table-cell office:value-type="float" office:value="26.862538085" calcext:value-type="float">
            <text:p>26.862538085</text:p>
          </table:table-cell>
          <table:table-cell office:value-type="float" office:value="26.809282362" calcext:value-type="float">
            <text:p>26.809282362</text:p>
          </table:table-cell>
          <table:table-cell/>
          <table:table-cell office:value-type="float" office:value="-0.090156147" calcext:value-type="float">
            <text:p>-0.090156147</text:p>
          </table:table-cell>
          <table:table-cell office:value-type="float" office:value="-0.079045439" calcext:value-type="float">
            <text:p>-0.079045439</text:p>
          </table:table-cell>
          <table:table-cell office:value-type="float" office:value="-0.133838356" calcext:value-type="float">
            <text:p>-0.13383835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2 12:11:52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67105397" calcext:value-type="float">
            <text:p>0.667105397</text:p>
          </table:table-cell>
          <table:table-cell office:value-type="float" office:value="0.775029156" calcext:value-type="float">
            <text:p>0.775029156</text:p>
          </table:table-cell>
          <table:table-cell office:value-type="float" office:value="0.706964219" calcext:value-type="float">
            <text:p>0.706964219</text:p>
          </table:table-cell>
          <table:table-cell/>
          <table:table-cell office:value-type="float" office:value="0.005450207" calcext:value-type="float">
            <text:p>0.005450207</text:p>
          </table:table-cell>
          <table:table-cell office:value-type="float" office:value="0.006331938" calcext:value-type="float">
            <text:p>0.006331938</text:p>
          </table:table-cell>
          <table:table-cell office:value-type="float" office:value="0.005775851" calcext:value-type="float">
            <text:p>0.005775851</text:p>
          </table:table-cell>
          <table:table-cell/>
          <table:table-cell office:value-type="float" office:value="-0.004445626" calcext:value-type="float">
            <text:p>-0.004445626</text:p>
          </table:table-cell>
          <table:table-cell office:value-type="float" office:value="-0.003563896" calcext:value-type="float">
            <text:p>-0.003563896</text:p>
          </table:table-cell>
          <table:table-cell office:value-type="float" office:value="-0.004119982" calcext:value-type="float">
            <text:p>-0.004119982</text:p>
          </table:table-cell>
          <table:table-cell/>
          <table:table-cell office:value-type="float" office:value="26.834884708" calcext:value-type="float">
            <text:p>26.834884708</text:p>
          </table:table-cell>
          <table:table-cell office:value-type="float" office:value="26.856610762" calcext:value-type="float">
            <text:p>26.856610762</text:p>
          </table:table-cell>
          <table:table-cell office:value-type="float" office:value="26.842908706" calcext:value-type="float">
            <text:p>26.842908706</text:p>
          </table:table-cell>
          <table:table-cell/>
          <table:table-cell office:value-type="float" office:value="-0.112697387" calcext:value-type="float">
            <text:p>-0.112697387</text:p>
          </table:table-cell>
          <table:table-cell office:value-type="float" office:value="-0.090344164" calcext:value-type="float">
            <text:p>-0.090344164</text:p>
          </table:table-cell>
          <table:table-cell office:value-type="float" office:value="-0.104441738" calcext:value-type="float">
            <text:p>-0.10444173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2 12:11:53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827459196" calcext:value-type="float">
            <text:p>0.827459196</text:p>
          </table:table-cell>
          <table:table-cell office:value-type="float" office:value="0.680925331" calcext:value-type="float">
            <text:p>0.680925331</text:p>
          </table:table-cell>
          <table:table-cell office:value-type="float" office:value="0.61581619" calcext:value-type="float">
            <text:p>0.61581619</text:p>
          </table:table-cell>
          <table:table-cell/>
          <table:table-cell office:value-type="float" office:value="0.006760288" calcext:value-type="float">
            <text:p>0.006760288</text:p>
          </table:table-cell>
          <table:table-cell office:value-type="float" office:value="0.005563115" calcext:value-type="float">
            <text:p>0.005563115</text:p>
          </table:table-cell>
          <table:table-cell office:value-type="float" office:value="0.005031178" calcext:value-type="float">
            <text:p>0.005031178</text:p>
          </table:table-cell>
          <table:table-cell/>
          <table:table-cell office:value-type="float" office:value="-0.003135546" calcext:value-type="float">
            <text:p>-0.003135546</text:p>
          </table:table-cell>
          <table:table-cell office:value-type="float" office:value="-0.004332718" calcext:value-type="float">
            <text:p>-0.004332718</text:p>
          </table:table-cell>
          <table:table-cell office:value-type="float" office:value="-0.004864655" calcext:value-type="float">
            <text:p>-0.004864655</text:p>
          </table:table-cell>
          <table:table-cell/>
          <table:table-cell office:value-type="float" office:value="26.867165267" calcext:value-type="float">
            <text:p>26.867165267</text:p>
          </table:table-cell>
          <table:table-cell office:value-type="float" office:value="26.837666812" calcext:value-type="float">
            <text:p>26.837666812</text:p>
          </table:table-cell>
          <table:table-cell office:value-type="float" office:value="26.82455957" calcext:value-type="float">
            <text:p>26.82455957</text:p>
          </table:table-cell>
          <table:table-cell/>
          <table:table-cell office:value-type="float" office:value="-0.079485045" calcext:value-type="float">
            <text:p>-0.079485045</text:p>
          </table:table-cell>
          <table:table-cell office:value-type="float" office:value="-0.109834961" calcext:value-type="float">
            <text:p>-0.109834961</text:p>
          </table:table-cell>
          <table:table-cell office:value-type="float" office:value="-0.123320644" calcext:value-type="float">
            <text:p>-0.12332064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2 12:11:55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53967852" calcext:value-type="float">
            <text:p>0.753967852</text:p>
          </table:table-cell>
          <table:table-cell office:value-type="float" office:value="0.831213097" calcext:value-type="float">
            <text:p>0.831213097</text:p>
          </table:table-cell>
          <table:table-cell office:value-type="float" office:value="0.561176009" calcext:value-type="float">
            <text:p>0.561176009</text:p>
          </table:table-cell>
          <table:table-cell/>
          <table:table-cell office:value-type="float" office:value="0.006159868" calcext:value-type="float">
            <text:p>0.006159868</text:p>
          </table:table-cell>
          <table:table-cell office:value-type="float" office:value="0.006790957" calcext:value-type="float">
            <text:p>0.006790957</text:p>
          </table:table-cell>
          <table:table-cell office:value-type="float" office:value="0.004584771" calcext:value-type="float">
            <text:p>0.004584771</text:p>
          </table:table-cell>
          <table:table-cell/>
          <table:table-cell office:value-type="float" office:value="-0.003735965" calcext:value-type="float">
            <text:p>-0.003735965</text:p>
          </table:table-cell>
          <table:table-cell office:value-type="float" office:value="-0.003104877" calcext:value-type="float">
            <text:p>-0.003104877</text:p>
          </table:table-cell>
          <table:table-cell office:value-type="float" office:value="-0.005311062" calcext:value-type="float">
            <text:p>-0.005311062</text:p>
          </table:table-cell>
          <table:table-cell/>
          <table:table-cell office:value-type="float" office:value="26.852370958" calcext:value-type="float">
            <text:p>26.852370958</text:p>
          </table:table-cell>
          <table:table-cell office:value-type="float" office:value="26.867920947" calcext:value-type="float">
            <text:p>26.867920947</text:p>
          </table:table-cell>
          <table:table-cell office:value-type="float" office:value="26.813559739" calcext:value-type="float">
            <text:p>26.813559739</text:p>
          </table:table-cell>
          <table:table-cell/>
          <table:table-cell office:value-type="float" office:value="-0.094706345" calcext:value-type="float">
            <text:p>-0.094706345</text:p>
          </table:table-cell>
          <table:table-cell office:value-type="float" office:value="-0.078707556" calcext:value-type="float">
            <text:p>-0.078707556</text:p>
          </table:table-cell>
          <table:table-cell office:value-type="float" office:value="-0.134638119" calcext:value-type="float">
            <text:p>-0.13463811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2 12:11:56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65089567" calcext:value-type="float">
            <text:p>0.665089567</text:p>
          </table:table-cell>
          <table:table-cell office:value-type="float" office:value="0.765017958" calcext:value-type="float">
            <text:p>0.765017958</text:p>
          </table:table-cell>
          <table:table-cell office:value-type="float" office:value="0.700786197" calcext:value-type="float">
            <text:p>0.700786197</text:p>
          </table:table-cell>
          <table:table-cell/>
          <table:table-cell office:value-type="float" office:value="0.005433738" calcext:value-type="float">
            <text:p>0.005433738</text:p>
          </table:table-cell>
          <table:table-cell office:value-type="float" office:value="0.006250147" calcext:value-type="float">
            <text:p>0.006250147</text:p>
          </table:table-cell>
          <table:table-cell office:value-type="float" office:value="0.005725377" calcext:value-type="float">
            <text:p>0.005725377</text:p>
          </table:table-cell>
          <table:table-cell/>
          <table:table-cell office:value-type="float" office:value="-0.004462095" calcext:value-type="float">
            <text:p>-0.004462095</text:p>
          </table:table-cell>
          <table:table-cell office:value-type="float" office:value="-0.003645687" calcext:value-type="float">
            <text:p>-0.003645687</text:p>
          </table:table-cell>
          <table:table-cell office:value-type="float" office:value="-0.004170456" calcext:value-type="float">
            <text:p>-0.004170456</text:p>
          </table:table-cell>
          <table:table-cell/>
          <table:table-cell office:value-type="float" office:value="26.834478899" calcext:value-type="float">
            <text:p>26.834478899</text:p>
          </table:table-cell>
          <table:table-cell office:value-type="float" office:value="26.854595432" calcext:value-type="float">
            <text:p>26.854595432</text:p>
          </table:table-cell>
          <table:table-cell office:value-type="float" office:value="26.84166501" calcext:value-type="float">
            <text:p>26.84166501</text:p>
          </table:table-cell>
          <table:table-cell/>
          <table:table-cell office:value-type="float" office:value="-0.113114912" calcext:value-type="float">
            <text:p>-0.113114912</text:p>
          </table:table-cell>
          <table:table-cell office:value-type="float" office:value="-0.092417663" calcext:value-type="float">
            <text:p>-0.092417663</text:p>
          </table:table-cell>
          <table:table-cell office:value-type="float" office:value="-0.105721338" calcext:value-type="float">
            <text:p>-0.10572133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2 12:11:57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807111359" calcext:value-type="float">
            <text:p>0.807111359</text:p>
          </table:table-cell>
          <table:table-cell office:value-type="float" office:value="0.681354485" calcext:value-type="float">
            <text:p>0.681354485</text:p>
          </table:table-cell>
          <table:table-cell office:value-type="float" office:value="0.640455561" calcext:value-type="float">
            <text:p>0.640455561</text:p>
          </table:table-cell>
          <table:table-cell/>
          <table:table-cell office:value-type="float" office:value="0.006594047" calcext:value-type="float">
            <text:p>0.006594047</text:p>
          </table:table-cell>
          <table:table-cell office:value-type="float" office:value="0.005566622" calcext:value-type="float">
            <text:p>0.005566622</text:p>
          </table:table-cell>
          <table:table-cell office:value-type="float" office:value="0.00523248" calcext:value-type="float">
            <text:p>0.00523248</text:p>
          </table:table-cell>
          <table:table-cell/>
          <table:table-cell office:value-type="float" office:value="-0.003301786" calcext:value-type="float">
            <text:p>-0.003301786</text:p>
          </table:table-cell>
          <table:table-cell office:value-type="float" office:value="-0.004329212" calcext:value-type="float">
            <text:p>-0.004329212</text:p>
          </table:table-cell>
          <table:table-cell office:value-type="float" office:value="-0.004663353" calcext:value-type="float">
            <text:p>-0.004663353</text:p>
          </table:table-cell>
          <table:table-cell/>
          <table:table-cell office:value-type="float" office:value="26.863069128" calcext:value-type="float">
            <text:p>26.863069128</text:p>
          </table:table-cell>
          <table:table-cell office:value-type="float" office:value="26.837753205" calcext:value-type="float">
            <text:p>26.837753205</text:p>
          </table:table-cell>
          <table:table-cell office:value-type="float" office:value="26.829519785" calcext:value-type="float">
            <text:p>26.829519785</text:p>
          </table:table-cell>
          <table:table-cell/>
          <table:table-cell office:value-type="float" office:value="-0.083699398" calcext:value-type="float">
            <text:p>-0.083699398</text:p>
          </table:table-cell>
          <table:table-cell office:value-type="float" office:value="-0.109746074" calcext:value-type="float">
            <text:p>-0.109746074</text:p>
          </table:table-cell>
          <table:table-cell office:value-type="float" office:value="-0.118217207" calcext:value-type="float">
            <text:p>-0.11821720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2 12:11:58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78731129" calcext:value-type="float">
            <text:p>0.78731129</text:p>
          </table:table-cell>
          <table:table-cell office:value-type="float" office:value="0.782631729" calcext:value-type="float">
            <text:p>0.782631729</text:p>
          </table:table-cell>
          <table:table-cell office:value-type="float" office:value="0.559622116" calcext:value-type="float">
            <text:p>0.559622116</text:p>
          </table:table-cell>
          <table:table-cell/>
          <table:table-cell office:value-type="float" office:value="0.006432282" calcext:value-type="float">
            <text:p>0.006432282</text:p>
          </table:table-cell>
          <table:table-cell office:value-type="float" office:value="0.00639405" calcext:value-type="float">
            <text:p>0.00639405</text:p>
          </table:table-cell>
          <table:table-cell office:value-type="float" office:value="0.004572076" calcext:value-type="float">
            <text:p>0.004572076</text:p>
          </table:table-cell>
          <table:table-cell/>
          <table:table-cell office:value-type="float" office:value="-0.003463552" calcext:value-type="float">
            <text:p>-0.003463552</text:p>
          </table:table-cell>
          <table:table-cell office:value-type="float" office:value="-0.003501783" calcext:value-type="float">
            <text:p>-0.003501783</text:p>
          </table:table-cell>
          <table:table-cell office:value-type="float" office:value="-0.005323757" calcext:value-type="float">
            <text:p>-0.005323757</text:p>
          </table:table-cell>
          <table:table-cell/>
          <table:table-cell office:value-type="float" office:value="26.854028749" calcext:value-type="float">
            <text:p>26.854028749</text:p>
          </table:table-cell>
          <table:table-cell office:value-type="float" office:value="26.853086716" calcext:value-type="float">
            <text:p>26.853086716</text:p>
          </table:table-cell>
          <table:table-cell office:value-type="float" office:value="26.80819222" calcext:value-type="float">
            <text:p>26.80819222</text:p>
          </table:table-cell>
          <table:table-cell/>
          <table:table-cell office:value-type="float" office:value="-0.08780032" calcext:value-type="float">
            <text:p>-0.08780032</text:p>
          </table:table-cell>
          <table:table-cell office:value-type="float" office:value="-0.088769538" calcext:value-type="float">
            <text:p>-0.088769538</text:p>
          </table:table-cell>
          <table:table-cell office:value-type="float" office:value="-0.134959975" calcext:value-type="float">
            <text:p>-0.13495997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2 12:12:00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9272586" calcext:value-type="float">
            <text:p>0.69272586</text:p>
          </table:table-cell>
          <table:table-cell office:value-type="float" office:value="0.824562409" calcext:value-type="float">
            <text:p>0.824562409</text:p>
          </table:table-cell>
          <table:table-cell office:value-type="float" office:value="0.590913962" calcext:value-type="float">
            <text:p>0.590913962</text:p>
          </table:table-cell>
          <table:table-cell/>
          <table:table-cell office:value-type="float" office:value="0.005659525" calcext:value-type="float">
            <text:p>0.005659525</text:p>
          </table:table-cell>
          <table:table-cell office:value-type="float" office:value="0.006736621" calcext:value-type="float">
            <text:p>0.006736621</text:p>
          </table:table-cell>
          <table:table-cell office:value-type="float" office:value="0.004827728" calcext:value-type="float">
            <text:p>0.004827728</text:p>
          </table:table-cell>
          <table:table-cell/>
          <table:table-cell office:value-type="float" office:value="-0.004236308" calcext:value-type="float">
            <text:p>-0.004236308</text:p>
          </table:table-cell>
          <table:table-cell office:value-type="float" office:value="-0.003159212" calcext:value-type="float">
            <text:p>-0.003159212</text:p>
          </table:table-cell>
          <table:table-cell office:value-type="float" office:value="-0.005068105" calcext:value-type="float">
            <text:p>-0.005068105</text:p>
          </table:table-cell>
          <table:table-cell/>
          <table:table-cell office:value-type="float" office:value="26.829933226" calcext:value-type="float">
            <text:p>26.829933226</text:p>
          </table:table-cell>
          <table:table-cell office:value-type="float" office:value="26.856473205" calcext:value-type="float">
            <text:p>26.856473205</text:p>
          </table:table-cell>
          <table:table-cell office:value-type="float" office:value="26.80943708" calcext:value-type="float">
            <text:p>26.80943708</text:p>
          </table:table-cell>
          <table:table-cell/>
          <table:table-cell office:value-type="float" office:value="-0.107390809" calcext:value-type="float">
            <text:p>-0.107390809</text:p>
          </table:table-cell>
          <table:table-cell office:value-type="float" office:value="-0.080085013" calcext:value-type="float">
            <text:p>-0.080085013</text:p>
          </table:table-cell>
          <table:table-cell office:value-type="float" office:value="-0.128478557" calcext:value-type="float">
            <text:p>-0.12847855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2 12:12:01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7625173" calcext:value-type="float">
            <text:p>0.67625173</text:p>
          </table:table-cell>
          <table:table-cell office:value-type="float" office:value="0.804081655" calcext:value-type="float">
            <text:p>0.804081655</text:p>
          </table:table-cell>
          <table:table-cell office:value-type="float" office:value="0.668621739" calcext:value-type="float">
            <text:p>0.668621739</text:p>
          </table:table-cell>
          <table:table-cell/>
          <table:table-cell office:value-type="float" office:value="0.005524932" calcext:value-type="float">
            <text:p>0.005524932</text:p>
          </table:table-cell>
          <table:table-cell office:value-type="float" office:value="0.006569295" calcext:value-type="float">
            <text:p>0.006569295</text:p>
          </table:table-cell>
          <table:table-cell office:value-type="float" office:value="0.005462596" calcext:value-type="float">
            <text:p>0.005462596</text:p>
          </table:table-cell>
          <table:table-cell/>
          <table:table-cell office:value-type="float" office:value="-0.004370901" calcext:value-type="float">
            <text:p>-0.004370901</text:p>
          </table:table-cell>
          <table:table-cell office:value-type="float" office:value="-0.003326539" calcext:value-type="float">
            <text:p>-0.003326539</text:p>
          </table:table-cell>
          <table:table-cell office:value-type="float" office:value="-0.004433237" calcext:value-type="float">
            <text:p>-0.004433237</text:p>
          </table:table-cell>
          <table:table-cell/>
          <table:table-cell office:value-type="float" office:value="26.82661678" calcext:value-type="float">
            <text:p>26.82661678</text:p>
          </table:table-cell>
          <table:table-cell office:value-type="float" office:value="26.852350271" calcext:value-type="float">
            <text:p>26.852350271</text:p>
          </table:table-cell>
          <table:table-cell office:value-type="float" office:value="26.825080765" calcext:value-type="float">
            <text:p>26.825080765</text:p>
          </table:table-cell>
          <table:table-cell/>
          <table:table-cell office:value-type="float" office:value="-0.11080297" calcext:value-type="float">
            <text:p>-0.11080297</text:p>
          </table:table-cell>
          <table:table-cell office:value-type="float" office:value="-0.084326899" calcext:value-type="float">
            <text:p>-0.084326899</text:p>
          </table:table-cell>
          <table:table-cell office:value-type="float" office:value="-0.112383317" calcext:value-type="float">
            <text:p>-0.11238331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2 12:12:02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821621516" calcext:value-type="float">
            <text:p>0.821621516</text:p>
          </table:table-cell>
          <table:table-cell office:value-type="float" office:value="0.682697378" calcext:value-type="float">
            <text:p>0.682697378</text:p>
          </table:table-cell>
          <table:table-cell office:value-type="float" office:value="0.588830184" calcext:value-type="float">
            <text:p>0.588830184</text:p>
          </table:table-cell>
          <table:table-cell/>
          <table:table-cell office:value-type="float" office:value="0.006712594" calcext:value-type="float">
            <text:p>0.006712594</text:p>
          </table:table-cell>
          <table:table-cell office:value-type="float" office:value="0.005577593" calcext:value-type="float">
            <text:p>0.005577593</text:p>
          </table:table-cell>
          <table:table-cell office:value-type="float" office:value="0.004810704" calcext:value-type="float">
            <text:p>0.004810704</text:p>
          </table:table-cell>
          <table:table-cell/>
          <table:table-cell office:value-type="float" office:value="-0.003183239" calcext:value-type="float">
            <text:p>-0.003183239</text:p>
          </table:table-cell>
          <table:table-cell office:value-type="float" office:value="-0.00431824" calcext:value-type="float">
            <text:p>-0.00431824</text:p>
          </table:table-cell>
          <table:table-cell office:value-type="float" office:value="-0.005085129" calcext:value-type="float">
            <text:p>-0.005085129</text:p>
          </table:table-cell>
          <table:table-cell/>
          <table:table-cell office:value-type="float" office:value="26.855881182" calcext:value-type="float">
            <text:p>26.855881182</text:p>
          </table:table-cell>
          <table:table-cell office:value-type="float" office:value="26.82791437" calcext:value-type="float">
            <text:p>26.82791437</text:p>
          </table:table-cell>
          <table:table-cell office:value-type="float" office:value="26.809017583" calcext:value-type="float">
            <text:p>26.809017583</text:p>
          </table:table-cell>
          <table:table-cell/>
          <table:table-cell office:value-type="float" office:value="-0.080694117" calcext:value-type="float">
            <text:p>-0.080694117</text:p>
          </table:table-cell>
          <table:table-cell office:value-type="float" office:value="-0.109467931" calcext:value-type="float">
            <text:p>-0.109467931</text:p>
          </table:table-cell>
          <table:table-cell office:value-type="float" office:value="-0.128910164" calcext:value-type="float">
            <text:p>-0.12891016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2 12:12:03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87111698" calcext:value-type="float">
            <text:p>0.687111698</text:p>
          </table:table-cell>
          <table:table-cell office:value-type="float" office:value="0.813984372" calcext:value-type="float">
            <text:p>0.813984372</text:p>
          </table:table-cell>
          <table:table-cell office:value-type="float" office:value="0.635735468" calcext:value-type="float">
            <text:p>0.635735468</text:p>
          </table:table-cell>
          <table:table-cell/>
          <table:table-cell office:value-type="float" office:value="0.005613658" calcext:value-type="float">
            <text:p>0.005613658</text:p>
          </table:table-cell>
          <table:table-cell office:value-type="float" office:value="0.006650199" calcext:value-type="float">
            <text:p>0.006650199</text:p>
          </table:table-cell>
          <table:table-cell office:value-type="float" office:value="0.005193917" calcext:value-type="float">
            <text:p>0.005193917</text:p>
          </table:table-cell>
          <table:table-cell/>
          <table:table-cell office:value-type="float" office:value="-0.004282176" calcext:value-type="float">
            <text:p>-0.004282176</text:p>
          </table:table-cell>
          <table:table-cell office:value-type="float" office:value="-0.003245634" calcext:value-type="float">
            <text:p>-0.003245634</text:p>
          </table:table-cell>
          <table:table-cell office:value-type="float" office:value="-0.004701916" calcext:value-type="float">
            <text:p>-0.004701916</text:p>
          </table:table-cell>
          <table:table-cell/>
          <table:table-cell office:value-type="float" office:value="26.828803027" calcext:value-type="float">
            <text:p>26.828803027</text:p>
          </table:table-cell>
          <table:table-cell office:value-type="float" office:value="26.854343766" calcext:value-type="float">
            <text:p>26.854343766</text:p>
          </table:table-cell>
          <table:table-cell office:value-type="float" office:value="26.818460316" calcext:value-type="float">
            <text:p>26.818460316</text:p>
          </table:table-cell>
          <table:table-cell/>
          <table:table-cell office:value-type="float" office:value="-0.108553626" calcext:value-type="float">
            <text:p>-0.108553626</text:p>
          </table:table-cell>
          <table:table-cell office:value-type="float" office:value="-0.082275888" calcext:value-type="float">
            <text:p>-0.082275888</text:p>
          </table:table-cell>
          <table:table-cell office:value-type="float" office:value="-0.119194855" calcext:value-type="float">
            <text:p>-0.11919485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2 12:12:05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2098681" calcext:value-type="float">
            <text:p>0.72098681</text:p>
          </table:table-cell>
          <table:table-cell office:value-type="float" office:value="0.829539994" calcext:value-type="float">
            <text:p>0.829539994</text:p>
          </table:table-cell>
          <table:table-cell office:value-type="float" office:value="0.579064557" calcext:value-type="float">
            <text:p>0.579064557</text:p>
          </table:table-cell>
          <table:table-cell/>
          <table:table-cell office:value-type="float" office:value="0.005890415" calcext:value-type="float">
            <text:p>0.005890415</text:p>
          </table:table-cell>
          <table:table-cell office:value-type="float" office:value="0.006777288" calcext:value-type="float">
            <text:p>0.006777288</text:p>
          </table:table-cell>
          <table:table-cell office:value-type="float" office:value="0.00473092" calcext:value-type="float">
            <text:p>0.00473092</text:p>
          </table:table-cell>
          <table:table-cell/>
          <table:table-cell office:value-type="float" office:value="-0.004005418" calcext:value-type="float">
            <text:p>-0.004005418</text:p>
          </table:table-cell>
          <table:table-cell office:value-type="float" office:value="-0.003118546" calcext:value-type="float">
            <text:p>-0.003118546</text:p>
          </table:table-cell>
          <table:table-cell office:value-type="float" office:value="-0.005164914" calcext:value-type="float">
            <text:p>-0.005164914</text:p>
          </table:table-cell>
          <table:table-cell/>
          <table:table-cell office:value-type="float" office:value="26.835622482" calcext:value-type="float">
            <text:p>26.835622482</text:p>
          </table:table-cell>
          <table:table-cell office:value-type="float" office:value="26.85747523" calcext:value-type="float">
            <text:p>26.85747523</text:p>
          </table:table-cell>
          <table:table-cell office:value-type="float" office:value="26.807051607" calcext:value-type="float">
            <text:p>26.807051607</text:p>
          </table:table-cell>
          <table:table-cell/>
          <table:table-cell office:value-type="float" office:value="-0.101537366" calcext:value-type="float">
            <text:p>-0.101537366</text:p>
          </table:table-cell>
          <table:table-cell office:value-type="float" office:value="-0.07905408" calcext:value-type="float">
            <text:p>-0.07905408</text:p>
          </table:table-cell>
          <table:table-cell office:value-type="float" office:value="-0.130932895" calcext:value-type="float">
            <text:p>-0.13093289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2 12:12:06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58528204" calcext:value-type="float">
            <text:p>0.758528204</text:p>
          </table:table-cell>
          <table:table-cell office:value-type="float" office:value="0.696788513" calcext:value-type="float">
            <text:p>0.696788513</text:p>
          </table:table-cell>
          <table:table-cell office:value-type="float" office:value="0.669089039" calcext:value-type="float">
            <text:p>0.669089039</text:p>
          </table:table-cell>
          <table:table-cell/>
          <table:table-cell office:value-type="float" office:value="0.006197126" calcext:value-type="float">
            <text:p>0.006197126</text:p>
          </table:table-cell>
          <table:table-cell office:value-type="float" office:value="0.005692717" calcext:value-type="float">
            <text:p>0.005692717</text:p>
          </table:table-cell>
          <table:table-cell office:value-type="float" office:value="0.005466414" calcext:value-type="float">
            <text:p>0.005466414</text:p>
          </table:table-cell>
          <table:table-cell/>
          <table:table-cell office:value-type="float" office:value="-0.003698707" calcext:value-type="float">
            <text:p>-0.003698707</text:p>
          </table:table-cell>
          <table:table-cell office:value-type="float" office:value="-0.004203117" calcext:value-type="float">
            <text:p>-0.004203117</text:p>
          </table:table-cell>
          <table:table-cell office:value-type="float" office:value="-0.00442942" calcext:value-type="float">
            <text:p>-0.00442942</text:p>
          </table:table-cell>
          <table:table-cell/>
          <table:table-cell office:value-type="float" office:value="26.843179954" calcext:value-type="float">
            <text:p>26.843179954</text:p>
          </table:table-cell>
          <table:table-cell office:value-type="float" office:value="26.830751087" calcext:value-type="float">
            <text:p>26.830751087</text:p>
          </table:table-cell>
          <table:table-cell office:value-type="float" office:value="26.825174839" calcext:value-type="float">
            <text:p>26.825174839</text:p>
          </table:table-cell>
          <table:table-cell/>
          <table:table-cell office:value-type="float" office:value="-0.09376181" calcext:value-type="float">
            <text:p>-0.09376181</text:p>
          </table:table-cell>
          <table:table-cell office:value-type="float" office:value="-0.106549345" calcext:value-type="float">
            <text:p>-0.106549345</text:p>
          </table:table-cell>
          <table:table-cell office:value-type="float" office:value="-0.112286528" calcext:value-type="float">
            <text:p>-0.11228652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2 12:12:07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00125694" calcext:value-type="float">
            <text:p>0.800125694</text:p>
          </table:table-cell>
          <table:table-cell office:value-type="float" office:value="0.737193315" calcext:value-type="float">
            <text:p>0.737193315</text:p>
          </table:table-cell>
          <table:table-cell office:value-type="float" office:value="0.562164254" calcext:value-type="float">
            <text:p>0.562164254</text:p>
          </table:table-cell>
          <table:table-cell/>
          <table:table-cell office:value-type="float" office:value="0.006536975" calcext:value-type="float">
            <text:p>0.006536975</text:p>
          </table:table-cell>
          <table:table-cell office:value-type="float" office:value="0.006022821" calcext:value-type="float">
            <text:p>0.006022821</text:p>
          </table:table-cell>
          <table:table-cell office:value-type="float" office:value="0.004592845" calcext:value-type="float">
            <text:p>0.004592845</text:p>
          </table:table-cell>
          <table:table-cell/>
          <table:table-cell office:value-type="float" office:value="-0.003358859" calcext:value-type="float">
            <text:p>-0.003358859</text:p>
          </table:table-cell>
          <table:table-cell office:value-type="float" office:value="-0.003873012" calcext:value-type="float">
            <text:p>-0.003873012</text:p>
          </table:table-cell>
          <table:table-cell office:value-type="float" office:value="-0.005302988" calcext:value-type="float">
            <text:p>-0.005302988</text:p>
          </table:table-cell>
          <table:table-cell/>
          <table:table-cell office:value-type="float" office:value="26.846499421" calcext:value-type="float">
            <text:p>26.846499421</text:p>
          </table:table-cell>
          <table:table-cell office:value-type="float" office:value="26.833830487" calcext:value-type="float">
            <text:p>26.833830487</text:p>
          </table:table-cell>
          <table:table-cell office:value-type="float" office:value="26.798594606" calcext:value-type="float">
            <text:p>26.798594606</text:p>
          </table:table-cell>
          <table:table-cell/>
          <table:table-cell office:value-type="float" office:value="-0.085146243" calcext:value-type="float">
            <text:p>-0.085146243</text:p>
          </table:table-cell>
          <table:table-cell office:value-type="float" office:value="-0.098180674" calcext:value-type="float">
            <text:p>-0.098180674</text:p>
          </table:table-cell>
          <table:table-cell office:value-type="float" office:value="-0.134433425" calcext:value-type="float">
            <text:p>-0.13443342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2 12:12:08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07087005" calcext:value-type="float">
            <text:p>0.707087005</text:p>
          </table:table-cell>
          <table:table-cell office:value-type="float" office:value="0.833113293" calcext:value-type="float">
            <text:p>0.833113293</text:p>
          </table:table-cell>
          <table:table-cell office:value-type="float" office:value="0.572361418" calcext:value-type="float">
            <text:p>0.572361418</text:p>
          </table:table-cell>
          <table:table-cell/>
          <table:table-cell office:value-type="float" office:value="0.005776855" calcext:value-type="float">
            <text:p>0.005776855</text:p>
          </table:table-cell>
          <table:table-cell office:value-type="float" office:value="0.006806481" calcext:value-type="float">
            <text:p>0.006806481</text:p>
          </table:table-cell>
          <table:table-cell office:value-type="float" office:value="0.004676155" calcext:value-type="float">
            <text:p>0.004676155</text:p>
          </table:table-cell>
          <table:table-cell/>
          <table:table-cell office:value-type="float" office:value="-0.004118979" calcext:value-type="float">
            <text:p>-0.004118979</text:p>
          </table:table-cell>
          <table:table-cell office:value-type="float" office:value="-0.003089352" calcext:value-type="float">
            <text:p>-0.003089352</text:p>
          </table:table-cell>
          <table:table-cell office:value-type="float" office:value="-0.005219678" calcext:value-type="float">
            <text:p>-0.005219678</text:p>
          </table:table-cell>
          <table:table-cell/>
          <table:table-cell office:value-type="float" office:value="26.8176606" calcext:value-type="float">
            <text:p>26.8176606</text:p>
          </table:table-cell>
          <table:table-cell office:value-type="float" office:value="26.843031202" calcext:value-type="float">
            <text:p>26.843031202</text:p>
          </table:table-cell>
          <table:table-cell office:value-type="float" office:value="26.790538103" calcext:value-type="float">
            <text:p>26.790538103</text:p>
          </table:table-cell>
          <table:table-cell/>
          <table:table-cell office:value-type="float" office:value="-0.104416306" calcext:value-type="float">
            <text:p>-0.104416306</text:p>
          </table:table-cell>
          <table:table-cell office:value-type="float" office:value="-0.078313997" calcext:value-type="float">
            <text:p>-0.078313997</text:p>
          </table:table-cell>
          <table:table-cell office:value-type="float" office:value="-0.132321302" calcext:value-type="float">
            <text:p>-0.13232130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2 12:12:10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68146094" calcext:value-type="float">
            <text:p>0.668146094</text:p>
          </table:table-cell>
          <table:table-cell office:value-type="float" office:value="0.796185827" calcext:value-type="float">
            <text:p>0.796185827</text:p>
          </table:table-cell>
          <table:table-cell office:value-type="float" office:value="0.684914671" calcext:value-type="float">
            <text:p>0.684914671</text:p>
          </table:table-cell>
          <table:table-cell/>
          <table:table-cell office:value-type="float" office:value="0.00545871" calcext:value-type="float">
            <text:p>0.00545871</text:p>
          </table:table-cell>
          <table:table-cell office:value-type="float" office:value="0.006504786" calcext:value-type="float">
            <text:p>0.006504786</text:p>
          </table:table-cell>
          <table:table-cell office:value-type="float" office:value="0.005595708" calcext:value-type="float">
            <text:p>0.005595708</text:p>
          </table:table-cell>
          <table:table-cell/>
          <table:table-cell office:value-type="float" office:value="-0.004437123" calcext:value-type="float">
            <text:p>-0.004437123</text:p>
          </table:table-cell>
          <table:table-cell office:value-type="float" office:value="-0.003391047" calcext:value-type="float">
            <text:p>-0.003391047</text:p>
          </table:table-cell>
          <table:table-cell office:value-type="float" office:value="-0.004300125" calcext:value-type="float">
            <text:p>-0.004300125</text:p>
          </table:table-cell>
          <table:table-cell/>
          <table:table-cell office:value-type="float" office:value="26.814875813" calcext:value-type="float">
            <text:p>26.814875813</text:p>
          </table:table-cell>
          <table:table-cell office:value-type="float" office:value="26.840651804" calcext:value-type="float">
            <text:p>26.840651804</text:p>
          </table:table-cell>
          <table:table-cell office:value-type="float" office:value="26.818251569" calcext:value-type="float">
            <text:p>26.818251569</text:p>
          </table:table-cell>
          <table:table-cell/>
          <table:table-cell office:value-type="float" office:value="-0.112481834" calcext:value-type="float">
            <text:p>-0.112481834</text:p>
          </table:table-cell>
          <table:table-cell office:value-type="float" office:value="-0.085962254" calcext:value-type="float">
            <text:p>-0.085962254</text:p>
          </table:table-cell>
          <table:table-cell office:value-type="float" office:value="-0.10900868" calcext:value-type="float">
            <text:p>-0.1090086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2 12:12:11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81772814" calcext:value-type="float">
            <text:p>0.81772814</text:p>
          </table:table-cell>
          <table:table-cell office:value-type="float" office:value="0.689041697" calcext:value-type="float">
            <text:p>0.689041697</text:p>
          </table:table-cell>
          <table:table-cell office:value-type="float" office:value="0.578686664" calcext:value-type="float">
            <text:p>0.578686664</text:p>
          </table:table-cell>
          <table:table-cell/>
          <table:table-cell office:value-type="float" office:value="0.006680785" calcext:value-type="float">
            <text:p>0.006680785</text:p>
          </table:table-cell>
          <table:table-cell office:value-type="float" office:value="0.005629426" calcext:value-type="float">
            <text:p>0.005629426</text:p>
          </table:table-cell>
          <table:table-cell office:value-type="float" office:value="0.004727832" calcext:value-type="float">
            <text:p>0.004727832</text:p>
          </table:table-cell>
          <table:table-cell/>
          <table:table-cell office:value-type="float" office:value="-0.003215048" calcext:value-type="float">
            <text:p>-0.003215048</text:p>
          </table:table-cell>
          <table:table-cell office:value-type="float" office:value="-0.004266408" calcext:value-type="float">
            <text:p>-0.004266408</text:p>
          </table:table-cell>
          <table:table-cell office:value-type="float" office:value="-0.005168001" calcext:value-type="float">
            <text:p>-0.005168001</text:p>
          </table:table-cell>
          <table:table-cell/>
          <table:table-cell office:value-type="float" office:value="26.855097416" calcext:value-type="float">
            <text:p>26.855097416</text:p>
          </table:table-cell>
          <table:table-cell office:value-type="float" office:value="26.829191559" calcext:value-type="float">
            <text:p>26.829191559</text:p>
          </table:table-cell>
          <table:table-cell office:value-type="float" office:value="26.806975531" calcext:value-type="float">
            <text:p>26.806975531</text:p>
          </table:table-cell>
          <table:table-cell/>
          <table:table-cell office:value-type="float" office:value="-0.081500495" calcext:value-type="float">
            <text:p>-0.081500495</text:p>
          </table:table-cell>
          <table:table-cell office:value-type="float" office:value="-0.108153881" calcext:value-type="float">
            <text:p>-0.108153881</text:p>
          </table:table-cell>
          <table:table-cell office:value-type="float" office:value="-0.131011167" calcext:value-type="float">
            <text:p>-0.13101116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2 12:12:12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01232636" calcext:value-type="float">
            <text:p>0.701232636</text:p>
          </table:table-cell>
          <table:table-cell office:value-type="float" office:value="0.835428338" calcext:value-type="float">
            <text:p>0.835428338</text:p>
          </table:table-cell>
          <table:table-cell office:value-type="float" office:value="0.567886301" calcext:value-type="float">
            <text:p>0.567886301</text:p>
          </table:table-cell>
          <table:table-cell/>
          <table:table-cell office:value-type="float" office:value="0.005729025" calcext:value-type="float">
            <text:p>0.005729025</text:p>
          </table:table-cell>
          <table:table-cell office:value-type="float" office:value="0.006825395" calcext:value-type="float">
            <text:p>0.006825395</text:p>
          </table:table-cell>
          <table:table-cell office:value-type="float" office:value="0.004639594" calcext:value-type="float">
            <text:p>0.004639594</text:p>
          </table:table-cell>
          <table:table-cell/>
          <table:table-cell office:value-type="float" office:value="-0.004166809" calcext:value-type="float">
            <text:p>-0.004166809</text:p>
          </table:table-cell>
          <table:table-cell office:value-type="float" office:value="-0.003070438" calcext:value-type="float">
            <text:p>-0.003070438</text:p>
          </table:table-cell>
          <table:table-cell office:value-type="float" office:value="-0.005256239" calcext:value-type="float">
            <text:p>-0.005256239</text:p>
          </table:table-cell>
          <table:table-cell/>
          <table:table-cell office:value-type="float" office:value="26.816482032" calcext:value-type="float">
            <text:p>26.816482032</text:p>
          </table:table-cell>
          <table:table-cell office:value-type="float" office:value="26.843497243" calcext:value-type="float">
            <text:p>26.843497243</text:p>
          </table:table-cell>
          <table:table-cell office:value-type="float" office:value="26.789637177" calcext:value-type="float">
            <text:p>26.789637177</text:p>
          </table:table-cell>
          <table:table-cell/>
          <table:table-cell office:value-type="float" office:value="-0.105628871" calcext:value-type="float">
            <text:p>-0.105628871</text:p>
          </table:table-cell>
          <table:table-cell office:value-type="float" office:value="-0.077834518" calcext:value-type="float">
            <text:p>-0.077834518</text:p>
          </table:table-cell>
          <table:table-cell office:value-type="float" office:value="-0.133248226" calcext:value-type="float">
            <text:p>-0.13324822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2 12:12:13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7137309" calcext:value-type="float">
            <text:p>0.67137309</text:p>
          </table:table-cell>
          <table:table-cell office:value-type="float" office:value="0.795548057" calcext:value-type="float">
            <text:p>0.795548057</text:p>
          </table:table-cell>
          <table:table-cell office:value-type="float" office:value="0.684011064" calcext:value-type="float">
            <text:p>0.684011064</text:p>
          </table:table-cell>
          <table:table-cell/>
          <table:table-cell office:value-type="float" office:value="0.005485074" calcext:value-type="float">
            <text:p>0.005485074</text:p>
          </table:table-cell>
          <table:table-cell office:value-type="float" office:value="0.006499576" calcext:value-type="float">
            <text:p>0.006499576</text:p>
          </table:table-cell>
          <table:table-cell office:value-type="float" office:value="0.005588326" calcext:value-type="float">
            <text:p>0.005588326</text:p>
          </table:table-cell>
          <table:table-cell/>
          <table:table-cell office:value-type="float" office:value="-0.004410759" calcext:value-type="float">
            <text:p>-0.004410759</text:p>
          </table:table-cell>
          <table:table-cell office:value-type="float" office:value="-0.003396258" calcext:value-type="float">
            <text:p>-0.003396258</text:p>
          </table:table-cell>
          <table:table-cell office:value-type="float" office:value="-0.004307508" calcext:value-type="float">
            <text:p>-0.004307508</text:p>
          </table:table-cell>
          <table:table-cell/>
          <table:table-cell office:value-type="float" office:value="26.815525455" calcext:value-type="float">
            <text:p>26.815525455</text:p>
          </table:table-cell>
          <table:table-cell office:value-type="float" office:value="26.840523414" calcext:value-type="float">
            <text:p>26.840523414</text:p>
          </table:table-cell>
          <table:table-cell office:value-type="float" office:value="26.818069661" calcext:value-type="float">
            <text:p>26.818069661</text:p>
          </table:table-cell>
          <table:table-cell/>
          <table:table-cell office:value-type="float" office:value="-0.111813449" calcext:value-type="float">
            <text:p>-0.111813449</text:p>
          </table:table-cell>
          <table:table-cell office:value-type="float" office:value="-0.086094347" calcext:value-type="float">
            <text:p>-0.086094347</text:p>
          </table:table-cell>
          <table:table-cell office:value-type="float" office:value="-0.109195837" calcext:value-type="float">
            <text:p>-0.10919583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2 12:12:15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95708394" calcext:value-type="float">
            <text:p>0.795708394</text:p>
          </table:table-cell>
          <table:table-cell office:value-type="float" office:value="0.684657178" calcext:value-type="float">
            <text:p>0.684657178</text:p>
          </table:table-cell>
          <table:table-cell office:value-type="float" office:value="0.646485763" calcext:value-type="float">
            <text:p>0.646485763</text:p>
          </table:table-cell>
          <table:table-cell/>
          <table:table-cell office:value-type="float" office:value="0.006500886" calcext:value-type="float">
            <text:p>0.006500886</text:p>
          </table:table-cell>
          <table:table-cell office:value-type="float" office:value="0.005593604" calcext:value-type="float">
            <text:p>0.005593604</text:p>
          </table:table-cell>
          <table:table-cell office:value-type="float" office:value="0.005281746" calcext:value-type="float">
            <text:p>0.005281746</text:p>
          </table:table-cell>
          <table:table-cell/>
          <table:table-cell office:value-type="float" office:value="-0.003394948" calcext:value-type="float">
            <text:p>-0.003394948</text:p>
          </table:table-cell>
          <table:table-cell office:value-type="float" office:value="-0.004302229" calcext:value-type="float">
            <text:p>-0.004302229</text:p>
          </table:table-cell>
          <table:table-cell office:value-type="float" office:value="-0.004614087" calcext:value-type="float">
            <text:p>-0.004614087</text:p>
          </table:table-cell>
          <table:table-cell/>
          <table:table-cell office:value-type="float" office:value="26.840555692" calcext:value-type="float">
            <text:p>26.840555692</text:p>
          </table:table-cell>
          <table:table-cell office:value-type="float" office:value="26.818199732" calcext:value-type="float">
            <text:p>26.818199732</text:p>
          </table:table-cell>
          <table:table-cell office:value-type="float" office:value="26.810515262" calcext:value-type="float">
            <text:p>26.810515262</text:p>
          </table:table-cell>
          <table:table-cell/>
          <table:table-cell office:value-type="float" office:value="-0.086061139" calcext:value-type="float">
            <text:p>-0.086061139</text:p>
          </table:table-cell>
          <table:table-cell office:value-type="float" office:value="-0.109062012" calcext:value-type="float">
            <text:p>-0.109062012</text:p>
          </table:table-cell>
          <table:table-cell office:value-type="float" office:value="-0.116968204" calcext:value-type="float">
            <text:p>-0.11696820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2 12:12:16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88310264" calcext:value-type="float">
            <text:p>0.788310264</text:p>
          </table:table-cell>
          <table:table-cell office:value-type="float" office:value="0.77513704" calcext:value-type="float">
            <text:p>0.77513704</text:p>
          </table:table-cell>
          <table:table-cell office:value-type="float" office:value="0.561474033" calcext:value-type="float">
            <text:p>0.561474033</text:p>
          </table:table-cell>
          <table:table-cell/>
          <table:table-cell office:value-type="float" office:value="0.006440443" calcext:value-type="float">
            <text:p>0.006440443</text:p>
          </table:table-cell>
          <table:table-cell office:value-type="float" office:value="0.006332819" calcext:value-type="float">
            <text:p>0.006332819</text:p>
          </table:table-cell>
          <table:table-cell office:value-type="float" office:value="0.004587206" calcext:value-type="float">
            <text:p>0.004587206</text:p>
          </table:table-cell>
          <table:table-cell/>
          <table:table-cell office:value-type="float" office:value="-0.00345539" calcext:value-type="float">
            <text:p>-0.00345539</text:p>
          </table:table-cell>
          <table:table-cell office:value-type="float" office:value="-0.003563014" calcext:value-type="float">
            <text:p>-0.003563014</text:p>
          </table:table-cell>
          <table:table-cell office:value-type="float" office:value="-0.005308627" calcext:value-type="float">
            <text:p>-0.005308627</text:p>
          </table:table-cell>
          <table:table-cell/>
          <table:table-cell office:value-type="float" office:value="26.844120864" calcext:value-type="float">
            <text:p>26.844120864</text:p>
          </table:table-cell>
          <table:table-cell office:value-type="float" office:value="26.841468965" calcext:value-type="float">
            <text:p>26.841468965</text:p>
          </table:table-cell>
          <table:table-cell office:value-type="float" office:value="26.798455652" calcext:value-type="float">
            <text:p>26.798455652</text:p>
          </table:table-cell>
          <table:table-cell/>
          <table:table-cell office:value-type="float" office:value="-0.087593416" calcext:value-type="float">
            <text:p>-0.087593416</text:p>
          </table:table-cell>
          <table:table-cell office:value-type="float" office:value="-0.090321819" calcext:value-type="float">
            <text:p>-0.090321819</text:p>
          </table:table-cell>
          <table:table-cell office:value-type="float" office:value="-0.13457639" calcext:value-type="float">
            <text:p>-0.1345763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2 12:12:17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76648614" calcext:value-type="float">
            <text:p>0.776648614</text:p>
          </table:table-cell>
          <table:table-cell office:value-type="float" office:value="0.824946859" calcext:value-type="float">
            <text:p>0.824946859</text:p>
          </table:table-cell>
          <table:table-cell office:value-type="float" office:value="0.564268895" calcext:value-type="float">
            <text:p>0.564268895</text:p>
          </table:table-cell>
          <table:table-cell/>
          <table:table-cell office:value-type="float" office:value="0.006345168" calcext:value-type="float">
            <text:p>0.006345168</text:p>
          </table:table-cell>
          <table:table-cell office:value-type="float" office:value="0.006739762" calcext:value-type="float">
            <text:p>0.006739762</text:p>
          </table:table-cell>
          <table:table-cell office:value-type="float" office:value="0.00461004" calcext:value-type="float">
            <text:p>0.00461004</text:p>
          </table:table-cell>
          <table:table-cell/>
          <table:table-cell office:value-type="float" office:value="-0.003550665" calcext:value-type="float">
            <text:p>-0.003550665</text:p>
          </table:table-cell>
          <table:table-cell office:value-type="float" office:value="-0.003156071" calcext:value-type="float">
            <text:p>-0.003156071</text:p>
          </table:table-cell>
          <table:table-cell office:value-type="float" office:value="-0.005285793" calcext:value-type="float">
            <text:p>-0.005285793</text:p>
          </table:table-cell>
          <table:table-cell/>
          <table:table-cell office:value-type="float" office:value="26.836718757" calcext:value-type="float">
            <text:p>26.836718757</text:p>
          </table:table-cell>
          <table:table-cell office:value-type="float" office:value="26.846441678" calcext:value-type="float">
            <text:p>26.846441678</text:p>
          </table:table-cell>
          <table:table-cell office:value-type="float" office:value="26.793963615" calcext:value-type="float">
            <text:p>26.793963615</text:p>
          </table:table-cell>
          <table:table-cell/>
          <table:table-cell office:value-type="float" office:value="-0.090008746" calcext:value-type="float">
            <text:p>-0.090008746</text:p>
          </table:table-cell>
          <table:table-cell office:value-type="float" office:value="-0.080005388" calcext:value-type="float">
            <text:p>-0.080005388</text:p>
          </table:table-cell>
          <table:table-cell office:value-type="float" office:value="-0.133997494" calcext:value-type="float">
            <text:p>-0.13399749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2 12:12:18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89607941" calcext:value-type="float">
            <text:p>0.689607941</text:p>
          </table:table-cell>
          <table:table-cell office:value-type="float" office:value="0.815249183" calcext:value-type="float">
            <text:p>0.815249183</text:p>
          </table:table-cell>
          <table:table-cell office:value-type="float" office:value="0.623426512" calcext:value-type="float">
            <text:p>0.623426512</text:p>
          </table:table-cell>
          <table:table-cell/>
          <table:table-cell office:value-type="float" office:value="0.005634052" calcext:value-type="float">
            <text:p>0.005634052</text:p>
          </table:table-cell>
          <table:table-cell office:value-type="float" office:value="0.006660533" calcext:value-type="float">
            <text:p>0.006660533</text:p>
          </table:table-cell>
          <table:table-cell office:value-type="float" office:value="0.005093354" calcext:value-type="float">
            <text:p>0.005093354</text:p>
          </table:table-cell>
          <table:table-cell/>
          <table:table-cell office:value-type="float" office:value="-0.004261782" calcext:value-type="float">
            <text:p>-0.004261782</text:p>
          </table:table-cell>
          <table:table-cell office:value-type="float" office:value="-0.003235301" calcext:value-type="float">
            <text:p>-0.003235301</text:p>
          </table:table-cell>
          <table:table-cell office:value-type="float" office:value="-0.004802479" calcext:value-type="float">
            <text:p>-0.004802479</text:p>
          </table:table-cell>
          <table:table-cell/>
          <table:table-cell office:value-type="float" office:value="26.81919639" calcext:value-type="float">
            <text:p>26.81919639</text:p>
          </table:table-cell>
          <table:table-cell office:value-type="float" office:value="26.844489445" calcext:value-type="float">
            <text:p>26.844489445</text:p>
          </table:table-cell>
          <table:table-cell office:value-type="float" office:value="26.805873069" calcext:value-type="float">
            <text:p>26.805873069</text:p>
          </table:table-cell>
          <table:table-cell/>
          <table:table-cell office:value-type="float" office:value="-0.108036599" calcext:value-type="float">
            <text:p>-0.108036599</text:p>
          </table:table-cell>
          <table:table-cell office:value-type="float" office:value="-0.082013926" calcext:value-type="float">
            <text:p>-0.082013926</text:p>
          </table:table-cell>
          <table:table-cell office:value-type="float" office:value="-0.12174435" calcext:value-type="float">
            <text:p>-0.1217443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2 12:12:20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22729054" calcext:value-type="float">
            <text:p>0.722729054</text:p>
          </table:table-cell>
          <table:table-cell office:value-type="float" office:value="0.698780501" calcext:value-type="float">
            <text:p>0.698780501</text:p>
          </table:table-cell>
          <table:table-cell office:value-type="float" office:value="0.666636904" calcext:value-type="float">
            <text:p>0.666636904</text:p>
          </table:table-cell>
          <table:table-cell/>
          <table:table-cell office:value-type="float" office:value="0.005904649" calcext:value-type="float">
            <text:p>0.005904649</text:p>
          </table:table-cell>
          <table:table-cell office:value-type="float" office:value="0.005708991" calcext:value-type="float">
            <text:p>0.005708991</text:p>
          </table:table-cell>
          <table:table-cell office:value-type="float" office:value="0.00544638" calcext:value-type="float">
            <text:p>0.00544638</text:p>
          </table:table-cell>
          <table:table-cell/>
          <table:table-cell office:value-type="float" office:value="-0.003991184" calcext:value-type="float">
            <text:p>-0.003991184</text:p>
          </table:table-cell>
          <table:table-cell office:value-type="float" office:value="-0.004186842" calcext:value-type="float">
            <text:p>-0.004186842</text:p>
          </table:table-cell>
          <table:table-cell office:value-type="float" office:value="-0.004449453" calcext:value-type="float">
            <text:p>-0.004449453</text:p>
          </table:table-cell>
          <table:table-cell/>
          <table:table-cell office:value-type="float" office:value="26.820809562" calcext:value-type="float">
            <text:p>26.820809562</text:p>
          </table:table-cell>
          <table:table-cell office:value-type="float" office:value="26.815988381" calcext:value-type="float">
            <text:p>26.815988381</text:p>
          </table:table-cell>
          <table:table-cell office:value-type="float" office:value="26.809517391" calcext:value-type="float">
            <text:p>26.809517391</text:p>
          </table:table-cell>
          <table:table-cell/>
          <table:table-cell office:value-type="float" office:value="-0.101176512" calcext:value-type="float">
            <text:p>-0.101176512</text:p>
          </table:table-cell>
          <table:table-cell office:value-type="float" office:value="-0.106136761" calcext:value-type="float">
            <text:p>-0.106136761</text:p>
          </table:table-cell>
          <table:table-cell office:value-type="float" office:value="-0.112794422" calcext:value-type="float">
            <text:p>-0.11279442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2 12:12:21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816365578" calcext:value-type="float">
            <text:p>0.816365578</text:p>
          </table:table-cell>
          <table:table-cell office:value-type="float" office:value="0.696937525" calcext:value-type="float">
            <text:p>0.696937525</text:p>
          </table:table-cell>
          <table:table-cell office:value-type="float" office:value="0.572297045" calcext:value-type="float">
            <text:p>0.572297045</text:p>
          </table:table-cell>
          <table:table-cell/>
          <table:table-cell office:value-type="float" office:value="0.006669653" calcext:value-type="float">
            <text:p>0.006669653</text:p>
          </table:table-cell>
          <table:table-cell office:value-type="float" office:value="0.005693934" calcext:value-type="float">
            <text:p>0.005693934</text:p>
          </table:table-cell>
          <table:table-cell office:value-type="float" office:value="0.004675629" calcext:value-type="float">
            <text:p>0.004675629</text:p>
          </table:table-cell>
          <table:table-cell/>
          <table:table-cell office:value-type="float" office:value="-0.00322618" calcext:value-type="float">
            <text:p>-0.00322618</text:p>
          </table:table-cell>
          <table:table-cell office:value-type="float" office:value="-0.004201899" calcext:value-type="float">
            <text:p>-0.004201899</text:p>
          </table:table-cell>
          <table:table-cell office:value-type="float" office:value="-0.005220204" calcext:value-type="float">
            <text:p>-0.005220204</text:p>
          </table:table-cell>
          <table:table-cell/>
          <table:table-cell office:value-type="float" office:value="26.839659718" calcext:value-type="float">
            <text:p>26.839659718</text:p>
          </table:table-cell>
          <table:table-cell office:value-type="float" office:value="26.815617363" calcext:value-type="float">
            <text:p>26.815617363</text:p>
          </table:table-cell>
          <table:table-cell office:value-type="float" office:value="26.790525144" calcext:value-type="float">
            <text:p>26.790525144</text:p>
          </table:table-cell>
          <table:table-cell/>
          <table:table-cell office:value-type="float" office:value="-0.081782703" calcext:value-type="float">
            <text:p>-0.081782703</text:p>
          </table:table-cell>
          <table:table-cell office:value-type="float" office:value="-0.106518481" calcext:value-type="float">
            <text:p>-0.106518481</text:p>
          </table:table-cell>
          <table:table-cell office:value-type="float" office:value="-0.132334636" calcext:value-type="float">
            <text:p>-0.13233463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2 12:12:22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26879922" calcext:value-type="float">
            <text:p>0.726879922</text:p>
          </table:table-cell>
          <table:table-cell office:value-type="float" office:value="0.697388732" calcext:value-type="float">
            <text:p>0.697388732</text:p>
          </table:table-cell>
          <table:table-cell office:value-type="float" office:value="0.66664048" calcext:value-type="float">
            <text:p>0.66664048</text:p>
          </table:table-cell>
          <table:table-cell/>
          <table:table-cell office:value-type="float" office:value="0.005938561" calcext:value-type="float">
            <text:p>0.005938561</text:p>
          </table:table-cell>
          <table:table-cell office:value-type="float" office:value="0.00569762" calcext:value-type="float">
            <text:p>0.00569762</text:p>
          </table:table-cell>
          <table:table-cell office:value-type="float" office:value="0.005446409" calcext:value-type="float">
            <text:p>0.005446409</text:p>
          </table:table-cell>
          <table:table-cell/>
          <table:table-cell office:value-type="float" office:value="-0.003957272" calcext:value-type="float">
            <text:p>-0.003957272</text:p>
          </table:table-cell>
          <table:table-cell office:value-type="float" office:value="-0.004198213" calcext:value-type="float">
            <text:p>-0.004198213</text:p>
          </table:table-cell>
          <table:table-cell office:value-type="float" office:value="-0.004449424" calcext:value-type="float">
            <text:p>-0.004449424</text:p>
          </table:table-cell>
          <table:table-cell/>
          <table:table-cell office:value-type="float" office:value="26.821645188" calcext:value-type="float">
            <text:p>26.821645188</text:p>
          </table:table-cell>
          <table:table-cell office:value-type="float" office:value="26.815708198" calcext:value-type="float">
            <text:p>26.815708198</text:p>
          </table:table-cell>
          <table:table-cell office:value-type="float" office:value="26.809518111" calcext:value-type="float">
            <text:p>26.809518111</text:p>
          </table:table-cell>
          <table:table-cell/>
          <table:table-cell office:value-type="float" office:value="-0.100316783" calcext:value-type="float">
            <text:p>-0.100316783</text:p>
          </table:table-cell>
          <table:table-cell office:value-type="float" office:value="-0.106425027" calcext:value-type="float">
            <text:p>-0.106425027</text:p>
          </table:table-cell>
          <table:table-cell office:value-type="float" office:value="-0.112793682" calcext:value-type="float">
            <text:p>-0.11279368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2 12:12:23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95284008" calcext:value-type="float">
            <text:p>0.795284008</text:p>
          </table:table-cell>
          <table:table-cell office:value-type="float" office:value="0.76471159" calcext:value-type="float">
            <text:p>0.76471159</text:p>
          </table:table-cell>
          <table:table-cell office:value-type="float" office:value="0.559281773" calcext:value-type="float">
            <text:p>0.559281773</text:p>
          </table:table-cell>
          <table:table-cell/>
          <table:table-cell office:value-type="float" office:value="0.006497418" calcext:value-type="float">
            <text:p>0.006497418</text:p>
          </table:table-cell>
          <table:table-cell office:value-type="float" office:value="0.006247644" calcext:value-type="float">
            <text:p>0.006247644</text:p>
          </table:table-cell>
          <table:table-cell office:value-type="float" office:value="0.004569296" calcext:value-type="float">
            <text:p>0.004569296</text:p>
          </table:table-cell>
          <table:table-cell/>
          <table:table-cell office:value-type="float" office:value="-0.003398415" calcext:value-type="float">
            <text:p>-0.003398415</text:p>
          </table:table-cell>
          <table:table-cell office:value-type="float" office:value="-0.00364819" calcext:value-type="float">
            <text:p>-0.00364819</text:p>
          </table:table-cell>
          <table:table-cell office:value-type="float" office:value="-0.005326538" calcext:value-type="float">
            <text:p>-0.005326538</text:p>
          </table:table-cell>
          <table:table-cell/>
          <table:table-cell office:value-type="float" office:value="26.840470259" calcext:value-type="float">
            <text:p>26.840470259</text:p>
          </table:table-cell>
          <table:table-cell office:value-type="float" office:value="26.834315702" calcext:value-type="float">
            <text:p>26.834315702</text:p>
          </table:table-cell>
          <table:table-cell office:value-type="float" office:value="26.792959615" calcext:value-type="float">
            <text:p>26.792959615</text:p>
          </table:table-cell>
          <table:table-cell/>
          <table:table-cell office:value-type="float" office:value="-0.086149036" calcext:value-type="float">
            <text:p>-0.086149036</text:p>
          </table:table-cell>
          <table:table-cell office:value-type="float" office:value="-0.092481117" calcext:value-type="float">
            <text:p>-0.092481117</text:p>
          </table:table-cell>
          <table:table-cell office:value-type="float" office:value="-0.13503047" calcext:value-type="float">
            <text:p>-0.1350304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2 12:12:25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7644485" calcext:value-type="float">
            <text:p>0.67644485</text:p>
          </table:table-cell>
          <table:table-cell office:value-type="float" office:value="0.724168506" calcext:value-type="float">
            <text:p>0.724168506</text:p>
          </table:table-cell>
          <table:table-cell office:value-type="float" office:value="0.700141871" calcext:value-type="float">
            <text:p>0.700141871</text:p>
          </table:table-cell>
          <table:table-cell/>
          <table:table-cell office:value-type="float" office:value="0.00552651" calcext:value-type="float">
            <text:p>0.00552651</text:p>
          </table:table-cell>
          <table:table-cell office:value-type="float" office:value="0.005916409" calcext:value-type="float">
            <text:p>0.005916409</text:p>
          </table:table-cell>
          <table:table-cell office:value-type="float" office:value="0.005720113" calcext:value-type="float">
            <text:p>0.005720113</text:p>
          </table:table-cell>
          <table:table-cell/>
          <table:table-cell office:value-type="float" office:value="-0.004369323" calcext:value-type="float">
            <text:p>-0.004369323</text:p>
          </table:table-cell>
          <table:table-cell office:value-type="float" office:value="-0.003979424" calcext:value-type="float">
            <text:p>-0.003979424</text:p>
          </table:table-cell>
          <table:table-cell office:value-type="float" office:value="-0.00417572" calcext:value-type="float">
            <text:p>-0.00417572</text:p>
          </table:table-cell>
          <table:table-cell/>
          <table:table-cell office:value-type="float" office:value="26.811491882" calcext:value-type="float">
            <text:p>26.811491882</text:p>
          </table:table-cell>
          <table:table-cell office:value-type="float" office:value="26.821099344" calcext:value-type="float">
            <text:p>26.821099344</text:p>
          </table:table-cell>
          <table:table-cell office:value-type="float" office:value="26.816262445" calcext:value-type="float">
            <text:p>26.816262445</text:p>
          </table:table-cell>
          <table:table-cell/>
          <table:table-cell office:value-type="float" office:value="-0.110762971" calcext:value-type="float">
            <text:p>-0.110762971</text:p>
          </table:table-cell>
          <table:table-cell office:value-type="float" office:value="-0.100878372" calcext:value-type="float">
            <text:p>-0.100878372</text:p>
          </table:table-cell>
          <table:table-cell office:value-type="float" office:value="-0.105854792" calcext:value-type="float">
            <text:p>-0.10585479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2 12:12:26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12056841" calcext:value-type="float">
            <text:p>0.712056841</text:p>
          </table:table-cell>
          <table:table-cell office:value-type="float" office:value="0.7044042" calcext:value-type="float">
            <text:p>0.7044042</text:p>
          </table:table-cell>
          <table:table-cell office:value-type="float" office:value="0.670633396" calcext:value-type="float">
            <text:p>0.670633396</text:p>
          </table:table-cell>
          <table:table-cell/>
          <table:table-cell office:value-type="float" office:value="0.005817458" calcext:value-type="float">
            <text:p>0.005817458</text:p>
          </table:table-cell>
          <table:table-cell office:value-type="float" office:value="0.005754936" calcext:value-type="float">
            <text:p>0.005754936</text:p>
          </table:table-cell>
          <table:table-cell office:value-type="float" office:value="0.005479031" calcext:value-type="float">
            <text:p>0.005479031</text:p>
          </table:table-cell>
          <table:table-cell/>
          <table:table-cell office:value-type="float" office:value="-0.004078375" calcext:value-type="float">
            <text:p>-0.004078375</text:p>
          </table:table-cell>
          <table:table-cell office:value-type="float" office:value="-0.004140897" calcext:value-type="float">
            <text:p>-0.004140897</text:p>
          </table:table-cell>
          <table:table-cell office:value-type="float" office:value="-0.004416802" calcext:value-type="float">
            <text:p>-0.004416802</text:p>
          </table:table-cell>
          <table:table-cell/>
          <table:table-cell office:value-type="float" office:value="26.818661098" calcext:value-type="float">
            <text:p>26.818661098</text:p>
          </table:table-cell>
          <table:table-cell office:value-type="float" office:value="26.817120513" calcext:value-type="float">
            <text:p>26.817120513</text:p>
          </table:table-cell>
          <table:table-cell office:value-type="float" office:value="26.810321947" calcext:value-type="float">
            <text:p>26.810321947</text:p>
          </table:table-cell>
          <table:table-cell/>
          <table:table-cell office:value-type="float" office:value="-0.103386948" calcext:value-type="float">
            <text:p>-0.103386948</text:p>
          </table:table-cell>
          <table:table-cell office:value-type="float" office:value="-0.104971972" calcext:value-type="float">
            <text:p>-0.104971972</text:p>
          </table:table-cell>
          <table:table-cell office:value-type="float" office:value="-0.111966656" calcext:value-type="float">
            <text:p>-0.11196665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2 12:12:27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28823546" calcext:value-type="float">
            <text:p>0.828823546</text:p>
          </table:table-cell>
          <table:table-cell office:value-type="float" office:value="0.681107721" calcext:value-type="float">
            <text:p>0.681107721</text:p>
          </table:table-cell>
          <table:table-cell office:value-type="float" office:value="0.624035075" calcext:value-type="float">
            <text:p>0.624035075</text:p>
          </table:table-cell>
          <table:table-cell/>
          <table:table-cell office:value-type="float" office:value="0.006771434" calcext:value-type="float">
            <text:p>0.006771434</text:p>
          </table:table-cell>
          <table:table-cell office:value-type="float" office:value="0.005564606" calcext:value-type="float">
            <text:p>0.005564606</text:p>
          </table:table-cell>
          <table:table-cell office:value-type="float" office:value="0.005098326" calcext:value-type="float">
            <text:p>0.005098326</text:p>
          </table:table-cell>
          <table:table-cell/>
          <table:table-cell office:value-type="float" office:value="-0.003124399" calcext:value-type="float">
            <text:p>-0.003124399</text:p>
          </table:table-cell>
          <table:table-cell office:value-type="float" office:value="-0.004331228" calcext:value-type="float">
            <text:p>-0.004331228</text:p>
          </table:table-cell>
          <table:table-cell office:value-type="float" office:value="-0.004797508" calcext:value-type="float">
            <text:p>-0.004797508</text:p>
          </table:table-cell>
          <table:table-cell/>
          <table:table-cell office:value-type="float" office:value="26.852276547" calcext:value-type="float">
            <text:p>26.852276547</text:p>
          </table:table-cell>
          <table:table-cell office:value-type="float" office:value="26.822539764" calcext:value-type="float">
            <text:p>26.822539764</text:p>
          </table:table-cell>
          <table:table-cell office:value-type="float" office:value="26.811050221" calcext:value-type="float">
            <text:p>26.811050221</text:p>
          </table:table-cell>
          <table:table-cell/>
          <table:table-cell office:value-type="float" office:value="-0.079202467" calcext:value-type="float">
            <text:p>-0.079202467</text:p>
          </table:table-cell>
          <table:table-cell office:value-type="float" office:value="-0.109797184" calcext:value-type="float">
            <text:p>-0.109797184</text:p>
          </table:table-cell>
          <table:table-cell office:value-type="float" office:value="-0.121618301" calcext:value-type="float">
            <text:p>-0.1216183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2 12:12:28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2208822" calcext:value-type="float">
            <text:p>0.82208822</text:p>
          </table:table-cell>
          <table:table-cell office:value-type="float" office:value="0.680539093" calcext:value-type="float">
            <text:p>0.680539093</text:p>
          </table:table-cell>
          <table:table-cell office:value-type="float" office:value="0.650985319" calcext:value-type="float">
            <text:p>0.650985319</text:p>
          </table:table-cell>
          <table:table-cell/>
          <table:table-cell office:value-type="float" office:value="0.006716407" calcext:value-type="float">
            <text:p>0.006716407</text:p>
          </table:table-cell>
          <table:table-cell office:value-type="float" office:value="0.00555996" calcext:value-type="float">
            <text:p>0.00555996</text:p>
          </table:table-cell>
          <table:table-cell office:value-type="float" office:value="0.005318508" calcext:value-type="float">
            <text:p>0.005318508</text:p>
          </table:table-cell>
          <table:table-cell/>
          <table:table-cell office:value-type="float" office:value="-0.003179426" calcext:value-type="float">
            <text:p>-0.003179426</text:p>
          </table:table-cell>
          <table:table-cell office:value-type="float" office:value="-0.004335873" calcext:value-type="float">
            <text:p>-0.004335873</text:p>
          </table:table-cell>
          <table:table-cell office:value-type="float" office:value="-0.004577326" calcext:value-type="float">
            <text:p>-0.004577326</text:p>
          </table:table-cell>
          <table:table-cell/>
          <table:table-cell office:value-type="float" office:value="26.85092067" calcext:value-type="float">
            <text:p>26.85092067</text:p>
          </table:table-cell>
          <table:table-cell office:value-type="float" office:value="26.822425292" calcext:value-type="float">
            <text:p>26.822425292</text:p>
          </table:table-cell>
          <table:table-cell office:value-type="float" office:value="26.816475706" calcext:value-type="float">
            <text:p>26.816475706</text:p>
          </table:table-cell>
          <table:table-cell/>
          <table:table-cell office:value-type="float" office:value="-0.080597455" calcext:value-type="float">
            <text:p>-0.080597455</text:p>
          </table:table-cell>
          <table:table-cell office:value-type="float" office:value="-0.10991496" calcext:value-type="float">
            <text:p>-0.10991496</text:p>
          </table:table-cell>
          <table:table-cell office:value-type="float" office:value="-0.116036237" calcext:value-type="float">
            <text:p>-0.11603623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2 12:12:30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84653602" calcext:value-type="float">
            <text:p>0.684653602</text:p>
          </table:table-cell>
          <table:table-cell office:value-type="float" office:value="0.81198106" calcext:value-type="float">
            <text:p>0.81198106</text:p>
          </table:table-cell>
          <table:table-cell office:value-type="float" office:value="0.634180979" calcext:value-type="float">
            <text:p>0.634180979</text:p>
          </table:table-cell>
          <table:table-cell/>
          <table:table-cell office:value-type="float" office:value="0.005593575" calcext:value-type="float">
            <text:p>0.005593575</text:p>
          </table:table-cell>
          <table:table-cell office:value-type="float" office:value="0.006633832" calcext:value-type="float">
            <text:p>0.006633832</text:p>
          </table:table-cell>
          <table:table-cell office:value-type="float" office:value="0.005181217" calcext:value-type="float">
            <text:p>0.005181217</text:p>
          </table:table-cell>
          <table:table-cell/>
          <table:table-cell office:value-type="float" office:value="-0.004302258" calcext:value-type="float">
            <text:p>-0.004302258</text:p>
          </table:table-cell>
          <table:table-cell office:value-type="float" office:value="-0.003262001" calcext:value-type="float">
            <text:p>-0.003262001</text:p>
          </table:table-cell>
          <table:table-cell office:value-type="float" office:value="-0.004714616" calcext:value-type="float">
            <text:p>-0.004714616</text:p>
          </table:table-cell>
          <table:table-cell/>
          <table:table-cell office:value-type="float" office:value="26.823253597" calcext:value-type="float">
            <text:p>26.823253597</text:p>
          </table:table-cell>
          <table:table-cell office:value-type="float" office:value="26.848886012" calcext:value-type="float">
            <text:p>26.848886012</text:p>
          </table:table-cell>
          <table:table-cell office:value-type="float" office:value="26.813092745" calcext:value-type="float">
            <text:p>26.813092745</text:p>
          </table:table-cell>
          <table:table-cell/>
          <table:table-cell office:value-type="float" office:value="-0.109062753" calcext:value-type="float">
            <text:p>-0.109062753</text:p>
          </table:table-cell>
          <table:table-cell office:value-type="float" office:value="-0.082690805" calcext:value-type="float">
            <text:p>-0.082690805</text:p>
          </table:table-cell>
          <table:table-cell office:value-type="float" office:value="-0.119516828" calcext:value-type="float">
            <text:p>-0.1195168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2 12:12:31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68152054" calcext:value-type="float">
            <text:p>0.668152054</text:p>
          </table:table-cell>
          <table:table-cell office:value-type="float" office:value="0.765981766" calcext:value-type="float">
            <text:p>0.765981766</text:p>
          </table:table-cell>
          <table:table-cell office:value-type="float" office:value="0.701656425" calcext:value-type="float">
            <text:p>0.701656425</text:p>
          </table:table-cell>
          <table:table-cell/>
          <table:table-cell office:value-type="float" office:value="0.005458759" calcext:value-type="float">
            <text:p>0.005458759</text:p>
          </table:table-cell>
          <table:table-cell office:value-type="float" office:value="0.006258021" calcext:value-type="float">
            <text:p>0.006258021</text:p>
          </table:table-cell>
          <table:table-cell office:value-type="float" office:value="0.005732487" calcext:value-type="float">
            <text:p>0.005732487</text:p>
          </table:table-cell>
          <table:table-cell/>
          <table:table-cell office:value-type="float" office:value="-0.004437075" calcext:value-type="float">
            <text:p>-0.004437075</text:p>
          </table:table-cell>
          <table:table-cell office:value-type="float" office:value="-0.003637812" calcext:value-type="float">
            <text:p>-0.003637812</text:p>
          </table:table-cell>
          <table:table-cell office:value-type="float" office:value="-0.004163346" calcext:value-type="float">
            <text:p>-0.004163346</text:p>
          </table:table-cell>
          <table:table-cell/>
          <table:table-cell office:value-type="float" office:value="26.814877013" calcext:value-type="float">
            <text:p>26.814877013</text:p>
          </table:table-cell>
          <table:table-cell office:value-type="float" office:value="26.834571403" calcext:value-type="float">
            <text:p>26.834571403</text:p>
          </table:table-cell>
          <table:table-cell office:value-type="float" office:value="26.821621916" calcext:value-type="float">
            <text:p>26.821621916</text:p>
          </table:table-cell>
          <table:table-cell/>
          <table:table-cell office:value-type="float" office:value="-0.1124806" calcext:value-type="float">
            <text:p>-0.1124806</text:p>
          </table:table-cell>
          <table:table-cell office:value-type="float" office:value="-0.092218041" calcext:value-type="float">
            <text:p>-0.092218041</text:p>
          </table:table-cell>
          <table:table-cell office:value-type="float" office:value="-0.105541095" calcext:value-type="float">
            <text:p>-0.10554109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2 12:12:32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05997349" calcext:value-type="float">
            <text:p>0.805997349</text:p>
          </table:table-cell>
          <table:table-cell office:value-type="float" office:value="0.737745254" calcext:value-type="float">
            <text:p>0.737745254</text:p>
          </table:table-cell>
          <table:table-cell office:value-type="float" office:value="0.564196773" calcext:value-type="float">
            <text:p>0.564196773</text:p>
          </table:table-cell>
          <table:table-cell/>
          <table:table-cell office:value-type="float" office:value="0.006584946" calcext:value-type="float">
            <text:p>0.006584946</text:p>
          </table:table-cell>
          <table:table-cell office:value-type="float" office:value="0.006027331" calcext:value-type="float">
            <text:p>0.006027331</text:p>
          </table:table-cell>
          <table:table-cell office:value-type="float" office:value="0.004609451" calcext:value-type="float">
            <text:p>0.004609451</text:p>
          </table:table-cell>
          <table:table-cell/>
          <table:table-cell office:value-type="float" office:value="-0.003310888" calcext:value-type="float">
            <text:p>-0.003310888</text:p>
          </table:table-cell>
          <table:table-cell office:value-type="float" office:value="-0.003868503" calcext:value-type="float">
            <text:p>-0.003868503</text:p>
          </table:table-cell>
          <table:table-cell office:value-type="float" office:value="-0.005286383" calcext:value-type="float">
            <text:p>-0.005286383</text:p>
          </table:table-cell>
          <table:table-cell/>
          <table:table-cell office:value-type="float" office:value="26.842626961" calcext:value-type="float">
            <text:p>26.842626961</text:p>
          </table:table-cell>
          <table:table-cell office:value-type="float" office:value="26.828887062" calcext:value-type="float">
            <text:p>26.828887062</text:p>
          </table:table-cell>
          <table:table-cell office:value-type="float" office:value="26.793949096" calcext:value-type="float">
            <text:p>26.793949096</text:p>
          </table:table-cell>
          <table:table-cell/>
          <table:table-cell office:value-type="float" office:value="-0.083930127" calcext:value-type="float">
            <text:p>-0.083930127</text:p>
          </table:table-cell>
          <table:table-cell office:value-type="float" office:value="-0.098066356" calcext:value-type="float">
            <text:p>-0.098066356</text:p>
          </table:table-cell>
          <table:table-cell office:value-type="float" office:value="-0.134012432" calcext:value-type="float">
            <text:p>-0.13401243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2 12:12:33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81399784" calcext:value-type="float">
            <text:p>0.681399784</text:p>
          </table:table-cell>
          <table:table-cell office:value-type="float" office:value="0.812175967" calcext:value-type="float">
            <text:p>0.812175967</text:p>
          </table:table-cell>
          <table:table-cell office:value-type="float" office:value="0.641689377" calcext:value-type="float">
            <text:p>0.641689377</text:p>
          </table:table-cell>
          <table:table-cell/>
          <table:table-cell office:value-type="float" office:value="0.005566992" calcext:value-type="float">
            <text:p>0.005566992</text:p>
          </table:table-cell>
          <table:table-cell office:value-type="float" office:value="0.006635425" calcext:value-type="float">
            <text:p>0.006635425</text:p>
          </table:table-cell>
          <table:table-cell office:value-type="float" office:value="0.00524256" calcext:value-type="float">
            <text:p>0.00524256</text:p>
          </table:table-cell>
          <table:table-cell/>
          <table:table-cell office:value-type="float" office:value="-0.004328842" calcext:value-type="float">
            <text:p>-0.004328842</text:p>
          </table:table-cell>
          <table:table-cell office:value-type="float" office:value="-0.003260409" calcext:value-type="float">
            <text:p>-0.003260409</text:p>
          </table:table-cell>
          <table:table-cell office:value-type="float" office:value="-0.004653273" calcext:value-type="float">
            <text:p>-0.004653273</text:p>
          </table:table-cell>
          <table:table-cell/>
          <table:table-cell office:value-type="float" office:value="26.817543973" calcext:value-type="float">
            <text:p>26.817543973</text:p>
          </table:table-cell>
          <table:table-cell office:value-type="float" office:value="26.843870777" calcext:value-type="float">
            <text:p>26.843870777</text:p>
          </table:table-cell>
          <table:table-cell office:value-type="float" office:value="26.809549675" calcext:value-type="float">
            <text:p>26.809549675</text:p>
          </table:table-cell>
          <table:table-cell/>
          <table:table-cell office:value-type="float" office:value="-0.109736692" calcext:value-type="float">
            <text:p>-0.109736692</text:p>
          </table:table-cell>
          <table:table-cell office:value-type="float" office:value="-0.082650437" calcext:value-type="float">
            <text:p>-0.082650437</text:p>
          </table:table-cell>
          <table:table-cell office:value-type="float" office:value="-0.117961653" calcext:value-type="float">
            <text:p>-0.11796165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2 12:12:35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79258785" calcext:value-type="float">
            <text:p>0.679258785</text:p>
          </table:table-cell>
          <table:table-cell office:value-type="float" office:value="0.730062214" calcext:value-type="float">
            <text:p>0.730062214</text:p>
          </table:table-cell>
          <table:table-cell office:value-type="float" office:value="0.688227497" calcext:value-type="float">
            <text:p>0.688227497</text:p>
          </table:table-cell>
          <table:table-cell/>
          <table:table-cell office:value-type="float" office:value="0.0055495" calcext:value-type="float">
            <text:p>0.0055495</text:p>
          </table:table-cell>
          <table:table-cell office:value-type="float" office:value="0.005964561" calcext:value-type="float">
            <text:p>0.005964561</text:p>
          </table:table-cell>
          <table:table-cell office:value-type="float" office:value="0.005622774" calcext:value-type="float">
            <text:p>0.005622774</text:p>
          </table:table-cell>
          <table:table-cell/>
          <table:table-cell office:value-type="float" office:value="-0.004346333" calcext:value-type="float">
            <text:p>-0.004346333</text:p>
          </table:table-cell>
          <table:table-cell office:value-type="float" office:value="-0.003931273" calcext:value-type="float">
            <text:p>-0.003931273</text:p>
          </table:table-cell>
          <table:table-cell office:value-type="float" office:value="-0.00427306" calcext:value-type="float">
            <text:p>-0.00427306</text:p>
          </table:table-cell>
          <table:table-cell/>
          <table:table-cell office:value-type="float" office:value="26.817112959" calcext:value-type="float">
            <text:p>26.817112959</text:p>
          </table:table-cell>
          <table:table-cell office:value-type="float" office:value="26.827340371" calcext:value-type="float">
            <text:p>26.827340371</text:p>
          </table:table-cell>
          <table:table-cell office:value-type="float" office:value="26.818918488" calcext:value-type="float">
            <text:p>26.818918488</text:p>
          </table:table-cell>
          <table:table-cell/>
          <table:table-cell office:value-type="float" office:value="-0.110180141" calcext:value-type="float">
            <text:p>-0.110180141</text:p>
          </table:table-cell>
          <table:table-cell office:value-type="float" office:value="-0.099657666" calcext:value-type="float">
            <text:p>-0.099657666</text:p>
          </table:table-cell>
          <table:table-cell office:value-type="float" office:value="-0.108322519" calcext:value-type="float">
            <text:p>-0.10832251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2 12:12:36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16392996" calcext:value-type="float">
            <text:p>0.816392996</text:p>
          </table:table-cell>
          <table:table-cell office:value-type="float" office:value="0.679447732" calcext:value-type="float">
            <text:p>0.679447732</text:p>
          </table:table-cell>
          <table:table-cell office:value-type="float" office:value="0.635497646" calcext:value-type="float">
            <text:p>0.635497646</text:p>
          </table:table-cell>
          <table:table-cell/>
          <table:table-cell office:value-type="float" office:value="0.006669877" calcext:value-type="float">
            <text:p>0.006669877</text:p>
          </table:table-cell>
          <table:table-cell office:value-type="float" office:value="0.005551044" calcext:value-type="float">
            <text:p>0.005551044</text:p>
          </table:table-cell>
          <table:table-cell office:value-type="float" office:value="0.005191974" calcext:value-type="float">
            <text:p>0.005191974</text:p>
          </table:table-cell>
          <table:table-cell/>
          <table:table-cell office:value-type="float" office:value="-0.003225956" calcext:value-type="float">
            <text:p>-0.003225956</text:p>
          </table:table-cell>
          <table:table-cell office:value-type="float" office:value="-0.00434479" calcext:value-type="float">
            <text:p>-0.00434479</text:p>
          </table:table-cell>
          <table:table-cell office:value-type="float" office:value="-0.004703859" calcext:value-type="float">
            <text:p>-0.004703859</text:p>
          </table:table-cell>
          <table:table-cell/>
          <table:table-cell office:value-type="float" office:value="26.844719705" calcext:value-type="float">
            <text:p>26.844719705</text:p>
          </table:table-cell>
          <table:table-cell office:value-type="float" office:value="26.817150997" calcext:value-type="float">
            <text:p>26.817150997</text:p>
          </table:table-cell>
          <table:table-cell office:value-type="float" office:value="26.808303182" calcext:value-type="float">
            <text:p>26.808303182</text:p>
          </table:table-cell>
          <table:table-cell/>
          <table:table-cell office:value-type="float" office:value="-0.081777024" calcext:value-type="float">
            <text:p>-0.081777024</text:p>
          </table:table-cell>
          <table:table-cell office:value-type="float" office:value="-0.110141006" calcext:value-type="float">
            <text:p>-0.110141006</text:p>
          </table:table-cell>
          <table:table-cell office:value-type="float" office:value="-0.119244114" calcext:value-type="float">
            <text:p>-0.11924411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2 12:12:37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82844601" calcext:value-type="float">
            <text:p>0.682844601</text:p>
          </table:table-cell>
          <table:table-cell office:value-type="float" office:value="0.811631776" calcext:value-type="float">
            <text:p>0.811631776</text:p>
          </table:table-cell>
          <table:table-cell office:value-type="float" office:value="0.637292342" calcext:value-type="float">
            <text:p>0.637292342</text:p>
          </table:table-cell>
          <table:table-cell/>
          <table:table-cell office:value-type="float" office:value="0.005578796" calcext:value-type="float">
            <text:p>0.005578796</text:p>
          </table:table-cell>
          <table:table-cell office:value-type="float" office:value="0.006630979" calcext:value-type="float">
            <text:p>0.006630979</text:p>
          </table:table-cell>
          <table:table-cell office:value-type="float" office:value="0.005206637" calcext:value-type="float">
            <text:p>0.005206637</text:p>
          </table:table-cell>
          <table:table-cell/>
          <table:table-cell office:value-type="float" office:value="-0.004317038" calcext:value-type="float">
            <text:p>-0.004317038</text:p>
          </table:table-cell>
          <table:table-cell office:value-type="float" office:value="-0.003264855" calcext:value-type="float">
            <text:p>-0.003264855</text:p>
          </table:table-cell>
          <table:table-cell office:value-type="float" office:value="-0.004689197" calcext:value-type="float">
            <text:p>-0.004689197</text:p>
          </table:table-cell>
          <table:table-cell/>
          <table:table-cell office:value-type="float" office:value="26.817834835" calcext:value-type="float">
            <text:p>26.817834835</text:p>
          </table:table-cell>
          <table:table-cell office:value-type="float" office:value="26.843761226" calcext:value-type="float">
            <text:p>26.843761226</text:p>
          </table:table-cell>
          <table:table-cell office:value-type="float" office:value="26.808664483" calcext:value-type="float">
            <text:p>26.808664483</text:p>
          </table:table-cell>
          <table:table-cell/>
          <table:table-cell office:value-type="float" office:value="-0.109437437" calcext:value-type="float">
            <text:p>-0.109437437</text:p>
          </table:table-cell>
          <table:table-cell office:value-type="float" office:value="-0.082763147" calcext:value-type="float">
            <text:p>-0.082763147</text:p>
          </table:table-cell>
          <table:table-cell office:value-type="float" office:value="-0.118872387" calcext:value-type="float">
            <text:p>-0.11887238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2 12:12:38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54575223" calcext:value-type="float">
            <text:p>0.754575223</text:p>
          </table:table-cell>
          <table:table-cell office:value-type="float" office:value="0.841943722" calcext:value-type="float">
            <text:p>0.841943722</text:p>
          </table:table-cell>
          <table:table-cell office:value-type="float" office:value="0.568357774" calcext:value-type="float">
            <text:p>0.568357774</text:p>
          </table:table-cell>
          <table:table-cell/>
          <table:table-cell office:value-type="float" office:value="0.00616483" calcext:value-type="float">
            <text:p>0.00616483</text:p>
          </table:table-cell>
          <table:table-cell office:value-type="float" office:value="0.006878625" calcext:value-type="float">
            <text:p>0.006878625</text:p>
          </table:table-cell>
          <table:table-cell office:value-type="float" office:value="0.004643446" calcext:value-type="float">
            <text:p>0.004643446</text:p>
          </table:table-cell>
          <table:table-cell/>
          <table:table-cell office:value-type="float" office:value="-0.003731003" calcext:value-type="float">
            <text:p>-0.003731003</text:p>
          </table:table-cell>
          <table:table-cell office:value-type="float" office:value="-0.003017208" calcext:value-type="float">
            <text:p>-0.003017208</text:p>
          </table:table-cell>
          <table:table-cell office:value-type="float" office:value="-0.005252387" calcext:value-type="float">
            <text:p>-0.005252387</text:p>
          </table:table-cell>
          <table:table-cell/>
          <table:table-cell office:value-type="float" office:value="26.827220613" calcext:value-type="float">
            <text:p>26.827220613</text:p>
          </table:table-cell>
          <table:table-cell office:value-type="float" office:value="26.844808852" calcext:value-type="float">
            <text:p>26.844808852</text:p>
          </table:table-cell>
          <table:table-cell office:value-type="float" office:value="26.789732094" calcext:value-type="float">
            <text:p>26.789732094</text:p>
          </table:table-cell>
          <table:table-cell/>
          <table:table-cell office:value-type="float" office:value="-0.094580547" calcext:value-type="float">
            <text:p>-0.094580547</text:p>
          </table:table-cell>
          <table:table-cell office:value-type="float" office:value="-0.076485087" calcext:value-type="float">
            <text:p>-0.076485087</text:p>
          </table:table-cell>
          <table:table-cell office:value-type="float" office:value="-0.13315057" calcext:value-type="float">
            <text:p>-0.1331505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2 12:12:40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66585644" calcext:value-type="float">
            <text:p>0.666585644</text:p>
          </table:table-cell>
          <table:table-cell office:value-type="float" office:value="0.742968409" calcext:value-type="float">
            <text:p>0.742968409</text:p>
          </table:table-cell>
          <table:table-cell office:value-type="float" office:value="0.690761887" calcext:value-type="float">
            <text:p>0.690761887</text:p>
          </table:table-cell>
          <table:table-cell/>
          <table:table-cell office:value-type="float" office:value="0.005445961" calcext:value-type="float">
            <text:p>0.005445961</text:p>
          </table:table-cell>
          <table:table-cell office:value-type="float" office:value="0.006070003" calcext:value-type="float">
            <text:p>0.006070003</text:p>
          </table:table-cell>
          <table:table-cell office:value-type="float" office:value="0.005643479" calcext:value-type="float">
            <text:p>0.005643479</text:p>
          </table:table-cell>
          <table:table-cell/>
          <table:table-cell office:value-type="float" office:value="-0.004449872" calcext:value-type="float">
            <text:p>-0.004449872</text:p>
          </table:table-cell>
          <table:table-cell office:value-type="float" office:value="-0.00382583" calcext:value-type="float">
            <text:p>-0.00382583</text:p>
          </table:table-cell>
          <table:table-cell office:value-type="float" office:value="-0.004252354" calcext:value-type="float">
            <text:p>-0.004252354</text:p>
          </table:table-cell>
          <table:table-cell/>
          <table:table-cell office:value-type="float" office:value="26.814561672" calcext:value-type="float">
            <text:p>26.814561672</text:p>
          </table:table-cell>
          <table:table-cell office:value-type="float" office:value="26.829938546" calcext:value-type="float">
            <text:p>26.829938546</text:p>
          </table:table-cell>
          <table:table-cell office:value-type="float" office:value="26.819428696" calcext:value-type="float">
            <text:p>26.819428696</text:p>
          </table:table-cell>
          <table:table-cell/>
          <table:table-cell office:value-type="float" office:value="-0.11280504" calcext:value-type="float">
            <text:p>-0.11280504</text:p>
          </table:table-cell>
          <table:table-cell office:value-type="float" office:value="-0.096984539" calcext:value-type="float">
            <text:p>-0.096984539</text:p>
          </table:table-cell>
          <table:table-cell office:value-type="float" office:value="-0.107797591" calcext:value-type="float">
            <text:p>-0.10779759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2 12:12:41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66761394" calcext:value-type="float">
            <text:p>0.766761394</text:p>
          </table:table-cell>
          <table:table-cell office:value-type="float" office:value="0.835921268" calcext:value-type="float">
            <text:p>0.835921268</text:p>
          </table:table-cell>
          <table:table-cell office:value-type="float" office:value="0.566847988" calcext:value-type="float">
            <text:p>0.566847988</text:p>
          </table:table-cell>
          <table:table-cell/>
          <table:table-cell office:value-type="float" office:value="0.00626439" calcext:value-type="float">
            <text:p>0.00626439</text:p>
          </table:table-cell>
          <table:table-cell office:value-type="float" office:value="0.006829422" calcext:value-type="float">
            <text:p>0.006829422</text:p>
          </table:table-cell>
          <table:table-cell office:value-type="float" office:value="0.004631111" calcext:value-type="float">
            <text:p>0.004631111</text:p>
          </table:table-cell>
          <table:table-cell/>
          <table:table-cell office:value-type="float" office:value="-0.003631443" calcext:value-type="float">
            <text:p>-0.003631443</text:p>
          </table:table-cell>
          <table:table-cell office:value-type="float" office:value="-0.003066411" calcext:value-type="float">
            <text:p>-0.003066411</text:p>
          </table:table-cell>
          <table:table-cell office:value-type="float" office:value="-0.005264722" calcext:value-type="float">
            <text:p>-0.005264722</text:p>
          </table:table-cell>
          <table:table-cell/>
          <table:table-cell office:value-type="float" office:value="26.834728351" calcext:value-type="float">
            <text:p>26.834728351</text:p>
          </table:table-cell>
          <table:table-cell office:value-type="float" office:value="26.848650925" calcext:value-type="float">
            <text:p>26.848650925</text:p>
          </table:table-cell>
          <table:table-cell office:value-type="float" office:value="26.794482834" calcext:value-type="float">
            <text:p>26.794482834</text:p>
          </table:table-cell>
          <table:table-cell/>
          <table:table-cell office:value-type="float" office:value="-0.092056566" calcext:value-type="float">
            <text:p>-0.092056566</text:p>
          </table:table-cell>
          <table:table-cell office:value-type="float" office:value="-0.077732424" calcext:value-type="float">
            <text:p>-0.077732424</text:p>
          </table:table-cell>
          <table:table-cell office:value-type="float" office:value="-0.13346329" calcext:value-type="float">
            <text:p>-0.1334632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2 12:12:42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64236029" calcext:value-type="float">
            <text:p>0.664236029</text:p>
          </table:table-cell>
          <table:table-cell office:value-type="float" office:value="0.761357637" calcext:value-type="float">
            <text:p>0.761357637</text:p>
          </table:table-cell>
          <table:table-cell office:value-type="float" office:value="0.699964249" calcext:value-type="float">
            <text:p>0.699964249</text:p>
          </table:table-cell>
          <table:table-cell/>
          <table:table-cell office:value-type="float" office:value="0.005426765" calcext:value-type="float">
            <text:p>0.005426765</text:p>
          </table:table-cell>
          <table:table-cell office:value-type="float" office:value="0.006220242" calcext:value-type="float">
            <text:p>0.006220242</text:p>
          </table:table-cell>
          <table:table-cell office:value-type="float" office:value="0.005718662" calcext:value-type="float">
            <text:p>0.005718662</text:p>
          </table:table-cell>
          <table:table-cell/>
          <table:table-cell office:value-type="float" office:value="-0.004469068" calcext:value-type="float">
            <text:p>-0.004469068</text:p>
          </table:table-cell>
          <table:table-cell office:value-type="float" office:value="-0.003675591" calcext:value-type="float">
            <text:p>-0.003675591</text:p>
          </table:table-cell>
          <table:table-cell office:value-type="float" office:value="-0.004177171" calcext:value-type="float">
            <text:p>-0.004177171</text:p>
          </table:table-cell>
          <table:table-cell/>
          <table:table-cell office:value-type="float" office:value="26.819143262" calcext:value-type="float">
            <text:p>26.819143262</text:p>
          </table:table-cell>
          <table:table-cell office:value-type="float" office:value="26.83869503" calcext:value-type="float">
            <text:p>26.83869503</text:p>
          </table:table-cell>
          <table:table-cell office:value-type="float" office:value="26.826335829" calcext:value-type="float">
            <text:p>26.826335829</text:p>
          </table:table-cell>
          <table:table-cell/>
          <table:table-cell office:value-type="float" office:value="-0.1132917" calcext:value-type="float">
            <text:p>-0.1132917</text:p>
          </table:table-cell>
          <table:table-cell office:value-type="float" office:value="-0.093175783" calcext:value-type="float">
            <text:p>-0.093175783</text:p>
          </table:table-cell>
          <table:table-cell office:value-type="float" office:value="-0.105891581" calcext:value-type="float">
            <text:p>-0.10589158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2 12:12:43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20330479" calcext:value-type="float">
            <text:p>0.820330479</text:p>
          </table:table-cell>
          <table:table-cell office:value-type="float" office:value="0.682434521" calcext:value-type="float">
            <text:p>0.682434521</text:p>
          </table:table-cell>
          <table:table-cell office:value-type="float" office:value="0.588139962" calcext:value-type="float">
            <text:p>0.588139962</text:p>
          </table:table-cell>
          <table:table-cell/>
          <table:table-cell office:value-type="float" office:value="0.006702046" calcext:value-type="float">
            <text:p>0.006702046</text:p>
          </table:table-cell>
          <table:table-cell office:value-type="float" office:value="0.005575445" calcext:value-type="float">
            <text:p>0.005575445</text:p>
          </table:table-cell>
          <table:table-cell office:value-type="float" office:value="0.004805065" calcext:value-type="float">
            <text:p>0.004805065</text:p>
          </table:table-cell>
          <table:table-cell/>
          <table:table-cell office:value-type="float" office:value="-0.003193787" calcext:value-type="float">
            <text:p>-0.003193787</text:p>
          </table:table-cell>
          <table:table-cell office:value-type="float" office:value="-0.004320388" calcext:value-type="float">
            <text:p>-0.004320388</text:p>
          </table:table-cell>
          <table:table-cell office:value-type="float" office:value="-0.005090768" calcext:value-type="float">
            <text:p>-0.005090768</text:p>
          </table:table-cell>
          <table:table-cell/>
          <table:table-cell office:value-type="float" office:value="26.845512358" calcext:value-type="float">
            <text:p>26.845512358</text:p>
          </table:table-cell>
          <table:table-cell office:value-type="float" office:value="26.81775228" calcext:value-type="float">
            <text:p>26.81775228</text:p>
          </table:table-cell>
          <table:table-cell office:value-type="float" office:value="26.798769289" calcext:value-type="float">
            <text:p>26.798769289</text:p>
          </table:table-cell>
          <table:table-cell/>
          <table:table-cell office:value-type="float" office:value="-0.08096151" calcext:value-type="float">
            <text:p>-0.08096151</text:p>
          </table:table-cell>
          <table:table-cell office:value-type="float" office:value="-0.109522374" calcext:value-type="float">
            <text:p>-0.109522374</text:p>
          </table:table-cell>
          <table:table-cell office:value-type="float" office:value="-0.129053128" calcext:value-type="float">
            <text:p>-0.12905312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2 12:12:45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97757089" calcext:value-type="float">
            <text:p>0.697757089</text:p>
          </table:table-cell>
          <table:table-cell office:value-type="float" office:value="0.822746256" calcext:value-type="float">
            <text:p>0.822746256</text:p>
          </table:table-cell>
          <table:table-cell office:value-type="float" office:value="0.597719621" calcext:value-type="float">
            <text:p>0.597719621</text:p>
          </table:table-cell>
          <table:table-cell/>
          <table:table-cell office:value-type="float" office:value="0.00570063" calcext:value-type="float">
            <text:p>0.00570063</text:p>
          </table:table-cell>
          <table:table-cell office:value-type="float" office:value="0.006721783" calcext:value-type="float">
            <text:p>0.006721783</text:p>
          </table:table-cell>
          <table:table-cell office:value-type="float" office:value="0.00488333" calcext:value-type="float">
            <text:p>0.00488333</text:p>
          </table:table-cell>
          <table:table-cell/>
          <table:table-cell office:value-type="float" office:value="-0.004195204" calcext:value-type="float">
            <text:p>-0.004195204</text:p>
          </table:table-cell>
          <table:table-cell office:value-type="float" office:value="-0.00317405" calcext:value-type="float">
            <text:p>-0.00317405</text:p>
          </table:table-cell>
          <table:table-cell office:value-type="float" office:value="-0.005012503" calcext:value-type="float">
            <text:p>-0.005012503</text:p>
          </table:table-cell>
          <table:table-cell/>
          <table:table-cell office:value-type="float" office:value="26.830946072" calcext:value-type="float">
            <text:p>26.830946072</text:p>
          </table:table-cell>
          <table:table-cell office:value-type="float" office:value="26.8561076" calcext:value-type="float">
            <text:p>26.8561076</text:p>
          </table:table-cell>
          <table:table-cell office:value-type="float" office:value="26.810807165" calcext:value-type="float">
            <text:p>26.810807165</text:p>
          </table:table-cell>
          <table:table-cell/>
          <table:table-cell office:value-type="float" office:value="-0.106348732" calcext:value-type="float">
            <text:p>-0.106348732</text:p>
          </table:table-cell>
          <table:table-cell office:value-type="float" office:value="-0.080461166" calcext:value-type="float">
            <text:p>-0.080461166</text:p>
          </table:table-cell>
          <table:table-cell office:value-type="float" office:value="-0.127068921" calcext:value-type="float">
            <text:p>-0.12706892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2 12:12:46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62513454" calcext:value-type="float">
            <text:p>0.662513454</text:p>
          </table:table-cell>
          <table:table-cell office:value-type="float" office:value="0.749739498" calcext:value-type="float">
            <text:p>0.749739498</text:p>
          </table:table-cell>
          <table:table-cell office:value-type="float" office:value="0.69342085" calcext:value-type="float">
            <text:p>0.69342085</text:p>
          </table:table-cell>
          <table:table-cell/>
          <table:table-cell office:value-type="float" office:value="0.005412692" calcext:value-type="float">
            <text:p>0.005412692</text:p>
          </table:table-cell>
          <table:table-cell office:value-type="float" office:value="0.006125323" calcext:value-type="float">
            <text:p>0.006125323</text:p>
          </table:table-cell>
          <table:table-cell office:value-type="float" office:value="0.005665203" calcext:value-type="float">
            <text:p>0.005665203</text:p>
          </table:table-cell>
          <table:table-cell/>
          <table:table-cell office:value-type="float" office:value="-0.004483142" calcext:value-type="float">
            <text:p>-0.004483142</text:p>
          </table:table-cell>
          <table:table-cell office:value-type="float" office:value="-0.003770511" calcext:value-type="float">
            <text:p>-0.003770511</text:p>
          </table:table-cell>
          <table:table-cell office:value-type="float" office:value="-0.00423063" calcext:value-type="float">
            <text:p>-0.00423063</text:p>
          </table:table-cell>
          <table:table-cell/>
          <table:table-cell office:value-type="float" office:value="26.813741879" calcext:value-type="float">
            <text:p>26.813741879</text:p>
          </table:table-cell>
          <table:table-cell office:value-type="float" office:value="26.831301647" calcext:value-type="float">
            <text:p>26.831301647</text:p>
          </table:table-cell>
          <table:table-cell office:value-type="float" office:value="26.819963982" calcext:value-type="float">
            <text:p>26.819963982</text:p>
          </table:table-cell>
          <table:table-cell/>
          <table:table-cell office:value-type="float" office:value="-0.113648485" calcext:value-type="float">
            <text:p>-0.113648485</text:p>
          </table:table-cell>
          <table:table-cell office:value-type="float" office:value="-0.095582117" calcext:value-type="float">
            <text:p>-0.095582117</text:p>
          </table:table-cell>
          <table:table-cell office:value-type="float" office:value="-0.107246861" calcext:value-type="float">
            <text:p>-0.10724686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2 12:12:47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55795331" calcext:value-type="float">
            <text:p>0.755795331</text:p>
          </table:table-cell>
          <table:table-cell office:value-type="float" office:value="0.842701297" calcext:value-type="float">
            <text:p>0.842701297</text:p>
          </table:table-cell>
          <table:table-cell office:value-type="float" office:value="0.568346449" calcext:value-type="float">
            <text:p>0.568346449</text:p>
          </table:table-cell>
          <table:table-cell/>
          <table:table-cell office:value-type="float" office:value="0.006174798" calcext:value-type="float">
            <text:p>0.006174798</text:p>
          </table:table-cell>
          <table:table-cell office:value-type="float" office:value="0.006884815" calcext:value-type="float">
            <text:p>0.006884815</text:p>
          </table:table-cell>
          <table:table-cell office:value-type="float" office:value="0.004643353" calcext:value-type="float">
            <text:p>0.004643353</text:p>
          </table:table-cell>
          <table:table-cell/>
          <table:table-cell office:value-type="float" office:value="-0.003721035" calcext:value-type="float">
            <text:p>-0.003721035</text:p>
          </table:table-cell>
          <table:table-cell office:value-type="float" office:value="-0.003011019" calcext:value-type="float">
            <text:p>-0.003011019</text:p>
          </table:table-cell>
          <table:table-cell office:value-type="float" office:value="-0.00525248" calcext:value-type="float">
            <text:p>-0.00525248</text:p>
          </table:table-cell>
          <table:table-cell/>
          <table:table-cell office:value-type="float" office:value="26.832520757" calcext:value-type="float">
            <text:p>26.832520757</text:p>
          </table:table-cell>
          <table:table-cell office:value-type="float" office:value="26.850015803" calcext:value-type="float">
            <text:p>26.850015803</text:p>
          </table:table-cell>
          <table:table-cell office:value-type="float" office:value="26.794784501" calcext:value-type="float">
            <text:p>26.794784501</text:p>
          </table:table-cell>
          <table:table-cell/>
          <table:table-cell office:value-type="float" office:value="-0.094327839" calcext:value-type="float">
            <text:p>-0.094327839</text:p>
          </table:table-cell>
          <table:table-cell office:value-type="float" office:value="-0.076328183" calcext:value-type="float">
            <text:p>-0.076328183</text:p>
          </table:table-cell>
          <table:table-cell office:value-type="float" office:value="-0.133152916" calcext:value-type="float">
            <text:p>-0.13315291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2 12:12:48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68450078" calcext:value-type="float">
            <text:p>0.668450078</text:p>
          </table:table-cell>
          <table:table-cell office:value-type="float" office:value="0.782550071" calcext:value-type="float">
            <text:p>0.782550071</text:p>
          </table:table-cell>
          <table:table-cell office:value-type="float" office:value="0.678626976" calcext:value-type="float">
            <text:p>0.678626976</text:p>
          </table:table-cell>
          <table:table-cell/>
          <table:table-cell office:value-type="float" office:value="0.005461193" calcext:value-type="float">
            <text:p>0.005461193</text:p>
          </table:table-cell>
          <table:table-cell office:value-type="float" office:value="0.006393383" calcext:value-type="float">
            <text:p>0.006393383</text:p>
          </table:table-cell>
          <table:table-cell office:value-type="float" office:value="0.005544338" calcext:value-type="float">
            <text:p>0.005544338</text:p>
          </table:table-cell>
          <table:table-cell/>
          <table:table-cell office:value-type="float" office:value="-0.00443464" calcext:value-type="float">
            <text:p>-0.00443464</text:p>
          </table:table-cell>
          <table:table-cell office:value-type="float" office:value="-0.00350245" calcext:value-type="float">
            <text:p>-0.00350245</text:p>
          </table:table-cell>
          <table:table-cell office:value-type="float" office:value="-0.004351495" calcext:value-type="float">
            <text:p>-0.004351495</text:p>
          </table:table-cell>
          <table:table-cell/>
          <table:table-cell office:value-type="float" office:value="26.809882411" calcext:value-type="float">
            <text:p>26.809882411</text:p>
          </table:table-cell>
          <table:table-cell office:value-type="float" office:value="26.832852287" calcext:value-type="float">
            <text:p>26.832852287</text:p>
          </table:table-cell>
          <table:table-cell office:value-type="float" office:value="26.811931177" calcext:value-type="float">
            <text:p>26.811931177</text:p>
          </table:table-cell>
          <table:table-cell/>
          <table:table-cell office:value-type="float" office:value="-0.112418872" calcext:value-type="float">
            <text:p>-0.112418872</text:p>
          </table:table-cell>
          <table:table-cell office:value-type="float" office:value="-0.088786451" calcext:value-type="float">
            <text:p>-0.088786451</text:p>
          </table:table-cell>
          <table:table-cell office:value-type="float" office:value="-0.110311003" calcext:value-type="float">
            <text:p>-0.11031100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2 12:12:50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89123868" calcext:value-type="float">
            <text:p>0.789123868</text:p>
          </table:table-cell>
          <table:table-cell office:value-type="float" office:value="0.686503135" calcext:value-type="float">
            <text:p>0.686503135</text:p>
          </table:table-cell>
          <table:table-cell office:value-type="float" office:value="0.648400861" calcext:value-type="float">
            <text:p>0.648400861</text:p>
          </table:table-cell>
          <table:table-cell/>
          <table:table-cell office:value-type="float" office:value="0.00644709" calcext:value-type="float">
            <text:p>0.00644709</text:p>
          </table:table-cell>
          <table:table-cell office:value-type="float" office:value="0.005608686" calcext:value-type="float">
            <text:p>0.005608686</text:p>
          </table:table-cell>
          <table:table-cell office:value-type="float" office:value="0.005297393" calcext:value-type="float">
            <text:p>0.005297393</text:p>
          </table:table-cell>
          <table:table-cell/>
          <table:table-cell office:value-type="float" office:value="-0.003448743" calcext:value-type="float">
            <text:p>-0.003448743</text:p>
          </table:table-cell>
          <table:table-cell office:value-type="float" office:value="-0.004287148" calcext:value-type="float">
            <text:p>-0.004287148</text:p>
          </table:table-cell>
          <table:table-cell office:value-type="float" office:value="-0.004598441" calcext:value-type="float">
            <text:p>-0.004598441</text:p>
          </table:table-cell>
          <table:table-cell/>
          <table:table-cell office:value-type="float" office:value="26.839230159" calcext:value-type="float">
            <text:p>26.839230159</text:p>
          </table:table-cell>
          <table:table-cell office:value-type="float" office:value="26.818571349" calcext:value-type="float">
            <text:p>26.818571349</text:p>
          </table:table-cell>
          <table:table-cell office:value-type="float" office:value="26.810900801" calcext:value-type="float">
            <text:p>26.810900801</text:p>
          </table:table-cell>
          <table:table-cell/>
          <table:table-cell office:value-type="float" office:value="-0.087424905" calcext:value-type="float">
            <text:p>-0.087424905</text:p>
          </table:table-cell>
          <table:table-cell office:value-type="float" office:value="-0.108679673" calcext:value-type="float">
            <text:p>-0.108679673</text:p>
          </table:table-cell>
          <table:table-cell office:value-type="float" office:value="-0.116571541" calcext:value-type="float">
            <text:p>-0.11657154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2 12:12:51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29467956" calcext:value-type="float">
            <text:p>0.729467956</text:p>
          </table:table-cell>
          <table:table-cell office:value-type="float" office:value="0.8340771" calcext:value-type="float">
            <text:p>0.8340771</text:p>
          </table:table-cell>
          <table:table-cell office:value-type="float" office:value="0.573442647" calcext:value-type="float">
            <text:p>0.573442647</text:p>
          </table:table-cell>
          <table:table-cell/>
          <table:table-cell office:value-type="float" office:value="0.005959706" calcext:value-type="float">
            <text:p>0.005959706</text:p>
          </table:table-cell>
          <table:table-cell office:value-type="float" office:value="0.006814355" calcext:value-type="float">
            <text:p>0.006814355</text:p>
          </table:table-cell>
          <table:table-cell office:value-type="float" office:value="0.004684989" calcext:value-type="float">
            <text:p>0.004684989</text:p>
          </table:table-cell>
          <table:table-cell/>
          <table:table-cell office:value-type="float" office:value="-0.003936128" calcext:value-type="float">
            <text:p>-0.003936128</text:p>
          </table:table-cell>
          <table:table-cell office:value-type="float" office:value="-0.003081478" calcext:value-type="float">
            <text:p>-0.003081478</text:p>
          </table:table-cell>
          <table:table-cell office:value-type="float" office:value="-0.005210844" calcext:value-type="float">
            <text:p>-0.005210844</text:p>
          </table:table-cell>
          <table:table-cell/>
          <table:table-cell office:value-type="float" office:value="26.837329829" calcext:value-type="float">
            <text:p>26.837329829</text:p>
          </table:table-cell>
          <table:table-cell office:value-type="float" office:value="26.858388581" calcext:value-type="float">
            <text:p>26.858388581</text:p>
          </table:table-cell>
          <table:table-cell office:value-type="float" office:value="26.805919825" calcext:value-type="float">
            <text:p>26.805919825</text:p>
          </table:table-cell>
          <table:table-cell/>
          <table:table-cell office:value-type="float" office:value="-0.099780749" calcext:value-type="float">
            <text:p>-0.099780749</text:p>
          </table:table-cell>
          <table:table-cell office:value-type="float" office:value="-0.078114379" calcext:value-type="float">
            <text:p>-0.078114379</text:p>
          </table:table-cell>
          <table:table-cell office:value-type="float" office:value="-0.132097349" calcext:value-type="float">
            <text:p>-0.13209734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2 12:12:52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35348551" calcext:value-type="float">
            <text:p>0.735348551</text:p>
          </table:table-cell>
          <table:table-cell office:value-type="float" office:value="0.697135412" calcext:value-type="float">
            <text:p>0.697135412</text:p>
          </table:table-cell>
          <table:table-cell office:value-type="float" office:value="0.663392027" calcext:value-type="float">
            <text:p>0.663392027</text:p>
          </table:table-cell>
          <table:table-cell/>
          <table:table-cell office:value-type="float" office:value="0.00600775" calcext:value-type="float">
            <text:p>0.00600775</text:p>
          </table:table-cell>
          <table:table-cell office:value-type="float" office:value="0.005695551" calcext:value-type="float">
            <text:p>0.005695551</text:p>
          </table:table-cell>
          <table:table-cell office:value-type="float" office:value="0.00541987" calcext:value-type="float">
            <text:p>0.00541987</text:p>
          </table:table-cell>
          <table:table-cell/>
          <table:table-cell office:value-type="float" office:value="-0.003888084" calcext:value-type="float">
            <text:p>-0.003888084</text:p>
          </table:table-cell>
          <table:table-cell office:value-type="float" office:value="-0.004200283" calcext:value-type="float">
            <text:p>-0.004200283</text:p>
          </table:table-cell>
          <table:table-cell office:value-type="float" office:value="-0.004475964" calcext:value-type="float">
            <text:p>-0.004475964</text:p>
          </table:table-cell>
          <table:table-cell/>
          <table:table-cell office:value-type="float" office:value="26.838513655" calcext:value-type="float">
            <text:p>26.838513655</text:p>
          </table:table-cell>
          <table:table-cell office:value-type="float" office:value="26.830820922" calcext:value-type="float">
            <text:p>26.830820922</text:p>
          </table:table-cell>
          <table:table-cell office:value-type="float" office:value="26.824027956" calcext:value-type="float">
            <text:p>26.824027956</text:p>
          </table:table-cell>
          <table:table-cell/>
          <table:table-cell office:value-type="float" office:value="-0.098562761" calcext:value-type="float">
            <text:p>-0.098562761</text:p>
          </table:table-cell>
          <table:table-cell office:value-type="float" office:value="-0.106477495" calcext:value-type="float">
            <text:p>-0.106477495</text:p>
          </table:table-cell>
          <table:table-cell office:value-type="float" office:value="-0.113466512" calcext:value-type="float">
            <text:p>-0.11346651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2 12:12:53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800820685" calcext:value-type="float">
            <text:p>0.800820685</text:p>
          </table:table-cell>
          <table:table-cell office:value-type="float" office:value="0.749932617" calcext:value-type="float">
            <text:p>0.749932617</text:p>
          </table:table-cell>
          <table:table-cell office:value-type="float" office:value="0.562592812" calcext:value-type="float">
            <text:p>0.562592812</text:p>
          </table:table-cell>
          <table:table-cell/>
          <table:table-cell office:value-type="float" office:value="0.006542653" calcext:value-type="float">
            <text:p>0.006542653</text:p>
          </table:table-cell>
          <table:table-cell office:value-type="float" office:value="0.0061269" calcext:value-type="float">
            <text:p>0.0061269</text:p>
          </table:table-cell>
          <table:table-cell office:value-type="float" office:value="0.004596347" calcext:value-type="float">
            <text:p>0.004596347</text:p>
          </table:table-cell>
          <table:table-cell/>
          <table:table-cell office:value-type="float" office:value="-0.003353181" calcext:value-type="float">
            <text:p>-0.003353181</text:p>
          </table:table-cell>
          <table:table-cell office:value-type="float" office:value="-0.003768933" calcext:value-type="float">
            <text:p>-0.003768933</text:p>
          </table:table-cell>
          <table:table-cell office:value-type="float" office:value="-0.005299487" calcext:value-type="float">
            <text:p>-0.005299487</text:p>
          </table:table-cell>
          <table:table-cell/>
          <table:table-cell office:value-type="float" office:value="26.836530366" calcext:value-type="float">
            <text:p>26.836530366</text:p>
          </table:table-cell>
          <table:table-cell office:value-type="float" office:value="26.826285998" calcext:value-type="float">
            <text:p>26.826285998</text:p>
          </table:table-cell>
          <table:table-cell office:value-type="float" office:value="26.788571496" calcext:value-type="float">
            <text:p>26.788571496</text:p>
          </table:table-cell>
          <table:table-cell/>
          <table:table-cell office:value-type="float" office:value="-0.085002299" calcext:value-type="float">
            <text:p>-0.085002299</text:p>
          </table:table-cell>
          <table:table-cell office:value-type="float" office:value="-0.095542118" calcext:value-type="float">
            <text:p>-0.095542118</text:p>
          </table:table-cell>
          <table:table-cell office:value-type="float" office:value="-0.134344658" calcext:value-type="float">
            <text:p>-0.13434465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2 12:12:55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64340337" calcext:value-type="float">
            <text:p>0.664340337</text:p>
          </table:table-cell>
          <table:table-cell office:value-type="float" office:value="0.782447551" calcext:value-type="float">
            <text:p>0.782447551</text:p>
          </table:table-cell>
          <table:table-cell office:value-type="float" office:value="0.705103958" calcext:value-type="float">
            <text:p>0.705103958</text:p>
          </table:table-cell>
          <table:table-cell/>
          <table:table-cell office:value-type="float" office:value="0.005427617" calcext:value-type="float">
            <text:p>0.005427617</text:p>
          </table:table-cell>
          <table:table-cell office:value-type="float" office:value="0.006392545" calcext:value-type="float">
            <text:p>0.006392545</text:p>
          </table:table-cell>
          <table:table-cell office:value-type="float" office:value="0.005760653" calcext:value-type="float">
            <text:p>0.005760653</text:p>
          </table:table-cell>
          <table:table-cell/>
          <table:table-cell office:value-type="float" office:value="-0.004468216" calcext:value-type="float">
            <text:p>-0.004468216</text:p>
          </table:table-cell>
          <table:table-cell office:value-type="float" office:value="-0.003503288" calcext:value-type="float">
            <text:p>-0.003503288</text:p>
          </table:table-cell>
          <table:table-cell office:value-type="float" office:value="-0.00413518" calcext:value-type="float">
            <text:p>-0.00413518</text:p>
          </table:table-cell>
          <table:table-cell/>
          <table:table-cell office:value-type="float" office:value="26.824218864" calcext:value-type="float">
            <text:p>26.824218864</text:p>
          </table:table-cell>
          <table:table-cell office:value-type="float" office:value="26.847995142" calcext:value-type="float">
            <text:p>26.847995142</text:p>
          </table:table-cell>
          <table:table-cell office:value-type="float" office:value="26.832425084" calcext:value-type="float">
            <text:p>26.832425084</text:p>
          </table:table-cell>
          <table:table-cell/>
          <table:table-cell office:value-type="float" office:value="-0.113270095" calcext:value-type="float">
            <text:p>-0.113270095</text:p>
          </table:table-cell>
          <table:table-cell office:value-type="float" office:value="-0.088807684" calcext:value-type="float">
            <text:p>-0.088807684</text:p>
          </table:table-cell>
          <table:table-cell office:value-type="float" office:value="-0.104827037" calcext:value-type="float">
            <text:p>-0.10482703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2 12:12:56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00039864" calcext:value-type="float">
            <text:p>0.800039864</text:p>
          </table:table-cell>
          <table:table-cell office:value-type="float" office:value="0.752689332" calcext:value-type="float">
            <text:p>0.752689332</text:p>
          </table:table-cell>
          <table:table-cell office:value-type="float" office:value="0.561730333" calcext:value-type="float">
            <text:p>0.561730333</text:p>
          </table:table-cell>
          <table:table-cell/>
          <table:table-cell office:value-type="float" office:value="0.006536273" calcext:value-type="float">
            <text:p>0.006536273</text:p>
          </table:table-cell>
          <table:table-cell office:value-type="float" office:value="0.006149423" calcext:value-type="float">
            <text:p>0.006149423</text:p>
          </table:table-cell>
          <table:table-cell office:value-type="float" office:value="0.0045893" calcext:value-type="float">
            <text:p>0.0045893</text:p>
          </table:table-cell>
          <table:table-cell/>
          <table:table-cell office:value-type="float" office:value="-0.00335956" calcext:value-type="float">
            <text:p>-0.00335956</text:p>
          </table:table-cell>
          <table:table-cell office:value-type="float" office:value="-0.003746411" calcext:value-type="float">
            <text:p>-0.003746411</text:p>
          </table:table-cell>
          <table:table-cell office:value-type="float" office:value="-0.005306533" calcext:value-type="float">
            <text:p>-0.005306533</text:p>
          </table:table-cell>
          <table:table-cell/>
          <table:table-cell office:value-type="float" office:value="26.84142766" calcext:value-type="float">
            <text:p>26.84142766</text:p>
          </table:table-cell>
          <table:table-cell office:value-type="float" office:value="26.831895484" calcext:value-type="float">
            <text:p>26.831895484</text:p>
          </table:table-cell>
          <table:table-cell office:value-type="float" office:value="26.793452556" calcext:value-type="float">
            <text:p>26.793452556</text:p>
          </table:table-cell>
          <table:table-cell/>
          <table:table-cell office:value-type="float" office:value="-0.085164019" calcext:value-type="float">
            <text:p>-0.085164019</text:p>
          </table:table-cell>
          <table:table-cell office:value-type="float" office:value="-0.09497115" calcext:value-type="float">
            <text:p>-0.09497115</text:p>
          </table:table-cell>
          <table:table-cell office:value-type="float" office:value="-0.134523303" calcext:value-type="float">
            <text:p>-0.13452330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2 12:12:57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64584716" calcext:value-type="float">
            <text:p>0.664584716</text:p>
          </table:table-cell>
          <table:table-cell office:value-type="float" office:value="0.781854484" calcext:value-type="float">
            <text:p>0.781854484</text:p>
          </table:table-cell>
          <table:table-cell office:value-type="float" office:value="0.707039917" calcext:value-type="float">
            <text:p>0.707039917</text:p>
          </table:table-cell>
          <table:table-cell/>
          <table:table-cell office:value-type="float" office:value="0.005429614" calcext:value-type="float">
            <text:p>0.005429614</text:p>
          </table:table-cell>
          <table:table-cell office:value-type="float" office:value="0.0063877" calcext:value-type="float">
            <text:p>0.0063877</text:p>
          </table:table-cell>
          <table:table-cell office:value-type="float" office:value="0.00577647" calcext:value-type="float">
            <text:p>0.00577647</text:p>
          </table:table-cell>
          <table:table-cell/>
          <table:table-cell office:value-type="float" office:value="-0.00446622" calcext:value-type="float">
            <text:p>-0.00446622</text:p>
          </table:table-cell>
          <table:table-cell office:value-type="float" office:value="-0.003508133" calcext:value-type="float">
            <text:p>-0.003508133</text:p>
          </table:table-cell>
          <table:table-cell office:value-type="float" office:value="-0.004119363" calcext:value-type="float">
            <text:p>-0.004119363</text:p>
          </table:table-cell>
          <table:table-cell/>
          <table:table-cell office:value-type="float" office:value="26.814158855" calcext:value-type="float">
            <text:p>26.814158855</text:p>
          </table:table-cell>
          <table:table-cell office:value-type="float" office:value="26.837766755" calcext:value-type="float">
            <text:p>26.837766755</text:p>
          </table:table-cell>
          <table:table-cell office:value-type="float" office:value="26.822705685" calcext:value-type="float">
            <text:p>26.822705685</text:p>
          </table:table-cell>
          <table:table-cell/>
          <table:table-cell office:value-type="float" office:value="-0.113219479" calcext:value-type="float">
            <text:p>-0.113219479</text:p>
          </table:table-cell>
          <table:table-cell office:value-type="float" office:value="-0.088930519" calcext:value-type="float">
            <text:p>-0.088930519</text:p>
          </table:table-cell>
          <table:table-cell office:value-type="float" office:value="-0.104426059" calcext:value-type="float">
            <text:p>-0.10442605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2 12:12:58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13679792" calcext:value-type="float">
            <text:p>0.813679792</text:p>
          </table:table-cell>
          <table:table-cell office:value-type="float" office:value="0.680701814" calcext:value-type="float">
            <text:p>0.680701814</text:p>
          </table:table-cell>
          <table:table-cell office:value-type="float" office:value="0.640878754" calcext:value-type="float">
            <text:p>0.640878754</text:p>
          </table:table-cell>
          <table:table-cell/>
          <table:table-cell office:value-type="float" office:value="0.006647711" calcext:value-type="float">
            <text:p>0.006647711</text:p>
          </table:table-cell>
          <table:table-cell office:value-type="float" office:value="0.005561289" calcext:value-type="float">
            <text:p>0.005561289</text:p>
          </table:table-cell>
          <table:table-cell office:value-type="float" office:value="0.005235938" calcext:value-type="float">
            <text:p>0.005235938</text:p>
          </table:table-cell>
          <table:table-cell/>
          <table:table-cell office:value-type="float" office:value="-0.003248123" calcext:value-type="float">
            <text:p>-0.003248123</text:p>
          </table:table-cell>
          <table:table-cell office:value-type="float" office:value="-0.004334544" calcext:value-type="float">
            <text:p>-0.004334544</text:p>
          </table:table-cell>
          <table:table-cell office:value-type="float" office:value="-0.004659896" calcext:value-type="float">
            <text:p>-0.004659896</text:p>
          </table:table-cell>
          <table:table-cell/>
          <table:table-cell office:value-type="float" office:value="26.849227982" calcext:value-type="float">
            <text:p>26.849227982</text:p>
          </table:table-cell>
          <table:table-cell office:value-type="float" office:value="26.82245805" calcext:value-type="float">
            <text:p>26.82245805</text:p>
          </table:table-cell>
          <table:table-cell office:value-type="float" office:value="26.814441107" calcext:value-type="float">
            <text:p>26.814441107</text:p>
          </table:table-cell>
          <table:table-cell/>
          <table:table-cell office:value-type="float" office:value="-0.082338971" calcext:value-type="float">
            <text:p>-0.082338971</text:p>
          </table:table-cell>
          <table:table-cell office:value-type="float" office:value="-0.109881257" calcext:value-type="float">
            <text:p>-0.109881257</text:p>
          </table:table-cell>
          <table:table-cell office:value-type="float" office:value="-0.118129553" calcext:value-type="float">
            <text:p>-0.11812955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2 12:13:00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30044845" calcext:value-type="float">
            <text:p>0.830044845</text:p>
          </table:table-cell>
          <table:table-cell office:value-type="float" office:value="0.680049143" calcext:value-type="float">
            <text:p>0.680049143</text:p>
          </table:table-cell>
          <table:table-cell office:value-type="float" office:value="0.630083755" calcext:value-type="float">
            <text:p>0.630083755</text:p>
          </table:table-cell>
          <table:table-cell/>
          <table:table-cell office:value-type="float" office:value="0.006781412" calcext:value-type="float">
            <text:p>0.006781412</text:p>
          </table:table-cell>
          <table:table-cell office:value-type="float" office:value="0.005555957" calcext:value-type="float">
            <text:p>0.005555957</text:p>
          </table:table-cell>
          <table:table-cell office:value-type="float" office:value="0.005147743" calcext:value-type="float">
            <text:p>0.005147743</text:p>
          </table:table-cell>
          <table:table-cell/>
          <table:table-cell office:value-type="float" office:value="-0.003114421" calcext:value-type="float">
            <text:p>-0.003114421</text:p>
          </table:table-cell>
          <table:table-cell office:value-type="float" office:value="-0.004339876" calcext:value-type="float">
            <text:p>-0.004339876</text:p>
          </table:table-cell>
          <table:table-cell office:value-type="float" office:value="-0.00474809" calcext:value-type="float">
            <text:p>-0.00474809</text:p>
          </table:table-cell>
          <table:table-cell/>
          <table:table-cell office:value-type="float" office:value="26.847467949" calcext:value-type="float">
            <text:p>26.847467949</text:p>
          </table:table-cell>
          <table:table-cell office:value-type="float" office:value="26.817272069" calcext:value-type="float">
            <text:p>26.817272069</text:p>
          </table:table-cell>
          <table:table-cell office:value-type="float" office:value="26.807213279" calcext:value-type="float">
            <text:p>26.807213279</text:p>
          </table:table-cell>
          <table:table-cell/>
          <table:table-cell office:value-type="float" office:value="-0.078949518" calcext:value-type="float">
            <text:p>-0.078949518</text:p>
          </table:table-cell>
          <table:table-cell office:value-type="float" office:value="-0.11001644" calcext:value-type="float">
            <text:p>-0.11001644</text:p>
          </table:table-cell>
          <table:table-cell office:value-type="float" office:value="-0.120365466" calcext:value-type="float">
            <text:p>-0.12036546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2 12:13:01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95565342" calcext:value-type="float">
            <text:p>0.795565342</text:p>
          </table:table-cell>
          <table:table-cell office:value-type="float" office:value="0.757105441" calcext:value-type="float">
            <text:p>0.757105441</text:p>
          </table:table-cell>
          <table:table-cell office:value-type="float" office:value="0.56224174" calcext:value-type="float">
            <text:p>0.56224174</text:p>
          </table:table-cell>
          <table:table-cell/>
          <table:table-cell office:value-type="float" office:value="0.006499717" calcext:value-type="float">
            <text:p>0.006499717</text:p>
          </table:table-cell>
          <table:table-cell office:value-type="float" office:value="0.006185502" calcext:value-type="float">
            <text:p>0.006185502</text:p>
          </table:table-cell>
          <table:table-cell office:value-type="float" office:value="0.004593478" calcext:value-type="float">
            <text:p>0.004593478</text:p>
          </table:table-cell>
          <table:table-cell/>
          <table:table-cell office:value-type="float" office:value="-0.003396116" calcext:value-type="float">
            <text:p>-0.003396116</text:p>
          </table:table-cell>
          <table:table-cell office:value-type="float" office:value="-0.003710331" calcext:value-type="float">
            <text:p>-0.003710331</text:p>
          </table:table-cell>
          <table:table-cell office:value-type="float" office:value="-0.005302355" calcext:value-type="float">
            <text:p>-0.005302355</text:p>
          </table:table-cell>
          <table:table-cell/>
          <table:table-cell office:value-type="float" office:value="26.835472408" calcext:value-type="float">
            <text:p>26.835472408</text:p>
          </table:table-cell>
          <table:table-cell office:value-type="float" office:value="26.827729978" calcext:value-type="float">
            <text:p>26.827729978</text:p>
          </table:table-cell>
          <table:table-cell office:value-type="float" office:value="26.788500818" calcext:value-type="float">
            <text:p>26.788500818</text:p>
          </table:table-cell>
          <table:table-cell/>
          <table:table-cell office:value-type="float" office:value="-0.086090767" calcext:value-type="float">
            <text:p>-0.086090767</text:p>
          </table:table-cell>
          <table:table-cell office:value-type="float" office:value="-0.094056491" calcext:value-type="float">
            <text:p>-0.094056491</text:p>
          </table:table-cell>
          <table:table-cell office:value-type="float" office:value="-0.134417375" calcext:value-type="float">
            <text:p>-0.13441737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2 12:13:02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65188511" calcext:value-type="float">
            <text:p>0.665188511</text:p>
          </table:table-cell>
          <table:table-cell office:value-type="float" office:value="0.790594314" calcext:value-type="float">
            <text:p>0.790594314</text:p>
          </table:table-cell>
          <table:table-cell office:value-type="float" office:value="0.700191343" calcext:value-type="float">
            <text:p>0.700191343</text:p>
          </table:table-cell>
          <table:table-cell/>
          <table:table-cell office:value-type="float" office:value="0.005434547" calcext:value-type="float">
            <text:p>0.005434547</text:p>
          </table:table-cell>
          <table:table-cell office:value-type="float" office:value="0.006459104" calcext:value-type="float">
            <text:p>0.006459104</text:p>
          </table:table-cell>
          <table:table-cell office:value-type="float" office:value="0.005720518" calcext:value-type="float">
            <text:p>0.005720518</text:p>
          </table:table-cell>
          <table:table-cell/>
          <table:table-cell office:value-type="float" office:value="-0.004461287" calcext:value-type="float">
            <text:p>-0.004461287</text:p>
          </table:table-cell>
          <table:table-cell office:value-type="float" office:value="-0.003436729" calcext:value-type="float">
            <text:p>-0.003436729</text:p>
          </table:table-cell>
          <table:table-cell office:value-type="float" office:value="-0.004175316" calcext:value-type="float">
            <text:p>-0.004175316</text:p>
          </table:table-cell>
          <table:table-cell/>
          <table:table-cell office:value-type="float" office:value="26.814280408" calcext:value-type="float">
            <text:p>26.814280408</text:p>
          </table:table-cell>
          <table:table-cell office:value-type="float" office:value="26.839526175" calcext:value-type="float">
            <text:p>26.839526175</text:p>
          </table:table-cell>
          <table:table-cell office:value-type="float" office:value="26.821326975" calcext:value-type="float">
            <text:p>26.821326975</text:p>
          </table:table-cell>
          <table:table-cell/>
          <table:table-cell office:value-type="float" office:value="-0.113094418" calcext:value-type="float">
            <text:p>-0.113094418</text:p>
          </table:table-cell>
          <table:table-cell office:value-type="float" office:value="-0.08712035" calcext:value-type="float">
            <text:p>-0.08712035</text:p>
          </table:table-cell>
          <table:table-cell office:value-type="float" office:value="-0.105844545" calcext:value-type="float">
            <text:p>-0.10584454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2 12:13:03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65243943" calcext:value-type="float">
            <text:p>0.665243943</text:p>
          </table:table-cell>
          <table:table-cell office:value-type="float" office:value="0.788734053" calcext:value-type="float">
            <text:p>0.788734053</text:p>
          </table:table-cell>
          <table:table-cell office:value-type="float" office:value="0.703062499" calcext:value-type="float">
            <text:p>0.703062499</text:p>
          </table:table-cell>
          <table:table-cell/>
          <table:table-cell office:value-type="float" office:value="0.005435" calcext:value-type="float">
            <text:p>0.005435</text:p>
          </table:table-cell>
          <table:table-cell office:value-type="float" office:value="0.006443906" calcext:value-type="float">
            <text:p>0.006443906</text:p>
          </table:table-cell>
          <table:table-cell office:value-type="float" office:value="0.005743975" calcext:value-type="float">
            <text:p>0.005743975</text:p>
          </table:table-cell>
          <table:table-cell/>
          <table:table-cell office:value-type="float" office:value="-0.004460834" calcext:value-type="float">
            <text:p>-0.004460834</text:p>
          </table:table-cell>
          <table:table-cell office:value-type="float" office:value="-0.003451928" calcext:value-type="float">
            <text:p>-0.003451928</text:p>
          </table:table-cell>
          <table:table-cell office:value-type="float" office:value="-0.004151859" calcext:value-type="float">
            <text:p>-0.004151859</text:p>
          </table:table-cell>
          <table:table-cell/>
          <table:table-cell office:value-type="float" office:value="26.819346169" calcext:value-type="float">
            <text:p>26.819346169</text:p>
          </table:table-cell>
          <table:table-cell office:value-type="float" office:value="26.844206177" calcext:value-type="float">
            <text:p>26.844206177</text:p>
          </table:table-cell>
          <table:table-cell office:value-type="float" office:value="26.826959546" calcext:value-type="float">
            <text:p>26.826959546</text:p>
          </table:table-cell>
          <table:table-cell/>
          <table:table-cell office:value-type="float" office:value="-0.113082937" calcext:value-type="float">
            <text:p>-0.113082937</text:p>
          </table:table-cell>
          <table:table-cell office:value-type="float" office:value="-0.087505642" calcext:value-type="float">
            <text:p>-0.087505642</text:p>
          </table:table-cell>
          <table:table-cell office:value-type="float" office:value="-0.105249867" calcext:value-type="float">
            <text:p>-0.10524986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2 12:13:05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19049659" calcext:value-type="float">
            <text:p>0.719049659</text:p>
          </table:table-cell>
          <table:table-cell office:value-type="float" office:value="0.700124586" calcext:value-type="float">
            <text:p>0.700124586</text:p>
          </table:table-cell>
          <table:table-cell office:value-type="float" office:value="0.669370969" calcext:value-type="float">
            <text:p>0.669370969</text:p>
          </table:table-cell>
          <table:table-cell/>
          <table:table-cell office:value-type="float" office:value="0.005874589" calcext:value-type="float">
            <text:p>0.005874589</text:p>
          </table:table-cell>
          <table:table-cell office:value-type="float" office:value="0.005719972" calcext:value-type="float">
            <text:p>0.005719972</text:p>
          </table:table-cell>
          <table:table-cell office:value-type="float" office:value="0.005468717" calcext:value-type="float">
            <text:p>0.005468717</text:p>
          </table:table-cell>
          <table:table-cell/>
          <table:table-cell office:value-type="float" office:value="-0.004021245" calcext:value-type="float">
            <text:p>-0.004021245</text:p>
          </table:table-cell>
          <table:table-cell office:value-type="float" office:value="-0.004175861" calcext:value-type="float">
            <text:p>-0.004175861</text:p>
          </table:table-cell>
          <table:table-cell office:value-type="float" office:value="-0.004427116" calcext:value-type="float">
            <text:p>-0.004427116</text:p>
          </table:table-cell>
          <table:table-cell/>
          <table:table-cell office:value-type="float" office:value="26.835232512" calcext:value-type="float">
            <text:p>26.835232512</text:p>
          </table:table-cell>
          <table:table-cell office:value-type="float" office:value="26.831422678" calcext:value-type="float">
            <text:p>26.831422678</text:p>
          </table:table-cell>
          <table:table-cell office:value-type="float" office:value="26.825231595" calcext:value-type="float">
            <text:p>26.825231595</text:p>
          </table:table-cell>
          <table:table-cell/>
          <table:table-cell office:value-type="float" office:value="-0.10193859" calcext:value-type="float">
            <text:p>-0.10193859</text:p>
          </table:table-cell>
          <table:table-cell office:value-type="float" office:value="-0.105858372" calcext:value-type="float">
            <text:p>-0.105858372</text:p>
          </table:table-cell>
          <table:table-cell office:value-type="float" office:value="-0.112228134" calcext:value-type="float">
            <text:p>-0.11222813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2 12:13:06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81368158" calcext:value-type="float">
            <text:p>0.81368158</text:p>
          </table:table-cell>
          <table:table-cell office:value-type="float" office:value="0.695456945" calcext:value-type="float">
            <text:p>0.695456945</text:p>
          </table:table-cell>
          <table:table-cell office:value-type="float" office:value="0.57392604" calcext:value-type="float">
            <text:p>0.57392604</text:p>
          </table:table-cell>
          <table:table-cell/>
          <table:table-cell office:value-type="float" office:value="0.006647725" calcext:value-type="float">
            <text:p>0.00664772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04688938" calcext:value-type="float">
            <text:p>0.004688938</text:p>
          </table:table-cell>
          <table:table-cell/>
          <table:table-cell office:value-type="float" office:value="-0.003248108" calcext:value-type="float">
            <text:p>-0.003248108</text:p>
          </table:table-cell>
          <table:table-cell office:value-type="float" office:value="-0.004213996" calcext:value-type="float">
            <text:p>-0.004213996</text:p>
          </table:table-cell>
          <table:table-cell office:value-type="float" office:value="-0.005206895" calcext:value-type="float">
            <text:p>-0.005206895</text:p>
          </table:table-cell>
          <table:table-cell/>
          <table:table-cell office:value-type="float" office:value="26.854282812" calcext:value-type="float">
            <text:p>26.854282812</text:p>
          </table:table-cell>
          <table:table-cell office:value-type="float" office:value="26.830483026" calcext:value-type="float">
            <text:p>26.830483026</text:p>
          </table:table-cell>
          <table:table-cell office:value-type="float" office:value="26.80601714" calcext:value-type="float">
            <text:p>26.80601714</text:p>
          </table:table-cell>
          <table:table-cell/>
          <table:table-cell office:value-type="float" office:value="-0.082338601" calcext:value-type="float">
            <text:p>-0.082338601</text:p>
          </table:table-cell>
          <table:table-cell office:value-type="float" office:value="-0.106825142" calcext:value-type="float">
            <text:p>-0.106825142</text:p>
          </table:table-cell>
          <table:table-cell office:value-type="float" office:value="-0.131997225" calcext:value-type="float">
            <text:p>-0.13199722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2 12:13:07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94213509" calcext:value-type="float">
            <text:p>0.794213509</text:p>
          </table:table-cell>
          <table:table-cell office:value-type="float" office:value="0.775907132" calcext:value-type="float">
            <text:p>0.775907132</text:p>
          </table:table-cell>
          <table:table-cell office:value-type="float" office:value="0.561463304" calcext:value-type="float">
            <text:p>0.561463304</text:p>
          </table:table-cell>
          <table:table-cell/>
          <table:table-cell office:value-type="float" office:value="0.006488672" calcext:value-type="float">
            <text:p>0.006488672</text:p>
          </table:table-cell>
          <table:table-cell office:value-type="float" office:value="0.006339111" calcext:value-type="float">
            <text:p>0.006339111</text:p>
          </table:table-cell>
          <table:table-cell office:value-type="float" office:value="0.004587118" calcext:value-type="float">
            <text:p>0.004587118</text:p>
          </table:table-cell>
          <table:table-cell/>
          <table:table-cell office:value-type="float" office:value="-0.003407161" calcext:value-type="float">
            <text:p>-0.003407161</text:p>
          </table:table-cell>
          <table:table-cell office:value-type="float" office:value="-0.003556723" calcext:value-type="float">
            <text:p>-0.003556723</text:p>
          </table:table-cell>
          <table:table-cell office:value-type="float" office:value="-0.005308715" calcext:value-type="float">
            <text:p>-0.005308715</text:p>
          </table:table-cell>
          <table:table-cell/>
          <table:table-cell office:value-type="float" office:value="26.850363731" calcext:value-type="float">
            <text:p>26.850363731</text:p>
          </table:table-cell>
          <table:table-cell office:value-type="float" office:value="26.846678496" calcext:value-type="float">
            <text:p>26.846678496</text:p>
          </table:table-cell>
          <table:table-cell office:value-type="float" office:value="26.803508186" calcext:value-type="float">
            <text:p>26.803508186</text:p>
          </table:table-cell>
          <table:table-cell/>
          <table:table-cell office:value-type="float" office:value="-0.086370754" calcext:value-type="float">
            <text:p>-0.086370754</text:p>
          </table:table-cell>
          <table:table-cell office:value-type="float" office:value="-0.09016232" calcext:value-type="float">
            <text:p>-0.09016232</text:p>
          </table:table-cell>
          <table:table-cell office:value-type="float" office:value="-0.134578612" calcext:value-type="float">
            <text:p>-0.13457861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2 12:13:08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55631418" calcext:value-type="float">
            <text:p>0.755631418</text:p>
          </table:table-cell>
          <table:table-cell office:value-type="float" office:value="0.842810374" calcext:value-type="float">
            <text:p>0.842810374</text:p>
          </table:table-cell>
          <table:table-cell office:value-type="float" office:value="0.567542382" calcext:value-type="float">
            <text:p>0.567542382</text:p>
          </table:table-cell>
          <table:table-cell/>
          <table:table-cell office:value-type="float" office:value="0.006173459" calcext:value-type="float">
            <text:p>0.006173459</text:p>
          </table:table-cell>
          <table:table-cell office:value-type="float" office:value="0.006885706" calcext:value-type="float">
            <text:p>0.006885706</text:p>
          </table:table-cell>
          <table:table-cell office:value-type="float" office:value="0.004636784" calcext:value-type="float">
            <text:p>0.004636784</text:p>
          </table:table-cell>
          <table:table-cell/>
          <table:table-cell office:value-type="float" office:value="-0.003722374" calcext:value-type="float">
            <text:p>-0.003722374</text:p>
          </table:table-cell>
          <table:table-cell office:value-type="float" office:value="-0.003010128" calcext:value-type="float">
            <text:p>-0.003010128</text:p>
          </table:table-cell>
          <table:table-cell office:value-type="float" office:value="-0.005259049" calcext:value-type="float">
            <text:p>-0.005259049</text:p>
          </table:table-cell>
          <table:table-cell/>
          <table:table-cell office:value-type="float" office:value="26.83248776" calcext:value-type="float">
            <text:p>26.83248776</text:p>
          </table:table-cell>
          <table:table-cell office:value-type="float" office:value="26.850037761" calcext:value-type="float">
            <text:p>26.850037761</text:p>
          </table:table-cell>
          <table:table-cell office:value-type="float" office:value="26.794622628" calcext:value-type="float">
            <text:p>26.794622628</text:p>
          </table:table-cell>
          <table:table-cell/>
          <table:table-cell office:value-type="float" office:value="-0.094361789" calcext:value-type="float">
            <text:p>-0.094361789</text:p>
          </table:table-cell>
          <table:table-cell office:value-type="float" office:value="-0.076305592" calcext:value-type="float">
            <text:p>-0.076305592</text:p>
          </table:table-cell>
          <table:table-cell office:value-type="float" office:value="-0.133319461" calcext:value-type="float">
            <text:p>-0.13331946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2 12:13:10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77537915" calcext:value-type="float">
            <text:p>0.777537915</text:p>
          </table:table-cell>
          <table:table-cell office:value-type="float" office:value="0.816326835" calcext:value-type="float">
            <text:p>0.816326835</text:p>
          </table:table-cell>
          <table:table-cell office:value-type="float" office:value="0.563575097" calcext:value-type="float">
            <text:p>0.563575097</text:p>
          </table:table-cell>
          <table:table-cell/>
          <table:table-cell office:value-type="float" office:value="0.006352434" calcext:value-type="float">
            <text:p>0.006352434</text:p>
          </table:table-cell>
          <table:table-cell office:value-type="float" office:value="0.006669337" calcext:value-type="float">
            <text:p>0.006669337</text:p>
          </table:table-cell>
          <table:table-cell office:value-type="float" office:value="0.004604372" calcext:value-type="float">
            <text:p>0.004604372</text:p>
          </table:table-cell>
          <table:table-cell/>
          <table:table-cell office:value-type="float" office:value="-0.003543399" calcext:value-type="float">
            <text:p>-0.003543399</text:p>
          </table:table-cell>
          <table:table-cell office:value-type="float" office:value="-0.003226496" calcext:value-type="float">
            <text:p>-0.003226496</text:p>
          </table:table-cell>
          <table:table-cell office:value-type="float" office:value="-0.005291462" calcext:value-type="float">
            <text:p>-0.005291462</text:p>
          </table:table-cell>
          <table:table-cell/>
          <table:table-cell office:value-type="float" office:value="26.841952286" calcext:value-type="float">
            <text:p>26.841952286</text:p>
          </table:table-cell>
          <table:table-cell office:value-type="float" office:value="26.849760854" calcext:value-type="float">
            <text:p>26.849760854</text:p>
          </table:table-cell>
          <table:table-cell office:value-type="float" office:value="26.798878633" calcext:value-type="float">
            <text:p>26.798878633</text:p>
          </table:table-cell>
          <table:table-cell/>
          <table:table-cell office:value-type="float" office:value="-0.089824556" calcext:value-type="float">
            <text:p>-0.089824556</text:p>
          </table:table-cell>
          <table:table-cell office:value-type="float" office:value="-0.081790727" calcext:value-type="float">
            <text:p>-0.081790727</text:p>
          </table:table-cell>
          <table:table-cell office:value-type="float" office:value="-0.134141199" calcext:value-type="float">
            <text:p>-0.13414119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2 12:13:11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6809475" calcext:value-type="float">
            <text:p>0.76809475</text:p>
          </table:table-cell>
          <table:table-cell office:value-type="float" office:value="0.685452305" calcext:value-type="float">
            <text:p>0.685452305</text:p>
          </table:table-cell>
          <table:table-cell office:value-type="float" office:value="0.655677993" calcext:value-type="float">
            <text:p>0.655677993</text:p>
          </table:table-cell>
          <table:table-cell/>
          <table:table-cell office:value-type="float" office:value="0.006275284" calcext:value-type="float">
            <text:p>0.006275284</text:p>
          </table:table-cell>
          <table:table-cell office:value-type="float" office:value="0.005600101" calcext:value-type="float">
            <text:p>0.005600101</text:p>
          </table:table-cell>
          <table:table-cell office:value-type="float" office:value="0.005356846" calcext:value-type="float">
            <text:p>0.005356846</text:p>
          </table:table-cell>
          <table:table-cell/>
          <table:table-cell office:value-type="float" office:value="-0.003620549" calcext:value-type="float">
            <text:p>-0.003620549</text:p>
          </table:table-cell>
          <table:table-cell office:value-type="float" office:value="-0.004295733" calcext:value-type="float">
            <text:p>-0.004295733</text:p>
          </table:table-cell>
          <table:table-cell office:value-type="float" office:value="-0.004538987" calcext:value-type="float">
            <text:p>-0.004538987</text:p>
          </table:table-cell>
          <table:table-cell/>
          <table:table-cell office:value-type="float" office:value="26.840051281" calcext:value-type="float">
            <text:p>26.840051281</text:p>
          </table:table-cell>
          <table:table-cell office:value-type="float" office:value="26.823414386" calcext:value-type="float">
            <text:p>26.823414386</text:p>
          </table:table-cell>
          <table:table-cell office:value-type="float" office:value="26.817420409" calcext:value-type="float">
            <text:p>26.817420409</text:p>
          </table:table-cell>
          <table:table-cell/>
          <table:table-cell office:value-type="float" office:value="-0.091780403" calcext:value-type="float">
            <text:p>-0.091780403</text:p>
          </table:table-cell>
          <table:table-cell office:value-type="float" office:value="-0.108897324" calcext:value-type="float">
            <text:p>-0.108897324</text:p>
          </table:table-cell>
          <table:table-cell office:value-type="float" office:value="-0.115064272" calcext:value-type="float">
            <text:p>-0.11506427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2 12:13:12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05265403" calcext:value-type="float">
            <text:p>0.805265403</text:p>
          </table:table-cell>
          <table:table-cell office:value-type="float" office:value="0.726717797" calcext:value-type="float">
            <text:p>0.726717797</text:p>
          </table:table-cell>
          <table:table-cell office:value-type="float" office:value="0.563742586" calcext:value-type="float">
            <text:p>0.563742586</text:p>
          </table:table-cell>
          <table:table-cell/>
          <table:table-cell office:value-type="float" office:value="0.006578966" calcext:value-type="float">
            <text:p>0.006578966</text:p>
          </table:table-cell>
          <table:table-cell office:value-type="float" office:value="0.005937237" calcext:value-type="float">
            <text:p>0.005937237</text:p>
          </table:table-cell>
          <table:table-cell office:value-type="float" office:value="0.00460574" calcext:value-type="float">
            <text:p>0.00460574</text:p>
          </table:table-cell>
          <table:table-cell/>
          <table:table-cell office:value-type="float" office:value="-0.003316868" calcext:value-type="float">
            <text:p>-0.003316868</text:p>
          </table:table-cell>
          <table:table-cell office:value-type="float" office:value="-0.003958596" calcext:value-type="float">
            <text:p>-0.003958596</text:p>
          </table:table-cell>
          <table:table-cell office:value-type="float" office:value="-0.005290093" calcext:value-type="float">
            <text:p>-0.005290093</text:p>
          </table:table-cell>
          <table:table-cell/>
          <table:table-cell office:value-type="float" office:value="26.842479614" calcext:value-type="float">
            <text:p>26.842479614</text:p>
          </table:table-cell>
          <table:table-cell office:value-type="float" office:value="26.826667098" calcext:value-type="float">
            <text:p>26.826667098</text:p>
          </table:table-cell>
          <table:table-cell office:value-type="float" office:value="26.793857659" calcext:value-type="float">
            <text:p>26.793857659</text:p>
          </table:table-cell>
          <table:table-cell/>
          <table:table-cell office:value-type="float" office:value="-0.084081725" calcext:value-type="float">
            <text:p>-0.084081725</text:p>
          </table:table-cell>
          <table:table-cell office:value-type="float" office:value="-0.100350362" calcext:value-type="float">
            <text:p>-0.100350362</text:p>
          </table:table-cell>
          <table:table-cell office:value-type="float" office:value="-0.134106507" calcext:value-type="float">
            <text:p>-0.13410650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2 12:13:13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98425853" calcext:value-type="float">
            <text:p>0.698425853</text:p>
          </table:table-cell>
          <table:table-cell office:value-type="float" office:value="0.827285746" calcext:value-type="float">
            <text:p>0.827285746</text:p>
          </table:table-cell>
          <table:table-cell office:value-type="float" office:value="0.579565237" calcext:value-type="float">
            <text:p>0.579565237</text:p>
          </table:table-cell>
          <table:table-cell/>
          <table:table-cell office:value-type="float" office:value="0.005706094" calcext:value-type="float">
            <text:p>0.005706094</text:p>
          </table:table-cell>
          <table:table-cell office:value-type="float" office:value="0.00675887" calcext:value-type="float">
            <text:p>0.00675887</text:p>
          </table:table-cell>
          <table:table-cell office:value-type="float" office:value="0.00473501" calcext:value-type="float">
            <text:p>0.00473501</text:p>
          </table:table-cell>
          <table:table-cell/>
          <table:table-cell office:value-type="float" office:value="-0.00418974" calcext:value-type="float">
            <text:p>-0.00418974</text:p>
          </table:table-cell>
          <table:table-cell office:value-type="float" office:value="-0.003136963" calcext:value-type="float">
            <text:p>-0.003136963</text:p>
          </table:table-cell>
          <table:table-cell office:value-type="float" office:value="-0.005160823" calcext:value-type="float">
            <text:p>-0.005160823</text:p>
          </table:table-cell>
          <table:table-cell/>
          <table:table-cell office:value-type="float" office:value="26.831080703" calcext:value-type="float">
            <text:p>26.831080703</text:p>
          </table:table-cell>
          <table:table-cell office:value-type="float" office:value="26.857021433" calcext:value-type="float">
            <text:p>26.857021433</text:p>
          </table:table-cell>
          <table:table-cell office:value-type="float" office:value="26.807152402" calcext:value-type="float">
            <text:p>26.807152402</text:p>
          </table:table-cell>
          <table:table-cell/>
          <table:table-cell office:value-type="float" office:value="-0.106210216" calcext:value-type="float">
            <text:p>-0.106210216</text:p>
          </table:table-cell>
          <table:table-cell office:value-type="float" office:value="-0.079520969" calcext:value-type="float">
            <text:p>-0.079520969</text:p>
          </table:table-cell>
          <table:table-cell office:value-type="float" office:value="-0.13082919" calcext:value-type="float">
            <text:p>-0.1308291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2 12:13:15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24474278" calcext:value-type="float">
            <text:p>0.724474278</text:p>
          </table:table-cell>
          <table:table-cell office:value-type="float" office:value="0.829565028" calcext:value-type="float">
            <text:p>0.829565028</text:p>
          </table:table-cell>
          <table:table-cell office:value-type="float" office:value="0.579260657" calcext:value-type="float">
            <text:p>0.579260657</text:p>
          </table:table-cell>
          <table:table-cell/>
          <table:table-cell office:value-type="float" office:value="0.005918908" calcext:value-type="float">
            <text:p>0.005918908</text:p>
          </table:table-cell>
          <table:table-cell office:value-type="float" office:value="0.006777492" calcext:value-type="float">
            <text:p>0.006777492</text:p>
          </table:table-cell>
          <table:table-cell office:value-type="float" office:value="0.004732522" calcext:value-type="float">
            <text:p>0.004732522</text:p>
          </table:table-cell>
          <table:table-cell/>
          <table:table-cell office:value-type="float" office:value="-0.003976926" calcext:value-type="float">
            <text:p>-0.003976926</text:p>
          </table:table-cell>
          <table:table-cell office:value-type="float" office:value="-0.003118341" calcext:value-type="float">
            <text:p>-0.003118341</text:p>
          </table:table-cell>
          <table:table-cell office:value-type="float" office:value="-0.005163312" calcext:value-type="float">
            <text:p>-0.005163312</text:p>
          </table:table-cell>
          <table:table-cell/>
          <table:table-cell office:value-type="float" office:value="26.836324547" calcext:value-type="float">
            <text:p>26.836324547</text:p>
          </table:table-cell>
          <table:table-cell office:value-type="float" office:value="26.857480269" calcext:value-type="float">
            <text:p>26.857480269</text:p>
          </table:table-cell>
          <table:table-cell office:value-type="float" office:value="26.807091085" calcext:value-type="float">
            <text:p>26.807091085</text:p>
          </table:table-cell>
          <table:table-cell/>
          <table:table-cell office:value-type="float" office:value="-0.100815041" calcext:value-type="float">
            <text:p>-0.100815041</text:p>
          </table:table-cell>
          <table:table-cell office:value-type="float" office:value="-0.079048895" calcext:value-type="float">
            <text:p>-0.079048895</text:p>
          </table:table-cell>
          <table:table-cell office:value-type="float" office:value="-0.130892277" calcext:value-type="float">
            <text:p>-0.13089227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2 12:13:16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666927775" calcext:value-type="float">
            <text:p>0.666927775</text:p>
          </table:table-cell>
          <table:table-cell office:value-type="float" office:value="0.750693768" calcext:value-type="float">
            <text:p>0.750693768</text:p>
          </table:table-cell>
          <table:table-cell office:value-type="float" office:value="0.693314158" calcext:value-type="float">
            <text:p>0.693314158</text:p>
          </table:table-cell>
          <table:table-cell/>
          <table:table-cell office:value-type="float" office:value="0.005448756" calcext:value-type="float">
            <text:p>0.005448756</text:p>
          </table:table-cell>
          <table:table-cell office:value-type="float" office:value="0.006133119" calcext:value-type="float">
            <text:p>0.006133119</text:p>
          </table:table-cell>
          <table:table-cell office:value-type="float" office:value="0.005664331" calcext:value-type="float">
            <text:p>0.005664331</text:p>
          </table:table-cell>
          <table:table-cell/>
          <table:table-cell office:value-type="float" office:value="-0.004447077" calcext:value-type="float">
            <text:p>-0.004447077</text:p>
          </table:table-cell>
          <table:table-cell office:value-type="float" office:value="-0.003762714" calcext:value-type="float">
            <text:p>-0.003762714</text:p>
          </table:table-cell>
          <table:table-cell office:value-type="float" office:value="-0.004231502" calcext:value-type="float">
            <text:p>-0.004231502</text:p>
          </table:table-cell>
          <table:table-cell/>
          <table:table-cell office:value-type="float" office:value="26.829794349" calcext:value-type="float">
            <text:p>26.829794349</text:p>
          </table:table-cell>
          <table:table-cell office:value-type="float" office:value="26.846657332" calcext:value-type="float">
            <text:p>26.846657332</text:p>
          </table:table-cell>
          <table:table-cell office:value-type="float" office:value="26.835106235" calcext:value-type="float">
            <text:p>26.835106235</text:p>
          </table:table-cell>
          <table:table-cell/>
          <table:table-cell office:value-type="float" office:value="-0.112734176" calcext:value-type="float">
            <text:p>-0.112734176</text:p>
          </table:table-cell>
          <table:table-cell office:value-type="float" office:value="-0.095384469" calcext:value-type="float">
            <text:p>-0.095384469</text:p>
          </table:table-cell>
          <table:table-cell office:value-type="float" office:value="-0.10726896" calcext:value-type="float">
            <text:p>-0.1072689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2 12:13:17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11796881" calcext:value-type="float">
            <text:p>0.811796881</text:p>
          </table:table-cell>
          <table:table-cell office:value-type="float" office:value="0.697572314" calcext:value-type="float">
            <text:p>0.697572314</text:p>
          </table:table-cell>
          <table:table-cell office:value-type="float" office:value="0.571114489" calcext:value-type="float">
            <text:p>0.571114489</text:p>
          </table:table-cell>
          <table:table-cell/>
          <table:table-cell office:value-type="float" office:value="0.006632327" calcext:value-type="float">
            <text:p>0.006632327</text:p>
          </table:table-cell>
          <table:table-cell office:value-type="float" office:value="0.00569912" calcext:value-type="float">
            <text:p>0.00569912</text:p>
          </table:table-cell>
          <table:table-cell office:value-type="float" office:value="0.004665968" calcext:value-type="float">
            <text:p>0.004665968</text:p>
          </table:table-cell>
          <table:table-cell/>
          <table:table-cell office:value-type="float" office:value="-0.003263506" calcext:value-type="float">
            <text:p>-0.003263506</text:p>
          </table:table-cell>
          <table:table-cell office:value-type="float" office:value="-0.004196713" calcext:value-type="float">
            <text:p>-0.004196713</text:p>
          </table:table-cell>
          <table:table-cell office:value-type="float" office:value="-0.005229865" calcext:value-type="float">
            <text:p>-0.005229865</text:p>
          </table:table-cell>
          <table:table-cell/>
          <table:table-cell office:value-type="float" office:value="26.843794464" calcext:value-type="float">
            <text:p>26.843794464</text:p>
          </table:table-cell>
          <table:table-cell office:value-type="float" office:value="26.820799729" calcext:value-type="float">
            <text:p>26.820799729</text:p>
          </table:table-cell>
          <table:table-cell office:value-type="float" office:value="26.795341758" calcext:value-type="float">
            <text:p>26.795341758</text:p>
          </table:table-cell>
          <table:table-cell/>
          <table:table-cell office:value-type="float" office:value="-0.082728952" calcext:value-type="float">
            <text:p>-0.082728952</text:p>
          </table:table-cell>
          <table:table-cell office:value-type="float" office:value="-0.106387003" calcext:value-type="float">
            <text:p>-0.106387003</text:p>
          </table:table-cell>
          <table:table-cell office:value-type="float" office:value="-0.132579577" calcext:value-type="float">
            <text:p>-0.13257957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2 12:13:18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92711555" calcext:value-type="float">
            <text:p>0.692711555</text:p>
          </table:table-cell>
          <table:table-cell office:value-type="float" office:value="0.817548134" calcext:value-type="float">
            <text:p>0.817548134</text:p>
          </table:table-cell>
          <table:table-cell office:value-type="float" office:value="0.617772414" calcext:value-type="float">
            <text:p>0.617772414</text:p>
          </table:table-cell>
          <table:table-cell/>
          <table:table-cell office:value-type="float" office:value="0.005659408" calcext:value-type="float">
            <text:p>0.005659408</text:p>
          </table:table-cell>
          <table:table-cell office:value-type="float" office:value="0.006679315" calcext:value-type="float">
            <text:p>0.006679315</text:p>
          </table:table-cell>
          <table:table-cell office:value-type="float" office:value="0.00504716" calcext:value-type="float">
            <text:p>0.00504716</text:p>
          </table:table-cell>
          <table:table-cell/>
          <table:table-cell office:value-type="float" office:value="-0.004236425" calcext:value-type="float">
            <text:p>-0.004236425</text:p>
          </table:table-cell>
          <table:table-cell office:value-type="float" office:value="-0.003216519" calcext:value-type="float">
            <text:p>-0.003216519</text:p>
          </table:table-cell>
          <table:table-cell office:value-type="float" office:value="-0.004848673" calcext:value-type="float">
            <text:p>-0.004848673</text:p>
          </table:table-cell>
          <table:table-cell/>
          <table:table-cell office:value-type="float" office:value="26.819821191" calcext:value-type="float">
            <text:p>26.819821191</text:p>
          </table:table-cell>
          <table:table-cell office:value-type="float" office:value="26.844952246" calcext:value-type="float">
            <text:p>26.844952246</text:p>
          </table:table-cell>
          <table:table-cell office:value-type="float" office:value="26.804734806" calcext:value-type="float">
            <text:p>26.804734806</text:p>
          </table:table-cell>
          <table:table-cell/>
          <table:table-cell office:value-type="float" office:value="-0.107393772" calcext:value-type="float">
            <text:p>-0.107393772</text:p>
          </table:table-cell>
          <table:table-cell office:value-type="float" office:value="-0.081537777" calcext:value-type="float">
            <text:p>-0.081537777</text:p>
          </table:table-cell>
          <table:table-cell office:value-type="float" office:value="-0.122915459" calcext:value-type="float">
            <text:p>-0.12291545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2 12:13:20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37224905" calcext:value-type="float">
            <text:p>0.737224905</text:p>
          </table:table-cell>
          <table:table-cell office:value-type="float" office:value="0.692507111" calcext:value-type="float">
            <text:p>0.692507111</text:p>
          </table:table-cell>
          <table:table-cell office:value-type="float" office:value="0.662955721" calcext:value-type="float">
            <text:p>0.662955721</text:p>
          </table:table-cell>
          <table:table-cell/>
          <table:table-cell office:value-type="float" office:value="0.006023079" calcext:value-type="float">
            <text:p>0.006023079</text:p>
          </table:table-cell>
          <table:table-cell office:value-type="float" office:value="0.005657738" calcext:value-type="float">
            <text:p>0.005657738</text:p>
          </table:table-cell>
          <table:table-cell office:value-type="float" office:value="0.005416305" calcext:value-type="float">
            <text:p>0.005416305</text:p>
          </table:table-cell>
          <table:table-cell/>
          <table:table-cell office:value-type="float" office:value="-0.003872754" calcext:value-type="float">
            <text:p>-0.003872754</text:p>
          </table:table-cell>
          <table:table-cell office:value-type="float" office:value="-0.004238095" calcext:value-type="float">
            <text:p>-0.004238095</text:p>
          </table:table-cell>
          <table:table-cell office:value-type="float" office:value="-0.004479528" calcext:value-type="float">
            <text:p>-0.004479528</text:p>
          </table:table-cell>
          <table:table-cell/>
          <table:table-cell office:value-type="float" office:value="26.833836847" calcext:value-type="float">
            <text:p>26.833836847</text:p>
          </table:table-cell>
          <table:table-cell office:value-type="float" office:value="26.824834611" calcext:value-type="float">
            <text:p>26.824834611</text:p>
          </table:table-cell>
          <table:table-cell office:value-type="float" office:value="26.818885518" calcext:value-type="float">
            <text:p>26.818885518</text:p>
          </table:table-cell>
          <table:table-cell/>
          <table:table-cell office:value-type="float" office:value="-0.098174131" calcext:value-type="float">
            <text:p>-0.098174131</text:p>
          </table:table-cell>
          <table:table-cell office:value-type="float" office:value="-0.107436117" calcext:value-type="float">
            <text:p>-0.107436117</text:p>
          </table:table-cell>
          <table:table-cell office:value-type="float" office:value="-0.113556882" calcext:value-type="float">
            <text:p>-0.11355688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2 12:13:21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75367793" calcext:value-type="float">
            <text:p>0.675367793</text:p>
          </table:table-cell>
          <table:table-cell office:value-type="float" office:value="0.801440573" calcext:value-type="float">
            <text:p>0.801440573</text:p>
          </table:table-cell>
          <table:table-cell office:value-type="float" office:value="0.673191628" calcext:value-type="float">
            <text:p>0.673191628</text:p>
          </table:table-cell>
          <table:table-cell/>
          <table:table-cell office:value-type="float" office:value="0.005517711" calcext:value-type="float">
            <text:p>0.005517711</text:p>
          </table:table-cell>
          <table:table-cell office:value-type="float" office:value="0.006547717" calcext:value-type="float">
            <text:p>0.006547717</text:p>
          </table:table-cell>
          <table:table-cell office:value-type="float" office:value="0.005499932" calcext:value-type="float">
            <text:p>0.005499932</text:p>
          </table:table-cell>
          <table:table-cell/>
          <table:table-cell office:value-type="float" office:value="-0.004378123" calcext:value-type="float">
            <text:p>-0.004378123</text:p>
          </table:table-cell>
          <table:table-cell office:value-type="float" office:value="-0.003348116" calcext:value-type="float">
            <text:p>-0.003348116</text:p>
          </table:table-cell>
          <table:table-cell office:value-type="float" office:value="-0.004395902" calcext:value-type="float">
            <text:p>-0.004395902</text:p>
          </table:table-cell>
          <table:table-cell/>
          <table:table-cell office:value-type="float" office:value="26.821384239" calcext:value-type="float">
            <text:p>26.821384239</text:p>
          </table:table-cell>
          <table:table-cell office:value-type="float" office:value="26.846764118" calcext:value-type="float">
            <text:p>26.846764118</text:p>
          </table:table-cell>
          <table:table-cell office:value-type="float" office:value="26.820946148" calcext:value-type="float">
            <text:p>26.820946148</text:p>
          </table:table-cell>
          <table:table-cell/>
          <table:table-cell office:value-type="float" office:value="-0.110986054" calcext:value-type="float">
            <text:p>-0.110986054</text:p>
          </table:table-cell>
          <table:table-cell office:value-type="float" office:value="-0.08487391" calcext:value-type="float">
            <text:p>-0.08487391</text:p>
          </table:table-cell>
          <table:table-cell office:value-type="float" office:value="-0.111436788" calcext:value-type="float">
            <text:p>-0.11143678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2 12:13:22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808774329" calcext:value-type="float">
            <text:p>0.808774329</text:p>
          </table:table-cell>
          <table:table-cell office:value-type="float" office:value="0.698773944" calcext:value-type="float">
            <text:p>0.698773944</text:p>
          </table:table-cell>
          <table:table-cell office:value-type="float" office:value="0.574415991" calcext:value-type="float">
            <text:p>0.574415991</text:p>
          </table:table-cell>
          <table:table-cell/>
          <table:table-cell office:value-type="float" office:value="0.006607633" calcext:value-type="float">
            <text:p>0.006607633</text:p>
          </table:table-cell>
          <table:table-cell office:value-type="float" office:value="0.005708937" calcext:value-type="float">
            <text:p>0.005708937</text:p>
          </table:table-cell>
          <table:table-cell office:value-type="float" office:value="0.004692941" calcext:value-type="float">
            <text:p>0.004692941</text:p>
          </table:table-cell>
          <table:table-cell/>
          <table:table-cell office:value-type="float" office:value="-0.0032882" calcext:value-type="float">
            <text:p>-0.0032882</text:p>
          </table:table-cell>
          <table:table-cell office:value-type="float" office:value="-0.004186896" calcext:value-type="float">
            <text:p>-0.004186896</text:p>
          </table:table-cell>
          <table:table-cell office:value-type="float" office:value="-0.005202892" calcext:value-type="float">
            <text:p>-0.005202892</text:p>
          </table:table-cell>
          <table:table-cell/>
          <table:table-cell office:value-type="float" office:value="26.838131521" calcext:value-type="float">
            <text:p>26.838131521</text:p>
          </table:table-cell>
          <table:table-cell office:value-type="float" office:value="26.815987061" calcext:value-type="float">
            <text:p>26.815987061</text:p>
          </table:table-cell>
          <table:table-cell office:value-type="float" office:value="26.790951728" calcext:value-type="float">
            <text:p>26.790951728</text:p>
          </table:table-cell>
          <table:table-cell/>
          <table:table-cell office:value-type="float" office:value="-0.08335497" calcext:value-type="float">
            <text:p>-0.08335497</text:p>
          </table:table-cell>
          <table:table-cell office:value-type="float" office:value="-0.106138119" calcext:value-type="float">
            <text:p>-0.106138119</text:p>
          </table:table-cell>
          <table:table-cell office:value-type="float" office:value="-0.131895743" calcext:value-type="float">
            <text:p>-0.13189574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2 12:13:23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71228846" calcext:value-type="float">
            <text:p>0.671228846</text:p>
          </table:table-cell>
          <table:table-cell office:value-type="float" office:value="0.800109005" calcext:value-type="float">
            <text:p>0.800109005</text:p>
          </table:table-cell>
          <table:table-cell office:value-type="float" office:value="0.679379187" calcext:value-type="float">
            <text:p>0.679379187</text:p>
          </table:table-cell>
          <table:table-cell/>
          <table:table-cell office:value-type="float" office:value="0.005483896" calcext:value-type="float">
            <text:p>0.005483896</text:p>
          </table:table-cell>
          <table:table-cell office:value-type="float" office:value="0.006536838" calcext:value-type="float">
            <text:p>0.006536838</text:p>
          </table:table-cell>
          <table:table-cell office:value-type="float" office:value="0.005550484" calcext:value-type="float">
            <text:p>0.005550484</text:p>
          </table:table-cell>
          <table:table-cell/>
          <table:table-cell office:value-type="float" office:value="-0.004411938" calcext:value-type="float">
            <text:p>-0.004411938</text:p>
          </table:table-cell>
          <table:table-cell office:value-type="float" office:value="-0.003358995" calcext:value-type="float">
            <text:p>-0.003358995</text:p>
          </table:table-cell>
          <table:table-cell office:value-type="float" office:value="-0.00434535" calcext:value-type="float">
            <text:p>-0.00434535</text:p>
          </table:table-cell>
          <table:table-cell/>
          <table:table-cell office:value-type="float" office:value="26.81044182" calcext:value-type="float">
            <text:p>26.81044182</text:p>
          </table:table-cell>
          <table:table-cell office:value-type="float" office:value="26.836387098" calcext:value-type="float">
            <text:p>26.836387098</text:p>
          </table:table-cell>
          <table:table-cell office:value-type="float" office:value="26.812082609" calcext:value-type="float">
            <text:p>26.812082609</text:p>
          </table:table-cell>
          <table:table-cell/>
          <table:table-cell office:value-type="float" office:value="-0.111843325" calcext:value-type="float">
            <text:p>-0.111843325</text:p>
          </table:table-cell>
          <table:table-cell office:value-type="float" office:value="-0.085149699" calcext:value-type="float">
            <text:p>-0.085149699</text:p>
          </table:table-cell>
          <table:table-cell office:value-type="float" office:value="-0.110155203" calcext:value-type="float">
            <text:p>-0.11015520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2 12:13:25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821867683" calcext:value-type="float">
            <text:p>0.821867683</text:p>
          </table:table-cell>
          <table:table-cell office:value-type="float" office:value="0.679585419" calcext:value-type="float">
            <text:p>0.679585419</text:p>
          </table:table-cell>
          <table:table-cell office:value-type="float" office:value="0.630233959" calcext:value-type="float">
            <text:p>0.630233959</text:p>
          </table:table-cell>
          <table:table-cell/>
          <table:table-cell office:value-type="float" office:value="0.006714605" calcext:value-type="float">
            <text:p>0.006714605</text:p>
          </table:table-cell>
          <table:table-cell office:value-type="float" office:value="0.005552168" calcext:value-type="float">
            <text:p>0.005552168</text:p>
          </table:table-cell>
          <table:table-cell office:value-type="float" office:value="0.00514897" calcext:value-type="float">
            <text:p>0.00514897</text:p>
          </table:table-cell>
          <table:table-cell/>
          <table:table-cell office:value-type="float" office:value="-0.003181228" calcext:value-type="float">
            <text:p>-0.003181228</text:p>
          </table:table-cell>
          <table:table-cell office:value-type="float" office:value="-0.004343665" calcext:value-type="float">
            <text:p>-0.004343665</text:p>
          </table:table-cell>
          <table:table-cell office:value-type="float" office:value="-0.004746863" calcext:value-type="float">
            <text:p>-0.004746863</text:p>
          </table:table-cell>
          <table:table-cell/>
          <table:table-cell office:value-type="float" office:value="26.840767349" calcext:value-type="float">
            <text:p>26.840767349</text:p>
          </table:table-cell>
          <table:table-cell office:value-type="float" office:value="26.812124126" calcext:value-type="float">
            <text:p>26.812124126</text:p>
          </table:table-cell>
          <table:table-cell office:value-type="float" office:value="26.802188885" calcext:value-type="float">
            <text:p>26.802188885</text:p>
          </table:table-cell>
          <table:table-cell/>
          <table:table-cell office:value-type="float" office:value="-0.080643132" calcext:value-type="float">
            <text:p>-0.080643132</text:p>
          </table:table-cell>
          <table:table-cell office:value-type="float" office:value="-0.110112488" calcext:value-type="float">
            <text:p>-0.110112488</text:p>
          </table:table-cell>
          <table:table-cell office:value-type="float" office:value="-0.120334355" calcext:value-type="float">
            <text:p>-0.12033435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2 12:13:26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7249417" calcext:value-type="float">
            <text:p>0.77249417</text:p>
          </table:table-cell>
          <table:table-cell office:value-type="float" office:value="0.822856524" calcext:value-type="float">
            <text:p>0.822856524</text:p>
          </table:table-cell>
          <table:table-cell office:value-type="float" office:value="0.563894577" calcext:value-type="float">
            <text:p>0.563894577</text:p>
          </table:table-cell>
          <table:table-cell/>
          <table:table-cell office:value-type="float" office:value="0.006311227" calcext:value-type="float">
            <text:p>0.006311227</text:p>
          </table:table-cell>
          <table:table-cell office:value-type="float" office:value="0.006722684" calcext:value-type="float">
            <text:p>0.006722684</text:p>
          </table:table-cell>
          <table:table-cell office:value-type="float" office:value="0.004606982" calcext:value-type="float">
            <text:p>0.004606982</text:p>
          </table:table-cell>
          <table:table-cell/>
          <table:table-cell office:value-type="float" office:value="-0.003584606" calcext:value-type="float">
            <text:p>-0.003584606</text:p>
          </table:table-cell>
          <table:table-cell office:value-type="float" office:value="-0.003173149" calcext:value-type="float">
            <text:p>-0.003173149</text:p>
          </table:table-cell>
          <table:table-cell office:value-type="float" office:value="-0.005288851" calcext:value-type="float">
            <text:p>-0.005288851</text:p>
          </table:table-cell>
          <table:table-cell/>
          <table:table-cell office:value-type="float" office:value="26.830827916" calcext:value-type="float">
            <text:p>26.830827916</text:p>
          </table:table-cell>
          <table:table-cell office:value-type="float" office:value="26.840966412" calcext:value-type="float">
            <text:p>26.840966412</text:p>
          </table:table-cell>
          <table:table-cell office:value-type="float" office:value="26.788833566" calcext:value-type="float">
            <text:p>26.788833566</text:p>
          </table:table-cell>
          <table:table-cell/>
          <table:table-cell office:value-type="float" office:value="-0.090869205" calcext:value-type="float">
            <text:p>-0.090869205</text:p>
          </table:table-cell>
          <table:table-cell office:value-type="float" office:value="-0.080438328" calcext:value-type="float">
            <text:p>-0.080438328</text:p>
          </table:table-cell>
          <table:table-cell office:value-type="float" office:value="-0.134075025" calcext:value-type="float">
            <text:p>-0.1340750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2 12:13:27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64336761" calcext:value-type="float">
            <text:p>0.664336761</text:p>
          </table:table-cell>
          <table:table-cell office:value-type="float" office:value="0.787150358" calcext:value-type="float">
            <text:p>0.787150358</text:p>
          </table:table-cell>
          <table:table-cell office:value-type="float" office:value="0.700889313" calcext:value-type="float">
            <text:p>0.700889313</text:p>
          </table:table-cell>
          <table:table-cell/>
          <table:table-cell office:value-type="float" office:value="0.005427588" calcext:value-type="float">
            <text:p>0.005427588</text:p>
          </table:table-cell>
          <table:table-cell office:value-type="float" office:value="0.006430967" calcext:value-type="float">
            <text:p>0.006430967</text:p>
          </table:table-cell>
          <table:table-cell office:value-type="float" office:value="0.00572622" calcext:value-type="float">
            <text:p>0.00572622</text:p>
          </table:table-cell>
          <table:table-cell/>
          <table:table-cell office:value-type="float" office:value="-0.004468245" calcext:value-type="float">
            <text:p>-0.004468245</text:p>
          </table:table-cell>
          <table:table-cell office:value-type="float" office:value="-0.003464866" calcext:value-type="float">
            <text:p>-0.003464866</text:p>
          </table:table-cell>
          <table:table-cell office:value-type="float" office:value="-0.004169613" calcext:value-type="float">
            <text:p>-0.004169613</text:p>
          </table:table-cell>
          <table:table-cell/>
          <table:table-cell office:value-type="float" office:value="26.809054336" calcext:value-type="float">
            <text:p>26.809054336</text:p>
          </table:table-cell>
          <table:table-cell office:value-type="float" office:value="26.833778377" calcext:value-type="float">
            <text:p>26.833778377</text:p>
          </table:table-cell>
          <table:table-cell office:value-type="float" office:value="26.816412916" calcext:value-type="float">
            <text:p>26.816412916</text:p>
          </table:table-cell>
          <table:table-cell/>
          <table:table-cell office:value-type="float" office:value="-0.113270836" calcext:value-type="float">
            <text:p>-0.113270836</text:p>
          </table:table-cell>
          <table:table-cell office:value-type="float" office:value="-0.087833652" calcext:value-type="float">
            <text:p>-0.087833652</text:p>
          </table:table-cell>
          <table:table-cell office:value-type="float" office:value="-0.10569998" calcext:value-type="float">
            <text:p>-0.1056999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2 12:13:28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08547832" calcext:value-type="float">
            <text:p>0.808547832</text:p>
          </table:table-cell>
          <table:table-cell office:value-type="float" office:value="0.706427778" calcext:value-type="float">
            <text:p>0.706427778</text:p>
          </table:table-cell>
          <table:table-cell office:value-type="float" office:value="0.593456697" calcext:value-type="float">
            <text:p>0.593456697</text:p>
          </table:table-cell>
          <table:table-cell/>
          <table:table-cell office:value-type="float" office:value="0.006605783" calcext:value-type="float">
            <text:p>0.006605783</text:p>
          </table:table-cell>
          <table:table-cell office:value-type="float" office:value="0.005771469" calcext:value-type="float">
            <text:p>0.005771469</text:p>
          </table:table-cell>
          <table:table-cell office:value-type="float" office:value="0.004848502" calcext:value-type="float">
            <text:p>0.004848502</text:p>
          </table:table-cell>
          <table:table-cell/>
          <table:table-cell office:value-type="float" office:value="-0.00329005" calcext:value-type="float">
            <text:p>-0.00329005</text:p>
          </table:table-cell>
          <table:table-cell office:value-type="float" office:value="-0.004124365" calcext:value-type="float">
            <text:p>-0.004124365</text:p>
          </table:table-cell>
          <table:table-cell office:value-type="float" office:value="-0.005047331" calcext:value-type="float">
            <text:p>-0.005047331</text:p>
          </table:table-cell>
          <table:table-cell/>
          <table:table-cell office:value-type="float" office:value="26.843140399" calcext:value-type="float">
            <text:p>26.843140399</text:p>
          </table:table-cell>
          <table:table-cell office:value-type="float" office:value="26.822582453" calcext:value-type="float">
            <text:p>26.822582453</text:p>
          </table:table-cell>
          <table:table-cell office:value-type="float" office:value="26.799839641" calcext:value-type="float">
            <text:p>26.799839641</text:p>
          </table:table-cell>
          <table:table-cell/>
          <table:table-cell office:value-type="float" office:value="-0.083401881" calcext:value-type="float">
            <text:p>-0.083401881</text:p>
          </table:table-cell>
          <table:table-cell office:value-type="float" office:value="-0.104552846" calcext:value-type="float">
            <text:p>-0.104552846</text:p>
          </table:table-cell>
          <table:table-cell office:value-type="float" office:value="-0.127951887" calcext:value-type="float">
            <text:p>-0.12795188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2 12:13:30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60192962" calcext:value-type="float">
            <text:p>0.760192962</text:p>
          </table:table-cell>
          <table:table-cell office:value-type="float" office:value="0.84163199" calcext:value-type="float">
            <text:p>0.84163199</text:p>
          </table:table-cell>
          <table:table-cell office:value-type="float" office:value="0.566693612" calcext:value-type="float">
            <text:p>0.566693612</text:p>
          </table:table-cell>
          <table:table-cell/>
          <table:table-cell office:value-type="float" office:value="0.006210727" calcext:value-type="float">
            <text:p>0.006210727</text:p>
          </table:table-cell>
          <table:table-cell office:value-type="float" office:value="0.006876078" calcext:value-type="float">
            <text:p>0.006876078</text:p>
          </table:table-cell>
          <table:table-cell office:value-type="float" office:value="0.00462985" calcext:value-type="float">
            <text:p>0.00462985</text:p>
          </table:table-cell>
          <table:table-cell/>
          <table:table-cell office:value-type="float" office:value="-0.003685107" calcext:value-type="float">
            <text:p>-0.003685107</text:p>
          </table:table-cell>
          <table:table-cell office:value-type="float" office:value="-0.003019755" calcext:value-type="float">
            <text:p>-0.003019755</text:p>
          </table:table-cell>
          <table:table-cell office:value-type="float" office:value="-0.005265984" calcext:value-type="float">
            <text:p>-0.005265984</text:p>
          </table:table-cell>
          <table:table-cell/>
          <table:table-cell office:value-type="float" office:value="26.828351534" calcext:value-type="float">
            <text:p>26.828351534</text:p>
          </table:table-cell>
          <table:table-cell office:value-type="float" office:value="26.844746097" calcext:value-type="float">
            <text:p>26.844746097</text:p>
          </table:table-cell>
          <table:table-cell office:value-type="float" office:value="26.789397066" calcext:value-type="float">
            <text:p>26.789397066</text:p>
          </table:table-cell>
          <table:table-cell/>
          <table:table-cell office:value-type="float" office:value="-0.093417008" calcext:value-type="float">
            <text:p>-0.093417008</text:p>
          </table:table-cell>
          <table:table-cell office:value-type="float" office:value="-0.076549652" calcext:value-type="float">
            <text:p>-0.076549652</text:p>
          </table:table-cell>
          <table:table-cell office:value-type="float" office:value="-0.133495266" calcext:value-type="float">
            <text:p>-0.1334952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2 12:13:31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663186987" calcext:value-type="float">
            <text:p>0.663186987</text:p>
          </table:table-cell>
          <table:table-cell office:value-type="float" office:value="0.755176038" calcext:value-type="float">
            <text:p>0.755176038</text:p>
          </table:table-cell>
          <table:table-cell office:value-type="float" office:value="0.696875536" calcext:value-type="float">
            <text:p>0.696875536</text:p>
          </table:table-cell>
          <table:table-cell/>
          <table:table-cell office:value-type="float" office:value="0.005418194" calcext:value-type="float">
            <text:p>0.005418194</text:p>
          </table:table-cell>
          <table:table-cell office:value-type="float" office:value="0.006169739" calcext:value-type="float">
            <text:p>0.006169739</text:p>
          </table:table-cell>
          <table:table-cell office:value-type="float" office:value="0.005693428" calcext:value-type="float">
            <text:p>0.005693428</text:p>
          </table:table-cell>
          <table:table-cell/>
          <table:table-cell office:value-type="float" office:value="-0.004477639" calcext:value-type="float">
            <text:p>-0.004477639</text:p>
          </table:table-cell>
          <table:table-cell office:value-type="float" office:value="-0.003726094" calcext:value-type="float">
            <text:p>-0.003726094</text:p>
          </table:table-cell>
          <table:table-cell office:value-type="float" office:value="-0.004202406" calcext:value-type="float">
            <text:p>-0.004202406</text:p>
          </table:table-cell>
          <table:table-cell/>
          <table:table-cell office:value-type="float" office:value="26.803768265" calcext:value-type="float">
            <text:p>26.803768265</text:p>
          </table:table-cell>
          <table:table-cell office:value-type="float" office:value="26.822287043" calcext:value-type="float">
            <text:p>26.822287043</text:p>
          </table:table-cell>
          <table:table-cell office:value-type="float" office:value="26.810550311" calcext:value-type="float">
            <text:p>26.810550311</text:p>
          </table:table-cell>
          <table:table-cell/>
          <table:table-cell office:value-type="float" office:value="-0.113508981" calcext:value-type="float">
            <text:p>-0.113508981</text:p>
          </table:table-cell>
          <table:table-cell office:value-type="float" office:value="-0.094456106" calcext:value-type="float">
            <text:p>-0.094456106</text:p>
          </table:table-cell>
          <table:table-cell office:value-type="float" office:value="-0.106531321" calcext:value-type="float">
            <text:p>-0.10653132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2 12:13:32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829045871" calcext:value-type="float">
            <text:p>0.829045871</text:p>
          </table:table-cell>
          <table:table-cell office:value-type="float" office:value="0.680790029" calcext:value-type="float">
            <text:p>0.680790029</text:p>
          </table:table-cell>
          <table:table-cell office:value-type="float" office:value="0.626612976" calcext:value-type="float">
            <text:p>0.626612976</text:p>
          </table:table-cell>
          <table:table-cell/>
          <table:table-cell office:value-type="float" office:value="0.006773251" calcext:value-type="float">
            <text:p>0.006773251</text:p>
          </table:table-cell>
          <table:table-cell office:value-type="float" office:value="0.00556201" calcext:value-type="float">
            <text:p>0.00556201</text:p>
          </table:table-cell>
          <table:table-cell office:value-type="float" office:value="0.005119387" calcext:value-type="float">
            <text:p>0.005119387</text:p>
          </table:table-cell>
          <table:table-cell/>
          <table:table-cell office:value-type="float" office:value="-0.003122583" calcext:value-type="float">
            <text:p>-0.003122583</text:p>
          </table:table-cell>
          <table:table-cell office:value-type="float" office:value="-0.004333823" calcext:value-type="float">
            <text:p>-0.004333823</text:p>
          </table:table-cell>
          <table:table-cell office:value-type="float" office:value="-0.004776446" calcext:value-type="float">
            <text:p>-0.004776446</text:p>
          </table:table-cell>
          <table:table-cell/>
          <table:table-cell office:value-type="float" office:value="26.84221239" calcext:value-type="float">
            <text:p>26.84221239</text:p>
          </table:table-cell>
          <table:table-cell office:value-type="float" office:value="26.812366633" calcext:value-type="float">
            <text:p>26.812366633</text:p>
          </table:table-cell>
          <table:table-cell office:value-type="float" office:value="26.80145992" calcext:value-type="float">
            <text:p>26.80145992</text:p>
          </table:table-cell>
          <table:table-cell/>
          <table:table-cell office:value-type="float" office:value="-0.079156421" calcext:value-type="float">
            <text:p>-0.079156421</text:p>
          </table:table-cell>
          <table:table-cell office:value-type="float" office:value="-0.109862986" calcext:value-type="float">
            <text:p>-0.109862986</text:p>
          </table:table-cell>
          <table:table-cell office:value-type="float" office:value="-0.121084352" calcext:value-type="float">
            <text:p>-0.12108435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2 12:13:33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767070742" calcext:value-type="float">
            <text:p>0.767070742</text:p>
          </table:table-cell>
          <table:table-cell office:value-type="float" office:value="0.836850504" calcext:value-type="float">
            <text:p>0.836850504</text:p>
          </table:table-cell>
          <table:table-cell office:value-type="float" office:value="0.565702387" calcext:value-type="float">
            <text:p>0.565702387</text:p>
          </table:table-cell>
          <table:table-cell/>
          <table:table-cell office:value-type="float" office:value="0.006266918" calcext:value-type="float">
            <text:p>0.006266918</text:p>
          </table:table-cell>
          <table:table-cell office:value-type="float" office:value="0.006837014" calcext:value-type="float">
            <text:p>0.006837014</text:p>
          </table:table-cell>
          <table:table-cell office:value-type="float" office:value="0.004621752" calcext:value-type="float">
            <text:p>0.004621752</text:p>
          </table:table-cell>
          <table:table-cell/>
          <table:table-cell office:value-type="float" office:value="-0.003628916" calcext:value-type="float">
            <text:p>-0.003628916</text:p>
          </table:table-cell>
          <table:table-cell office:value-type="float" office:value="-0.003058819" calcext:value-type="float">
            <text:p>-0.003058819</text:p>
          </table:table-cell>
          <table:table-cell office:value-type="float" office:value="-0.005274082" calcext:value-type="float">
            <text:p>-0.005274082</text:p>
          </table:table-cell>
          <table:table-cell/>
          <table:table-cell office:value-type="float" office:value="26.824681604" calcext:value-type="float">
            <text:p>26.824681604</text:p>
          </table:table-cell>
          <table:table-cell office:value-type="float" office:value="26.83872909" calcext:value-type="float">
            <text:p>26.83872909</text:p>
          </table:table-cell>
          <table:table-cell office:value-type="float" office:value="26.784142823" calcext:value-type="float">
            <text:p>26.784142823</text:p>
          </table:table-cell>
          <table:table-cell/>
          <table:table-cell office:value-type="float" office:value="-0.091992494" calcext:value-type="float">
            <text:p>-0.091992494</text:p>
          </table:table-cell>
          <table:table-cell office:value-type="float" office:value="-0.077539966" calcext:value-type="float">
            <text:p>-0.077539966</text:p>
          </table:table-cell>
          <table:table-cell office:value-type="float" office:value="-0.133700577" calcext:value-type="float">
            <text:p>-0.13370057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2 12:13:35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66138609" calcext:value-type="float">
            <text:p>0.666138609</text:p>
          </table:table-cell>
          <table:table-cell office:value-type="float" office:value="0.795229172" calcext:value-type="float">
            <text:p>0.795229172</text:p>
          </table:table-cell>
          <table:table-cell office:value-type="float" office:value="0.686144315" calcext:value-type="float">
            <text:p>0.686144315</text:p>
          </table:table-cell>
          <table:table-cell/>
          <table:table-cell office:value-type="float" office:value="0.005442309" calcext:value-type="float">
            <text:p>0.005442309</text:p>
          </table:table-cell>
          <table:table-cell office:value-type="float" office:value="0.00649697" calcext:value-type="float">
            <text:p>0.00649697</text:p>
          </table:table-cell>
          <table:table-cell office:value-type="float" office:value="0.005605754" calcext:value-type="float">
            <text:p>0.005605754</text:p>
          </table:table-cell>
          <table:table-cell/>
          <table:table-cell office:value-type="float" office:value="-0.004453524" calcext:value-type="float">
            <text:p>-0.004453524</text:p>
          </table:table-cell>
          <table:table-cell office:value-type="float" office:value="-0.003398863" calcext:value-type="float">
            <text:p>-0.003398863</text:p>
          </table:table-cell>
          <table:table-cell office:value-type="float" office:value="-0.004290079" calcext:value-type="float">
            <text:p>-0.004290079</text:p>
          </table:table-cell>
          <table:table-cell/>
          <table:table-cell office:value-type="float" office:value="26.809417076" calcext:value-type="float">
            <text:p>26.809417076</text:p>
          </table:table-cell>
          <table:table-cell office:value-type="float" office:value="26.835404733" calcext:value-type="float">
            <text:p>26.835404733</text:p>
          </table:table-cell>
          <table:table-cell office:value-type="float" office:value="26.813444531" calcext:value-type="float">
            <text:p>26.813444531</text:p>
          </table:table-cell>
          <table:table-cell/>
          <table:table-cell office:value-type="float" office:value="-0.112897631" calcext:value-type="float">
            <text:p>-0.112897631</text:p>
          </table:table-cell>
          <table:table-cell office:value-type="float" office:value="-0.086160393" calcext:value-type="float">
            <text:p>-0.086160393</text:p>
          </table:table-cell>
          <table:table-cell office:value-type="float" office:value="-0.108753993" calcext:value-type="float">
            <text:p>-0.10875399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2 12:13:36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68687304" calcext:value-type="float">
            <text:p>0.668687304</text:p>
          </table:table-cell>
          <table:table-cell office:value-type="float" office:value="0.793375467" calcext:value-type="float">
            <text:p>0.793375467</text:p>
          </table:table-cell>
          <table:table-cell office:value-type="float" office:value="0.687413894" calcext:value-type="float">
            <text:p>0.687413894</text:p>
          </table:table-cell>
          <table:table-cell/>
          <table:table-cell office:value-type="float" office:value="0.005463132" calcext:value-type="float">
            <text:p>0.005463132</text:p>
          </table:table-cell>
          <table:table-cell office:value-type="float" office:value="0.006481826" calcext:value-type="float">
            <text:p>0.006481826</text:p>
          </table:table-cell>
          <table:table-cell office:value-type="float" office:value="0.005616127" calcext:value-type="float">
            <text:p>0.005616127</text:p>
          </table:table-cell>
          <table:table-cell/>
          <table:table-cell office:value-type="float" office:value="-0.004432702" calcext:value-type="float">
            <text:p>-0.004432702</text:p>
          </table:table-cell>
          <table:table-cell office:value-type="float" office:value="-0.003414008" calcext:value-type="float">
            <text:p>-0.003414008</text:p>
          </table:table-cell>
          <table:table-cell office:value-type="float" office:value="-0.004279707" calcext:value-type="float">
            <text:p>-0.004279707</text:p>
          </table:table-cell>
          <table:table-cell/>
          <table:table-cell office:value-type="float" office:value="26.820039366" calcext:value-type="float">
            <text:p>26.820039366</text:p>
          </table:table-cell>
          <table:table-cell office:value-type="float" office:value="26.845140538" calcext:value-type="float">
            <text:p>26.845140538</text:p>
          </table:table-cell>
          <table:table-cell office:value-type="float" office:value="26.82380928" calcext:value-type="float">
            <text:p>26.82380928</text:p>
          </table:table-cell>
          <table:table-cell/>
          <table:table-cell office:value-type="float" office:value="-0.112369737" calcext:value-type="float">
            <text:p>-0.112369737</text:p>
          </table:table-cell>
          <table:table-cell office:value-type="float" office:value="-0.086544327" calcext:value-type="float">
            <text:p>-0.086544327</text:p>
          </table:table-cell>
          <table:table-cell office:value-type="float" office:value="-0.108491035" calcext:value-type="float">
            <text:p>-0.10849103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2 12:13:37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24431875" calcext:value-type="float">
            <text:p>0.824431875</text:p>
          </table:table-cell>
          <table:table-cell office:value-type="float" office:value="0.680094442" calcext:value-type="float">
            <text:p>0.680094442</text:p>
          </table:table-cell>
          <table:table-cell office:value-type="float" office:value="0.592688393" calcext:value-type="float">
            <text:p>0.592688393</text:p>
          </table:table-cell>
          <table:table-cell/>
          <table:table-cell office:value-type="float" office:value="0.006735555" calcext:value-type="float">
            <text:p>0.006735555</text:p>
          </table:table-cell>
          <table:table-cell office:value-type="float" office:value="0.005556327" calcext:value-type="float">
            <text:p>0.005556327</text:p>
          </table:table-cell>
          <table:table-cell office:value-type="float" office:value="0.004842225" calcext:value-type="float">
            <text:p>0.004842225</text:p>
          </table:table-cell>
          <table:table-cell/>
          <table:table-cell office:value-type="float" office:value="-0.003160279" calcext:value-type="float">
            <text:p>-0.003160279</text:p>
          </table:table-cell>
          <table:table-cell office:value-type="float" office:value="-0.004339506" calcext:value-type="float">
            <text:p>-0.004339506</text:p>
          </table:table-cell>
          <table:table-cell office:value-type="float" office:value="-0.005053608" calcext:value-type="float">
            <text:p>-0.005053608</text:p>
          </table:table-cell>
          <table:table-cell/>
          <table:table-cell office:value-type="float" office:value="26.846338007" calcext:value-type="float">
            <text:p>26.846338007</text:p>
          </table:table-cell>
          <table:table-cell office:value-type="float" office:value="26.817281189" calcext:value-type="float">
            <text:p>26.817281189</text:p>
          </table:table-cell>
          <table:table-cell office:value-type="float" office:value="26.799684968" calcext:value-type="float">
            <text:p>26.799684968</text:p>
          </table:table-cell>
          <table:table-cell/>
          <table:table-cell office:value-type="float" office:value="-0.080112049" calcext:value-type="float">
            <text:p>-0.080112049</text:p>
          </table:table-cell>
          <table:table-cell office:value-type="float" office:value="-0.110007057" calcext:value-type="float">
            <text:p>-0.110007057</text:p>
          </table:table-cell>
          <table:table-cell office:value-type="float" office:value="-0.128111024" calcext:value-type="float">
            <text:p>-0.12811102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2 12:13:38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95399129" calcext:value-type="float">
            <text:p>0.695399129</text:p>
          </table:table-cell>
          <table:table-cell office:value-type="float" office:value="0.819285014" calcext:value-type="float">
            <text:p>0.819285014</text:p>
          </table:table-cell>
          <table:table-cell office:value-type="float" office:value="0.611847712" calcext:value-type="float">
            <text:p>0.611847712</text:p>
          </table:table-cell>
          <table:table-cell/>
          <table:table-cell office:value-type="float" office:value="0.005681365" calcext:value-type="float">
            <text:p>0.005681365</text:p>
          </table:table-cell>
          <table:table-cell office:value-type="float" office:value="0.006693505" calcext:value-type="float">
            <text:p>0.006693505</text:p>
          </table:table-cell>
          <table:table-cell office:value-type="float" office:value="0.004998756" calcext:value-type="float">
            <text:p>0.004998756</text:p>
          </table:table-cell>
          <table:table-cell/>
          <table:table-cell office:value-type="float" office:value="-0.004214468" calcext:value-type="float">
            <text:p>-0.004214468</text:p>
          </table:table-cell>
          <table:table-cell office:value-type="float" office:value="-0.003202328" calcext:value-type="float">
            <text:p>-0.003202328</text:p>
          </table:table-cell>
          <table:table-cell office:value-type="float" office:value="-0.004897078" calcext:value-type="float">
            <text:p>-0.004897078</text:p>
          </table:table-cell>
          <table:table-cell/>
          <table:table-cell office:value-type="float" office:value="26.815307662" calcext:value-type="float">
            <text:p>26.815307662</text:p>
          </table:table-cell>
          <table:table-cell office:value-type="float" office:value="26.840247431" calcext:value-type="float">
            <text:p>26.840247431</text:p>
          </table:table-cell>
          <table:table-cell office:value-type="float" office:value="26.798487416" calcext:value-type="float">
            <text:p>26.798487416</text:p>
          </table:table-cell>
          <table:table-cell/>
          <table:table-cell office:value-type="float" office:value="-0.106837117" calcext:value-type="float">
            <text:p>-0.106837117</text:p>
          </table:table-cell>
          <table:table-cell office:value-type="float" office:value="-0.081178042" calcext:value-type="float">
            <text:p>-0.081178042</text:p>
          </table:table-cell>
          <table:table-cell office:value-type="float" office:value="-0.124142619" calcext:value-type="float">
            <text:p>-0.12414261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2 12:13:40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96761608" calcext:value-type="float">
            <text:p>0.796761608</text:p>
          </table:table-cell>
          <table:table-cell office:value-type="float" office:value="0.682805858" calcext:value-type="float">
            <text:p>0.682805858</text:p>
          </table:table-cell>
          <table:table-cell office:value-type="float" office:value="0.645374733" calcext:value-type="float">
            <text:p>0.645374733</text:p>
          </table:table-cell>
          <table:table-cell/>
          <table:table-cell office:value-type="float" office:value="0.00650949" calcext:value-type="float">
            <text:p>0.00650949</text:p>
          </table:table-cell>
          <table:table-cell office:value-type="float" office:value="0.005578479" calcext:value-type="float">
            <text:p>0.005578479</text:p>
          </table:table-cell>
          <table:table-cell office:value-type="float" office:value="0.005272669" calcext:value-type="float">
            <text:p>0.005272669</text:p>
          </table:table-cell>
          <table:table-cell/>
          <table:table-cell office:value-type="float" office:value="-0.003386343" calcext:value-type="float">
            <text:p>-0.003386343</text:p>
          </table:table-cell>
          <table:table-cell office:value-type="float" office:value="-0.004317354" calcext:value-type="float">
            <text:p>-0.004317354</text:p>
          </table:table-cell>
          <table:table-cell office:value-type="float" office:value="-0.004623164" calcext:value-type="float">
            <text:p>-0.004623164</text:p>
          </table:table-cell>
          <table:table-cell/>
          <table:table-cell office:value-type="float" office:value="26.83571323" calcext:value-type="float">
            <text:p>26.83571323</text:p>
          </table:table-cell>
          <table:table-cell office:value-type="float" office:value="26.812772449" calcext:value-type="float">
            <text:p>26.812772449</text:p>
          </table:table-cell>
          <table:table-cell office:value-type="float" office:value="26.805236975" calcext:value-type="float">
            <text:p>26.805236975</text:p>
          </table:table-cell>
          <table:table-cell/>
          <table:table-cell office:value-type="float" office:value="-0.085843" calcext:value-type="float">
            <text:p>-0.085843</text:p>
          </table:table-cell>
          <table:table-cell office:value-type="float" office:value="-0.109445462" calcext:value-type="float">
            <text:p>-0.109445462</text:p>
          </table:table-cell>
          <table:table-cell office:value-type="float" office:value="-0.117198325" calcext:value-type="float">
            <text:p>-0.11719832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2 12:13:41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47250408" calcext:value-type="float">
            <text:p>0.747250408</text:p>
          </table:table-cell>
          <table:table-cell office:value-type="float" office:value="0.839187007" calcext:value-type="float">
            <text:p>0.839187007</text:p>
          </table:table-cell>
          <table:table-cell office:value-type="float" office:value="0.567332574" calcext:value-type="float">
            <text:p>0.567332574</text:p>
          </table:table-cell>
          <table:table-cell/>
          <table:table-cell office:value-type="float" office:value="0.006104987" calcext:value-type="float">
            <text:p>0.006104987</text:p>
          </table:table-cell>
          <table:table-cell office:value-type="float" office:value="0.006856103" calcext:value-type="float">
            <text:p>0.006856103</text:p>
          </table:table-cell>
          <table:table-cell office:value-type="float" office:value="0.00463507" calcext:value-type="float">
            <text:p>0.00463507</text:p>
          </table:table-cell>
          <table:table-cell/>
          <table:table-cell office:value-type="float" office:value="-0.003790846" calcext:value-type="float">
            <text:p>-0.003790846</text:p>
          </table:table-cell>
          <table:table-cell office:value-type="float" office:value="-0.00303973" calcext:value-type="float">
            <text:p>-0.00303973</text:p>
          </table:table-cell>
          <table:table-cell office:value-type="float" office:value="-0.005260763" calcext:value-type="float">
            <text:p>-0.005260763</text:p>
          </table:table-cell>
          <table:table-cell/>
          <table:table-cell office:value-type="float" office:value="26.830800564" calcext:value-type="float">
            <text:p>26.830800564</text:p>
          </table:table-cell>
          <table:table-cell office:value-type="float" office:value="26.849308346" calcext:value-type="float">
            <text:p>26.849308346</text:p>
          </table:table-cell>
          <table:table-cell office:value-type="float" office:value="26.79458039" calcext:value-type="float">
            <text:p>26.79458039</text:p>
          </table:table-cell>
          <table:table-cell/>
          <table:table-cell office:value-type="float" office:value="-0.096097655" calcext:value-type="float">
            <text:p>-0.096097655</text:p>
          </table:table-cell>
          <table:table-cell office:value-type="float" office:value="-0.077056043" calcext:value-type="float">
            <text:p>-0.077056043</text:p>
          </table:table-cell>
          <table:table-cell office:value-type="float" office:value="-0.133362918" calcext:value-type="float">
            <text:p>-0.13336291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2 12:13:42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66081985" calcext:value-type="float">
            <text:p>0.666081985</text:p>
          </table:table-cell>
          <table:table-cell office:value-type="float" office:value="0.757091136" calcext:value-type="float">
            <text:p>0.757091136</text:p>
          </table:table-cell>
          <table:table-cell office:value-type="float" office:value="0.697403633" calcext:value-type="float">
            <text:p>0.697403633</text:p>
          </table:table-cell>
          <table:table-cell/>
          <table:table-cell office:value-type="float" office:value="0.005441846" calcext:value-type="float">
            <text:p>0.005441846</text:p>
          </table:table-cell>
          <table:table-cell office:value-type="float" office:value="0.006185385" calcext:value-type="float">
            <text:p>0.006185385</text:p>
          </table:table-cell>
          <table:table-cell office:value-type="float" office:value="0.005697742" calcext:value-type="float">
            <text:p>0.005697742</text:p>
          </table:table-cell>
          <table:table-cell/>
          <table:table-cell office:value-type="float" office:value="-0.004453987" calcext:value-type="float">
            <text:p>-0.004453987</text:p>
          </table:table-cell>
          <table:table-cell office:value-type="float" office:value="-0.003710448" calcext:value-type="float">
            <text:p>-0.003710448</text:p>
          </table:table-cell>
          <table:table-cell office:value-type="float" office:value="-0.004198091" calcext:value-type="float">
            <text:p>-0.004198091</text:p>
          </table:table-cell>
          <table:table-cell/>
          <table:table-cell office:value-type="float" office:value="26.814460278" calcext:value-type="float">
            <text:p>26.814460278</text:p>
          </table:table-cell>
          <table:table-cell office:value-type="float" office:value="26.832781618" calcext:value-type="float">
            <text:p>26.832781618</text:p>
          </table:table-cell>
          <table:table-cell office:value-type="float" office:value="26.820765771" calcext:value-type="float">
            <text:p>26.820765771</text:p>
          </table:table-cell>
          <table:table-cell/>
          <table:table-cell office:value-type="float" office:value="-0.112909359" calcext:value-type="float">
            <text:p>-0.112909359</text:p>
          </table:table-cell>
          <table:table-cell office:value-type="float" office:value="-0.094059454" calcext:value-type="float">
            <text:p>-0.094059454</text:p>
          </table:table-cell>
          <table:table-cell office:value-type="float" office:value="-0.10642194" calcext:value-type="float">
            <text:p>-0.1064219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2 12:13:43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27025274" calcext:value-type="float">
            <text:p>0.827025274</text:p>
          </table:table-cell>
          <table:table-cell office:value-type="float" office:value="0.682836256" calcext:value-type="float">
            <text:p>0.682836256</text:p>
          </table:table-cell>
          <table:table-cell office:value-type="float" office:value="0.646239" calcext:value-type="float">
            <text:p>0.646239</text:p>
          </table:table-cell>
          <table:table-cell/>
          <table:table-cell office:value-type="float" office:value="0.006756742" calcext:value-type="float">
            <text:p>0.006756742</text:p>
          </table:table-cell>
          <table:table-cell office:value-type="float" office:value="0.005578728" calcext:value-type="float">
            <text:p>0.005578728</text:p>
          </table:table-cell>
          <table:table-cell office:value-type="float" office:value="0.00527973" calcext:value-type="float">
            <text:p>0.00527973</text:p>
          </table:table-cell>
          <table:table-cell/>
          <table:table-cell office:value-type="float" office:value="-0.003139091" calcext:value-type="float">
            <text:p>-0.003139091</text:p>
          </table:table-cell>
          <table:table-cell office:value-type="float" office:value="-0.004317106" calcext:value-type="float">
            <text:p>-0.004317106</text:p>
          </table:table-cell>
          <table:table-cell office:value-type="float" office:value="-0.004616103" calcext:value-type="float">
            <text:p>-0.004616103</text:p>
          </table:table-cell>
          <table:table-cell/>
          <table:table-cell office:value-type="float" office:value="26.846860081" calcext:value-type="float">
            <text:p>26.846860081</text:p>
          </table:table-cell>
          <table:table-cell office:value-type="float" office:value="26.817833155" calcext:value-type="float">
            <text:p>26.817833155</text:p>
          </table:table-cell>
          <table:table-cell office:value-type="float" office:value="26.810465585" calcext:value-type="float">
            <text:p>26.810465585</text:p>
          </table:table-cell>
          <table:table-cell/>
          <table:table-cell office:value-type="float" office:value="-0.079574917" calcext:value-type="float">
            <text:p>-0.079574917</text:p>
          </table:table-cell>
          <table:table-cell office:value-type="float" office:value="-0.109439166" calcext:value-type="float">
            <text:p>-0.109439166</text:p>
          </table:table-cell>
          <table:table-cell office:value-type="float" office:value="-0.117019315" calcext:value-type="float">
            <text:p>-0.11701931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2 12:13:45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87569462" calcext:value-type="float">
            <text:p>0.687569462</text:p>
          </table:table-cell>
          <table:table-cell office:value-type="float" office:value="0.814406373" calcext:value-type="float">
            <text:p>0.814406373</text:p>
          </table:table-cell>
          <table:table-cell office:value-type="float" office:value="0.625619367" calcext:value-type="float">
            <text:p>0.625619367</text:p>
          </table:table-cell>
          <table:table-cell/>
          <table:table-cell office:value-type="float" office:value="0.005617398" calcext:value-type="float">
            <text:p>0.005617398</text:p>
          </table:table-cell>
          <table:table-cell office:value-type="float" office:value="0.006653647" calcext:value-type="float">
            <text:p>0.006653647</text:p>
          </table:table-cell>
          <table:table-cell office:value-type="float" office:value="0.005111269" calcext:value-type="float">
            <text:p>0.005111269</text:p>
          </table:table-cell>
          <table:table-cell/>
          <table:table-cell office:value-type="float" office:value="-0.004278436" calcext:value-type="float">
            <text:p>-0.004278436</text:p>
          </table:table-cell>
          <table:table-cell office:value-type="float" office:value="-0.003242186" calcext:value-type="float">
            <text:p>-0.003242186</text:p>
          </table:table-cell>
          <table:table-cell office:value-type="float" office:value="-0.004784564" calcext:value-type="float">
            <text:p>-0.004784564</text:p>
          </table:table-cell>
          <table:table-cell/>
          <table:table-cell office:value-type="float" office:value="26.813731434" calcext:value-type="float">
            <text:p>26.813731434</text:p>
          </table:table-cell>
          <table:table-cell office:value-type="float" office:value="26.83926531" calcext:value-type="float">
            <text:p>26.83926531</text:p>
          </table:table-cell>
          <table:table-cell office:value-type="float" office:value="26.801259889" calcext:value-type="float">
            <text:p>26.801259889</text:p>
          </table:table-cell>
          <table:table-cell/>
          <table:table-cell office:value-type="float" office:value="-0.108458813" calcext:value-type="float">
            <text:p>-0.108458813</text:p>
          </table:table-cell>
          <table:table-cell office:value-type="float" office:value="-0.082188485" calcext:value-type="float">
            <text:p>-0.082188485</text:p>
          </table:table-cell>
          <table:table-cell office:value-type="float" office:value="-0.121290154" calcext:value-type="float">
            <text:p>-0.12129015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2 12:13:46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27683309" calcext:value-type="float">
            <text:p>0.827683309</text:p>
          </table:table-cell>
          <table:table-cell office:value-type="float" office:value="0.684654198" calcext:value-type="float">
            <text:p>0.684654198</text:p>
          </table:table-cell>
          <table:table-cell office:value-type="float" office:value="0.659852703" calcext:value-type="float">
            <text:p>0.659852703</text:p>
          </table:table-cell>
          <table:table-cell/>
          <table:table-cell office:value-type="float" office:value="0.006762119" calcext:value-type="float">
            <text:p>0.006762119</text:p>
          </table:table-cell>
          <table:table-cell office:value-type="float" office:value="0.00559358" calcext:value-type="float">
            <text:p>0.00559358</text:p>
          </table:table-cell>
          <table:table-cell office:value-type="float" office:value="0.005390953" calcext:value-type="float">
            <text:p>0.005390953</text:p>
          </table:table-cell>
          <table:table-cell/>
          <table:table-cell office:value-type="float" office:value="-0.003133715" calcext:value-type="float">
            <text:p>-0.003133715</text:p>
          </table:table-cell>
          <table:table-cell office:value-type="float" office:value="-0.004302253" calcext:value-type="float">
            <text:p>-0.004302253</text:p>
          </table:table-cell>
          <table:table-cell office:value-type="float" office:value="-0.00450488" calcext:value-type="float">
            <text:p>-0.00450488</text:p>
          </table:table-cell>
          <table:table-cell/>
          <table:table-cell office:value-type="float" office:value="26.84699255" calcext:value-type="float">
            <text:p>26.84699255</text:p>
          </table:table-cell>
          <table:table-cell office:value-type="float" office:value="26.818199133" calcext:value-type="float">
            <text:p>26.818199133</text:p>
          </table:table-cell>
          <table:table-cell office:value-type="float" office:value="26.81320623" calcext:value-type="float">
            <text:p>26.81320623</text:p>
          </table:table-cell>
          <table:table-cell/>
          <table:table-cell office:value-type="float" office:value="-0.079438628" calcext:value-type="float">
            <text:p>-0.079438628</text:p>
          </table:table-cell>
          <table:table-cell office:value-type="float" office:value="-0.109062629" calcext:value-type="float">
            <text:p>-0.109062629</text:p>
          </table:table-cell>
          <table:table-cell office:value-type="float" office:value="-0.11419959" calcext:value-type="float">
            <text:p>-0.1141995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2 12:13:47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12212326" calcext:value-type="float">
            <text:p>0.812212326</text:p>
          </table:table-cell>
          <table:table-cell office:value-type="float" office:value="0.687381707" calcext:value-type="float">
            <text:p>0.687381707</text:p>
          </table:table-cell>
          <table:table-cell office:value-type="float" office:value="0.57766802" calcext:value-type="float">
            <text:p>0.57766802</text:p>
          </table:table-cell>
          <table:table-cell/>
          <table:table-cell office:value-type="float" office:value="0.006635722" calcext:value-type="float">
            <text:p>0.006635722</text:p>
          </table:table-cell>
          <table:table-cell office:value-type="float" office:value="0.005615864" calcext:value-type="float">
            <text:p>0.005615864</text:p>
          </table:table-cell>
          <table:table-cell office:value-type="float" office:value="0.00471951" calcext:value-type="float">
            <text:p>0.00471951</text:p>
          </table:table-cell>
          <table:table-cell/>
          <table:table-cell office:value-type="float" office:value="-0.003260112" calcext:value-type="float">
            <text:p>-0.003260112</text:p>
          </table:table-cell>
          <table:table-cell office:value-type="float" office:value="-0.00427997" calcext:value-type="float">
            <text:p>-0.00427997</text:p>
          </table:table-cell>
          <table:table-cell office:value-type="float" office:value="-0.005176323" calcext:value-type="float">
            <text:p>-0.005176323</text:p>
          </table:table-cell>
          <table:table-cell/>
          <table:table-cell office:value-type="float" office:value="26.848932568" calcext:value-type="float">
            <text:p>26.848932568</text:p>
          </table:table-cell>
          <table:table-cell office:value-type="float" office:value="26.823802801" calcext:value-type="float">
            <text:p>26.823802801</text:p>
          </table:table-cell>
          <table:table-cell office:value-type="float" office:value="26.801715782" calcext:value-type="float">
            <text:p>26.801715782</text:p>
          </table:table-cell>
          <table:table-cell/>
          <table:table-cell office:value-type="float" office:value="-0.082642906" calcext:value-type="float">
            <text:p>-0.082642906</text:p>
          </table:table-cell>
          <table:table-cell office:value-type="float" office:value="-0.108497701" calcext:value-type="float">
            <text:p>-0.108497701</text:p>
          </table:table-cell>
          <table:table-cell office:value-type="float" office:value="-0.131222156" calcext:value-type="float">
            <text:p>-0.13122215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2 12:13:48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15698089" calcext:value-type="float">
            <text:p>0.715698089</text:p>
          </table:table-cell>
          <table:table-cell office:value-type="float" office:value="0.825569132" calcext:value-type="float">
            <text:p>0.825569132</text:p>
          </table:table-cell>
          <table:table-cell office:value-type="float" office:value="0.587005089" calcext:value-type="float">
            <text:p>0.587005089</text:p>
          </table:table-cell>
          <table:table-cell/>
          <table:table-cell office:value-type="float" office:value="0.005847207" calcext:value-type="float">
            <text:p>0.005847207</text:p>
          </table:table-cell>
          <table:table-cell office:value-type="float" office:value="0.006744846" calcext:value-type="float">
            <text:p>0.006744846</text:p>
          </table:table-cell>
          <table:table-cell office:value-type="float" office:value="0.004795793" calcext:value-type="float">
            <text:p>0.004795793</text:p>
          </table:table-cell>
          <table:table-cell/>
          <table:table-cell office:value-type="float" office:value="-0.004048627" calcext:value-type="float">
            <text:p>-0.004048627</text:p>
          </table:table-cell>
          <table:table-cell office:value-type="float" office:value="-0.003150987" calcext:value-type="float">
            <text:p>-0.003150987</text:p>
          </table:table-cell>
          <table:table-cell office:value-type="float" office:value="-0.00510004" calcext:value-type="float">
            <text:p>-0.00510004</text:p>
          </table:table-cell>
          <table:table-cell/>
          <table:table-cell office:value-type="float" office:value="26.829503246" calcext:value-type="float">
            <text:p>26.829503246</text:p>
          </table:table-cell>
          <table:table-cell office:value-type="float" office:value="26.851621406" calcext:value-type="float">
            <text:p>26.851621406</text:p>
          </table:table-cell>
          <table:table-cell office:value-type="float" office:value="26.803595491" calcext:value-type="float">
            <text:p>26.803595491</text:p>
          </table:table-cell>
          <table:table-cell/>
          <table:table-cell office:value-type="float" office:value="-0.10263277" calcext:value-type="float">
            <text:p>-0.10263277</text:p>
          </table:table-cell>
          <table:table-cell office:value-type="float" office:value="-0.079876505" calcext:value-type="float">
            <text:p>-0.079876505</text:p>
          </table:table-cell>
          <table:table-cell office:value-type="float" office:value="-0.129288191" calcext:value-type="float">
            <text:p>-0.12928819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2 12:13:50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809750057" calcext:value-type="float">
            <text:p>0.809750057</text:p>
          </table:table-cell>
          <table:table-cell office:value-type="float" office:value="0.710937466" calcext:value-type="float">
            <text:p>0.710937466</text:p>
          </table:table-cell>
          <table:table-cell office:value-type="float" office:value="0.567899414" calcext:value-type="float">
            <text:p>0.567899414</text:p>
          </table:table-cell>
          <table:table-cell/>
          <table:table-cell office:value-type="float" office:value="0.006615605" calcext:value-type="float">
            <text:p>0.006615605</text:p>
          </table:table-cell>
          <table:table-cell office:value-type="float" office:value="0.005808313" calcext:value-type="float">
            <text:p>0.005808313</text:p>
          </table:table-cell>
          <table:table-cell office:value-type="float" office:value="0.004639701" calcext:value-type="float">
            <text:p>0.004639701</text:p>
          </table:table-cell>
          <table:table-cell/>
          <table:table-cell office:value-type="float" office:value="-0.003280228" calcext:value-type="float">
            <text:p>-0.003280228</text:p>
          </table:table-cell>
          <table:table-cell office:value-type="float" office:value="-0.004087521" calcext:value-type="float">
            <text:p>-0.004087521</text:p>
          </table:table-cell>
          <table:table-cell office:value-type="float" office:value="-0.005256132" calcext:value-type="float">
            <text:p>-0.005256132</text:p>
          </table:table-cell>
          <table:table-cell/>
          <table:table-cell office:value-type="float" office:value="26.853491366" calcext:value-type="float">
            <text:p>26.853491366</text:p>
          </table:table-cell>
          <table:table-cell office:value-type="float" office:value="26.833599436" calcext:value-type="float">
            <text:p>26.833599436</text:p>
          </table:table-cell>
          <table:table-cell office:value-type="float" office:value="26.804803882" calcext:value-type="float">
            <text:p>26.804803882</text:p>
          </table:table-cell>
          <table:table-cell/>
          <table:table-cell office:value-type="float" office:value="-0.083152881" calcext:value-type="float">
            <text:p>-0.083152881</text:p>
          </table:table-cell>
          <table:table-cell office:value-type="float" office:value="-0.103618794" calcext:value-type="float">
            <text:p>-0.103618794</text:p>
          </table:table-cell>
          <table:table-cell office:value-type="float" office:value="-0.13324551" calcext:value-type="float">
            <text:p>-0.1332455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2 12:13:51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86610936" calcext:value-type="float">
            <text:p>0.786610936</text:p>
          </table:table-cell>
          <table:table-cell office:value-type="float" office:value="0.797914958" calcext:value-type="float">
            <text:p>0.797914958</text:p>
          </table:table-cell>
          <table:table-cell office:value-type="float" office:value="0.562031336" calcext:value-type="float">
            <text:p>0.562031336</text:p>
          </table:table-cell>
          <table:table-cell/>
          <table:table-cell office:value-type="float" office:value="0.00642656" calcext:value-type="float">
            <text:p>0.00642656</text:p>
          </table:table-cell>
          <table:table-cell office:value-type="float" office:value="0.006518913" calcext:value-type="float">
            <text:p>0.006518913</text:p>
          </table:table-cell>
          <table:table-cell office:value-type="float" office:value="0.004591759" calcext:value-type="float">
            <text:p>0.004591759</text:p>
          </table:table-cell>
          <table:table-cell/>
          <table:table-cell office:value-type="float" office:value="-0.003469273" calcext:value-type="float">
            <text:p>-0.003469273</text:p>
          </table:table-cell>
          <table:table-cell office:value-type="float" office:value="-0.00337692" calcext:value-type="float">
            <text:p>-0.00337692</text:p>
          </table:table-cell>
          <table:table-cell office:value-type="float" office:value="-0.005304074" calcext:value-type="float">
            <text:p>-0.005304074</text:p>
          </table:table-cell>
          <table:table-cell/>
          <table:table-cell office:value-type="float" office:value="26.843778773" calcext:value-type="float">
            <text:p>26.843778773</text:p>
          </table:table-cell>
          <table:table-cell office:value-type="float" office:value="26.846054379" calcext:value-type="float">
            <text:p>26.846054379</text:p>
          </table:table-cell>
          <table:table-cell office:value-type="float" office:value="26.798567847" calcext:value-type="float">
            <text:p>26.798567847</text:p>
          </table:table-cell>
          <table:table-cell/>
          <table:table-cell office:value-type="float" office:value="-0.087945376" calcext:value-type="float">
            <text:p>-0.087945376</text:p>
          </table:table-cell>
          <table:table-cell office:value-type="float" office:value="-0.085604122" calcext:value-type="float">
            <text:p>-0.085604122</text:p>
          </table:table-cell>
          <table:table-cell office:value-type="float" office:value="-0.134460956" calcext:value-type="float">
            <text:p>-0.13446095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2 12:13:52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76812014" calcext:value-type="float">
            <text:p>0.676812014</text:p>
          </table:table-cell>
          <table:table-cell office:value-type="float" office:value="0.807498194" calcext:value-type="float">
            <text:p>0.807498194</text:p>
          </table:table-cell>
          <table:table-cell office:value-type="float" office:value="0.652887303" calcext:value-type="float">
            <text:p>0.652887303</text:p>
          </table:table-cell>
          <table:table-cell/>
          <table:table-cell office:value-type="float" office:value="0.00552951" calcext:value-type="float">
            <text:p>0.00552951</text:p>
          </table:table-cell>
          <table:table-cell office:value-type="float" office:value="0.006597207" calcext:value-type="float">
            <text:p>0.006597207</text:p>
          </table:table-cell>
          <table:table-cell office:value-type="float" office:value="0.005334047" calcext:value-type="float">
            <text:p>0.005334047</text:p>
          </table:table-cell>
          <table:table-cell/>
          <table:table-cell office:value-type="float" office:value="-0.004366323" calcext:value-type="float">
            <text:p>-0.004366323</text:p>
          </table:table-cell>
          <table:table-cell office:value-type="float" office:value="-0.003298626" calcext:value-type="float">
            <text:p>-0.003298626</text:p>
          </table:table-cell>
          <table:table-cell office:value-type="float" office:value="-0.004561787" calcext:value-type="float">
            <text:p>-0.004561787</text:p>
          </table:table-cell>
          <table:table-cell/>
          <table:table-cell office:value-type="float" office:value="26.821674981" calcext:value-type="float">
            <text:p>26.821674981</text:p>
          </table:table-cell>
          <table:table-cell office:value-type="float" office:value="26.847983572" calcext:value-type="float">
            <text:p>26.847983572</text:p>
          </table:table-cell>
          <table:table-cell office:value-type="float" office:value="26.816858603" calcext:value-type="float">
            <text:p>26.816858603</text:p>
          </table:table-cell>
          <table:table-cell/>
          <table:table-cell office:value-type="float" office:value="-0.110686923" calcext:value-type="float">
            <text:p>-0.110686923</text:p>
          </table:table-cell>
          <table:table-cell office:value-type="float" office:value="-0.083619278" calcext:value-type="float">
            <text:p>-0.083619278</text:p>
          </table:table-cell>
          <table:table-cell office:value-type="float" office:value="-0.11564229" calcext:value-type="float">
            <text:p>-0.1156422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2 12:13:53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35552399" calcext:value-type="float">
            <text:p>0.735552399</text:p>
          </table:table-cell>
          <table:table-cell office:value-type="float" office:value="0.69356271" calcext:value-type="float">
            <text:p>0.69356271</text:p>
          </table:table-cell>
          <table:table-cell office:value-type="float" office:value="0.663943966" calcext:value-type="float">
            <text:p>0.663943966</text:p>
          </table:table-cell>
          <table:table-cell/>
          <table:table-cell office:value-type="float" office:value="0.006009415" calcext:value-type="float">
            <text:p>0.006009415</text:p>
          </table:table-cell>
          <table:table-cell office:value-type="float" office:value="0.005666362" calcext:value-type="float">
            <text:p>0.005666362</text:p>
          </table:table-cell>
          <table:table-cell office:value-type="float" office:value="0.005424379" calcext:value-type="float">
            <text:p>0.005424379</text:p>
          </table:table-cell>
          <table:table-cell/>
          <table:table-cell office:value-type="float" office:value="-0.003886418" calcext:value-type="float">
            <text:p>-0.003886418</text:p>
          </table:table-cell>
          <table:table-cell office:value-type="float" office:value="-0.004229471" calcext:value-type="float">
            <text:p>-0.004229471</text:p>
          </table:table-cell>
          <table:table-cell office:value-type="float" office:value="-0.004471455" calcext:value-type="float">
            <text:p>-0.004471455</text:p>
          </table:table-cell>
          <table:table-cell/>
          <table:table-cell office:value-type="float" office:value="26.833500152" calcext:value-type="float">
            <text:p>26.833500152</text:p>
          </table:table-cell>
          <table:table-cell office:value-type="float" office:value="26.825047117" calcext:value-type="float">
            <text:p>26.825047117</text:p>
          </table:table-cell>
          <table:table-cell office:value-type="float" office:value="26.819084466" calcext:value-type="float">
            <text:p>26.819084466</text:p>
          </table:table-cell>
          <table:table-cell/>
          <table:table-cell office:value-type="float" office:value="-0.09852054" calcext:value-type="float">
            <text:p>-0.09852054</text:p>
          </table:table-cell>
          <table:table-cell office:value-type="float" office:value="-0.107217479" calcext:value-type="float">
            <text:p>-0.107217479</text:p>
          </table:table-cell>
          <table:table-cell office:value-type="float" office:value="-0.113352193" calcext:value-type="float">
            <text:p>-0.1133521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2 12:13:55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12847115" calcext:value-type="float">
            <text:p>0.812847115</text:p>
          </table:table-cell>
          <table:table-cell office:value-type="float" office:value="0.681702576" calcext:value-type="float">
            <text:p>0.681702576</text:p>
          </table:table-cell>
          <table:table-cell office:value-type="float" office:value="0.599591804" calcext:value-type="float">
            <text:p>0.599591804</text:p>
          </table:table-cell>
          <table:table-cell/>
          <table:table-cell office:value-type="float" office:value="0.006640908" calcext:value-type="float">
            <text:p>0.006640908</text:p>
          </table:table-cell>
          <table:table-cell office:value-type="float" office:value="0.005569465" calcext:value-type="float">
            <text:p>0.005569465</text:p>
          </table:table-cell>
          <table:table-cell office:value-type="float" office:value="0.004898626" calcext:value-type="float">
            <text:p>0.004898626</text:p>
          </table:table-cell>
          <table:table-cell/>
          <table:table-cell office:value-type="float" office:value="-0.003254926" calcext:value-type="float">
            <text:p>-0.003254926</text:p>
          </table:table-cell>
          <table:table-cell office:value-type="float" office:value="-0.004326368" calcext:value-type="float">
            <text:p>-0.004326368</text:p>
          </table:table-cell>
          <table:table-cell office:value-type="float" office:value="-0.004997207" calcext:value-type="float">
            <text:p>-0.004997207</text:p>
          </table:table-cell>
          <table:table-cell/>
          <table:table-cell office:value-type="float" office:value="26.849060357" calcext:value-type="float">
            <text:p>26.849060357</text:p>
          </table:table-cell>
          <table:table-cell office:value-type="float" office:value="26.822659516" calcext:value-type="float">
            <text:p>26.822659516</text:p>
          </table:table-cell>
          <table:table-cell office:value-type="float" office:value="26.806129404" calcext:value-type="float">
            <text:p>26.806129404</text:p>
          </table:table-cell>
          <table:table-cell/>
          <table:table-cell office:value-type="float" office:value="-0.082511432" calcext:value-type="float">
            <text:p>-0.082511432</text:p>
          </table:table-cell>
          <table:table-cell office:value-type="float" office:value="-0.109673977" calcext:value-type="float">
            <text:p>-0.109673977</text:p>
          </table:table-cell>
          <table:table-cell office:value-type="float" office:value="-0.126681141" calcext:value-type="float">
            <text:p>-0.12668114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2 12:13:56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64016684" calcext:value-type="float">
            <text:p>0.664016684</text:p>
          </table:table-cell>
          <table:table-cell office:value-type="float" office:value="0.781169627" calcext:value-type="float">
            <text:p>0.781169627</text:p>
          </table:table-cell>
          <table:table-cell office:value-type="float" office:value="0.70638367" calcext:value-type="float">
            <text:p>0.70638367</text:p>
          </table:table-cell>
          <table:table-cell/>
          <table:table-cell office:value-type="float" office:value="0.005424973" calcext:value-type="float">
            <text:p>0.005424973</text:p>
          </table:table-cell>
          <table:table-cell office:value-type="float" office:value="0.006382105" calcext:value-type="float">
            <text:p>0.006382105</text:p>
          </table:table-cell>
          <table:table-cell office:value-type="float" office:value="0.005771108" calcext:value-type="float">
            <text:p>0.005771108</text:p>
          </table:table-cell>
          <table:table-cell/>
          <table:table-cell office:value-type="float" office:value="-0.00447086" calcext:value-type="float">
            <text:p>-0.00447086</text:p>
          </table:table-cell>
          <table:table-cell office:value-type="float" office:value="-0.003513729" calcext:value-type="float">
            <text:p>-0.003513729</text:p>
          </table:table-cell>
          <table:table-cell office:value-type="float" office:value="-0.004124725" calcext:value-type="float">
            <text:p>-0.004124725</text:p>
          </table:table-cell>
          <table:table-cell/>
          <table:table-cell office:value-type="float" office:value="26.824153708" calcext:value-type="float">
            <text:p>26.824153708</text:p>
          </table:table-cell>
          <table:table-cell office:value-type="float" office:value="26.847737884" calcext:value-type="float">
            <text:p>26.847737884</text:p>
          </table:table-cell>
          <table:table-cell office:value-type="float" office:value="26.832682704" calcext:value-type="float">
            <text:p>26.832682704</text:p>
          </table:table-cell>
          <table:table-cell/>
          <table:table-cell office:value-type="float" office:value="-0.113337131" calcext:value-type="float">
            <text:p>-0.113337131</text:p>
          </table:table-cell>
          <table:table-cell office:value-type="float" office:value="-0.089072365" calcext:value-type="float">
            <text:p>-0.089072365</text:p>
          </table:table-cell>
          <table:table-cell office:value-type="float" office:value="-0.104561982" calcext:value-type="float">
            <text:p>-0.10456198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2 12:13:57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1522602" calcext:value-type="float">
            <text:p>0.71522602</text:p>
          </table:table-cell>
          <table:table-cell office:value-type="float" office:value="0.700557315" calcext:value-type="float">
            <text:p>0.700557315</text:p>
          </table:table-cell>
          <table:table-cell office:value-type="float" office:value="0.667803963" calcext:value-type="float">
            <text:p>0.667803963</text:p>
          </table:table-cell>
          <table:table-cell/>
          <table:table-cell office:value-type="float" office:value="0.00584335" calcext:value-type="float">
            <text:p>0.00584335</text:p>
          </table:table-cell>
          <table:table-cell office:value-type="float" office:value="0.005723507" calcext:value-type="float">
            <text:p>0.005723507</text:p>
          </table:table-cell>
          <table:table-cell office:value-type="float" office:value="0.005455915" calcext:value-type="float">
            <text:p>0.005455915</text:p>
          </table:table-cell>
          <table:table-cell/>
          <table:table-cell office:value-type="float" office:value="-0.004052483" calcext:value-type="float">
            <text:p>-0.004052483</text:p>
          </table:table-cell>
          <table:table-cell office:value-type="float" office:value="-0.004172326" calcext:value-type="float">
            <text:p>-0.004172326</text:p>
          </table:table-cell>
          <table:table-cell office:value-type="float" office:value="-0.004439919" calcext:value-type="float">
            <text:p>-0.004439919</text:p>
          </table:table-cell>
          <table:table-cell/>
          <table:table-cell office:value-type="float" office:value="26.83446277" calcext:value-type="float">
            <text:p>26.83446277</text:p>
          </table:table-cell>
          <table:table-cell office:value-type="float" office:value="26.831509791" calcext:value-type="float">
            <text:p>26.831509791</text:p>
          </table:table-cell>
          <table:table-cell office:value-type="float" office:value="26.824916137" calcext:value-type="float">
            <text:p>26.824916137</text:p>
          </table:table-cell>
          <table:table-cell/>
          <table:table-cell office:value-type="float" office:value="-0.102730545" calcext:value-type="float">
            <text:p>-0.102730545</text:p>
          </table:table-cell>
          <table:table-cell office:value-type="float" office:value="-0.105768744" calcext:value-type="float">
            <text:p>-0.105768744</text:p>
          </table:table-cell>
          <table:table-cell office:value-type="float" office:value="-0.112552697" calcext:value-type="float">
            <text:p>-0.11255269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2 12:13:58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2484732" calcext:value-type="float">
            <text:p>0.82484732</text:p>
          </table:table-cell>
          <table:table-cell office:value-type="float" office:value="0.679693303" calcext:value-type="float">
            <text:p>0.679693303</text:p>
          </table:table-cell>
          <table:table-cell office:value-type="float" office:value="0.603969169" calcext:value-type="float">
            <text:p>0.603969169</text:p>
          </table:table-cell>
          <table:table-cell/>
          <table:table-cell office:value-type="float" office:value="0.006738949" calcext:value-type="float">
            <text:p>0.006738949</text:p>
          </table:table-cell>
          <table:table-cell office:value-type="float" office:value="0.00555305" calcext:value-type="float">
            <text:p>0.00555305</text:p>
          </table:table-cell>
          <table:table-cell office:value-type="float" office:value="0.004934389" calcext:value-type="float">
            <text:p>0.004934389</text:p>
          </table:table-cell>
          <table:table-cell/>
          <table:table-cell office:value-type="float" office:value="-0.003156885" calcext:value-type="float">
            <text:p>-0.003156885</text:p>
          </table:table-cell>
          <table:table-cell office:value-type="float" office:value="-0.004342783" calcext:value-type="float">
            <text:p>-0.004342783</text:p>
          </table:table-cell>
          <table:table-cell office:value-type="float" office:value="-0.004961445" calcext:value-type="float">
            <text:p>-0.004961445</text:p>
          </table:table-cell>
          <table:table-cell/>
          <table:table-cell office:value-type="float" office:value="26.8514761" calcext:value-type="float">
            <text:p>26.8514761</text:p>
          </table:table-cell>
          <table:table-cell office:value-type="float" office:value="26.822255023" calcext:value-type="float">
            <text:p>26.822255023</text:p>
          </table:table-cell>
          <table:table-cell office:value-type="float" office:value="26.807010638" calcext:value-type="float">
            <text:p>26.807010638</text:p>
          </table:table-cell>
          <table:table-cell/>
          <table:table-cell office:value-type="float" office:value="-0.080026004" calcext:value-type="float">
            <text:p>-0.080026004</text:p>
          </table:table-cell>
          <table:table-cell office:value-type="float" office:value="-0.110090142" calcext:value-type="float">
            <text:p>-0.110090142</text:p>
          </table:table-cell>
          <table:table-cell office:value-type="float" office:value="-0.125774472" calcext:value-type="float">
            <text:p>-0.12577447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2 12:14:00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43444055" calcext:value-type="float">
            <text:p>0.743444055</text:p>
          </table:table-cell>
          <table:table-cell office:value-type="float" office:value="0.835305552" calcext:value-type="float">
            <text:p>0.835305552</text:p>
          </table:table-cell>
          <table:table-cell office:value-type="float" office:value="0.570177504" calcext:value-type="float">
            <text:p>0.570177504</text:p>
          </table:table-cell>
          <table:table-cell/>
          <table:table-cell office:value-type="float" office:value="0.006073889" calcext:value-type="float">
            <text:p>0.006073889</text:p>
          </table:table-cell>
          <table:table-cell office:value-type="float" office:value="0.006824392" calcext:value-type="float">
            <text:p>0.006824392</text:p>
          </table:table-cell>
          <table:table-cell office:value-type="float" office:value="0.004658313" calcext:value-type="float">
            <text:p>0.004658313</text:p>
          </table:table-cell>
          <table:table-cell/>
          <table:table-cell office:value-type="float" office:value="-0.003821944" calcext:value-type="float">
            <text:p>-0.003821944</text:p>
          </table:table-cell>
          <table:table-cell office:value-type="float" office:value="-0.003071442" calcext:value-type="float">
            <text:p>-0.003071442</text:p>
          </table:table-cell>
          <table:table-cell office:value-type="float" office:value="-0.00523752" calcext:value-type="float">
            <text:p>-0.00523752</text:p>
          </table:table-cell>
          <table:table-cell/>
          <table:table-cell office:value-type="float" office:value="26.840143364" calcext:value-type="float">
            <text:p>26.840143364</text:p>
          </table:table-cell>
          <table:table-cell office:value-type="float" office:value="26.858635877" calcext:value-type="float">
            <text:p>26.858635877</text:p>
          </table:table-cell>
          <table:table-cell office:value-type="float" office:value="26.805262499" calcext:value-type="float">
            <text:p>26.805262499</text:p>
          </table:table-cell>
          <table:table-cell/>
          <table:table-cell office:value-type="float" office:value="-0.096886024" calcext:value-type="float">
            <text:p>-0.096886024</text:p>
          </table:table-cell>
          <table:table-cell office:value-type="float" office:value="-0.077859948" calcext:value-type="float">
            <text:p>-0.077859948</text:p>
          </table:table-cell>
          <table:table-cell office:value-type="float" office:value="-0.132773653" calcext:value-type="float">
            <text:p>-0.13277365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2 12:14:01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70627436" calcext:value-type="float">
            <text:p>0.670627436</text:p>
          </table:table-cell>
          <table:table-cell office:value-type="float" office:value="0.732069103" calcext:value-type="float">
            <text:p>0.732069103</text:p>
          </table:table-cell>
          <table:table-cell office:value-type="float" office:value="0.6952829" calcext:value-type="float">
            <text:p>0.6952829</text:p>
          </table:table-cell>
          <table:table-cell/>
          <table:table-cell office:value-type="float" office:value="0.005478982" calcext:value-type="float">
            <text:p>0.005478982</text:p>
          </table:table-cell>
          <table:table-cell office:value-type="float" office:value="0.005980957" calcext:value-type="float">
            <text:p>0.005980957</text:p>
          </table:table-cell>
          <table:table-cell office:value-type="float" office:value="0.005680416" calcext:value-type="float">
            <text:p>0.005680416</text:p>
          </table:table-cell>
          <table:table-cell/>
          <table:table-cell office:value-type="float" office:value="-0.004416851" calcext:value-type="float">
            <text:p>-0.004416851</text:p>
          </table:table-cell>
          <table:table-cell office:value-type="float" office:value="-0.003914877" calcext:value-type="float">
            <text:p>-0.003914877</text:p>
          </table:table-cell>
          <table:table-cell office:value-type="float" office:value="-0.004215417" calcext:value-type="float">
            <text:p>-0.004215417</text:p>
          </table:table-cell>
          <table:table-cell/>
          <table:table-cell office:value-type="float" office:value="26.820429941" calcext:value-type="float">
            <text:p>26.820429941</text:p>
          </table:table-cell>
          <table:table-cell office:value-type="float" office:value="26.832798925" calcext:value-type="float">
            <text:p>26.832798925</text:p>
          </table:table-cell>
          <table:table-cell office:value-type="float" office:value="26.825393413" calcext:value-type="float">
            <text:p>26.825393413</text:p>
          </table:table-cell>
          <table:table-cell/>
          <table:table-cell office:value-type="float" office:value="-0.111967891" calcext:value-type="float">
            <text:p>-0.111967891</text:p>
          </table:table-cell>
          <table:table-cell office:value-type="float" office:value="-0.099242" calcext:value-type="float">
            <text:p>-0.099242</text:p>
          </table:table-cell>
          <table:table-cell office:value-type="float" office:value="-0.10686119" calcext:value-type="float">
            <text:p>-0.1068611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2 12:14:02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15561511" calcext:value-type="float">
            <text:p>0.815561511</text:p>
          </table:table-cell>
          <table:table-cell office:value-type="float" office:value="0.689465486" calcext:value-type="float">
            <text:p>0.689465486</text:p>
          </table:table-cell>
          <table:table-cell office:value-type="float" office:value="0.575682589" calcext:value-type="float">
            <text:p>0.575682589</text:p>
          </table:table-cell>
          <table:table-cell/>
          <table:table-cell office:value-type="float" office:value="0.006663084" calcext:value-type="float">
            <text:p>0.006663084</text:p>
          </table:table-cell>
          <table:table-cell office:value-type="float" office:value="0.005632888" calcext:value-type="float">
            <text:p>0.005632888</text:p>
          </table:table-cell>
          <table:table-cell office:value-type="float" office:value="0.004703289" calcext:value-type="float">
            <text:p>0.004703289</text:p>
          </table:table-cell>
          <table:table-cell/>
          <table:table-cell office:value-type="float" office:value="-0.003232749" calcext:value-type="float">
            <text:p>-0.003232749</text:p>
          </table:table-cell>
          <table:table-cell office:value-type="float" office:value="-0.004262945" calcext:value-type="float">
            <text:p>-0.004262945</text:p>
          </table:table-cell>
          <table:table-cell office:value-type="float" office:value="-0.005192544" calcext:value-type="float">
            <text:p>-0.005192544</text:p>
          </table:table-cell>
          <table:table-cell/>
          <table:table-cell office:value-type="float" office:value="26.84455232" calcext:value-type="float">
            <text:p>26.84455232</text:p>
          </table:table-cell>
          <table:table-cell office:value-type="float" office:value="26.819167712" calcext:value-type="float">
            <text:p>26.819167712</text:p>
          </table:table-cell>
          <table:table-cell office:value-type="float" office:value="26.796261399" calcext:value-type="float">
            <text:p>26.796261399</text:p>
          </table:table-cell>
          <table:table-cell/>
          <table:table-cell office:value-type="float" office:value="-0.081949238" calcext:value-type="float">
            <text:p>-0.081949238</text:p>
          </table:table-cell>
          <table:table-cell office:value-type="float" office:value="-0.108066105" calcext:value-type="float">
            <text:p>-0.108066105</text:p>
          </table:table-cell>
          <table:table-cell office:value-type="float" office:value="-0.131633394" calcext:value-type="float">
            <text:p>-0.13163339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2 12:14:03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90717183" calcext:value-type="float">
            <text:p>0.690717183</text:p>
          </table:table-cell>
          <table:table-cell office:value-type="float" office:value="0.815957286" calcext:value-type="float">
            <text:p>0.815957286</text:p>
          </table:table-cell>
          <table:table-cell office:value-type="float" office:value="0.623256042" calcext:value-type="float">
            <text:p>0.623256042</text:p>
          </table:table-cell>
          <table:table-cell/>
          <table:table-cell office:value-type="float" office:value="0.005643114" calcext:value-type="float">
            <text:p>0.005643114</text:p>
          </table:table-cell>
          <table:table-cell office:value-type="float" office:value="0.006666318" calcext:value-type="float">
            <text:p>0.006666318</text:p>
          </table:table-cell>
          <table:table-cell office:value-type="float" office:value="0.005091961" calcext:value-type="float">
            <text:p>0.005091961</text:p>
          </table:table-cell>
          <table:table-cell/>
          <table:table-cell office:value-type="float" office:value="-0.004252719" calcext:value-type="float">
            <text:p>-0.004252719</text:p>
          </table:table-cell>
          <table:table-cell office:value-type="float" office:value="-0.003229516" calcext:value-type="float">
            <text:p>-0.003229516</text:p>
          </table:table-cell>
          <table:table-cell office:value-type="float" office:value="-0.004803872" calcext:value-type="float">
            <text:p>-0.004803872</text:p>
          </table:table-cell>
          <table:table-cell/>
          <table:table-cell office:value-type="float" office:value="26.819419696" calcext:value-type="float">
            <text:p>26.819419696</text:p>
          </table:table-cell>
          <table:table-cell office:value-type="float" office:value="26.844631993" calcext:value-type="float">
            <text:p>26.844631993</text:p>
          </table:table-cell>
          <table:table-cell office:value-type="float" office:value="26.80583875" calcext:value-type="float">
            <text:p>26.80583875</text:p>
          </table:table-cell>
          <table:table-cell/>
          <table:table-cell office:value-type="float" office:value="-0.10780685" calcext:value-type="float">
            <text:p>-0.10780685</text:p>
          </table:table-cell>
          <table:table-cell office:value-type="float" office:value="-0.081867266" calcext:value-type="float">
            <text:p>-0.081867266</text:p>
          </table:table-cell>
          <table:table-cell office:value-type="float" office:value="-0.121779659" calcext:value-type="float">
            <text:p>-0.12177965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2 12:14:05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767921301" calcext:value-type="float">
            <text:p>0.767921301</text:p>
          </table:table-cell>
          <table:table-cell office:value-type="float" office:value="0.685606681" calcext:value-type="float">
            <text:p>0.685606681</text:p>
          </table:table-cell>
          <table:table-cell office:value-type="float" office:value="0.65456875" calcext:value-type="float">
            <text:p>0.65456875</text:p>
          </table:table-cell>
          <table:table-cell/>
          <table:table-cell office:value-type="float" office:value="0.006273867" calcext:value-type="float">
            <text:p>0.006273867</text:p>
          </table:table-cell>
          <table:table-cell office:value-type="float" office:value="0.005601362" calcext:value-type="float">
            <text:p>0.005601362</text:p>
          </table:table-cell>
          <table:table-cell office:value-type="float" office:value="0.005347784" calcext:value-type="float">
            <text:p>0.005347784</text:p>
          </table:table-cell>
          <table:table-cell/>
          <table:table-cell office:value-type="float" office:value="-0.003621966" calcext:value-type="float">
            <text:p>-0.003621966</text:p>
          </table:table-cell>
          <table:table-cell office:value-type="float" office:value="-0.004294472" calcext:value-type="float">
            <text:p>-0.004294472</text:p>
          </table:table-cell>
          <table:table-cell office:value-type="float" office:value="-0.004548049" calcext:value-type="float">
            <text:p>-0.004548049</text:p>
          </table:table-cell>
          <table:table-cell/>
          <table:table-cell office:value-type="float" office:value="26.850125386" calcext:value-type="float">
            <text:p>26.850125386</text:p>
          </table:table-cell>
          <table:table-cell office:value-type="float" office:value="26.833554633" calcext:value-type="float">
            <text:p>26.833554633</text:p>
          </table:table-cell>
          <table:table-cell office:value-type="float" office:value="26.827306326" calcext:value-type="float">
            <text:p>26.827306326</text:p>
          </table:table-cell>
          <table:table-cell/>
          <table:table-cell office:value-type="float" office:value="-0.091816328" calcext:value-type="float">
            <text:p>-0.091816328</text:p>
          </table:table-cell>
          <table:table-cell office:value-type="float" office:value="-0.108865349" calcext:value-type="float">
            <text:p>-0.108865349</text:p>
          </table:table-cell>
          <table:table-cell office:value-type="float" office:value="-0.115294022" calcext:value-type="float">
            <text:p>-0.11529402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2 12:14:06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808320142" calcext:value-type="float">
            <text:p>0.808320142</text:p>
          </table:table-cell>
          <table:table-cell office:value-type="float" office:value="0.691816889" calcext:value-type="float">
            <text:p>0.691816889</text:p>
          </table:table-cell>
          <table:table-cell office:value-type="float" office:value="0.574413606" calcext:value-type="float">
            <text:p>0.574413606</text:p>
          </table:table-cell>
          <table:table-cell/>
          <table:table-cell office:value-type="float" office:value="0.006603923" calcext:value-type="float">
            <text:p>0.006603923</text:p>
          </table:table-cell>
          <table:table-cell office:value-type="float" office:value="0.005652099" calcext:value-type="float">
            <text:p>0.005652099</text:p>
          </table:table-cell>
          <table:table-cell office:value-type="float" office:value="0.004692922" calcext:value-type="float">
            <text:p>0.004692922</text:p>
          </table:table-cell>
          <table:table-cell/>
          <table:table-cell office:value-type="float" office:value="-0.003291911" calcext:value-type="float">
            <text:p>-0.003291911</text:p>
          </table:table-cell>
          <table:table-cell office:value-type="float" office:value="-0.004243735" calcext:value-type="float">
            <text:p>-0.004243735</text:p>
          </table:table-cell>
          <table:table-cell office:value-type="float" office:value="-0.005202912" calcext:value-type="float">
            <text:p>-0.005202912</text:p>
          </table:table-cell>
          <table:table-cell/>
          <table:table-cell office:value-type="float" office:value="26.853203512" calcext:value-type="float">
            <text:p>26.853203512</text:p>
          </table:table-cell>
          <table:table-cell office:value-type="float" office:value="26.829750239" calcext:value-type="float">
            <text:p>26.829750239</text:p>
          </table:table-cell>
          <table:table-cell office:value-type="float" office:value="26.806115295" calcext:value-type="float">
            <text:p>26.806115295</text:p>
          </table:table-cell>
          <table:table-cell/>
          <table:table-cell office:value-type="float" office:value="-0.08344904" calcext:value-type="float">
            <text:p>-0.08344904</text:p>
          </table:table-cell>
          <table:table-cell office:value-type="float" office:value="-0.107579077" calcext:value-type="float">
            <text:p>-0.107579077</text:p>
          </table:table-cell>
          <table:table-cell office:value-type="float" office:value="-0.131896236" calcext:value-type="float">
            <text:p>-0.13189623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2 12:14:07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26172415" calcext:value-type="float">
            <text:p>0.726172415</text:p>
          </table:table-cell>
          <table:table-cell office:value-type="float" office:value="0.829456547" calcext:value-type="float">
            <text:p>0.829456547</text:p>
          </table:table-cell>
          <table:table-cell office:value-type="float" office:value="0.5767364" calcext:value-type="float">
            <text:p>0.5767364</text:p>
          </table:table-cell>
          <table:table-cell/>
          <table:table-cell office:value-type="float" office:value="0.005932781" calcext:value-type="float">
            <text:p>0.005932781</text:p>
          </table:table-cell>
          <table:table-cell office:value-type="float" office:value="0.006776606" calcext:value-type="float">
            <text:p>0.006776606</text:p>
          </table:table-cell>
          <table:table-cell office:value-type="float" office:value="0.004711899" calcext:value-type="float">
            <text:p>0.004711899</text:p>
          </table:table-cell>
          <table:table-cell/>
          <table:table-cell office:value-type="float" office:value="-0.003963052" calcext:value-type="float">
            <text:p>-0.003963052</text:p>
          </table:table-cell>
          <table:table-cell office:value-type="float" office:value="-0.003119228" calcext:value-type="float">
            <text:p>-0.003119228</text:p>
          </table:table-cell>
          <table:table-cell office:value-type="float" office:value="-0.005183935" calcext:value-type="float">
            <text:p>-0.005183935</text:p>
          </table:table-cell>
          <table:table-cell/>
          <table:table-cell office:value-type="float" office:value="26.831611853" calcext:value-type="float">
            <text:p>26.831611853</text:p>
          </table:table-cell>
          <table:table-cell office:value-type="float" office:value="26.852403975" calcext:value-type="float">
            <text:p>26.852403975</text:p>
          </table:table-cell>
          <table:table-cell office:value-type="float" office:value="26.801528231" calcext:value-type="float">
            <text:p>26.801528231</text:p>
          </table:table-cell>
          <table:table-cell/>
          <table:table-cell office:value-type="float" office:value="-0.100463322" calcext:value-type="float">
            <text:p>-0.100463322</text:p>
          </table:table-cell>
          <table:table-cell office:value-type="float" office:value="-0.079071363" calcext:value-type="float">
            <text:p>-0.079071363</text:p>
          </table:table-cell>
          <table:table-cell office:value-type="float" office:value="-0.131415121" calcext:value-type="float">
            <text:p>-0.13141512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2 12:14:08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87403761" calcext:value-type="float">
            <text:p>0.687403761</text:p>
          </table:table-cell>
          <table:table-cell office:value-type="float" office:value="0.713592853" calcext:value-type="float">
            <text:p>0.713592853</text:p>
          </table:table-cell>
          <table:table-cell office:value-type="float" office:value="0.675805292" calcext:value-type="float">
            <text:p>0.675805292</text:p>
          </table:table-cell>
          <table:table-cell/>
          <table:table-cell office:value-type="float" office:value="0.005616044" calcext:value-type="float">
            <text:p>0.005616044</text:p>
          </table:table-cell>
          <table:table-cell office:value-type="float" office:value="0.005830007" calcext:value-type="float">
            <text:p>0.005830007</text:p>
          </table:table-cell>
          <table:table-cell office:value-type="float" office:value="0.005521285" calcext:value-type="float">
            <text:p>0.005521285</text:p>
          </table:table-cell>
          <table:table-cell/>
          <table:table-cell office:value-type="float" office:value="-0.00427979" calcext:value-type="float">
            <text:p>-0.00427979</text:p>
          </table:table-cell>
          <table:table-cell office:value-type="float" office:value="-0.004065826" calcext:value-type="float">
            <text:p>-0.004065826</text:p>
          </table:table-cell>
          <table:table-cell office:value-type="float" office:value="-0.004374548" calcext:value-type="float">
            <text:p>-0.004374548</text:p>
          </table:table-cell>
          <table:table-cell/>
          <table:table-cell office:value-type="float" office:value="26.828861823" calcext:value-type="float">
            <text:p>26.828861823</text:p>
          </table:table-cell>
          <table:table-cell office:value-type="float" office:value="26.834133995" calcext:value-type="float">
            <text:p>26.834133995</text:p>
          </table:table-cell>
          <table:table-cell office:value-type="float" office:value="26.826526906" calcext:value-type="float">
            <text:p>26.826526906</text:p>
          </table:table-cell>
          <table:table-cell/>
          <table:table-cell office:value-type="float" office:value="-0.108493134" calcext:value-type="float">
            <text:p>-0.108493134</text:p>
          </table:table-cell>
          <table:table-cell office:value-type="float" office:value="-0.103068808" calcext:value-type="float">
            <text:p>-0.103068808</text:p>
          </table:table-cell>
          <table:table-cell office:value-type="float" office:value="-0.110895438" calcext:value-type="float">
            <text:p>-0.11089543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2 12:14:10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17527272" calcext:value-type="float">
            <text:p>0.817527272</text:p>
          </table:table-cell>
          <table:table-cell office:value-type="float" office:value="0.680610023" calcext:value-type="float">
            <text:p>0.680610023</text:p>
          </table:table-cell>
          <table:table-cell office:value-type="float" office:value="0.632720665" calcext:value-type="float">
            <text:p>0.632720665</text:p>
          </table:table-cell>
          <table:table-cell/>
          <table:table-cell office:value-type="float" office:value="0.006679144" calcext:value-type="float">
            <text:p>0.006679144</text:p>
          </table:table-cell>
          <table:table-cell office:value-type="float" office:value="0.005560539" calcext:value-type="float">
            <text:p>0.005560539</text:p>
          </table:table-cell>
          <table:table-cell office:value-type="float" office:value="0.005169286" calcext:value-type="float">
            <text:p>0.005169286</text:p>
          </table:table-cell>
          <table:table-cell/>
          <table:table-cell office:value-type="float" office:value="-0.003216689" calcext:value-type="float">
            <text:p>-0.003216689</text:p>
          </table:table-cell>
          <table:table-cell office:value-type="float" office:value="-0.004335294" calcext:value-type="float">
            <text:p>-0.004335294</text:p>
          </table:table-cell>
          <table:table-cell office:value-type="float" office:value="-0.004726547" calcext:value-type="float">
            <text:p>-0.004726547</text:p>
          </table:table-cell>
          <table:table-cell/>
          <table:table-cell office:value-type="float" office:value="26.844948046" calcext:value-type="float">
            <text:p>26.844948046</text:p>
          </table:table-cell>
          <table:table-cell office:value-type="float" office:value="26.817384983" calcext:value-type="float">
            <text:p>26.817384983</text:p>
          </table:table-cell>
          <table:table-cell office:value-type="float" office:value="26.807744131" calcext:value-type="float">
            <text:p>26.807744131</text:p>
          </table:table-cell>
          <table:table-cell/>
          <table:table-cell office:value-type="float" office:value="-0.081542098" calcext:value-type="float">
            <text:p>-0.081542098</text:p>
          </table:table-cell>
          <table:table-cell office:value-type="float" office:value="-0.109900269" calcext:value-type="float">
            <text:p>-0.109900269</text:p>
          </table:table-cell>
          <table:table-cell office:value-type="float" office:value="-0.119819296" calcext:value-type="float">
            <text:p>-0.11981929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2 12:14:11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61953683" calcext:value-type="float">
            <text:p>0.761953683</text:p>
          </table:table-cell>
          <table:table-cell office:value-type="float" office:value="0.839250188" calcext:value-type="float">
            <text:p>0.839250188</text:p>
          </table:table-cell>
          <table:table-cell office:value-type="float" office:value="0.568564602" calcext:value-type="float">
            <text:p>0.568564602</text:p>
          </table:table-cell>
          <table:table-cell/>
          <table:table-cell office:value-type="float" office:value="0.006225112" calcext:value-type="float">
            <text:p>0.006225112</text:p>
          </table:table-cell>
          <table:table-cell office:value-type="float" office:value="0.006856619" calcext:value-type="float">
            <text:p>0.006856619</text:p>
          </table:table-cell>
          <table:table-cell office:value-type="float" office:value="0.004645136" calcext:value-type="float">
            <text:p>0.004645136</text:p>
          </table:table-cell>
          <table:table-cell/>
          <table:table-cell office:value-type="float" office:value="-0.003670722" calcext:value-type="float">
            <text:p>-0.003670722</text:p>
          </table:table-cell>
          <table:table-cell office:value-type="float" office:value="-0.003039214" calcext:value-type="float">
            <text:p>-0.003039214</text:p>
          </table:table-cell>
          <table:table-cell office:value-type="float" office:value="-0.005250698" calcext:value-type="float">
            <text:p>-0.005250698</text:p>
          </table:table-cell>
          <table:table-cell/>
          <table:table-cell office:value-type="float" office:value="26.833760504" calcext:value-type="float">
            <text:p>26.833760504</text:p>
          </table:table-cell>
          <table:table-cell office:value-type="float" office:value="26.849321065" calcext:value-type="float">
            <text:p>26.849321065</text:p>
          </table:table-cell>
          <table:table-cell office:value-type="float" office:value="26.794828419" calcext:value-type="float">
            <text:p>26.794828419</text:p>
          </table:table-cell>
          <table:table-cell/>
          <table:table-cell office:value-type="float" office:value="-0.09305233" calcext:value-type="float">
            <text:p>-0.09305233</text:p>
          </table:table-cell>
          <table:table-cell office:value-type="float" office:value="-0.077042957" calcext:value-type="float">
            <text:p>-0.077042957</text:p>
          </table:table-cell>
          <table:table-cell office:value-type="float" office:value="-0.13310773" calcext:value-type="float">
            <text:p>-0.1331077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2 12:14:12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40599721" calcext:value-type="float">
            <text:p>0.740599721</text:p>
          </table:table-cell>
          <table:table-cell office:value-type="float" office:value="0.695024812" calcext:value-type="float">
            <text:p>0.695024812</text:p>
          </table:table-cell>
          <table:table-cell office:value-type="float" office:value="0.663540442" calcext:value-type="float">
            <text:p>0.663540442</text:p>
          </table:table-cell>
          <table:table-cell/>
          <table:table-cell office:value-type="float" office:value="0.006050651" calcext:value-type="float">
            <text:p>0.006050651</text:p>
          </table:table-cell>
          <table:table-cell office:value-type="float" office:value="0.005678307" calcext:value-type="float">
            <text:p>0.005678307</text:p>
          </table:table-cell>
          <table:table-cell office:value-type="float" office:value="0.005421082" calcext:value-type="float">
            <text:p>0.005421082</text:p>
          </table:table-cell>
          <table:table-cell/>
          <table:table-cell office:value-type="float" office:value="-0.003845182" calcext:value-type="float">
            <text:p>-0.003845182</text:p>
          </table:table-cell>
          <table:table-cell office:value-type="float" office:value="-0.004217526" calcext:value-type="float">
            <text:p>-0.004217526</text:p>
          </table:table-cell>
          <table:table-cell office:value-type="float" office:value="-0.004474751" calcext:value-type="float">
            <text:p>-0.004474751</text:p>
          </table:table-cell>
          <table:table-cell/>
          <table:table-cell office:value-type="float" office:value="26.834516235" calcext:value-type="float">
            <text:p>26.834516235</text:p>
          </table:table-cell>
          <table:table-cell office:value-type="float" office:value="26.825341457" calcext:value-type="float">
            <text:p>26.825341457</text:p>
          </table:table-cell>
          <table:table-cell office:value-type="float" office:value="26.819003231" calcext:value-type="float">
            <text:p>26.819003231</text:p>
          </table:table-cell>
          <table:table-cell/>
          <table:table-cell office:value-type="float" office:value="-0.09747514" calcext:value-type="float">
            <text:p>-0.09747514</text:p>
          </table:table-cell>
          <table:table-cell office:value-type="float" office:value="-0.106914646" calcext:value-type="float">
            <text:p>-0.106914646</text:p>
          </table:table-cell>
          <table:table-cell office:value-type="float" office:value="-0.113435772" calcext:value-type="float">
            <text:p>-0.11343577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2 12:14:13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769815537" calcext:value-type="float">
            <text:p>0.769815537</text:p>
          </table:table-cell>
          <table:table-cell office:value-type="float" office:value="0.831896762" calcext:value-type="float">
            <text:p>0.831896762</text:p>
          </table:table-cell>
          <table:table-cell office:value-type="float" office:value="0.564583011" calcext:value-type="float">
            <text:p>0.564583011</text:p>
          </table:table-cell>
          <table:table-cell/>
          <table:table-cell office:value-type="float" office:value="0.006289343" calcext:value-type="float">
            <text:p>0.006289343</text:p>
          </table:table-cell>
          <table:table-cell office:value-type="float" office:value="0.006796542" calcext:value-type="float">
            <text:p>0.006796542</text:p>
          </table:table-cell>
          <table:table-cell office:value-type="float" office:value="0.004612606" calcext:value-type="float">
            <text:p>0.004612606</text:p>
          </table:table-cell>
          <table:table-cell/>
          <table:table-cell office:value-type="float" office:value="-0.003606491" calcext:value-type="float">
            <text:p>-0.003606491</text:p>
          </table:table-cell>
          <table:table-cell office:value-type="float" office:value="-0.003099291" calcext:value-type="float">
            <text:p>-0.003099291</text:p>
          </table:table-cell>
          <table:table-cell office:value-type="float" office:value="-0.005283227" calcext:value-type="float">
            <text:p>-0.005283227</text:p>
          </table:table-cell>
          <table:table-cell/>
          <table:table-cell office:value-type="float" office:value="26.845452202" calcext:value-type="float">
            <text:p>26.845452202</text:p>
          </table:table-cell>
          <table:table-cell office:value-type="float" office:value="26.857949664" calcext:value-type="float">
            <text:p>26.857949664</text:p>
          </table:table-cell>
          <table:table-cell office:value-type="float" office:value="26.804136235" calcext:value-type="float">
            <text:p>26.804136235</text:p>
          </table:table-cell>
          <table:table-cell/>
          <table:table-cell office:value-type="float" office:value="-0.091423998" calcext:value-type="float">
            <text:p>-0.091423998</text:p>
          </table:table-cell>
          <table:table-cell office:value-type="float" office:value="-0.078565959" calcext:value-type="float">
            <text:p>-0.078565959</text:p>
          </table:table-cell>
          <table:table-cell office:value-type="float" office:value="-0.133932431" calcext:value-type="float">
            <text:p>-0.13393243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2 12:14:15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6319712" calcext:value-type="float">
            <text:p>0.66319712</text:p>
          </table:table-cell>
          <table:table-cell office:value-type="float" office:value="0.759599895" calcext:value-type="float">
            <text:p>0.759599895</text:p>
          </table:table-cell>
          <table:table-cell office:value-type="float" office:value="0.698160612" calcext:value-type="float">
            <text:p>0.698160612</text:p>
          </table:table-cell>
          <table:table-cell/>
          <table:table-cell office:value-type="float" office:value="0.005418277" calcext:value-type="float">
            <text:p>0.005418277</text:p>
          </table:table-cell>
          <table:table-cell office:value-type="float" office:value="0.006205881" calcext:value-type="float">
            <text:p>0.006205881</text:p>
          </table:table-cell>
          <table:table-cell office:value-type="float" office:value="0.005703927" calcext:value-type="float">
            <text:p>0.005703927</text:p>
          </table:table-cell>
          <table:table-cell/>
          <table:table-cell office:value-type="float" office:value="-0.004477556" calcext:value-type="float">
            <text:p>-0.004477556</text:p>
          </table:table-cell>
          <table:table-cell office:value-type="float" office:value="-0.003689952" calcext:value-type="float">
            <text:p>-0.003689952</text:p>
          </table:table-cell>
          <table:table-cell office:value-type="float" office:value="-0.004191907" calcext:value-type="float">
            <text:p>-0.004191907</text:p>
          </table:table-cell>
          <table:table-cell/>
          <table:table-cell office:value-type="float" office:value="26.813879512" calcext:value-type="float">
            <text:p>26.813879512</text:p>
          </table:table-cell>
          <table:table-cell office:value-type="float" office:value="26.83328666" calcext:value-type="float">
            <text:p>26.83328666</text:p>
          </table:table-cell>
          <table:table-cell office:value-type="float" office:value="26.820918161" calcext:value-type="float">
            <text:p>26.820918161</text:p>
          </table:table-cell>
          <table:table-cell/>
          <table:table-cell office:value-type="float" office:value="-0.113506882" calcext:value-type="float">
            <text:p>-0.113506882</text:p>
          </table:table-cell>
          <table:table-cell office:value-type="float" office:value="-0.093539843" calcext:value-type="float">
            <text:p>-0.093539843</text:p>
          </table:table-cell>
          <table:table-cell office:value-type="float" office:value="-0.106265153" calcext:value-type="float">
            <text:p>-0.10626515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2 12:14:16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61026831" calcext:value-type="float">
            <text:p>0.761026831</text:p>
          </table:table-cell>
          <table:table-cell office:value-type="float" office:value="0.840060811" calcext:value-type="float">
            <text:p>0.840060811</text:p>
          </table:table-cell>
          <table:table-cell office:value-type="float" office:value="0.568294593" calcext:value-type="float">
            <text:p>0.568294593</text:p>
          </table:table-cell>
          <table:table-cell/>
          <table:table-cell office:value-type="float" office:value="0.006217539" calcext:value-type="float">
            <text:p>0.006217539</text:p>
          </table:table-cell>
          <table:table-cell office:value-type="float" office:value="0.006863242" calcext:value-type="float">
            <text:p>0.006863242</text:p>
          </table:table-cell>
          <table:table-cell office:value-type="float" office:value="0.00464293" calcext:value-type="float">
            <text:p>0.00464293</text:p>
          </table:table-cell>
          <table:table-cell/>
          <table:table-cell office:value-type="float" office:value="-0.003678294" calcext:value-type="float">
            <text:p>-0.003678294</text:p>
          </table:table-cell>
          <table:table-cell office:value-type="float" office:value="-0.003032591" calcext:value-type="float">
            <text:p>-0.003032591</text:p>
          </table:table-cell>
          <table:table-cell office:value-type="float" office:value="-0.005252904" calcext:value-type="float">
            <text:p>-0.005252904</text:p>
          </table:table-cell>
          <table:table-cell/>
          <table:table-cell office:value-type="float" office:value="26.833573918" calcext:value-type="float">
            <text:p>26.833573918</text:p>
          </table:table-cell>
          <table:table-cell office:value-type="float" office:value="26.849484251" calcext:value-type="float">
            <text:p>26.849484251</text:p>
          </table:table-cell>
          <table:table-cell office:value-type="float" office:value="26.794774062" calcext:value-type="float">
            <text:p>26.794774062</text:p>
          </table:table-cell>
          <table:table-cell/>
          <table:table-cell office:value-type="float" office:value="-0.093244299" calcext:value-type="float">
            <text:p>-0.093244299</text:p>
          </table:table-cell>
          <table:table-cell office:value-type="float" office:value="-0.076875065" calcext:value-type="float">
            <text:p>-0.076875065</text:p>
          </table:table-cell>
          <table:table-cell office:value-type="float" office:value="-0.133163657" calcext:value-type="float">
            <text:p>-0.13316365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2 12:14:17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668593725" calcext:value-type="float">
            <text:p>0.668593725</text:p>
          </table:table-cell>
          <table:table-cell office:value-type="float" office:value="0.731911746" calcext:value-type="float">
            <text:p>0.731911746</text:p>
          </table:table-cell>
          <table:table-cell office:value-type="float" office:value="0.68500527" calcext:value-type="float">
            <text:p>0.68500527</text:p>
          </table:table-cell>
          <table:table-cell/>
          <table:table-cell office:value-type="float" office:value="0.005462367" calcext:value-type="float">
            <text:p>0.005462367</text:p>
          </table:table-cell>
          <table:table-cell office:value-type="float" office:value="0.005979671" calcext:value-type="float">
            <text:p>0.005979671</text:p>
          </table:table-cell>
          <table:table-cell office:value-type="float" office:value="0.005596448" calcext:value-type="float">
            <text:p>0.005596448</text:p>
          </table:table-cell>
          <table:table-cell/>
          <table:table-cell office:value-type="float" office:value="-0.004433466" calcext:value-type="float">
            <text:p>-0.004433466</text:p>
          </table:table-cell>
          <table:table-cell office:value-type="float" office:value="-0.003916162" calcext:value-type="float">
            <text:p>-0.003916162</text:p>
          </table:table-cell>
          <table:table-cell office:value-type="float" office:value="-0.004299385" calcext:value-type="float">
            <text:p>-0.004299385</text:p>
          </table:table-cell>
          <table:table-cell/>
          <table:table-cell office:value-type="float" office:value="26.830129725" calcext:value-type="float">
            <text:p>26.830129725</text:p>
          </table:table-cell>
          <table:table-cell office:value-type="float" office:value="26.842876333" calcext:value-type="float">
            <text:p>26.842876333</text:p>
          </table:table-cell>
          <table:table-cell office:value-type="float" office:value="26.833433562" calcext:value-type="float">
            <text:p>26.833433562</text:p>
          </table:table-cell>
          <table:table-cell/>
          <table:table-cell office:value-type="float" office:value="-0.112389119" calcext:value-type="float">
            <text:p>-0.112389119</text:p>
          </table:table-cell>
          <table:table-cell office:value-type="float" office:value="-0.099274591" calcext:value-type="float">
            <text:p>-0.099274591</text:p>
          </table:table-cell>
          <table:table-cell office:value-type="float" office:value="-0.108989915" calcext:value-type="float">
            <text:p>-0.10898991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2 12:14:18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11417796" calcext:value-type="float">
            <text:p>0.811417796</text:p>
          </table:table-cell>
          <table:table-cell office:value-type="float" office:value="0.683618269" calcext:value-type="float">
            <text:p>0.683618269</text:p>
          </table:table-cell>
          <table:table-cell office:value-type="float" office:value="0.625093654" calcext:value-type="float">
            <text:p>0.625093654</text:p>
          </table:table-cell>
          <table:table-cell/>
          <table:table-cell office:value-type="float" office:value="0.00662923" calcext:value-type="float">
            <text:p>0.00662923</text:p>
          </table:table-cell>
          <table:table-cell office:value-type="float" office:value="0.005585117" calcext:value-type="float">
            <text:p>0.005585117</text:p>
          </table:table-cell>
          <table:table-cell office:value-type="float" office:value="0.005106974" calcext:value-type="float">
            <text:p>0.005106974</text:p>
          </table:table-cell>
          <table:table-cell/>
          <table:table-cell office:value-type="float" office:value="-0.003266603" calcext:value-type="float">
            <text:p>-0.003266603</text:p>
          </table:table-cell>
          <table:table-cell office:value-type="float" office:value="-0.004310717" calcext:value-type="float">
            <text:p>-0.004310717</text:p>
          </table:table-cell>
          <table:table-cell office:value-type="float" office:value="-0.004788859" calcext:value-type="float">
            <text:p>-0.004788859</text:p>
          </table:table-cell>
          <table:table-cell/>
          <table:table-cell office:value-type="float" office:value="26.848772622" calcext:value-type="float">
            <text:p>26.848772622</text:p>
          </table:table-cell>
          <table:table-cell office:value-type="float" office:value="26.823045171" calcext:value-type="float">
            <text:p>26.823045171</text:p>
          </table:table-cell>
          <table:table-cell office:value-type="float" office:value="26.811263329" calcext:value-type="float">
            <text:p>26.811263329</text:p>
          </table:table-cell>
          <table:table-cell/>
          <table:table-cell office:value-type="float" office:value="-0.082807466" calcext:value-type="float">
            <text:p>-0.082807466</text:p>
          </table:table-cell>
          <table:table-cell office:value-type="float" office:value="-0.109277193" calcext:value-type="float">
            <text:p>-0.109277193</text:p>
          </table:table-cell>
          <table:table-cell office:value-type="float" office:value="-0.121399042" calcext:value-type="float">
            <text:p>-0.12139904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2 12:14:20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90541946" calcext:value-type="float">
            <text:p>0.690541946</text:p>
          </table:table-cell>
          <table:table-cell office:value-type="float" office:value="0.822011926" calcext:value-type="float">
            <text:p>0.822011926</text:p>
          </table:table-cell>
          <table:table-cell office:value-type="float" office:value="0.604120565" calcext:value-type="float">
            <text:p>0.604120565</text:p>
          </table:table-cell>
          <table:table-cell/>
          <table:table-cell office:value-type="float" office:value="0.005641683" calcext:value-type="float">
            <text:p>0.005641683</text:p>
          </table:table-cell>
          <table:table-cell office:value-type="float" office:value="0.006715784" calcext:value-type="float">
            <text:p>0.006715784</text:p>
          </table:table-cell>
          <table:table-cell office:value-type="float" office:value="0.004935626" calcext:value-type="float">
            <text:p>0.004935626</text:p>
          </table:table-cell>
          <table:table-cell/>
          <table:table-cell office:value-type="float" office:value="-0.004254151" calcext:value-type="float">
            <text:p>-0.004254151</text:p>
          </table:table-cell>
          <table:table-cell office:value-type="float" office:value="-0.00318005" calcext:value-type="float">
            <text:p>-0.00318005</text:p>
          </table:table-cell>
          <table:table-cell office:value-type="float" office:value="-0.004960208" calcext:value-type="float">
            <text:p>-0.004960208</text:p>
          </table:table-cell>
          <table:table-cell/>
          <table:table-cell office:value-type="float" office:value="26.829493578" calcext:value-type="float">
            <text:p>26.829493578</text:p>
          </table:table-cell>
          <table:table-cell office:value-type="float" office:value="26.855959774" calcext:value-type="float">
            <text:p>26.855959774</text:p>
          </table:table-cell>
          <table:table-cell office:value-type="float" office:value="26.812095773" calcext:value-type="float">
            <text:p>26.812095773</text:p>
          </table:table-cell>
          <table:table-cell/>
          <table:table-cell office:value-type="float" office:value="-0.107843146" calcext:value-type="float">
            <text:p>-0.107843146</text:p>
          </table:table-cell>
          <table:table-cell office:value-type="float" office:value="-0.080613257" calcext:value-type="float">
            <text:p>-0.080613257</text:p>
          </table:table-cell>
          <table:table-cell office:value-type="float" office:value="-0.125743114" calcext:value-type="float">
            <text:p>-0.12574311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2 12:14:21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62336428" calcext:value-type="float">
            <text:p>0.662336428</text:p>
          </table:table-cell>
          <table:table-cell office:value-type="float" office:value="0.749026626" calcext:value-type="float">
            <text:p>0.749026626</text:p>
          </table:table-cell>
          <table:table-cell office:value-type="float" office:value="0.693987095" calcext:value-type="float">
            <text:p>0.693987095</text:p>
          </table:table-cell>
          <table:table-cell/>
          <table:table-cell office:value-type="float" office:value="0.005411245" calcext:value-type="float">
            <text:p>0.005411245</text:p>
          </table:table-cell>
          <table:table-cell office:value-type="float" office:value="0.006119499" calcext:value-type="float">
            <text:p>0.006119499</text:p>
          </table:table-cell>
          <table:table-cell office:value-type="float" office:value="0.005669829" calcext:value-type="float">
            <text:p>0.005669829</text:p>
          </table:table-cell>
          <table:table-cell/>
          <table:table-cell office:value-type="float" office:value="-0.004484588" calcext:value-type="float">
            <text:p>-0.004484588</text:p>
          </table:table-cell>
          <table:table-cell office:value-type="float" office:value="-0.003776335" calcext:value-type="float">
            <text:p>-0.003776335</text:p>
          </table:table-cell>
          <table:table-cell office:value-type="float" office:value="-0.004226004" calcext:value-type="float">
            <text:p>-0.004226004</text:p>
          </table:table-cell>
          <table:table-cell/>
          <table:table-cell office:value-type="float" office:value="26.823815451" calcext:value-type="float">
            <text:p>26.823815451</text:p>
          </table:table-cell>
          <table:table-cell office:value-type="float" office:value="26.841267193" calcext:value-type="float">
            <text:p>26.841267193</text:p>
          </table:table-cell>
          <table:table-cell office:value-type="float" office:value="26.830187128" calcext:value-type="float">
            <text:p>26.830187128</text:p>
          </table:table-cell>
          <table:table-cell/>
          <table:table-cell office:value-type="float" office:value="-0.113685152" calcext:value-type="float">
            <text:p>-0.113685152</text:p>
          </table:table-cell>
          <table:table-cell office:value-type="float" office:value="-0.095729766" calcext:value-type="float">
            <text:p>-0.095729766</text:p>
          </table:table-cell>
          <table:table-cell office:value-type="float" office:value="-0.10712958" calcext:value-type="float">
            <text:p>-0.1071295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2 12:14:22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73695204" calcext:value-type="float">
            <text:p>0.773695204</text:p>
          </table:table-cell>
          <table:table-cell office:value-type="float" office:value="0.825432041" calcext:value-type="float">
            <text:p>0.825432041</text:p>
          </table:table-cell>
          <table:table-cell office:value-type="float" office:value="0.565562316" calcext:value-type="float">
            <text:p>0.565562316</text:p>
          </table:table-cell>
          <table:table-cell/>
          <table:table-cell office:value-type="float" office:value="0.006321039" calcext:value-type="float">
            <text:p>0.006321039</text:p>
          </table:table-cell>
          <table:table-cell office:value-type="float" office:value="0.006743726" calcext:value-type="float">
            <text:p>0.006743726</text:p>
          </table:table-cell>
          <table:table-cell office:value-type="float" office:value="0.004620607" calcext:value-type="float">
            <text:p>0.004620607</text:p>
          </table:table-cell>
          <table:table-cell/>
          <table:table-cell office:value-type="float" office:value="-0.003574794" calcext:value-type="float">
            <text:p>-0.003574794</text:p>
          </table:table-cell>
          <table:table-cell office:value-type="float" office:value="-0.003152108" calcext:value-type="float">
            <text:p>-0.003152108</text:p>
          </table:table-cell>
          <table:table-cell office:value-type="float" office:value="-0.005275226" calcext:value-type="float">
            <text:p>-0.005275226</text:p>
          </table:table-cell>
          <table:table-cell/>
          <table:table-cell office:value-type="float" office:value="26.836124204" calcext:value-type="float">
            <text:p>26.836124204</text:p>
          </table:table-cell>
          <table:table-cell office:value-type="float" office:value="26.846539349" calcext:value-type="float">
            <text:p>26.846539349</text:p>
          </table:table-cell>
          <table:table-cell office:value-type="float" office:value="26.794224004" calcext:value-type="float">
            <text:p>26.794224004</text:p>
          </table:table-cell>
          <table:table-cell/>
          <table:table-cell office:value-type="float" office:value="-0.090620449" calcext:value-type="float">
            <text:p>-0.090620449</text:p>
          </table:table-cell>
          <table:table-cell office:value-type="float" office:value="-0.079904899" calcext:value-type="float">
            <text:p>-0.079904899</text:p>
          </table:table-cell>
          <table:table-cell office:value-type="float" office:value="-0.133729589" calcext:value-type="float">
            <text:p>-0.13372958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2 12:14:23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8947383" calcext:value-type="float">
            <text:p>0.68947383</text:p>
          </table:table-cell>
          <table:table-cell office:value-type="float" office:value="0.71473011" calcext:value-type="float">
            <text:p>0.71473011</text:p>
          </table:table-cell>
          <table:table-cell office:value-type="float" office:value="0.67713686" calcext:value-type="float">
            <text:p>0.67713686</text:p>
          </table:table-cell>
          <table:table-cell/>
          <table:table-cell office:value-type="float" office:value="0.005632956" calcext:value-type="float">
            <text:p>0.005632956</text:p>
          </table:table-cell>
          <table:table-cell office:value-type="float" office:value="0.005839298" calcext:value-type="float">
            <text:p>0.005839298</text:p>
          </table:table-cell>
          <table:table-cell office:value-type="float" office:value="0.005532164" calcext:value-type="float">
            <text:p>0.005532164</text:p>
          </table:table-cell>
          <table:table-cell/>
          <table:table-cell office:value-type="float" office:value="-0.004262877" calcext:value-type="float">
            <text:p>-0.004262877</text:p>
          </table:table-cell>
          <table:table-cell office:value-type="float" office:value="-0.004056535" calcext:value-type="float">
            <text:p>-0.004056535</text:p>
          </table:table-cell>
          <table:table-cell office:value-type="float" office:value="-0.004363669" calcext:value-type="float">
            <text:p>-0.004363669</text:p>
          </table:table-cell>
          <table:table-cell/>
          <table:table-cell office:value-type="float" office:value="26.824223972" calcext:value-type="float">
            <text:p>26.824223972</text:p>
          </table:table-cell>
          <table:table-cell office:value-type="float" office:value="26.82930838" calcext:value-type="float">
            <text:p>26.82930838</text:p>
          </table:table-cell>
          <table:table-cell office:value-type="float" office:value="26.821740376" calcext:value-type="float">
            <text:p>26.821740376</text:p>
          </table:table-cell>
          <table:table-cell/>
          <table:table-cell office:value-type="float" office:value="-0.108064376" calcext:value-type="float">
            <text:p>-0.108064376</text:p>
          </table:table-cell>
          <table:table-cell office:value-type="float" office:value="-0.102833258" calcext:value-type="float">
            <text:p>-0.102833258</text:p>
          </table:table-cell>
          <table:table-cell office:value-type="float" office:value="-0.11061964" calcext:value-type="float">
            <text:p>-0.1106196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2 12:14:25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818134048" calcext:value-type="float">
            <text:p>0.818134048</text:p>
          </table:table-cell>
          <table:table-cell office:value-type="float" office:value="0.687207662" calcext:value-type="float">
            <text:p>0.687207662</text:p>
          </table:table-cell>
          <table:table-cell office:value-type="float" office:value="0.576993892" calcext:value-type="float">
            <text:p>0.576993892</text:p>
          </table:table-cell>
          <table:table-cell/>
          <table:table-cell office:value-type="float" office:value="0.006684102" calcext:value-type="float">
            <text:p>0.006684102</text:p>
          </table:table-cell>
          <table:table-cell office:value-type="float" office:value="0.005614442" calcext:value-type="float">
            <text:p>0.005614442</text:p>
          </table:table-cell>
          <table:table-cell office:value-type="float" office:value="0.004714002" calcext:value-type="float">
            <text:p>0.004714002</text:p>
          </table:table-cell>
          <table:table-cell/>
          <table:table-cell office:value-type="float" office:value="-0.003211732" calcext:value-type="float">
            <text:p>-0.003211732</text:p>
          </table:table-cell>
          <table:table-cell office:value-type="float" office:value="-0.004281392" calcext:value-type="float">
            <text:p>-0.004281392</text:p>
          </table:table-cell>
          <table:table-cell office:value-type="float" office:value="-0.005181831" calcext:value-type="float">
            <text:p>-0.005181831</text:p>
          </table:table-cell>
          <table:table-cell/>
          <table:table-cell office:value-type="float" office:value="26.850124662" calcext:value-type="float">
            <text:p>26.850124662</text:p>
          </table:table-cell>
          <table:table-cell office:value-type="float" office:value="26.823767763" calcext:value-type="float">
            <text:p>26.823767763</text:p>
          </table:table-cell>
          <table:table-cell office:value-type="float" office:value="26.801580068" calcext:value-type="float">
            <text:p>26.801580068</text:p>
          </table:table-cell>
          <table:table-cell/>
          <table:table-cell office:value-type="float" office:value="-0.081416425" calcext:value-type="float">
            <text:p>-0.081416425</text:p>
          </table:table-cell>
          <table:table-cell office:value-type="float" office:value="-0.10853375" calcext:value-type="float">
            <text:p>-0.10853375</text:p>
          </table:table-cell>
          <table:table-cell office:value-type="float" office:value="-0.131361787" calcext:value-type="float">
            <text:p>-0.13136178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2 12:14:26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98311925" calcext:value-type="float">
            <text:p>0.798311925</text:p>
          </table:table-cell>
          <table:table-cell office:value-type="float" office:value="0.696801626" calcext:value-type="float">
            <text:p>0.696801626</text:p>
          </table:table-cell>
          <table:table-cell office:value-type="float" office:value="0.601118875" calcext:value-type="float">
            <text:p>0.601118875</text:p>
          </table:table-cell>
          <table:table-cell/>
          <table:table-cell office:value-type="float" office:value="0.006522156" calcext:value-type="float">
            <text:p>0.006522156</text:p>
          </table:table-cell>
          <table:table-cell office:value-type="float" office:value="0.005692824" calcext:value-type="float">
            <text:p>0.005692824</text:p>
          </table:table-cell>
          <table:table-cell office:value-type="float" office:value="0.004911102" calcext:value-type="float">
            <text:p>0.004911102</text:p>
          </table:table-cell>
          <table:table-cell/>
          <table:table-cell office:value-type="float" office:value="-0.003373677" calcext:value-type="float">
            <text:p>-0.003373677</text:p>
          </table:table-cell>
          <table:table-cell office:value-type="float" office:value="-0.00420301" calcext:value-type="float">
            <text:p>-0.00420301</text:p>
          </table:table-cell>
          <table:table-cell office:value-type="float" office:value="-0.004984731" calcext:value-type="float">
            <text:p>-0.004984731</text:p>
          </table:table-cell>
          <table:table-cell/>
          <table:table-cell office:value-type="float" office:value="26.836025326" calcext:value-type="float">
            <text:p>26.836025326</text:p>
          </table:table-cell>
          <table:table-cell office:value-type="float" office:value="26.815590005" calcext:value-type="float">
            <text:p>26.815590005</text:p>
          </table:table-cell>
          <table:table-cell office:value-type="float" office:value="26.796327511" calcext:value-type="float">
            <text:p>26.796327511</text:p>
          </table:table-cell>
          <table:table-cell/>
          <table:table-cell office:value-type="float" office:value="-0.085521904" calcext:value-type="float">
            <text:p>-0.085521904</text:p>
          </table:table-cell>
          <table:table-cell office:value-type="float" office:value="-0.106546629" calcext:value-type="float">
            <text:p>-0.106546629</text:p>
          </table:table-cell>
          <table:table-cell office:value-type="float" office:value="-0.126364844" calcext:value-type="float">
            <text:p>-0.12636484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2 12:14:27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721097078" calcext:value-type="float">
            <text:p>0.721097078</text:p>
          </table:table-cell>
          <table:table-cell office:value-type="float" office:value="0.829047063" calcext:value-type="float">
            <text:p>0.829047063</text:p>
          </table:table-cell>
          <table:table-cell office:value-type="float" office:value="0.579868624" calcext:value-type="float">
            <text:p>0.579868624</text:p>
          </table:table-cell>
          <table:table-cell/>
          <table:table-cell office:value-type="float" office:value="0.005891316" calcext:value-type="float">
            <text:p>0.005891316</text:p>
          </table:table-cell>
          <table:table-cell office:value-type="float" office:value="0.00677326" calcext:value-type="float">
            <text:p>0.00677326</text:p>
          </table:table-cell>
          <table:table-cell office:value-type="float" office:value="0.004737489" calcext:value-type="float">
            <text:p>0.004737489</text:p>
          </table:table-cell>
          <table:table-cell/>
          <table:table-cell office:value-type="float" office:value="-0.004004517" calcext:value-type="float">
            <text:p>-0.004004517</text:p>
          </table:table-cell>
          <table:table-cell office:value-type="float" office:value="-0.003122573" calcext:value-type="float">
            <text:p>-0.003122573</text:p>
          </table:table-cell>
          <table:table-cell office:value-type="float" office:value="-0.005158345" calcext:value-type="float">
            <text:p>-0.005158345</text:p>
          </table:table-cell>
          <table:table-cell/>
          <table:table-cell office:value-type="float" office:value="26.815426472" calcext:value-type="float">
            <text:p>26.815426472</text:p>
          </table:table-cell>
          <table:table-cell office:value-type="float" office:value="26.837158174" calcext:value-type="float">
            <text:p>26.837158174</text:p>
          </table:table-cell>
          <table:table-cell office:value-type="float" office:value="26.786994768" calcext:value-type="float">
            <text:p>26.786994768</text:p>
          </table:table-cell>
          <table:table-cell/>
          <table:table-cell office:value-type="float" office:value="-0.101514528" calcext:value-type="float">
            <text:p>-0.101514528</text:p>
          </table:table-cell>
          <table:table-cell office:value-type="float" office:value="-0.079156174" calcext:value-type="float">
            <text:p>-0.079156174</text:p>
          </table:table-cell>
          <table:table-cell office:value-type="float" office:value="-0.13076635" calcext:value-type="float">
            <text:p>-0.1307663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2 12:14:28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820562937" calcext:value-type="float">
            <text:p>0.820562937</text:p>
          </table:table-cell>
          <table:table-cell office:value-type="float" office:value="0.680571876" calcext:value-type="float">
            <text:p>0.680571876</text:p>
          </table:table-cell>
          <table:table-cell office:value-type="float" office:value="0.631199554" calcext:value-type="float">
            <text:p>0.631199554</text:p>
          </table:table-cell>
          <table:table-cell/>
          <table:table-cell office:value-type="float" office:value="0.006703946" calcext:value-type="float">
            <text:p>0.006703946</text:p>
          </table:table-cell>
          <table:table-cell office:value-type="float" office:value="0.005560228" calcext:value-type="float">
            <text:p>0.005560228</text:p>
          </table:table-cell>
          <table:table-cell office:value-type="float" office:value="0.005156859" calcext:value-type="float">
            <text:p>0.005156859</text:p>
          </table:table-cell>
          <table:table-cell/>
          <table:table-cell office:value-type="float" office:value="-0.003191888" calcext:value-type="float">
            <text:p>-0.003191888</text:p>
          </table:table-cell>
          <table:table-cell office:value-type="float" office:value="-0.004335606" calcext:value-type="float">
            <text:p>-0.004335606</text:p>
          </table:table-cell>
          <table:table-cell office:value-type="float" office:value="-0.004738974" calcext:value-type="float">
            <text:p>-0.004738974</text:p>
          </table:table-cell>
          <table:table-cell/>
          <table:table-cell office:value-type="float" office:value="26.845559154" calcext:value-type="float">
            <text:p>26.845559154</text:p>
          </table:table-cell>
          <table:table-cell office:value-type="float" office:value="26.817377303" calcext:value-type="float">
            <text:p>26.817377303</text:p>
          </table:table-cell>
          <table:table-cell office:value-type="float" office:value="26.807437907" calcext:value-type="float">
            <text:p>26.807437907</text:p>
          </table:table-cell>
          <table:table-cell/>
          <table:table-cell office:value-type="float" office:value="-0.080913365" calcext:value-type="float">
            <text:p>-0.080913365</text:p>
          </table:table-cell>
          <table:table-cell office:value-type="float" office:value="-0.10990817" calcext:value-type="float">
            <text:p>-0.10990817</text:p>
          </table:table-cell>
          <table:table-cell office:value-type="float" office:value="-0.120134356" calcext:value-type="float">
            <text:p>-0.12013435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2 12:14:30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679220638" calcext:value-type="float">
            <text:p>0.679220638</text:p>
          </table:table-cell>
          <table:table-cell office:value-type="float" office:value="0.816091992" calcext:value-type="float">
            <text:p>0.816091992</text:p>
          </table:table-cell>
          <table:table-cell office:value-type="float" office:value="0.61778672" calcext:value-type="float">
            <text:p>0.61778672</text:p>
          </table:table-cell>
          <table:table-cell/>
          <table:table-cell office:value-type="float" office:value="0.005549188" calcext:value-type="float">
            <text:p>0.005549188</text:p>
          </table:table-cell>
          <table:table-cell office:value-type="float" office:value="0.006667418" calcext:value-type="float">
            <text:p>0.006667418</text:p>
          </table:table-cell>
          <table:table-cell office:value-type="float" office:value="0.005047277" calcext:value-type="float">
            <text:p>0.005047277</text:p>
          </table:table-cell>
          <table:table-cell/>
          <table:table-cell office:value-type="float" office:value="-0.004346645" calcext:value-type="float">
            <text:p>-0.004346645</text:p>
          </table:table-cell>
          <table:table-cell office:value-type="float" office:value="-0.003228415" calcext:value-type="float">
            <text:p>-0.003228415</text:p>
          </table:table-cell>
          <table:table-cell office:value-type="float" office:value="-0.004848556" calcext:value-type="float">
            <text:p>-0.004848556</text:p>
          </table:table-cell>
          <table:table-cell/>
          <table:table-cell office:value-type="float" office:value="26.806996102" calcext:value-type="float">
            <text:p>26.806996102</text:p>
          </table:table-cell>
          <table:table-cell office:value-type="float" office:value="26.834550176" calcext:value-type="float">
            <text:p>26.834550176</text:p>
          </table:table-cell>
          <table:table-cell office:value-type="float" office:value="26.794628399" calcext:value-type="float">
            <text:p>26.794628399</text:p>
          </table:table-cell>
          <table:table-cell/>
          <table:table-cell office:value-type="float" office:value="-0.110188042" calcext:value-type="float">
            <text:p>-0.110188042</text:p>
          </table:table-cell>
          <table:table-cell office:value-type="float" office:value="-0.081839367" calcext:value-type="float">
            <text:p>-0.081839367</text:p>
          </table:table-cell>
          <table:table-cell office:value-type="float" office:value="-0.122912496" calcext:value-type="float">
            <text:p>-0.12291249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2 12:14:31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663042148" calcext:value-type="float">
            <text:p>0.663042148</text:p>
          </table:table-cell>
          <table:table-cell office:value-type="float" office:value="0.758943052" calcext:value-type="float">
            <text:p>0.758943052</text:p>
          </table:table-cell>
          <table:table-cell office:value-type="float" office:value="0.698645794" calcext:value-type="float">
            <text:p>0.698645794</text:p>
          </table:table-cell>
          <table:table-cell/>
          <table:table-cell office:value-type="float" office:value="0.005417011" calcext:value-type="float">
            <text:p>0.005417011</text:p>
          </table:table-cell>
          <table:table-cell office:value-type="float" office:value="0.006200515" calcext:value-type="float">
            <text:p>0.006200515</text:p>
          </table:table-cell>
          <table:table-cell office:value-type="float" office:value="0.00570789" calcext:value-type="float">
            <text:p>0.00570789</text:p>
          </table:table-cell>
          <table:table-cell/>
          <table:table-cell office:value-type="float" office:value="-0.004478822" calcext:value-type="float">
            <text:p>-0.004478822</text:p>
          </table:table-cell>
          <table:table-cell office:value-type="float" office:value="-0.003695318" calcext:value-type="float">
            <text:p>-0.003695318</text:p>
          </table:table-cell>
          <table:table-cell office:value-type="float" office:value="-0.004187943" calcext:value-type="float">
            <text:p>-0.004187943</text:p>
          </table:table-cell>
          <table:table-cell/>
          <table:table-cell office:value-type="float" office:value="26.803739107" calcext:value-type="float">
            <text:p>26.803739107</text:p>
          </table:table-cell>
          <table:table-cell office:value-type="float" office:value="26.823045394" calcext:value-type="float">
            <text:p>26.823045394</text:p>
          </table:table-cell>
          <table:table-cell office:value-type="float" office:value="26.810906691" calcext:value-type="float">
            <text:p>26.810906691</text:p>
          </table:table-cell>
          <table:table-cell/>
          <table:table-cell office:value-type="float" office:value="-0.113538981" calcext:value-type="float">
            <text:p>-0.113538981</text:p>
          </table:table-cell>
          <table:table-cell office:value-type="float" office:value="-0.093675888" calcext:value-type="float">
            <text:p>-0.093675888</text:p>
          </table:table-cell>
          <table:table-cell office:value-type="float" office:value="-0.106164662" calcext:value-type="float">
            <text:p>-0.10616466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2 12:14:32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86079942" calcext:value-type="float">
            <text:p>0.686079942</text:p>
          </table:table-cell>
          <table:table-cell office:value-type="float" office:value="0.8148546" calcext:value-type="float">
            <text:p>0.8148546</text:p>
          </table:table-cell>
          <table:table-cell office:value-type="float" office:value="0.627638176" calcext:value-type="float">
            <text:p>0.627638176</text:p>
          </table:table-cell>
          <table:table-cell/>
          <table:table-cell office:value-type="float" office:value="0.005605228" calcext:value-type="float">
            <text:p>0.005605228</text:p>
          </table:table-cell>
          <table:table-cell office:value-type="float" office:value="0.006657309" calcext:value-type="float">
            <text:p>0.006657309</text:p>
          </table:table-cell>
          <table:table-cell office:value-type="float" office:value="0.005127763" calcext:value-type="float">
            <text:p>0.005127763</text:p>
          </table:table-cell>
          <table:table-cell/>
          <table:table-cell office:value-type="float" office:value="-0.004290605" calcext:value-type="float">
            <text:p>-0.004290605</text:p>
          </table:table-cell>
          <table:table-cell office:value-type="float" office:value="-0.003238525" calcext:value-type="float">
            <text:p>-0.003238525</text:p>
          </table:table-cell>
          <table:table-cell office:value-type="float" office:value="-0.00476807" calcext:value-type="float">
            <text:p>-0.00476807</text:p>
          </table:table-cell>
          <table:table-cell/>
          <table:table-cell office:value-type="float" office:value="26.813431572" calcext:value-type="float">
            <text:p>26.813431572</text:p>
          </table:table-cell>
          <table:table-cell office:value-type="float" office:value="26.839355543" calcext:value-type="float">
            <text:p>26.839355543</text:p>
          </table:table-cell>
          <table:table-cell office:value-type="float" office:value="26.80166631" calcext:value-type="float">
            <text:p>26.80166631</text:p>
          </table:table-cell>
          <table:table-cell/>
          <table:table-cell office:value-type="float" office:value="-0.108767326" calcext:value-type="float">
            <text:p>-0.108767326</text:p>
          </table:table-cell>
          <table:table-cell office:value-type="float" office:value="-0.08209565" calcext:value-type="float">
            <text:p>-0.08209565</text:p>
          </table:table-cell>
          <table:table-cell office:value-type="float" office:value="-0.120872007" calcext:value-type="float">
            <text:p>-0.120872007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7.040450172" calcext:value-type="float">
            <text:p>27.040450172</text:p>
          </table:table-cell>
          <table:table-cell office:value-type="float" office:value="0.848974091" calcext:value-type="float">
            <text:p>0.848974091</text:p>
          </table:table-cell>
          <table:table-cell office:value-type="float" office:value="0.842810374" calcext:value-type="float">
            <text:p>0.842810374</text:p>
          </table:table-cell>
          <table:table-cell office:value-type="float" office:value="0.707310522" calcext:value-type="float">
            <text:p>0.707310522</text:p>
          </table:table-cell>
          <table:table-cell office:value-type="float" office:value="0.006936063" calcext:value-type="float">
            <text:p>0.006936063</text:p>
          </table:table-cell>
          <table:table-cell office:value-type="float" office:value="0.006885706" calcext:value-type="float">
            <text:p>0.006885706</text:p>
          </table:table-cell>
          <table:table-cell office:value-type="float" office:value="0.005778681" calcext:value-type="float">
            <text:p>0.005778681</text:p>
          </table:table-cell>
          <table:table-cell office:value-type="float" office:value="-0.002959771" calcext:value-type="float">
            <text:p>-0.002959771</text:p>
          </table:table-cell>
          <table:table-cell office:value-type="float" office:value="-0.003010128" calcext:value-type="float">
            <text:p>-0.003010128</text:p>
          </table:table-cell>
          <table:table-cell office:value-type="float" office:value="-0.004117153" calcext:value-type="float">
            <text:p>-0.004117153</text:p>
          </table:table-cell>
          <table:table-cell office:value-type="float" office:value="26.960791316" calcext:value-type="float">
            <text:p>26.960791316</text:p>
          </table:table-cell>
          <table:table-cell office:value-type="float" office:value="26.94945539" calcext:value-type="float">
            <text:p>26.94945539</text:p>
          </table:table-cell>
          <table:table-cell office:value-type="float" office:value="26.937168235" calcext:value-type="float">
            <text:p>26.937168235</text:p>
          </table:table-cell>
          <table:table-cell office:value-type="float" office:value="-0.075028999" calcext:value-type="float">
            <text:p>-0.075028999</text:p>
          </table:table-cell>
          <table:table-cell office:value-type="float" office:value="-0.076305592" calcext:value-type="float">
            <text:p>-0.076305592</text:p>
          </table:table-cell>
          <table:table-cell office:value-type="float" office:value="-0.104370011" calcext:value-type="float">
            <text:p>-0.1043700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6.914097166" calcext:value-type="float">
            <text:p>26.914097166</text:p>
          </table:table-cell>
          <table:table-cell office:value-type="float" office:value="0.662333448" calcext:value-type="float">
            <text:p>0.662333448</text:p>
          </table:table-cell>
          <table:table-cell office:value-type="float" office:value="0.648185092" calcext:value-type="float">
            <text:p>0.648185092</text:p>
          </table:table-cell>
          <table:table-cell office:value-type="float" office:value="0.557301111" calcext:value-type="float">
            <text:p>0.557301111</text:p>
          </table:table-cell>
          <table:table-cell office:value-type="float" office:value="0.005411221" calcext:value-type="float">
            <text:p>0.005411221</text:p>
          </table:table-cell>
          <table:table-cell office:value-type="float" office:value="0.00529563" calcext:value-type="float">
            <text:p>0.00529563</text:p>
          </table:table-cell>
          <table:table-cell office:value-type="float" office:value="0.004553114" calcext:value-type="float">
            <text:p>0.004553114</text:p>
          </table:table-cell>
          <table:table-cell office:value-type="float" office:value="-0.004484612" calcext:value-type="float">
            <text:p>-0.004484612</text:p>
          </table:table-cell>
          <table:table-cell office:value-type="float" office:value="-0.004600203" calcext:value-type="float">
            <text:p>-0.004600203</text:p>
          </table:table-cell>
          <table:table-cell office:value-type="float" office:value="-0.00534272" calcext:value-type="float">
            <text:p>-0.00534272</text:p>
          </table:table-cell>
          <table:table-cell office:value-type="float" office:value="26.803739107" calcext:value-type="float">
            <text:p>26.803739107</text:p>
          </table:table-cell>
          <table:table-cell office:value-type="float" office:value="26.812124126" calcext:value-type="float">
            <text:p>26.812124126</text:p>
          </table:table-cell>
          <table:table-cell office:value-type="float" office:value="26.784142823" calcext:value-type="float">
            <text:p>26.784142823</text:p>
          </table:table-cell>
          <table:table-cell office:value-type="float" office:value="-0.113685769" calcext:value-type="float">
            <text:p>-0.113685769</text:p>
          </table:table-cell>
          <table:table-cell office:value-type="float" office:value="-0.116616232" calcext:value-type="float">
            <text:p>-0.116616232</text:p>
          </table:table-cell>
          <table:table-cell office:value-type="float" office:value="-0.135440722" calcext:value-type="float">
            <text:p>-0.1354407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6.956669693" calcext:value-type="float">
            <text:p>26.956669693</text:p>
          </table:table-cell>
          <table:table-cell office:value-type="float" office:value="0.744233039" calcext:value-type="float">
            <text:p>0.744233039</text:p>
          </table:table-cell>
          <table:table-cell office:value-type="float" office:value="0.752732611" calcext:value-type="float">
            <text:p>0.752732611</text:p>
          </table:table-cell>
          <table:table-cell office:value-type="float" office:value="0.623756733" calcext:value-type="float">
            <text:p>0.623756733</text:p>
          </table:table-cell>
          <table:table-cell office:value-type="float" office:value="0.006080335" calcext:value-type="float">
            <text:p>0.006080335</text:p>
          </table:table-cell>
          <table:table-cell office:value-type="float" office:value="0.006149776" calcext:value-type="float">
            <text:p>0.006149776</text:p>
          </table:table-cell>
          <table:table-cell office:value-type="float" office:value="0.005096052" calcext:value-type="float">
            <text:p>0.005096052</text:p>
          </table:table-cell>
          <table:table-cell office:value-type="float" office:value="-0.003815498" calcext:value-type="float">
            <text:p>-0.003815498</text:p>
          </table:table-cell>
          <table:table-cell office:value-type="float" office:value="-0.003746057" calcext:value-type="float">
            <text:p>-0.003746057</text:p>
          </table:table-cell>
          <table:table-cell office:value-type="float" office:value="-0.004799782" calcext:value-type="float">
            <text:p>-0.004799782</text:p>
          </table:table-cell>
          <table:table-cell office:value-type="float" office:value="26.862660014" calcext:value-type="float">
            <text:p>26.862660014</text:p>
          </table:table-cell>
          <table:table-cell office:value-type="float" office:value="26.864371076" calcext:value-type="float">
            <text:p>26.864371076</text:p>
          </table:table-cell>
          <table:table-cell office:value-type="float" office:value="26.838407135" calcext:value-type="float">
            <text:p>26.838407135</text:p>
          </table:table-cell>
          <table:table-cell office:value-type="float" office:value="-0.096722703" calcext:value-type="float">
            <text:p>-0.096722703</text:p>
          </table:table-cell>
          <table:table-cell office:value-type="float" office:value="-0.094962276" calcext:value-type="float">
            <text:p>-0.094962276</text:p>
          </table:table-cell>
          <table:table-cell office:value-type="float" office:value="-0.121676021" calcext:value-type="float">
            <text:p>-0.1216760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6.939367753" calcext:value-type="float">
            <text:p>26.939367753</text:p>
          </table:table-cell>
          <table:table-cell office:value-type="float" office:value="0.747575551" calcext:value-type="float">
            <text:p>0.747575551</text:p>
          </table:table-cell>
          <table:table-cell office:value-type="float" office:value="0.75799206" calcext:value-type="float">
            <text:p>0.75799206</text:p>
          </table:table-cell>
          <table:table-cell office:value-type="float" office:value="0.62312223" calcext:value-type="float">
            <text:p>0.62312223</text:p>
          </table:table-cell>
          <table:table-cell office:value-type="float" office:value="0.006107643" calcext:value-type="float">
            <text:p>0.006107643</text:p>
          </table:table-cell>
          <table:table-cell office:value-type="float" office:value="0.006192746" calcext:value-type="float">
            <text:p>0.006192746</text:p>
          </table:table-cell>
          <table:table-cell office:value-type="float" office:value="0.005090868" calcext:value-type="float">
            <text:p>0.005090868</text:p>
          </table:table-cell>
          <table:table-cell office:value-type="float" office:value="-0.00378819" calcext:value-type="float">
            <text:p>-0.00378819</text:p>
          </table:table-cell>
          <table:table-cell office:value-type="float" office:value="-0.003703088" calcext:value-type="float">
            <text:p>-0.003703088</text:p>
          </table:table-cell>
          <table:table-cell office:value-type="float" office:value="-0.004804965" calcext:value-type="float">
            <text:p>-0.004804965</text:p>
          </table:table-cell>
          <table:table-cell office:value-type="float" office:value="26.850559588" calcext:value-type="float">
            <text:p>26.850559588</text:p>
          </table:table-cell>
          <table:table-cell office:value-type="float" office:value="26.851509327" calcext:value-type="float">
            <text:p>26.851509327</text:p>
          </table:table-cell>
          <table:table-cell office:value-type="float" office:value="26.825203217" calcext:value-type="float">
            <text:p>26.825203217</text:p>
          </table:table-cell>
          <table:table-cell office:value-type="float" office:value="-0.096030311" calcext:value-type="float">
            <text:p>-0.096030311</text:p>
          </table:table-cell>
          <table:table-cell office:value-type="float" office:value="-0.093872856" calcext:value-type="float">
            <text:p>-0.093872856</text:p>
          </table:table-cell>
          <table:table-cell office:value-type="float" office:value="-0.121807375" calcext:value-type="float">
            <text:p>-0.1218073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6.956669693" calcext:value-type="float">
            <text:p>26.956669693</text:p>
          </table:table-cell>
          <table:table-cell office:value-type="float" office:value="0.744233039" calcext:value-type="float">
            <text:p>0.744233039</text:p>
          </table:table-cell>
          <table:table-cell office:value-type="float" office:value="0.752732611" calcext:value-type="float">
            <text:p>0.752732611</text:p>
          </table:table-cell>
          <table:table-cell office:value-type="float" office:value="0.623756733" calcext:value-type="float">
            <text:p>0.623756733</text:p>
          </table:table-cell>
          <table:table-cell office:value-type="float" office:value="0.006080335" calcext:value-type="float">
            <text:p>0.006080335</text:p>
          </table:table-cell>
          <table:table-cell office:value-type="float" office:value="0.006149776" calcext:value-type="float">
            <text:p>0.006149776</text:p>
          </table:table-cell>
          <table:table-cell office:value-type="float" office:value="0.005096052" calcext:value-type="float">
            <text:p>0.005096052</text:p>
          </table:table-cell>
          <table:table-cell office:value-type="float" office:value="-0.003815498" calcext:value-type="float">
            <text:p>-0.003815498</text:p>
          </table:table-cell>
          <table:table-cell office:value-type="float" office:value="-0.003746057" calcext:value-type="float">
            <text:p>-0.003746057</text:p>
          </table:table-cell>
          <table:table-cell office:value-type="float" office:value="-0.004799782" calcext:value-type="float">
            <text:p>-0.004799782</text:p>
          </table:table-cell>
          <table:table-cell office:value-type="float" office:value="26.862660014" calcext:value-type="float">
            <text:p>26.862660014</text:p>
          </table:table-cell>
          <table:table-cell office:value-type="float" office:value="26.864371076" calcext:value-type="float">
            <text:p>26.864371076</text:p>
          </table:table-cell>
          <table:table-cell office:value-type="float" office:value="26.838407135" calcext:value-type="float">
            <text:p>26.838407135</text:p>
          </table:table-cell>
          <table:table-cell office:value-type="float" office:value="-0.096722703" calcext:value-type="float">
            <text:p>-0.096722703</text:p>
          </table:table-cell>
          <table:table-cell office:value-type="float" office:value="-0.094962276" calcext:value-type="float">
            <text:p>-0.094962276</text:p>
          </table:table-cell>
          <table:table-cell office:value-type="float" office:value="-0.121676021" calcext:value-type="float">
            <text:p>-0.1216760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36647582" calcext:value-type="float">
            <text:p>0.036647582</text:p>
          </table:table-cell>
          <table:table-cell office:value-type="float" office:value="0.060111357" calcext:value-type="float">
            <text:p>0.060111357</text:p>
          </table:table-cell>
          <table:table-cell office:value-type="float" office:value="0.059050065" calcext:value-type="float">
            <text:p>0.059050065</text:p>
          </table:table-cell>
          <table:table-cell office:value-type="float" office:value="0.051433901" calcext:value-type="float">
            <text:p>0.051433901</text:p>
          </table:table-cell>
          <table:table-cell office:value-type="float" office:value="0.000491106" calcext:value-type="float">
            <text:p>0.000491106</text:p>
          </table:table-cell>
          <table:table-cell office:value-type="float" office:value="0.000482435" calcext:value-type="float">
            <text:p>0.000482435</text:p>
          </table:table-cell>
          <table:table-cell office:value-type="float" office:value="0.000420212" calcext:value-type="float">
            <text:p>0.000420212</text:p>
          </table:table-cell>
          <table:table-cell office:value-type="float" office:value="0.000491106" calcext:value-type="float">
            <text:p>0.000491106</text:p>
          </table:table-cell>
          <table:table-cell office:value-type="float" office:value="0.000482435" calcext:value-type="float">
            <text:p>0.000482435</text:p>
          </table:table-cell>
          <table:table-cell office:value-type="float" office:value="0.000420212" calcext:value-type="float">
            <text:p>0.000420212</text:p>
          </table:table-cell>
          <table:table-cell office:value-type="float" office:value="0.03879873" calcext:value-type="float">
            <text:p>0.03879873</text:p>
          </table:table-cell>
          <table:table-cell office:value-type="float" office:value="0.037399359" calcext:value-type="float">
            <text:p>0.037399359</text:p>
          </table:table-cell>
          <table:table-cell office:value-type="float" office:value="0.038241234" calcext:value-type="float">
            <text:p>0.038241234</text:p>
          </table:table-cell>
          <table:table-cell office:value-type="float" office:value="0.012450223" calcext:value-type="float">
            <text:p>0.012450223</text:p>
          </table:table-cell>
          <table:table-cell office:value-type="float" office:value="0.012230382" calcext:value-type="float">
            <text:p>0.012230382</text:p>
          </table:table-cell>
          <table:table-cell office:value-type="float" office:value="0.010653259" calcext:value-type="float">
            <text:p>0.0106532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48" meta:object-count="0"/>
    <meta:generator>LibreOffice/5.2.7.2$Linux_ARM_EABI LibreOffice_project/20m0$Build-2</meta:generator>
  </office:meta>
</office:document-meta>
</file>